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ui-monospace" svg:font-family="ui-monospace"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margin-top="0.2076in" fo:margin-bottom="0.2076in"/>
    </style:style>
    <style:style style:name="T2"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3" style:parent-style-name="Heading3" style:family="paragraph">
      <style:paragraph-properties fo:margin-top="0.1951in" fo:margin-bottom="0.1951in"/>
    </style:style>
    <style:style style:name="T4" style:parent-style-name="DefaultParagraphFont" style:family="text">
      <style:text-properties style:font-name="Aptos" style:font-name-asian="Aptos" style:font-name-complex="Aptos" fo:font-weight="bold" style:font-weight-asian="bold" style:font-weight-complex="bold" fo:color="#000000"/>
    </style:style>
    <style:style style:name="P5" style:parent-style-name="Normal" style:family="paragraph">
      <style:paragraph-properties fo:margin-top="0.1666in" fo:margin-bottom="0.1666in"/>
    </style:style>
    <style:style style:name="T6" style:parent-style-name="DefaultParagraphFont" style:family="text">
      <style:text-properties style:font-name="Aptos" style:font-name-asian="Aptos" style:font-name-complex="Aptos" fo:color="#000000"/>
    </style:style>
    <style:style style:name="T7" style:parent-style-name="DefaultParagraphFont" style:family="text">
      <style:text-properties style:font-name="Aptos" style:font-name-asian="Aptos" style:font-name-complex="Aptos" fo:font-style="italic" style:font-style-asian="italic" style:font-style-complex="italic" fo:color="#000000"/>
    </style:style>
    <style:style style:name="T8" style:parent-style-name="DefaultParagraphFont" style:family="text">
      <style:text-properties style:font-name="Aptos" style:font-name-asian="Aptos" style:font-name-complex="Aptos" fo:color="#000000"/>
    </style:style>
    <style:style style:name="T9" style:parent-style-name="DefaultParagraphFont" style:family="text">
      <style:text-properties style:font-name="Aptos" style:font-name-asian="Aptos" style:font-name-complex="Aptos" fo:font-style="italic" style:font-style-asian="italic" style:font-style-complex="italic" fo:color="#000000"/>
    </style:style>
    <style:style style:name="P10" style:parent-style-name="Normal" style:family="paragraph">
      <style:paragraph-properties fo:margin-top="0.1666in" fo:margin-bottom="0.1666in"/>
    </style:style>
    <style:style style:name="T11" style:parent-style-name="DefaultParagraphFont" style:family="text">
      <style:text-properties style:font-name="Aptos" style:font-name-asian="Aptos" style:font-name-complex="Aptos" fo:color="#000000"/>
    </style:style>
    <style:style style:name="P12" style:parent-style-name="Normal" style:family="paragraph">
      <style:paragraph-properties fo:margin-top="0.1666in" fo:margin-bottom="0.1666in"/>
    </style:style>
    <style:style style:name="T13" style:parent-style-name="DefaultParagraphFont" style:family="text">
      <style:text-properties style:font-name="Aptos" style:font-name-asian="Aptos" style:font-name-complex="Aptos" fo:color="#000000"/>
    </style:style>
    <style:style style:name="P14" style:parent-style-name="Heading3" style:family="paragraph">
      <style:paragraph-properties fo:margin-top="0.1951in" fo:margin-bottom="0.1951in"/>
    </style:style>
    <style:style style:name="T15" style:parent-style-name="DefaultParagraphFont" style:family="text">
      <style:text-properties style:font-name="Aptos" style:font-name-asian="Aptos" style:font-name-complex="Aptos" fo:font-weight="bold" style:font-weight-asian="bold" style:font-weight-complex="bold" fo:color="#000000"/>
    </style:style>
    <style:style style:name="P16" style:parent-style-name="Normal" style:family="paragraph">
      <style:paragraph-properties fo:margin-top="0.1666in" fo:margin-bottom="0.1666in"/>
    </style:style>
    <style:style style:name="T17" style:parent-style-name="DefaultParagraphFont" style:family="text">
      <style:text-properties style:font-name="Aptos" style:font-name-asian="Aptos" style:font-name-complex="Aptos" fo:color="#000000"/>
    </style:style>
    <style:style style:name="P18" style:parent-style-name="Normal" style:family="paragraph">
      <style:paragraph-properties fo:margin-top="0.1666in" fo:margin-bottom="0.1666in"/>
    </style:style>
    <style:style style:name="T19" style:parent-style-name="DefaultParagraphFont" style:family="text">
      <style:text-properties style:font-name="Aptos" style:font-name-asian="Aptos" style:font-name-complex="Aptos" fo:font-weight="bold" style:font-weight-asian="bold" style:font-weight-complex="bold" fo:color="#000000"/>
    </style:style>
    <style:style style:name="P20" style:parent-style-name="Normal" style:family="paragraph">
      <style:paragraph-properties fo:margin-top="0.1666in" fo:margin-bottom="0.1666in"/>
    </style:style>
    <style:style style:name="T21" style:parent-style-name="DefaultParagraphFont" style:family="text">
      <style:text-properties style:font-name="Aptos" style:font-name-asian="Aptos" style:font-name-complex="Aptos" fo:color="#000000"/>
    </style:style>
    <style:style style:name="P22" style:parent-style-name="Normal" style:family="paragraph">
      <style:paragraph-properties fo:margin-top="0.1666in" fo:margin-bottom="0.1666in"/>
    </style:style>
    <style:style style:name="T23" style:parent-style-name="DefaultParagraphFont" style:family="text">
      <style:text-properties style:font-name="Aptos" style:font-name-asian="Aptos" style:font-name-complex="Aptos" fo:color="#000000"/>
    </style:style>
    <style:style style:name="P24" style:parent-style-name="Normal" style:family="paragraph">
      <style:paragraph-properties fo:margin-top="0.1666in" fo:margin-bottom="0.1666in"/>
    </style:style>
    <style:style style:name="T25" style:parent-style-name="DefaultParagraphFont" style:family="text">
      <style:text-properties style:font-name="Aptos" style:font-name-asian="Aptos" style:font-name-complex="Aptos" fo:color="#000000"/>
    </style:style>
    <style:style style:name="P26" style:parent-style-name="Normal" style:family="paragraph">
      <style:paragraph-properties fo:margin-top="0.1666in" fo:margin-bottom="0.1666in"/>
    </style:style>
    <style:style style:name="T27" style:parent-style-name="DefaultParagraphFont" style:family="text">
      <style:text-properties style:font-name="Aptos" style:font-name-asian="Aptos" style:font-name-complex="Aptos" fo:font-weight="bold" style:font-weight-asian="bold" style:font-weight-complex="bold" fo:color="#000000"/>
    </style:style>
    <style:style style:name="P28" style:parent-style-name="Normal" style:family="paragraph">
      <style:paragraph-properties fo:margin-top="0.1666in" fo:margin-bottom="0.1666in"/>
    </style:style>
    <style:style style:name="T29" style:parent-style-name="DefaultParagraphFont" style:family="text">
      <style:text-properties style:font-name="Aptos" style:font-name-asian="Aptos" style:font-name-complex="Aptos" fo:color="#000000"/>
    </style:style>
    <style:style style:name="P30" style:parent-style-name="Normal" style:family="paragraph">
      <style:paragraph-properties fo:margin-top="0.1666in" fo:margin-bottom="0.1666in"/>
    </style:style>
    <style:style style:name="T31" style:parent-style-name="DefaultParagraphFont" style:family="text">
      <style:text-properties style:font-name="Aptos" style:font-name-asian="Aptos" style:font-name-complex="Aptos" fo:color="#000000"/>
    </style:style>
    <style:style style:name="P32" style:parent-style-name="Normal" style:family="paragraph">
      <style:paragraph-properties fo:margin-top="0.1666in" fo:margin-bottom="0.1666in"/>
    </style:style>
    <style:style style:name="T33" style:parent-style-name="DefaultParagraphFont" style:family="text">
      <style:text-properties style:font-name="Aptos" style:font-name-asian="Aptos" style:font-name-complex="Aptos" fo:color="#000000"/>
    </style:style>
    <style:style style:name="P34" style:parent-style-name="Normal" style:family="paragraph">
      <style:paragraph-properties fo:margin-top="0.1666in" fo:margin-bottom="0.1666in"/>
    </style:style>
    <style:style style:name="T35" style:parent-style-name="DefaultParagraphFont" style:family="text">
      <style:text-properties style:font-name="Aptos" style:font-name-asian="Aptos" style:font-name-complex="Aptos" fo:font-weight="bold" style:font-weight-asian="bold" style:font-weight-complex="bold" fo:color="#000000"/>
    </style:style>
    <style:style style:name="P36" style:parent-style-name="Normal" style:family="paragraph">
      <style:paragraph-properties fo:margin-top="0.1666in" fo:margin-bottom="0.1666in"/>
    </style:style>
    <style:style style:name="T37" style:parent-style-name="DefaultParagraphFont" style:family="text">
      <style:text-properties style:font-name="Aptos" style:font-name-asian="Aptos" style:font-name-complex="Aptos" fo:color="#000000"/>
    </style:style>
    <style:style style:name="P38" style:parent-style-name="Normal" style:family="paragraph">
      <style:paragraph-properties fo:margin-top="0.1666in" fo:margin-bottom="0.1666in"/>
    </style:style>
    <style:style style:name="T39" style:parent-style-name="DefaultParagraphFont" style:family="text">
      <style:text-properties style:font-name="Aptos" style:font-name-asian="Aptos" style:font-name-complex="Aptos" fo:color="#000000"/>
    </style:style>
    <style:style style:name="P40" style:parent-style-name="Normal" style:family="paragraph">
      <style:paragraph-properties fo:margin-top="0.1666in" fo:margin-bottom="0.1666in"/>
    </style:style>
    <style:style style:name="T41" style:parent-style-name="DefaultParagraphFont" style:family="text">
      <style:text-properties style:font-name="Aptos" style:font-name-asian="Aptos" style:font-name-complex="Aptos" fo:color="#000000"/>
    </style:style>
    <style:style style:name="P42" style:parent-style-name="Normal" style:family="paragraph">
      <style:paragraph-properties fo:margin-top="0.1666in" fo:margin-bottom="0.1666in"/>
    </style:style>
    <style:style style:name="T43" style:parent-style-name="DefaultParagraphFont" style:family="text">
      <style:text-properties style:font-name="Aptos" style:font-name-asian="Aptos" style:font-name-complex="Aptos" fo:font-weight="bold" style:font-weight-asian="bold" style:font-weight-complex="bold" fo:color="#000000"/>
    </style:style>
    <style:style style:name="P44" style:parent-style-name="Normal" style:family="paragraph">
      <style:paragraph-properties fo:margin-top="0.1666in" fo:margin-bottom="0.1666in"/>
    </style:style>
    <style:style style:name="T45" style:parent-style-name="DefaultParagraphFont" style:family="text">
      <style:text-properties style:font-name="Aptos" style:font-name-asian="Aptos" style:font-name-complex="Aptos" fo:color="#000000"/>
    </style:style>
    <style:style style:name="P46" style:parent-style-name="Normal" style:family="paragraph">
      <style:paragraph-properties fo:margin-top="0.1666in" fo:margin-bottom="0.1666in"/>
    </style:style>
    <style:style style:name="T47" style:parent-style-name="DefaultParagraphFont" style:family="text">
      <style:text-properties style:font-name="Aptos" style:font-name-asian="Aptos" style:font-name-complex="Aptos" fo:color="#000000"/>
    </style:style>
    <style:style style:name="P48" style:parent-style-name="Normal" style:family="paragraph">
      <style:paragraph-properties fo:margin-top="0.1666in" fo:margin-bottom="0.1666in"/>
    </style:style>
    <style:style style:name="T49" style:parent-style-name="DefaultParagraphFont" style:family="text">
      <style:text-properties style:font-name="Aptos" style:font-name-asian="Aptos" style:font-name-complex="Aptos" fo:color="#000000"/>
    </style:style>
    <style:style style:name="P50" style:parent-style-name="Normal" style:family="paragraph">
      <style:paragraph-properties fo:margin-top="0.1666in" fo:margin-bottom="0.1666in"/>
    </style:style>
    <style:style style:name="T51" style:parent-style-name="DefaultParagraphFont" style:family="text">
      <style:text-properties style:font-name="Aptos" style:font-name-asian="Aptos" style:font-name-complex="Aptos" fo:font-weight="bold" style:font-weight-asian="bold" style:font-weight-complex="bold" fo:color="#000000"/>
    </style:style>
    <style:style style:name="P52" style:parent-style-name="Normal" style:family="paragraph">
      <style:paragraph-properties fo:margin-top="0.1666in" fo:margin-bottom="0.1666in"/>
    </style:style>
    <style:style style:name="T53" style:parent-style-name="DefaultParagraphFont" style:family="text">
      <style:text-properties style:font-name="Aptos" style:font-name-asian="Aptos" style:font-name-complex="Aptos" fo:color="#000000"/>
    </style:style>
    <style:style style:name="P54" style:parent-style-name="Normal" style:family="paragraph">
      <style:paragraph-properties fo:margin-top="0.1666in" fo:margin-bottom="0.1666in"/>
    </style:style>
    <style:style style:name="T55" style:parent-style-name="DefaultParagraphFont" style:family="text">
      <style:text-properties style:font-name="Aptos" style:font-name-asian="Aptos" style:font-name-complex="Aptos" fo:color="#000000"/>
    </style:style>
    <style:style style:name="P56" style:parent-style-name="Normal" style:family="paragraph">
      <style:paragraph-properties fo:margin-top="0.1666in" fo:margin-bottom="0.1666in"/>
    </style:style>
    <style:style style:name="T57" style:parent-style-name="DefaultParagraphFont" style:family="text">
      <style:text-properties style:font-name="Aptos" style:font-name-asian="Aptos" style:font-name-complex="Aptos" fo:color="#000000"/>
    </style:style>
    <style:style style:name="P58" style:parent-style-name="Heading3" style:family="paragraph">
      <style:paragraph-properties fo:margin-top="0.1951in" fo:margin-bottom="0.1951in"/>
    </style:style>
    <style:style style:name="T59" style:parent-style-name="DefaultParagraphFont" style:family="text">
      <style:text-properties style:font-name="Aptos" style:font-name-asian="Aptos" style:font-name-complex="Aptos" fo:font-weight="bold" style:font-weight-asian="bold" style:font-weight-complex="bold" fo:color="#000000"/>
    </style:style>
    <style:style style:name="P60" style:parent-style-name="Normal" style:family="paragraph">
      <style:paragraph-properties fo:margin-top="0.1666in" fo:margin-bottom="0.1666in"/>
    </style:style>
    <style:style style:name="T61" style:parent-style-name="DefaultParagraphFont" style:family="text">
      <style:text-properties style:font-name="Aptos" style:font-name-asian="Aptos" style:font-name-complex="Aptos" fo:color="#000000"/>
    </style:style>
    <style:style style:name="P62" style:parent-style-name="Normal" style:family="paragraph">
      <style:paragraph-properties fo:margin-bottom="0in"/>
    </style:style>
    <style:style style:name="T63" style:parent-style-name="DefaultParagraphFont" style:family="text">
      <style:text-properties style:font-name="Aptos" style:font-name-asian="Aptos" style:font-name-complex="Aptos" fo:color="#14181F"/>
    </style:style>
    <style:style style:name="T64" style:parent-style-name="DefaultParagraphFont" style:family="text">
      <style:text-properties style:font-name="Aptos" style:font-name-asian="Aptos" style:font-name-complex="Aptos" fo:color="#14181F"/>
    </style:style>
    <style:style style:name="T65" style:parent-style-name="DefaultParagraphFont" style:family="text">
      <style:text-properties style:font-name="Aptos" style:font-name-asian="Aptos" style:font-name-complex="Aptos" fo:color="#14181F"/>
    </style:style>
    <style:style style:name="T66" style:parent-style-name="DefaultParagraphFont" style:family="text">
      <style:text-properties style:font-name="Aptos" style:font-name-asian="Aptos" style:font-name-complex="Aptos" fo:color="#14181F"/>
    </style:style>
    <style:style style:name="T67" style:parent-style-name="DefaultParagraphFont" style:family="text">
      <style:text-properties style:font-name="Aptos" style:font-name-asian="Aptos" style:font-name-complex="Aptos" fo:color="#14181F"/>
    </style:style>
    <style:style style:name="T68" style:parent-style-name="DefaultParagraphFont" style:family="text">
      <style:text-properties style:font-name="Aptos" style:font-name-asian="Aptos" style:font-name-complex="Aptos" fo:color="#14181F"/>
    </style:style>
    <style:style style:name="T69" style:parent-style-name="DefaultParagraphFont" style:family="text">
      <style:text-properties style:font-name="Aptos" style:font-name-asian="Aptos" style:font-name-complex="Aptos" fo:color="#14181F"/>
    </style:style>
    <style:style style:name="T70" style:parent-style-name="DefaultParagraphFont" style:family="text">
      <style:text-properties style:font-name="Aptos" style:font-name-asian="Aptos" style:font-name-complex="Aptos" fo:color="#14181F"/>
    </style:style>
    <style:style style:name="T71" style:parent-style-name="DefaultParagraphFont" style:family="text">
      <style:text-properties style:font-name="Aptos" style:font-name-asian="Aptos" style:font-name-complex="Aptos" fo:color="#14181F"/>
    </style:style>
    <style:style style:name="T72" style:parent-style-name="DefaultParagraphFont" style:family="text">
      <style:text-properties style:font-name="Aptos" style:font-name-asian="Aptos" style:font-name-complex="Aptos" fo:color="#14181F"/>
    </style:style>
    <style:style style:name="T73" style:parent-style-name="DefaultParagraphFont" style:family="text">
      <style:text-properties style:font-name="Aptos" style:font-name-asian="Aptos" style:font-name-complex="Aptos" fo:color="#14181F"/>
    </style:style>
    <style:style style:name="T74" style:parent-style-name="DefaultParagraphFont" style:family="text">
      <style:text-properties style:font-name="Aptos" style:font-name-asian="Aptos" style:font-name-complex="Aptos" fo:color="#14181F"/>
    </style:style>
    <style:style style:name="T75" style:parent-style-name="DefaultParagraphFont" style:family="text">
      <style:text-properties style:font-name="Aptos" style:font-name-asian="Aptos" style:font-name-complex="Aptos" fo:color="#14181F"/>
    </style:style>
    <style:style style:name="T76" style:parent-style-name="DefaultParagraphFont" style:family="text">
      <style:text-properties style:font-name="Aptos" style:font-name-asian="Aptos" style:font-name-complex="Aptos" fo:color="#14181F"/>
    </style:style>
    <style:style style:name="T77" style:parent-style-name="DefaultParagraphFont" style:family="text">
      <style:text-properties style:font-name="Aptos" style:font-name-asian="Aptos" style:font-name-complex="Aptos" fo:color="#14181F"/>
    </style:style>
    <style:style style:name="T78" style:parent-style-name="DefaultParagraphFont" style:family="text">
      <style:text-properties style:font-name="Aptos" style:font-name-asian="Aptos" style:font-name-complex="Aptos" fo:color="#14181F"/>
    </style:style>
    <style:style style:name="T79" style:parent-style-name="DefaultParagraphFont" style:family="text">
      <style:text-properties style:font-name="Aptos" style:font-name-asian="Aptos" style:font-name-complex="Aptos" fo:color="#14181F"/>
    </style:style>
    <style:style style:name="T80" style:parent-style-name="DefaultParagraphFont" style:family="text">
      <style:text-properties style:font-name="Aptos" style:font-name-asian="Aptos" style:font-name-complex="Aptos" fo:color="#14181F"/>
    </style:style>
    <style:style style:name="T81" style:parent-style-name="DefaultParagraphFont" style:family="text">
      <style:text-properties style:font-name="Aptos" style:font-name-asian="Aptos" style:font-name-complex="Aptos" fo:color="#14181F"/>
    </style:style>
    <style:style style:name="T82" style:parent-style-name="DefaultParagraphFont" style:family="text">
      <style:text-properties style:font-name="Aptos" style:font-name-asian="Aptos" style:font-name-complex="Aptos" fo:color="#14181F"/>
    </style:style>
    <style:style style:name="T83" style:parent-style-name="DefaultParagraphFont" style:family="text">
      <style:text-properties style:font-name="Aptos" style:font-name-asian="Aptos" style:font-name-complex="Aptos" fo:color="#14181F"/>
    </style:style>
    <style:style style:name="T84" style:parent-style-name="DefaultParagraphFont" style:family="text">
      <style:text-properties style:font-name="Aptos" style:font-name-asian="Aptos" style:font-name-complex="Aptos" fo:color="#14181F"/>
    </style:style>
    <style:style style:name="T85" style:parent-style-name="DefaultParagraphFont" style:family="text">
      <style:text-properties style:font-name="Aptos" style:font-name-asian="Aptos" style:font-name-complex="Aptos" fo:color="#14181F"/>
    </style:style>
    <style:style style:name="T86" style:parent-style-name="DefaultParagraphFont" style:family="text">
      <style:text-properties style:font-name="Aptos" style:font-name-asian="Aptos" style:font-name-complex="Aptos" fo:color="#14181F"/>
    </style:style>
    <style:style style:name="T87" style:parent-style-name="DefaultParagraphFont" style:family="text">
      <style:text-properties style:font-name="Aptos" style:font-name-asian="Aptos" style:font-name-complex="Aptos" fo:color="#14181F"/>
    </style:style>
    <style:style style:name="T88" style:parent-style-name="DefaultParagraphFont" style:family="text">
      <style:text-properties style:font-name="Aptos" style:font-name-asian="Aptos" style:font-name-complex="Aptos" fo:color="#14181F"/>
    </style:style>
    <style:style style:name="T89" style:parent-style-name="DefaultParagraphFont" style:family="text">
      <style:text-properties style:font-name="Aptos" style:font-name-asian="Aptos" style:font-name-complex="Aptos" fo:color="#14181F"/>
    </style:style>
    <style:style style:name="T90" style:parent-style-name="DefaultParagraphFont" style:family="text">
      <style:text-properties style:font-name="Aptos" style:font-name-asian="Aptos" style:font-name-complex="Aptos" fo:color="#14181F"/>
    </style:style>
    <style:style style:name="T91" style:parent-style-name="DefaultParagraphFont" style:family="text">
      <style:text-properties style:font-name="Aptos" style:font-name-asian="Aptos" style:font-name-complex="Aptos" fo:color="#14181F"/>
    </style:style>
    <style:style style:name="T92" style:parent-style-name="DefaultParagraphFont" style:family="text">
      <style:text-properties style:font-name="Aptos" style:font-name-asian="Aptos" style:font-name-complex="Aptos" fo:color="#14181F"/>
    </style:style>
    <style:style style:name="T93" style:parent-style-name="DefaultParagraphFont" style:family="text">
      <style:text-properties style:font-name="Aptos" style:font-name-asian="Aptos" style:font-name-complex="Aptos" fo:color="#14181F"/>
    </style:style>
    <style:style style:name="T94" style:parent-style-name="DefaultParagraphFont" style:family="text">
      <style:text-properties style:font-name="Aptos" style:font-name-asian="Aptos" style:font-name-complex="Aptos" fo:color="#14181F"/>
    </style:style>
    <style:style style:name="T95" style:parent-style-name="DefaultParagraphFont" style:family="text">
      <style:text-properties style:font-name="Aptos" style:font-name-asian="Aptos" style:font-name-complex="Aptos" fo:color="#14181F"/>
    </style:style>
    <style:style style:name="T96" style:parent-style-name="DefaultParagraphFont" style:family="text">
      <style:text-properties style:font-name="Aptos" style:font-name-asian="Aptos" style:font-name-complex="Aptos" fo:color="#14181F"/>
    </style:style>
    <style:style style:name="T97" style:parent-style-name="DefaultParagraphFont" style:family="text">
      <style:text-properties style:font-name="Aptos" style:font-name-asian="Aptos" style:font-name-complex="Aptos" fo:color="#14181F"/>
    </style:style>
    <style:style style:name="T98" style:parent-style-name="DefaultParagraphFont" style:family="text">
      <style:text-properties style:font-name="Aptos" style:font-name-asian="Aptos" style:font-name-complex="Aptos" fo:color="#14181F"/>
    </style:style>
    <style:style style:name="T99" style:parent-style-name="DefaultParagraphFont" style:family="text">
      <style:text-properties style:font-name="Aptos" style:font-name-asian="Aptos" style:font-name-complex="Aptos" fo:color="#14181F"/>
    </style:style>
    <style:style style:name="T100" style:parent-style-name="DefaultParagraphFont" style:family="text">
      <style:text-properties style:font-name="Aptos" style:font-name-asian="Aptos" style:font-name-complex="Aptos" fo:color="#14181F"/>
    </style:style>
    <style:style style:name="T101" style:parent-style-name="DefaultParagraphFont" style:family="text">
      <style:text-properties style:font-name="Aptos" style:font-name-asian="Aptos" style:font-name-complex="Aptos" fo:color="#14181F"/>
    </style:style>
    <style:style style:name="T102" style:parent-style-name="DefaultParagraphFont" style:family="text">
      <style:text-properties style:font-name="Aptos" style:font-name-asian="Aptos" style:font-name-complex="Aptos" fo:color="#14181F"/>
    </style:style>
    <style:style style:name="T103" style:parent-style-name="DefaultParagraphFont" style:family="text">
      <style:text-properties style:font-name="Aptos" style:font-name-asian="Aptos" style:font-name-complex="Aptos" fo:color="#14181F"/>
    </style:style>
    <style:style style:name="P104" style:parent-style-name="Heading3" style:family="paragraph">
      <style:paragraph-properties fo:margin-top="0.1951in" fo:margin-bottom="0.1951in"/>
    </style:style>
    <style:style style:name="T105" style:parent-style-name="DefaultParagraphFont" style:family="text">
      <style:text-properties style:font-name="Aptos" style:font-name-asian="Aptos" style:font-name-complex="Aptos" fo:font-weight="bold" style:font-weight-asian="bold" style:font-weight-complex="bold" fo:color="#000000"/>
    </style:style>
    <style:style style:name="P106" style:parent-style-name="Normal" style:family="paragraph">
      <style:paragraph-properties fo:margin-top="0.1666in" fo:margin-bottom="0.1666in"/>
    </style:style>
    <style:style style:name="T107" style:parent-style-name="DefaultParagraphFont" style:family="text">
      <style:text-properties style:font-name="Aptos" style:font-name-asian="Aptos" style:font-name-complex="Aptos" fo:color="#000000"/>
    </style:style>
    <style:style style:name="P108" style:parent-style-name="Normal" style:family="paragraph">
      <style:paragraph-properties fo:margin-top="0.1666in" fo:margin-bottom="0.1666in"/>
    </style:style>
    <style:style style:name="T109" style:parent-style-name="DefaultParagraphFont" style:family="text">
      <style:text-properties style:font-name="Aptos" style:font-name-asian="Aptos" style:font-name-complex="Aptos" fo:font-weight="bold" style:font-weight-asian="bold" style:font-weight-complex="bold" fo:color="#000000"/>
    </style:style>
    <style:style style:name="T110" style:parent-style-name="DefaultParagraphFont" style:family="text">
      <style:text-properties style:font-name="Aptos" style:font-name-asian="Aptos" style:font-name-complex="Aptos" fo:color="#000000"/>
    </style:style>
    <style:style style:name="P111" style:parent-style-name="Normal" style:family="paragraph">
      <style:paragraph-properties fo:margin-top="0.1666in" fo:margin-bottom="0.1666in"/>
    </style:style>
    <style:style style:name="T112" style:parent-style-name="DefaultParagraphFont" style:family="text">
      <style:text-properties style:font-name="Aptos" style:font-name-asian="Aptos" style:font-name-complex="Aptos" fo:font-weight="bold" style:font-weight-asian="bold" style:font-weight-complex="bold" fo:color="#000000"/>
    </style:style>
    <style:style style:name="T113" style:parent-style-name="DefaultParagraphFont" style:family="text">
      <style:text-properties style:font-name="Aptos" style:font-name-asian="Aptos" style:font-name-complex="Aptos" fo:color="#000000"/>
    </style:style>
    <style:style style:name="P114" style:parent-style-name="Normal" style:family="paragraph">
      <style:paragraph-properties fo:margin-top="0.1666in" fo:margin-bottom="0.1666in"/>
    </style:style>
    <style:style style:name="T115" style:parent-style-name="DefaultParagraphFont" style:family="text">
      <style:text-properties style:font-name="Aptos" style:font-name-asian="Aptos" style:font-name-complex="Aptos" fo:font-weight="bold" style:font-weight-asian="bold" style:font-weight-complex="bold" fo:color="#000000"/>
    </style:style>
    <style:style style:name="T116" style:parent-style-name="DefaultParagraphFont" style:family="text">
      <style:text-properties style:font-name="Aptos" style:font-name-asian="Aptos" style:font-name-complex="Aptos" fo:color="#000000"/>
    </style:style>
    <style:style style:name="P117" style:parent-style-name="Normal" style:family="paragraph">
      <style:paragraph-properties fo:margin-top="0.1666in" fo:margin-bottom="0.1666in"/>
    </style:style>
    <style:style style:name="T118" style:parent-style-name="DefaultParagraphFont" style:family="text">
      <style:text-properties style:font-name="Aptos" style:font-name-asian="Aptos" style:font-name-complex="Aptos" fo:font-weight="bold" style:font-weight-asian="bold" style:font-weight-complex="bold" fo:color="#000000"/>
    </style:style>
    <style:style style:name="T119" style:parent-style-name="DefaultParagraphFont" style:family="text">
      <style:text-properties style:font-name="Aptos" style:font-name-asian="Aptos" style:font-name-complex="Aptos" fo:color="#000000"/>
    </style:style>
    <style:style style:name="P120" style:parent-style-name="Normal" style:family="paragraph">
      <style:paragraph-properties fo:margin-top="0.1666in" fo:margin-bottom="0.1666in"/>
    </style:style>
    <style:style style:name="T121" style:parent-style-name="DefaultParagraphFont" style:family="text">
      <style:text-properties style:font-name="Aptos" style:font-name-asian="Aptos" style:font-name-complex="Aptos" fo:font-weight="bold" style:font-weight-asian="bold" style:font-weight-complex="bold" fo:color="#000000"/>
    </style:style>
    <style:style style:name="T122" style:parent-style-name="DefaultParagraphFont" style:family="text">
      <style:text-properties style:font-name="Aptos" style:font-name-asian="Aptos" style:font-name-complex="Aptos" fo:color="#000000"/>
    </style:style>
    <style:style style:name="P123" style:parent-style-name="Heading3" style:family="paragraph">
      <style:paragraph-properties fo:margin-top="0.1951in" fo:margin-bottom="0.1951in"/>
    </style:style>
    <style:style style:name="T124" style:parent-style-name="DefaultParagraphFont" style:family="text">
      <style:text-properties style:font-name="Aptos" style:font-name-asian="Aptos" style:font-name-complex="Aptos" fo:font-weight="bold" style:font-weight-asian="bold" style:font-weight-complex="bold" fo:color="#000000"/>
    </style:style>
    <style:style style:name="P125" style:parent-style-name="Normal" style:family="paragraph">
      <style:paragraph-properties fo:margin-top="0.1666in" fo:margin-bottom="0.1666in"/>
    </style:style>
    <style:style style:name="T126" style:parent-style-name="DefaultParagraphFont" style:family="text">
      <style:text-properties style:font-name="Aptos" style:font-name-asian="Aptos" style:font-name-complex="Aptos" fo:color="#000000"/>
    </style:style>
    <style:style style:name="P127" style:parent-style-name="Normal" style:family="paragraph">
      <style:paragraph-properties fo:margin-top="0.1666in" fo:margin-bottom="0.1666in"/>
    </style:style>
    <style:style style:name="T128" style:parent-style-name="DefaultParagraphFont" style:family="text">
      <style:text-properties style:font-name="Aptos" style:font-name-asian="Aptos" style:font-name-complex="Aptos" fo:color="#000000"/>
    </style:style>
    <style:style style:name="T129" style:parent-style-name="DefaultParagraphFont" style:family="text">
      <style:text-properties style:font-name="Aptos" style:font-name-asian="Aptos" style:font-name-complex="Aptos" fo:font-weight="bold" style:font-weight-asian="bold" style:font-weight-complex="bold" fo:color="#000000"/>
    </style:style>
    <style:style style:name="T130" style:parent-style-name="DefaultParagraphFont" style:family="text">
      <style:text-properties style:font-name="Aptos" style:font-name-asian="Aptos" style:font-name-complex="Aptos" fo:color="#000000"/>
    </style:style>
    <style:style style:name="P131" style:parent-style-name="Normal" style:family="paragraph">
      <style:paragraph-properties fo:margin-top="0.1666in" fo:margin-bottom="0.1666in"/>
    </style:style>
    <style:style style:name="T132" style:parent-style-name="DefaultParagraphFont" style:family="text">
      <style:text-properties style:font-name="Aptos" style:font-name-asian="Aptos" style:font-name-complex="Aptos" fo:color="#000000"/>
    </style:style>
    <style:style style:name="T133" style:parent-style-name="DefaultParagraphFont" style:family="text">
      <style:text-properties style:font-name="Aptos" style:font-name-asian="Aptos" style:font-name-complex="Aptos" fo:font-weight="bold" style:font-weight-asian="bold" style:font-weight-complex="bold" fo:color="#000000"/>
    </style:style>
    <style:style style:name="T134" style:parent-style-name="DefaultParagraphFont" style:family="text">
      <style:text-properties style:font-name="Aptos" style:font-name-asian="Aptos" style:font-name-complex="Aptos" fo:color="#000000"/>
    </style:style>
    <style:style style:name="P135" style:parent-style-name="Normal" style:family="paragraph">
      <style:paragraph-properties fo:margin-top="0.1666in" fo:margin-bottom="0.1666in"/>
    </style:style>
    <style:style style:name="T136" style:parent-style-name="DefaultParagraphFont" style:family="text">
      <style:text-properties style:font-name="Aptos" style:font-name-asian="Aptos" style:font-name-complex="Aptos" fo:color="#000000"/>
    </style:style>
    <style:style style:name="T137" style:parent-style-name="DefaultParagraphFont" style:family="text">
      <style:text-properties style:font-name="Aptos" style:font-name-asian="Aptos" style:font-name-complex="Aptos" fo:font-weight="bold" style:font-weight-asian="bold" style:font-weight-complex="bold" fo:color="#000000"/>
    </style:style>
    <style:style style:name="T138" style:parent-style-name="DefaultParagraphFont" style:family="text">
      <style:text-properties style:font-name="Aptos" style:font-name-asian="Aptos" style:font-name-complex="Aptos" fo:color="#000000"/>
    </style:style>
    <style:style style:name="P139" style:parent-style-name="Heading3" style:family="paragraph">
      <style:paragraph-properties fo:margin-top="0.1951in" fo:margin-bottom="0.1951in"/>
    </style:style>
    <style:style style:name="T140" style:parent-style-name="DefaultParagraphFont" style:family="text">
      <style:text-properties style:font-name="Aptos" style:font-name-asian="Aptos" style:font-name-complex="Aptos" fo:font-weight="bold" style:font-weight-asian="bold" style:font-weight-complex="bold" fo:color="#000000"/>
    </style:style>
    <style:style style:name="P141" style:parent-style-name="Normal" style:family="paragraph">
      <style:paragraph-properties fo:margin-top="0.1666in" fo:margin-bottom="0.1666in"/>
    </style:style>
    <style:style style:name="T142" style:parent-style-name="DefaultParagraphFont" style:family="text">
      <style:text-properties style:font-name="Aptos" style:font-name-asian="Aptos" style:font-name-complex="Aptos" fo:color="#000000"/>
    </style:style>
    <style:style style:name="P143" style:parent-style-name="Normal" style:family="paragraph">
      <style:paragraph-properties fo:margin-top="0.1666in" fo:margin-bottom="0.1666in"/>
    </style:style>
    <style:style style:name="T144" style:parent-style-name="DefaultParagraphFont" style:family="text">
      <style:text-properties style:font-name="Aptos" style:font-name-asian="Aptos" style:font-name-complex="Aptos" fo:font-weight="bold" style:font-weight-asian="bold" style:font-weight-complex="bold" fo:color="#000000"/>
    </style:style>
    <style:style style:name="T145" style:parent-style-name="DefaultParagraphFont" style:family="text">
      <style:text-properties style:font-name="Aptos" style:font-name-asian="Aptos" style:font-name-complex="Aptos" fo:color="#000000"/>
    </style:style>
    <style:style style:name="P146" style:parent-style-name="Normal" style:family="paragraph">
      <style:paragraph-properties fo:margin-top="0.1666in" fo:margin-bottom="0.1666in"/>
    </style:style>
    <style:style style:name="T147" style:parent-style-name="DefaultParagraphFont" style:family="text">
      <style:text-properties style:font-name="Aptos" style:font-name-asian="Aptos" style:font-name-complex="Aptos" fo:font-weight="bold" style:font-weight-asian="bold" style:font-weight-complex="bold" fo:color="#000000"/>
    </style:style>
    <style:style style:name="T148" style:parent-style-name="DefaultParagraphFont" style:family="text">
      <style:text-properties style:font-name="Aptos" style:font-name-asian="Aptos" style:font-name-complex="Aptos" fo:color="#000000"/>
    </style:style>
    <style:style style:name="P149" style:parent-style-name="Normal" style:family="paragraph">
      <style:paragraph-properties fo:margin-top="0.1666in" fo:margin-bottom="0.1666in"/>
    </style:style>
    <style:style style:name="T150" style:parent-style-name="DefaultParagraphFont" style:family="text">
      <style:text-properties style:font-name="Aptos" style:font-name-asian="Aptos" style:font-name-complex="Aptos" fo:font-weight="bold" style:font-weight-asian="bold" style:font-weight-complex="bold" fo:color="#000000"/>
    </style:style>
    <style:style style:name="T151" style:parent-style-name="DefaultParagraphFont" style:family="text">
      <style:text-properties style:font-name="Aptos" style:font-name-asian="Aptos" style:font-name-complex="Aptos" fo:color="#000000"/>
    </style:style>
    <style:style style:name="P152" style:parent-style-name="Normal" style:family="paragraph">
      <style:paragraph-properties fo:margin-top="0.1666in" fo:margin-bottom="0.1666in"/>
    </style:style>
    <style:style style:name="T153" style:parent-style-name="DefaultParagraphFont" style:family="text">
      <style:text-properties style:font-name="Aptos" style:font-name-asian="Aptos" style:font-name-complex="Aptos" fo:font-weight="bold" style:font-weight-asian="bold" style:font-weight-complex="bold" fo:color="#000000"/>
    </style:style>
    <style:style style:name="T154" style:parent-style-name="DefaultParagraphFont" style:family="text">
      <style:text-properties style:font-name="Aptos" style:font-name-asian="Aptos" style:font-name-complex="Aptos" fo:color="#000000"/>
    </style:style>
    <style:style style:name="P155" style:parent-style-name="Normal" style:family="paragraph">
      <style:paragraph-properties fo:margin-top="0.1666in" fo:margin-bottom="0.1666in"/>
    </style:style>
    <style:style style:name="T156" style:parent-style-name="DefaultParagraphFont" style:family="text">
      <style:text-properties style:font-name="Aptos" style:font-name-asian="Aptos" style:font-name-complex="Aptos" fo:font-weight="bold" style:font-weight-asian="bold" style:font-weight-complex="bold" fo:color="#000000"/>
    </style:style>
    <style:style style:name="T157" style:parent-style-name="DefaultParagraphFont" style:family="text">
      <style:text-properties style:font-name="Aptos" style:font-name-asian="Aptos" style:font-name-complex="Aptos" fo:color="#000000"/>
    </style:style>
    <style:style style:name="P158" style:parent-style-name="Heading2" style:family="paragraph">
      <style:paragraph-properties fo:margin-top="0.2076in" fo:margin-bottom="0.2076in"/>
    </style:style>
    <style:style style:name="T159"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160" style:parent-style-name="Heading3" style:family="paragraph">
      <style:paragraph-properties fo:margin-top="0.1951in" fo:margin-bottom="0.1951in"/>
    </style:style>
    <style:style style:name="T161" style:parent-style-name="DefaultParagraphFont" style:family="text">
      <style:text-properties style:font-name="Aptos" style:font-name-asian="Aptos" style:font-name-complex="Aptos" fo:font-weight="bold" style:font-weight-asian="bold" style:font-weight-complex="bold" fo:color="#000000"/>
    </style:style>
    <style:style style:name="P162" style:parent-style-name="Normal" style:family="paragraph">
      <style:paragraph-properties fo:margin-top="0.1666in" fo:margin-bottom="0.1666in"/>
    </style:style>
    <style:style style:name="T163" style:parent-style-name="DefaultParagraphFont" style:family="text">
      <style:text-properties style:font-name="Aptos" style:font-name-asian="Aptos" style:font-name-complex="Aptos" fo:color="#000000"/>
    </style:style>
    <style:style style:name="P164" style:parent-style-name="Normal" style:family="paragraph">
      <style:paragraph-properties fo:margin-top="0.1666in" fo:margin-bottom="0.1666in"/>
    </style:style>
    <style:style style:name="T165" style:parent-style-name="DefaultParagraphFont" style:family="text">
      <style:text-properties style:font-name="Aptos" style:font-name-asian="Aptos" style:font-name-complex="Aptos" fo:color="#000000"/>
    </style:style>
    <style:style style:name="P166" style:parent-style-name="Normal" style:family="paragraph">
      <style:paragraph-properties fo:margin-top="0.1666in" fo:margin-bottom="0.1666in"/>
    </style:style>
    <style:style style:name="T167" style:parent-style-name="DefaultParagraphFont" style:family="text">
      <style:text-properties style:font-name="Aptos" style:font-name-asian="Aptos" style:font-name-complex="Aptos" fo:color="#000000"/>
    </style:style>
    <style:style style:name="T168" style:parent-style-name="DefaultParagraphFont" style:family="text">
      <style:text-properties style:font-name="Aptos" style:font-name-asian="Aptos" style:font-name-complex="Aptos" fo:font-weight="bold" style:font-weight-asian="bold" style:font-weight-complex="bold" fo:color="#000000"/>
    </style:style>
    <style:style style:name="P169" style:parent-style-name="Normal" style:family="paragraph">
      <style:paragraph-properties fo:margin-top="0.1666in" fo:margin-bottom="0.1666in"/>
    </style:style>
    <style:style style:name="T170" style:parent-style-name="DefaultParagraphFont" style:family="text">
      <style:text-properties style:font-name="Aptos" style:font-name-asian="Aptos" style:font-name-complex="Aptos" fo:color="#000000"/>
    </style:style>
    <style:style style:name="P171" style:parent-style-name="Heading3" style:family="paragraph">
      <style:paragraph-properties fo:margin-top="0.1951in" fo:margin-bottom="0.1951in"/>
    </style:style>
    <style:style style:name="T172" style:parent-style-name="DefaultParagraphFont" style:family="text">
      <style:text-properties style:font-name="Aptos" style:font-name-asian="Aptos" style:font-name-complex="Aptos" fo:font-weight="bold" style:font-weight-asian="bold" style:font-weight-complex="bold" fo:color="#000000"/>
    </style:style>
    <style:style style:name="P173" style:parent-style-name="Normal" style:family="paragraph">
      <style:paragraph-properties fo:margin-top="0.1666in" fo:margin-bottom="0.1666in"/>
    </style:style>
    <style:style style:name="T174" style:parent-style-name="DefaultParagraphFont" style:family="text">
      <style:text-properties style:font-name="Aptos" style:font-name-asian="Aptos" style:font-name-complex="Aptos" fo:color="#000000"/>
    </style:style>
    <style:style style:name="P175" style:parent-style-name="Heading3" style:family="paragraph">
      <style:paragraph-properties fo:margin-top="0.1951in" fo:margin-bottom="0.1951in"/>
    </style:style>
    <style:style style:name="T176" style:parent-style-name="DefaultParagraphFont" style:family="text">
      <style:text-properties style:font-name="Aptos" style:font-name-asian="Aptos" style:font-name-complex="Aptos" fo:font-weight="bold" style:font-weight-asian="bold" style:font-weight-complex="bold" fo:color="#000000"/>
    </style:style>
    <style:style style:name="P177" style:parent-style-name="Normal" style:family="paragraph">
      <style:paragraph-properties fo:margin-top="0.1666in" fo:margin-bottom="0.1666in"/>
    </style:style>
    <style:style style:name="T178" style:parent-style-name="DefaultParagraphFont" style:family="text">
      <style:text-properties style:font-name="Aptos" style:font-name-asian="Aptos" style:font-name-complex="Aptos" fo:font-weight="bold" style:font-weight-asian="bold" style:font-weight-complex="bold" fo:color="#000000"/>
    </style:style>
    <style:style style:name="P179" style:parent-style-name="Normal" style:family="paragraph">
      <style:paragraph-properties fo:margin-top="0.1666in" fo:margin-bottom="0.1666in"/>
    </style:style>
    <style:style style:name="T180" style:parent-style-name="DefaultParagraphFont" style:family="text">
      <style:text-properties style:font-name="Aptos" style:font-name-asian="Aptos" style:font-name-complex="Aptos" fo:color="#000000"/>
    </style:style>
    <style:style style:name="P181" style:parent-style-name="Normal" style:family="paragraph">
      <style:paragraph-properties fo:margin-top="0.1666in" fo:margin-bottom="0.1666in"/>
    </style:style>
    <style:style style:name="T182" style:parent-style-name="DefaultParagraphFont" style:family="text">
      <style:text-properties style:font-name="Aptos" style:font-name-asian="Aptos" style:font-name-complex="Aptos" fo:color="#000000"/>
    </style:style>
    <style:style style:name="P183" style:parent-style-name="Normal" style:family="paragraph">
      <style:paragraph-properties fo:margin-top="0.1666in" fo:margin-bottom="0.1666in"/>
    </style:style>
    <style:style style:name="T184" style:parent-style-name="DefaultParagraphFont" style:family="text">
      <style:text-properties style:font-name="Aptos" style:font-name-asian="Aptos" style:font-name-complex="Aptos" fo:color="#000000"/>
    </style:style>
    <style:style style:name="P185" style:parent-style-name="Normal" style:family="paragraph">
      <style:paragraph-properties fo:margin-top="0.1666in" fo:margin-bottom="0.1666in"/>
    </style:style>
    <style:style style:name="T186" style:parent-style-name="DefaultParagraphFont" style:family="text">
      <style:text-properties style:font-name="Aptos" style:font-name-asian="Aptos" style:font-name-complex="Aptos" fo:font-weight="bold" style:font-weight-asian="bold" style:font-weight-complex="bold" fo:color="#000000"/>
    </style:style>
    <style:style style:name="P187" style:parent-style-name="Normal" style:family="paragraph">
      <style:paragraph-properties fo:margin-top="0.1666in" fo:margin-bottom="0.1666in"/>
    </style:style>
    <style:style style:name="T188" style:parent-style-name="DefaultParagraphFont" style:family="text">
      <style:text-properties style:font-name="Aptos" style:font-name-asian="Aptos" style:font-name-complex="Aptos" fo:color="#000000"/>
    </style:style>
    <style:style style:name="P189" style:parent-style-name="Normal" style:family="paragraph">
      <style:paragraph-properties fo:margin-top="0.1666in" fo:margin-bottom="0.1666in"/>
    </style:style>
    <style:style style:name="T190" style:parent-style-name="DefaultParagraphFont" style:family="text">
      <style:text-properties style:font-name="Aptos" style:font-name-asian="Aptos" style:font-name-complex="Aptos" fo:color="#000000"/>
    </style:style>
    <style:style style:name="P191" style:parent-style-name="Normal" style:family="paragraph">
      <style:paragraph-properties fo:margin-top="0.1666in" fo:margin-bottom="0.1666in"/>
    </style:style>
    <style:style style:name="T192" style:parent-style-name="DefaultParagraphFont" style:family="text">
      <style:text-properties style:font-name="Aptos" style:font-name-asian="Aptos" style:font-name-complex="Aptos" fo:color="#000000"/>
    </style:style>
    <style:style style:name="P193" style:parent-style-name="Normal" style:family="paragraph">
      <style:paragraph-properties fo:margin-top="0.1666in" fo:margin-bottom="0.1666in"/>
    </style:style>
    <style:style style:name="T194" style:parent-style-name="DefaultParagraphFont" style:family="text">
      <style:text-properties style:font-name="Aptos" style:font-name-asian="Aptos" style:font-name-complex="Aptos" fo:font-weight="bold" style:font-weight-asian="bold" style:font-weight-complex="bold" fo:color="#000000"/>
    </style:style>
    <style:style style:name="P195" style:parent-style-name="Normal" style:family="paragraph">
      <style:paragraph-properties fo:margin-top="0.1666in" fo:margin-bottom="0.1666in"/>
    </style:style>
    <style:style style:name="T196" style:parent-style-name="DefaultParagraphFont" style:family="text">
      <style:text-properties style:font-name="Aptos" style:font-name-asian="Aptos" style:font-name-complex="Aptos" fo:color="#000000"/>
    </style:style>
    <style:style style:name="P197" style:parent-style-name="Normal" style:family="paragraph">
      <style:paragraph-properties fo:margin-top="0.1666in" fo:margin-bottom="0.1666in"/>
    </style:style>
    <style:style style:name="T198" style:parent-style-name="DefaultParagraphFont" style:family="text">
      <style:text-properties style:font-name="Aptos" style:font-name-asian="Aptos" style:font-name-complex="Aptos" fo:font-weight="bold" style:font-weight-asian="bold" style:font-weight-complex="bold" fo:color="#000000"/>
    </style:style>
    <style:style style:name="P199" style:parent-style-name="ListParagraph" style:family="paragraph">
      <style:paragraph-properties fo:margin-bottom="0in"/>
      <style:text-properties style:font-name="Aptos" style:font-name-asian="Aptos" style:font-name-complex="Aptos" fo:color="#000000"/>
    </style:style>
    <style:style style:name="P200" style:parent-style-name="ListParagraph" style:family="paragraph">
      <style:paragraph-properties fo:margin-bottom="0in"/>
      <style:text-properties style:font-name="Aptos" style:font-name-asian="Aptos" style:font-name-complex="Aptos" fo:color="#000000"/>
    </style:style>
    <style:style style:name="P201" style:parent-style-name="ListParagraph" style:family="paragraph">
      <style:paragraph-properties fo:margin-bottom="0in"/>
      <style:text-properties style:font-name="Aptos" style:font-name-asian="Aptos" style:font-name-complex="Aptos" fo:color="#000000"/>
    </style:style>
    <style:style style:name="P202" style:parent-style-name="ListParagraph" style:family="paragraph">
      <style:paragraph-properties fo:margin-bottom="0in"/>
      <style:text-properties style:font-name="Aptos" style:font-name-asian="Aptos" style:font-name-complex="Aptos" fo:color="#000000"/>
    </style:style>
    <style:style style:name="P203" style:parent-style-name="ListParagraph" style:family="paragraph">
      <style:paragraph-properties fo:margin-bottom="0in"/>
      <style:text-properties style:font-name="Aptos" style:font-name-asian="Aptos" style:font-name-complex="Aptos" fo:color="#000000"/>
    </style:style>
    <style:style style:name="P204" style:parent-style-name="Normal" style:family="paragraph">
      <style:paragraph-properties fo:margin-top="0.1666in" fo:margin-bottom="0.1666in"/>
    </style:style>
    <style:style style:name="T205" style:parent-style-name="DefaultParagraphFont" style:family="text">
      <style:text-properties style:font-name="Aptos" style:font-name-asian="Aptos" style:font-name-complex="Aptos" fo:font-weight="bold" style:font-weight-asian="bold" style:font-weight-complex="bold" fo:color="#000000"/>
    </style:style>
    <style:style style:name="P206" style:parent-style-name="ListParagraph" style:family="paragraph">
      <style:paragraph-properties fo:margin-bottom="0in"/>
      <style:text-properties style:font-name="Aptos" style:font-name-asian="Aptos" style:font-name-complex="Aptos" fo:color="#000000"/>
    </style:style>
    <style:style style:name="P207" style:parent-style-name="ListParagraph" style:family="paragraph">
      <style:paragraph-properties fo:margin-bottom="0in"/>
      <style:text-properties style:font-name="Aptos" style:font-name-asian="Aptos" style:font-name-complex="Aptos" fo:color="#000000"/>
    </style:style>
    <style:style style:name="P208" style:parent-style-name="ListParagraph" style:family="paragraph">
      <style:paragraph-properties fo:margin-bottom="0in"/>
      <style:text-properties style:font-name="Aptos" style:font-name-asian="Aptos" style:font-name-complex="Aptos" fo:color="#000000"/>
    </style:style>
    <style:style style:name="P209" style:parent-style-name="ListParagraph" style:family="paragraph">
      <style:paragraph-properties fo:margin-bottom="0in"/>
      <style:text-properties style:font-name="Aptos" style:font-name-asian="Aptos" style:font-name-complex="Aptos" fo:color="#000000"/>
    </style:style>
    <style:style style:name="P210" style:parent-style-name="Normal" style:family="paragraph">
      <style:paragraph-properties fo:margin-top="0.1666in" fo:margin-bottom="0.1666in"/>
    </style:style>
    <style:style style:name="T211" style:parent-style-name="DefaultParagraphFont" style:family="text">
      <style:text-properties style:font-name="Aptos" style:font-name-asian="Aptos" style:font-name-complex="Aptos" fo:font-weight="bold" style:font-weight-asian="bold" style:font-weight-complex="bold" fo:color="#000000"/>
    </style:style>
    <style:style style:name="P212" style:parent-style-name="ListParagraph" style:family="paragraph">
      <style:paragraph-properties fo:margin-bottom="0in"/>
      <style:text-properties style:font-name="Aptos" style:font-name-asian="Aptos" style:font-name-complex="Aptos" fo:color="#000000"/>
    </style:style>
    <style:style style:name="P213" style:parent-style-name="ListParagraph" style:family="paragraph">
      <style:paragraph-properties fo:margin-bottom="0in"/>
      <style:text-properties style:font-name="Aptos" style:font-name-asian="Aptos" style:font-name-complex="Aptos" fo:color="#000000"/>
    </style:style>
    <style:style style:name="P214" style:parent-style-name="ListParagraph" style:family="paragraph">
      <style:paragraph-properties fo:margin-bottom="0in"/>
      <style:text-properties style:font-name="Aptos" style:font-name-asian="Aptos" style:font-name-complex="Aptos" fo:color="#000000"/>
    </style:style>
    <style:style style:name="P215" style:parent-style-name="Normal" style:family="paragraph">
      <style:paragraph-properties fo:margin-top="0.1666in" fo:margin-bottom="0.1666in"/>
    </style:style>
    <style:style style:name="T216" style:parent-style-name="DefaultParagraphFont" style:family="text">
      <style:text-properties style:font-name="Aptos" style:font-name-asian="Aptos" style:font-name-complex="Aptos" fo:font-weight="bold" style:font-weight-asian="bold" style:font-weight-complex="bold" fo:color="#000000"/>
    </style:style>
    <style:style style:name="T217" style:parent-style-name="DefaultParagraphFont" style:family="text">
      <style:text-properties style:font-name="Aptos" style:font-name-asian="Aptos" style:font-name-complex="Aptos" fo:color="#000000"/>
    </style:style>
    <style:style style:name="P218" style:parent-style-name="Normal" style:family="paragraph">
      <style:paragraph-properties fo:margin-top="0.1666in" fo:margin-bottom="0.1666in"/>
    </style:style>
    <style:style style:name="T219" style:parent-style-name="DefaultParagraphFont" style:family="text">
      <style:text-properties style:font-name="Aptos" style:font-name-asian="Aptos" style:font-name-complex="Aptos" fo:font-weight="bold" style:font-weight-asian="bold" style:font-weight-complex="bold" fo:color="#000000"/>
    </style:style>
    <style:style style:name="P220" style:parent-style-name="ListParagraph" style:family="paragraph">
      <style:paragraph-properties fo:margin-bottom="0in"/>
      <style:text-properties style:font-name="Aptos" style:font-name-asian="Aptos" style:font-name-complex="Aptos" fo:color="#000000"/>
    </style:style>
    <style:style style:name="P221" style:parent-style-name="ListParagraph" style:family="paragraph">
      <style:paragraph-properties fo:margin-bottom="0in"/>
      <style:text-properties style:font-name="Aptos" style:font-name-asian="Aptos" style:font-name-complex="Aptos" fo:color="#000000"/>
    </style:style>
    <style:style style:name="P222" style:parent-style-name="ListParagraph" style:family="paragraph">
      <style:paragraph-properties fo:margin-bottom="0in"/>
      <style:text-properties style:font-name="Aptos" style:font-name-asian="Aptos" style:font-name-complex="Aptos" fo:color="#000000"/>
    </style:style>
    <style:style style:name="P223" style:parent-style-name="Normal" style:family="paragraph">
      <style:paragraph-properties fo:margin-top="0.1666in" fo:margin-bottom="0.1666in"/>
    </style:style>
    <style:style style:name="T224" style:parent-style-name="DefaultParagraphFont" style:family="text">
      <style:text-properties style:font-name="Aptos" style:font-name-asian="Aptos" style:font-name-complex="Aptos" fo:font-weight="bold" style:font-weight-asian="bold" style:font-weight-complex="bold" fo:color="#000000"/>
    </style:style>
    <style:style style:name="P225" style:parent-style-name="Normal" style:family="paragraph">
      <style:paragraph-properties fo:margin-top="0.1666in" fo:margin-bottom="0.1666in"/>
    </style:style>
    <style:style style:name="T226" style:parent-style-name="DefaultParagraphFont" style:family="text">
      <style:text-properties style:font-name="Aptos" style:font-name-asian="Aptos" style:font-name-complex="Aptos" fo:color="#000000"/>
    </style:style>
    <style:style style:name="P227" style:parent-style-name="ListParagraph" style:family="paragraph">
      <style:paragraph-properties fo:margin-bottom="0in"/>
      <style:text-properties style:font-name="Aptos" style:font-name-asian="Aptos" style:font-name-complex="Aptos" fo:color="#000000"/>
    </style:style>
    <style:style style:name="P228" style:parent-style-name="ListParagraph" style:family="paragraph">
      <style:paragraph-properties fo:margin-bottom="0in"/>
      <style:text-properties style:font-name="Aptos" style:font-name-asian="Aptos" style:font-name-complex="Aptos" fo:color="#000000"/>
    </style:style>
    <style:style style:name="P229" style:parent-style-name="ListParagraph" style:family="paragraph">
      <style:paragraph-properties fo:margin-bottom="0in"/>
      <style:text-properties style:font-name="Aptos" style:font-name-asian="Aptos" style:font-name-complex="Aptos" fo:color="#000000"/>
    </style:style>
    <style:style style:name="P230" style:parent-style-name="ListParagraph" style:family="paragraph">
      <style:paragraph-properties fo:margin-bottom="0in"/>
      <style:text-properties style:font-name="Aptos" style:font-name-asian="Aptos" style:font-name-complex="Aptos" fo:color="#000000"/>
    </style:style>
    <style:style style:name="P231" style:parent-style-name="ListParagraph" style:family="paragraph">
      <style:paragraph-properties fo:margin-bottom="0in"/>
      <style:text-properties style:font-name="Aptos" style:font-name-asian="Aptos" style:font-name-complex="Aptos" fo:color="#000000"/>
    </style:style>
    <style:style style:name="P232" style:parent-style-name="ListParagraph" style:family="paragraph">
      <style:paragraph-properties fo:margin-bottom="0in"/>
      <style:text-properties style:font-name="Aptos" style:font-name-asian="Aptos" style:font-name-complex="Aptos" fo:color="#000000"/>
    </style:style>
    <style:style style:name="P233" style:parent-style-name="Normal" style:family="paragraph">
      <style:paragraph-properties fo:margin-top="0.1666in" fo:margin-bottom="0.1666in"/>
    </style:style>
    <style:style style:name="T234" style:parent-style-name="DefaultParagraphFont" style:family="text">
      <style:text-properties style:font-name="Aptos" style:font-name-asian="Aptos" style:font-name-complex="Aptos" fo:font-weight="bold" style:font-weight-asian="bold" style:font-weight-complex="bold" fo:color="#000000"/>
    </style:style>
    <style:style style:name="P235" style:parent-style-name="ListParagraph" style:family="paragraph">
      <style:paragraph-properties fo:margin-bottom="0in"/>
      <style:text-properties style:font-name="Aptos" style:font-name-asian="Aptos" style:font-name-complex="Aptos" fo:color="#000000"/>
    </style:style>
    <style:style style:name="P236" style:parent-style-name="ListParagraph" style:family="paragraph">
      <style:paragraph-properties fo:margin-bottom="0in"/>
      <style:text-properties style:font-name="Aptos" style:font-name-asian="Aptos" style:font-name-complex="Aptos" fo:color="#000000"/>
    </style:style>
    <style:style style:name="P237" style:parent-style-name="ListParagraph" style:family="paragraph">
      <style:paragraph-properties fo:margin-bottom="0in"/>
      <style:text-properties style:font-name="Aptos" style:font-name-asian="Aptos" style:font-name-complex="Aptos" fo:color="#000000"/>
    </style:style>
    <style:style style:name="P238" style:parent-style-name="ListParagraph" style:family="paragraph">
      <style:paragraph-properties fo:margin-bottom="0in"/>
      <style:text-properties style:font-name="Aptos" style:font-name-asian="Aptos" style:font-name-complex="Aptos" fo:color="#000000"/>
    </style:style>
    <style:style style:name="P239" style:parent-style-name="Normal" style:family="paragraph">
      <style:paragraph-properties fo:margin-top="0.1666in" fo:margin-bottom="0.1666in"/>
    </style:style>
    <style:style style:name="T240" style:parent-style-name="DefaultParagraphFont" style:family="text">
      <style:text-properties style:font-name="Aptos" style:font-name-asian="Aptos" style:font-name-complex="Aptos" fo:font-weight="bold" style:font-weight-asian="bold" style:font-weight-complex="bold" fo:color="#000000"/>
    </style:style>
    <style:style style:name="P241" style:parent-style-name="Normal" style:family="paragraph">
      <style:paragraph-properties fo:margin-top="0.1666in" fo:margin-bottom="0.1666in"/>
    </style:style>
    <style:style style:name="T242" style:parent-style-name="DefaultParagraphFont" style:family="text">
      <style:text-properties style:font-name="Aptos" style:font-name-asian="Aptos" style:font-name-complex="Aptos" fo:color="#000000"/>
    </style:style>
    <style:style style:name="P243" style:parent-style-name="Normal" style:family="paragraph">
      <style:paragraph-properties fo:margin-top="0.1666in" fo:margin-bottom="0.1666in"/>
    </style:style>
    <style:style style:name="T244" style:parent-style-name="DefaultParagraphFont" style:family="text">
      <style:text-properties style:font-name="Aptos" style:font-name-asian="Aptos" style:font-name-complex="Aptos" fo:font-weight="bold" style:font-weight-asian="bold" style:font-weight-complex="bold" fo:color="#000000"/>
    </style:style>
    <style:style style:name="T245" style:parent-style-name="DefaultParagraphFont" style:family="text">
      <style:text-properties style:font-name="Aptos" style:font-name-asian="Aptos" style:font-name-complex="Aptos" fo:color="#000000"/>
    </style:style>
    <style:style style:name="T246" style:parent-style-name="DefaultParagraphFont" style:family="text">
      <style:text-properties style:font-name="Aptos" style:font-name-asian="Aptos" style:font-name-complex="Aptos" fo:font-weight="bold" style:font-weight-asian="bold" style:font-weight-complex="bold" fo:color="#000000"/>
    </style:style>
    <style:style style:name="P247" style:parent-style-name="Normal" style:family="paragraph">
      <style:paragraph-properties fo:margin-top="0.1666in" fo:margin-bottom="0.1666in"/>
    </style:style>
    <style:style style:name="T248" style:parent-style-name="DefaultParagraphFont" style:family="text">
      <style:text-properties style:font-name="Aptos" style:font-name-asian="Aptos" style:font-name-complex="Aptos" fo:font-weight="bold" style:font-weight-asian="bold" style:font-weight-complex="bold" fo:color="#000000"/>
    </style:style>
    <style:style style:name="T249" style:parent-style-name="DefaultParagraphFont" style:family="text">
      <style:text-properties style:font-name="Aptos" style:font-name-asian="Aptos" style:font-name-complex="Aptos" fo:color="#000000"/>
    </style:style>
    <style:style style:name="T250" style:parent-style-name="DefaultParagraphFont" style:family="text">
      <style:text-properties style:font-name="Aptos" style:font-name-asian="Aptos" style:font-name-complex="Aptos" fo:font-weight="bold" style:font-weight-asian="bold" style:font-weight-complex="bold" fo:color="#000000"/>
    </style:style>
    <style:style style:name="P251" style:parent-style-name="Normal" style:family="paragraph">
      <style:paragraph-properties fo:margin-top="0.1666in" fo:margin-bottom="0.1666in"/>
    </style:style>
    <style:style style:name="T252" style:parent-style-name="DefaultParagraphFont" style:family="text">
      <style:text-properties style:font-name="Aptos" style:font-name-asian="Aptos" style:font-name-complex="Aptos" fo:font-weight="bold" style:font-weight-asian="bold" style:font-weight-complex="bold" fo:color="#000000"/>
    </style:style>
    <style:style style:name="T253" style:parent-style-name="DefaultParagraphFont" style:family="text">
      <style:text-properties style:font-name="Aptos" style:font-name-asian="Aptos" style:font-name-complex="Aptos" fo:color="#000000"/>
    </style:style>
    <style:style style:name="T254" style:parent-style-name="DefaultParagraphFont" style:family="text">
      <style:text-properties style:font-name="Aptos" style:font-name-asian="Aptos" style:font-name-complex="Aptos" fo:font-weight="bold" style:font-weight-asian="bold" style:font-weight-complex="bold" fo:color="#000000"/>
    </style:style>
    <style:style style:name="T255" style:parent-style-name="DefaultParagraphFont" style:family="text">
      <style:text-properties style:font-name="Aptos" style:font-name-asian="Aptos" style:font-name-complex="Aptos" fo:color="#000000"/>
    </style:style>
    <style:style style:name="P256" style:parent-style-name="Normal" style:family="paragraph">
      <style:paragraph-properties fo:margin-top="0.1666in" fo:margin-bottom="0.1666in"/>
    </style:style>
    <style:style style:name="T257" style:parent-style-name="DefaultParagraphFont" style:family="text">
      <style:text-properties style:font-name="Aptos" style:font-name-asian="Aptos" style:font-name-complex="Aptos" fo:font-weight="bold" style:font-weight-asian="bold" style:font-weight-complex="bold" fo:color="#000000"/>
    </style:style>
    <style:style style:name="T258" style:parent-style-name="DefaultParagraphFont" style:family="text">
      <style:text-properties style:font-name="Aptos" style:font-name-asian="Aptos" style:font-name-complex="Aptos" fo:color="#000000"/>
    </style:style>
    <style:style style:name="P259" style:parent-style-name="Normal" style:family="paragraph">
      <style:paragraph-properties fo:margin-top="0.1666in" fo:margin-bottom="0.1666in"/>
    </style:style>
    <style:style style:name="T260" style:parent-style-name="DefaultParagraphFont" style:family="text">
      <style:text-properties style:font-name="Aptos" style:font-name-asian="Aptos" style:font-name-complex="Aptos" fo:font-weight="bold" style:font-weight-asian="bold" style:font-weight-complex="bold" fo:color="#000000"/>
    </style:style>
    <style:style style:name="P261" style:parent-style-name="Normal" style:family="paragraph">
      <style:paragraph-properties fo:margin-top="0.1666in" fo:margin-bottom="0.1666in"/>
    </style:style>
    <style:style style:name="T262" style:parent-style-name="DefaultParagraphFont" style:family="text">
      <style:text-properties style:font-name="Aptos" style:font-name-asian="Aptos" style:font-name-complex="Aptos" fo:color="#000000"/>
    </style:style>
    <style:style style:name="P263" style:parent-style-name="ListParagraph" style:family="paragraph">
      <style:paragraph-properties fo:margin-bottom="0in"/>
      <style:text-properties style:font-name="Aptos" style:font-name-asian="Aptos" style:font-name-complex="Aptos" fo:color="#000000"/>
    </style:style>
    <style:style style:name="P264" style:parent-style-name="ListParagraph" style:family="paragraph">
      <style:paragraph-properties fo:margin-bottom="0in"/>
      <style:text-properties style:font-name="Aptos" style:font-name-asian="Aptos" style:font-name-complex="Aptos" fo:color="#000000"/>
    </style:style>
    <style:style style:name="P265" style:parent-style-name="ListParagraph" style:family="paragraph">
      <style:paragraph-properties fo:margin-bottom="0in"/>
      <style:text-properties style:font-name="Aptos" style:font-name-asian="Aptos" style:font-name-complex="Aptos" fo:color="#000000"/>
    </style:style>
    <style:style style:name="P266" style:parent-style-name="ListParagraph" style:family="paragraph">
      <style:paragraph-properties fo:margin-bottom="0in"/>
      <style:text-properties style:font-name="Aptos" style:font-name-asian="Aptos" style:font-name-complex="Aptos" fo:color="#000000"/>
    </style:style>
    <style:style style:name="P267" style:parent-style-name="ListParagraph" style:family="paragraph">
      <style:paragraph-properties fo:margin-bottom="0in"/>
      <style:text-properties style:font-name="Aptos" style:font-name-asian="Aptos" style:font-name-complex="Aptos" fo:color="#000000"/>
    </style:style>
    <style:style style:name="P268" style:parent-style-name="Heading3" style:family="paragraph">
      <style:paragraph-properties fo:margin-top="0.1951in" fo:margin-bottom="0.1951in"/>
    </style:style>
    <style:style style:name="T269" style:parent-style-name="DefaultParagraphFont" style:family="text">
      <style:text-properties style:font-name="Aptos" style:font-name-asian="Aptos" style:font-name-complex="Aptos" fo:font-weight="bold" style:font-weight-asian="bold" style:font-weight-complex="bold" fo:color="#000000"/>
    </style:style>
    <style:style style:name="P270" style:parent-style-name="Normal" style:family="paragraph">
      <style:paragraph-properties fo:margin-top="0.1666in" fo:margin-bottom="0.1666in"/>
    </style:style>
    <style:style style:name="T271" style:parent-style-name="DefaultParagraphFont" style:family="text">
      <style:text-properties style:font-name="Aptos" style:font-name-asian="Aptos" style:font-name-complex="Aptos" fo:font-weight="bold" style:font-weight-asian="bold" style:font-weight-complex="bold" fo:color="#000000"/>
    </style:style>
    <style:style style:name="P272" style:parent-style-name="Normal" style:family="paragraph">
      <style:paragraph-properties fo:margin-top="0.1666in" fo:margin-bottom="0.1666in"/>
    </style:style>
    <style:style style:name="T273" style:parent-style-name="DefaultParagraphFont" style:family="text">
      <style:text-properties style:font-name="Aptos" style:font-name-asian="Aptos" style:font-name-complex="Aptos" fo:color="#000000"/>
    </style:style>
    <style:style style:name="P274" style:parent-style-name="Normal" style:family="paragraph">
      <style:paragraph-properties fo:margin-top="0.1666in" fo:margin-bottom="0.1666in"/>
    </style:style>
    <style:style style:name="T275" style:parent-style-name="DefaultParagraphFont" style:family="text">
      <style:text-properties style:font-name="Aptos" style:font-name-asian="Aptos" style:font-name-complex="Aptos" fo:color="#000000"/>
    </style:style>
    <style:style style:name="P276" style:parent-style-name="Normal" style:family="paragraph">
      <style:paragraph-properties fo:margin-top="0.1666in" fo:margin-bottom="0.1666in"/>
    </style:style>
    <style:style style:name="T277" style:parent-style-name="DefaultParagraphFont" style:family="text">
      <style:text-properties style:font-name="Aptos" style:font-name-asian="Aptos" style:font-name-complex="Aptos" fo:color="#000000"/>
    </style:style>
    <style:style style:name="P278" style:parent-style-name="Normal" style:family="paragraph">
      <style:paragraph-properties fo:margin-top="0.1666in" fo:margin-bottom="0.1666in"/>
    </style:style>
    <style:style style:name="T279" style:parent-style-name="DefaultParagraphFont" style:family="text">
      <style:text-properties style:font-name="Aptos" style:font-name-asian="Aptos" style:font-name-complex="Aptos" fo:font-weight="bold" style:font-weight-asian="bold" style:font-weight-complex="bold" fo:color="#000000"/>
    </style:style>
    <style:style style:name="P280" style:parent-style-name="Normal" style:family="paragraph">
      <style:paragraph-properties fo:margin-top="0.1666in" fo:margin-bottom="0.1666in"/>
    </style:style>
    <style:style style:name="T281" style:parent-style-name="DefaultParagraphFont" style:family="text">
      <style:text-properties style:font-name="Aptos" style:font-name-asian="Aptos" style:font-name-complex="Aptos" fo:color="#000000"/>
    </style:style>
    <style:style style:name="P282" style:parent-style-name="Normal" style:family="paragraph">
      <style:paragraph-properties fo:margin-top="0.1666in" fo:margin-bottom="0.1666in"/>
    </style:style>
    <style:style style:name="T283" style:parent-style-name="DefaultParagraphFont" style:family="text">
      <style:text-properties style:font-name="Aptos" style:font-name-asian="Aptos" style:font-name-complex="Aptos" fo:color="#000000"/>
    </style:style>
    <style:style style:name="P284" style:parent-style-name="Normal" style:family="paragraph">
      <style:paragraph-properties fo:margin-top="0.1666in" fo:margin-bottom="0.1666in"/>
    </style:style>
    <style:style style:name="T285" style:parent-style-name="DefaultParagraphFont" style:family="text">
      <style:text-properties style:font-name="Aptos" style:font-name-asian="Aptos" style:font-name-complex="Aptos" fo:color="#000000"/>
    </style:style>
    <style:style style:name="P286" style:parent-style-name="Normal" style:family="paragraph">
      <style:paragraph-properties fo:margin-top="0.1666in" fo:margin-bottom="0.1666in"/>
    </style:style>
    <style:style style:name="T287" style:parent-style-name="DefaultParagraphFont" style:family="text">
      <style:text-properties style:font-name="Aptos" style:font-name-asian="Aptos" style:font-name-complex="Aptos" fo:font-weight="bold" style:font-weight-asian="bold" style:font-weight-complex="bold" fo:color="#000000"/>
    </style:style>
    <style:style style:name="P288" style:parent-style-name="Normal" style:family="paragraph">
      <style:paragraph-properties fo:margin-top="0.1666in" fo:margin-bottom="0.1666in"/>
    </style:style>
    <style:style style:name="T289" style:parent-style-name="DefaultParagraphFont" style:family="text">
      <style:text-properties style:font-name="Aptos" style:font-name-asian="Aptos" style:font-name-complex="Aptos" fo:font-weight="bold" style:font-weight-asian="bold" style:font-weight-complex="bold" fo:color="#000000"/>
    </style:style>
    <style:style style:name="P290" style:parent-style-name="Normal" style:family="paragraph">
      <style:paragraph-properties fo:margin-top="0.1666in" fo:margin-bottom="0.1666in"/>
    </style:style>
    <style:style style:name="T291" style:parent-style-name="DefaultParagraphFont" style:family="text">
      <style:text-properties style:font-name="Aptos" style:font-name-asian="Aptos" style:font-name-complex="Aptos" fo:color="#000000"/>
    </style:style>
    <style:style style:name="P292" style:parent-style-name="Normal" style:family="paragraph">
      <style:paragraph-properties fo:margin-top="0.1666in" fo:margin-bottom="0.1666in"/>
    </style:style>
    <style:style style:name="T293" style:parent-style-name="DefaultParagraphFont" style:family="text">
      <style:text-properties style:font-name="Aptos" style:font-name-asian="Aptos" style:font-name-complex="Aptos" fo:color="#000000"/>
    </style:style>
    <style:style style:name="P294" style:parent-style-name="ListParagraph" style:family="paragraph">
      <style:paragraph-properties fo:margin-bottom="0in"/>
      <style:text-properties style:font-name="Aptos" style:font-name-asian="Aptos" style:font-name-complex="Aptos" fo:color="#000000"/>
    </style:style>
    <style:style style:name="P295" style:parent-style-name="ListParagraph" style:family="paragraph">
      <style:paragraph-properties fo:margin-bottom="0in"/>
      <style:text-properties style:font-name="Aptos" style:font-name-asian="Aptos" style:font-name-complex="Aptos" fo:color="#000000"/>
    </style:style>
    <style:style style:name="P296" style:parent-style-name="ListParagraph" style:family="paragraph">
      <style:paragraph-properties fo:margin-bottom="0in"/>
      <style:text-properties style:font-name="Aptos" style:font-name-asian="Aptos" style:font-name-complex="Aptos" fo:color="#000000"/>
    </style:style>
    <style:style style:name="P297" style:parent-style-name="ListParagraph" style:family="paragraph">
      <style:paragraph-properties fo:margin-bottom="0in"/>
      <style:text-properties style:font-name="Aptos" style:font-name-asian="Aptos" style:font-name-complex="Aptos" fo:color="#000000"/>
    </style:style>
    <style:style style:name="P298" style:parent-style-name="ListParagraph" style:family="paragraph">
      <style:paragraph-properties fo:margin-bottom="0in"/>
      <style:text-properties style:font-name="Aptos" style:font-name-asian="Aptos" style:font-name-complex="Aptos" fo:color="#000000"/>
    </style:style>
    <style:style style:name="P299" style:parent-style-name="ListParagraph" style:family="paragraph">
      <style:paragraph-properties fo:margin-bottom="0in"/>
      <style:text-properties style:font-name="Aptos" style:font-name-asian="Aptos" style:font-name-complex="Aptos" fo:color="#000000"/>
    </style:style>
    <style:style style:name="P300" style:parent-style-name="ListParagraph" style:family="paragraph">
      <style:paragraph-properties fo:margin-bottom="0in"/>
      <style:text-properties style:font-name="Aptos" style:font-name-asian="Aptos" style:font-name-complex="Aptos" fo:color="#000000"/>
    </style:style>
    <style:style style:name="P301" style:parent-style-name="ListParagraph" style:family="paragraph">
      <style:paragraph-properties fo:margin-bottom="0in"/>
      <style:text-properties style:font-name="Aptos" style:font-name-asian="Aptos" style:font-name-complex="Aptos" fo:color="#000000"/>
    </style:style>
    <style:style style:name="P302" style:parent-style-name="ListParagraph" style:family="paragraph">
      <style:paragraph-properties fo:margin-bottom="0in"/>
      <style:text-properties style:font-name="Aptos" style:font-name-asian="Aptos" style:font-name-complex="Aptos" fo:color="#000000"/>
    </style:style>
    <style:style style:name="P303" style:parent-style-name="ListParagraph" style:family="paragraph">
      <style:paragraph-properties fo:margin-bottom="0in"/>
      <style:text-properties style:font-name="Aptos" style:font-name-asian="Aptos" style:font-name-complex="Aptos" fo:color="#000000"/>
    </style:style>
    <style:style style:name="P304" style:parent-style-name="ListParagraph" style:family="paragraph">
      <style:paragraph-properties fo:margin-bottom="0in"/>
      <style:text-properties style:font-name="Aptos" style:font-name-asian="Aptos" style:font-name-complex="Aptos" fo:color="#000000"/>
    </style:style>
    <style:style style:name="P305" style:parent-style-name="ListParagraph" style:family="paragraph">
      <style:paragraph-properties fo:margin-bottom="0in"/>
      <style:text-properties style:font-name="Aptos" style:font-name-asian="Aptos" style:font-name-complex="Aptos" fo:color="#000000"/>
    </style:style>
    <style:style style:name="P306" style:parent-style-name="ListParagraph" style:family="paragraph">
      <style:paragraph-properties fo:margin-bottom="0in"/>
      <style:text-properties style:font-name="Aptos" style:font-name-asian="Aptos" style:font-name-complex="Aptos" fo:color="#000000"/>
    </style:style>
    <style:style style:name="P307" style:parent-style-name="ListParagraph" style:family="paragraph">
      <style:paragraph-properties fo:margin-bottom="0in"/>
      <style:text-properties style:font-name="Aptos" style:font-name-asian="Aptos" style:font-name-complex="Aptos" fo:color="#000000"/>
    </style:style>
    <style:style style:name="P308" style:parent-style-name="ListParagraph" style:family="paragraph">
      <style:paragraph-properties fo:margin-bottom="0in"/>
      <style:text-properties style:font-name="Aptos" style:font-name-asian="Aptos" style:font-name-complex="Aptos" fo:color="#000000"/>
    </style:style>
    <style:style style:name="P309" style:parent-style-name="ListParagraph" style:family="paragraph">
      <style:paragraph-properties fo:margin-bottom="0in"/>
      <style:text-properties style:font-name="Aptos" style:font-name-asian="Aptos" style:font-name-complex="Aptos" fo:color="#000000"/>
    </style:style>
    <style:style style:name="P310" style:parent-style-name="ListParagraph" style:family="paragraph">
      <style:paragraph-properties fo:margin-bottom="0in"/>
      <style:text-properties style:font-name="Aptos" style:font-name-asian="Aptos" style:font-name-complex="Aptos" fo:color="#000000"/>
    </style:style>
    <style:style style:name="P311" style:parent-style-name="ListParagraph" style:family="paragraph">
      <style:paragraph-properties fo:margin-bottom="0in"/>
      <style:text-properties style:font-name="Aptos" style:font-name-asian="Aptos" style:font-name-complex="Aptos" fo:color="#000000"/>
    </style:style>
    <style:style style:name="P312" style:parent-style-name="ListParagraph" style:family="paragraph">
      <style:paragraph-properties fo:margin-bottom="0in"/>
      <style:text-properties style:font-name="Aptos" style:font-name-asian="Aptos" style:font-name-complex="Aptos" fo:color="#000000"/>
    </style:style>
    <style:style style:name="P313" style:parent-style-name="ListParagraph" style:family="paragraph">
      <style:paragraph-properties fo:margin-bottom="0in"/>
      <style:text-properties style:font-name="Aptos" style:font-name-asian="Aptos" style:font-name-complex="Aptos" fo:color="#000000"/>
    </style:style>
    <style:style style:name="P314" style:parent-style-name="ListParagraph" style:family="paragraph">
      <style:paragraph-properties fo:margin-bottom="0in"/>
      <style:text-properties style:font-name="Aptos" style:font-name-asian="Aptos" style:font-name-complex="Aptos" fo:color="#000000"/>
    </style:style>
    <style:style style:name="P315" style:parent-style-name="ListParagraph" style:family="paragraph">
      <style:paragraph-properties fo:margin-bottom="0in"/>
      <style:text-properties style:font-name="Aptos" style:font-name-asian="Aptos" style:font-name-complex="Aptos" fo:color="#000000"/>
    </style:style>
    <style:style style:name="P316" style:parent-style-name="ListParagraph" style:family="paragraph">
      <style:paragraph-properties fo:margin-bottom="0in"/>
      <style:text-properties style:font-name="Aptos" style:font-name-asian="Aptos" style:font-name-complex="Aptos" fo:color="#000000"/>
    </style:style>
    <style:style style:name="P317" style:parent-style-name="ListParagraph" style:family="paragraph">
      <style:paragraph-properties fo:margin-bottom="0in"/>
      <style:text-properties style:font-name="Aptos" style:font-name-asian="Aptos" style:font-name-complex="Aptos" fo:color="#000000"/>
    </style:style>
    <style:style style:name="P318" style:parent-style-name="ListParagraph" style:family="paragraph">
      <style:paragraph-properties fo:margin-bottom="0in"/>
      <style:text-properties style:font-name="Aptos" style:font-name-asian="Aptos" style:font-name-complex="Aptos" fo:color="#000000"/>
    </style:style>
    <style:style style:name="P319" style:parent-style-name="ListParagraph" style:family="paragraph">
      <style:paragraph-properties fo:margin-bottom="0in"/>
      <style:text-properties style:font-name="Aptos" style:font-name-asian="Aptos" style:font-name-complex="Aptos" fo:color="#000000"/>
    </style:style>
    <style:style style:name="P320" style:parent-style-name="ListParagraph" style:family="paragraph">
      <style:paragraph-properties fo:margin-bottom="0in"/>
      <style:text-properties style:font-name="Aptos" style:font-name-asian="Aptos" style:font-name-complex="Aptos" fo:color="#000000"/>
    </style:style>
    <style:style style:name="P321" style:parent-style-name="ListParagraph" style:family="paragraph">
      <style:paragraph-properties fo:margin-bottom="0in"/>
      <style:text-properties style:font-name="Aptos" style:font-name-asian="Aptos" style:font-name-complex="Aptos" fo:color="#000000"/>
    </style:style>
    <style:style style:name="P322" style:parent-style-name="ListParagraph" style:family="paragraph">
      <style:paragraph-properties fo:margin-bottom="0in"/>
      <style:text-properties style:font-name="Aptos" style:font-name-asian="Aptos" style:font-name-complex="Aptos" fo:color="#000000"/>
    </style:style>
    <style:style style:name="P323" style:parent-style-name="ListParagraph" style:family="paragraph">
      <style:paragraph-properties fo:margin-bottom="0in"/>
      <style:text-properties style:font-name="Aptos" style:font-name-asian="Aptos" style:font-name-complex="Aptos" fo:color="#000000"/>
    </style:style>
    <style:style style:name="P324" style:parent-style-name="ListParagraph" style:family="paragraph">
      <style:paragraph-properties fo:margin-bottom="0in"/>
      <style:text-properties style:font-name="Aptos" style:font-name-asian="Aptos" style:font-name-complex="Aptos" fo:color="#000000"/>
    </style:style>
    <style:style style:name="P325" style:parent-style-name="ListParagraph" style:family="paragraph">
      <style:paragraph-properties fo:margin-bottom="0in"/>
      <style:text-properties style:font-name="Aptos" style:font-name-asian="Aptos" style:font-name-complex="Aptos" fo:color="#000000"/>
    </style:style>
    <style:style style:name="P326" style:parent-style-name="Normal" style:family="paragraph">
      <style:paragraph-properties fo:margin-top="0.1666in" fo:margin-bottom="0.1666in"/>
    </style:style>
    <style:style style:name="T327" style:parent-style-name="DefaultParagraphFont" style:family="text">
      <style:text-properties style:font-name="Aptos" style:font-name-asian="Aptos" style:font-name-complex="Aptos" fo:font-weight="bold" style:font-weight-asian="bold" style:font-weight-complex="bold" fo:color="#000000"/>
    </style:style>
    <style:style style:name="P328" style:parent-style-name="Normal" style:family="paragraph">
      <style:paragraph-properties fo:margin-top="0.1666in" fo:margin-bottom="0.1666in"/>
    </style:style>
    <style:style style:name="T329" style:parent-style-name="DefaultParagraphFont" style:family="text">
      <style:text-properties style:font-name="Aptos" style:font-name-asian="Aptos" style:font-name-complex="Aptos" fo:color="#000000"/>
    </style:style>
    <style:style style:name="P330" style:parent-style-name="Normal" style:family="paragraph">
      <style:paragraph-properties fo:margin-top="0.1666in" fo:margin-bottom="0.1666in"/>
    </style:style>
    <style:style style:name="T331" style:parent-style-name="DefaultParagraphFont" style:family="text">
      <style:text-properties style:font-name="Aptos" style:font-name-asian="Aptos" style:font-name-complex="Aptos" fo:color="#000000"/>
    </style:style>
    <style:style style:name="P332" style:parent-style-name="ListParagraph" style:family="paragraph">
      <style:paragraph-properties fo:margin-bottom="0in"/>
      <style:text-properties style:font-name="Aptos" style:font-name-asian="Aptos" style:font-name-complex="Aptos" fo:color="#000000"/>
    </style:style>
    <style:style style:name="P333" style:parent-style-name="ListParagraph" style:family="paragraph">
      <style:paragraph-properties fo:margin-bottom="0in"/>
      <style:text-properties style:font-name="Aptos" style:font-name-asian="Aptos" style:font-name-complex="Aptos" fo:color="#000000"/>
    </style:style>
    <style:style style:name="P334" style:parent-style-name="ListParagraph" style:family="paragraph">
      <style:paragraph-properties fo:margin-bottom="0in"/>
      <style:text-properties style:font-name="Aptos" style:font-name-asian="Aptos" style:font-name-complex="Aptos" fo:color="#000000"/>
    </style:style>
    <style:style style:name="P335" style:parent-style-name="ListParagraph" style:family="paragraph">
      <style:paragraph-properties fo:margin-bottom="0in"/>
      <style:text-properties style:font-name="Aptos" style:font-name-asian="Aptos" style:font-name-complex="Aptos" fo:color="#000000"/>
    </style:style>
    <style:style style:name="P336" style:parent-style-name="ListParagraph" style:family="paragraph">
      <style:paragraph-properties fo:margin-bottom="0in"/>
      <style:text-properties style:font-name="Aptos" style:font-name-asian="Aptos" style:font-name-complex="Aptos" fo:color="#000000"/>
    </style:style>
    <style:style style:name="P337" style:parent-style-name="ListParagraph" style:family="paragraph">
      <style:paragraph-properties fo:margin-bottom="0in"/>
      <style:text-properties style:font-name="Aptos" style:font-name-asian="Aptos" style:font-name-complex="Aptos" fo:color="#000000"/>
    </style:style>
    <style:style style:name="P338" style:parent-style-name="ListParagraph" style:family="paragraph">
      <style:paragraph-properties fo:margin-bottom="0in"/>
      <style:text-properties style:font-name="Aptos" style:font-name-asian="Aptos" style:font-name-complex="Aptos" fo:color="#000000"/>
    </style:style>
    <style:style style:name="P339" style:parent-style-name="ListParagraph" style:family="paragraph">
      <style:paragraph-properties fo:margin-bottom="0in"/>
      <style:text-properties style:font-name="Aptos" style:font-name-asian="Aptos" style:font-name-complex="Aptos" fo:color="#000000"/>
    </style:style>
    <style:style style:name="P340" style:parent-style-name="ListParagraph" style:family="paragraph">
      <style:paragraph-properties fo:margin-bottom="0in"/>
      <style:text-properties style:font-name="Aptos" style:font-name-asian="Aptos" style:font-name-complex="Aptos" fo:color="#000000"/>
    </style:style>
    <style:style style:name="P341" style:parent-style-name="Normal" style:family="paragraph">
      <style:paragraph-properties fo:margin-top="0.1666in" fo:margin-bottom="0.1666in"/>
    </style:style>
    <style:style style:name="T342" style:parent-style-name="DefaultParagraphFont" style:family="text">
      <style:text-properties style:font-name="Aptos" style:font-name-asian="Aptos" style:font-name-complex="Aptos" fo:color="#000000"/>
    </style:style>
    <style:style style:name="P343" style:parent-style-name="ListParagraph" style:family="paragraph">
      <style:paragraph-properties fo:margin-bottom="0in"/>
      <style:text-properties style:font-name="Aptos" style:font-name-asian="Aptos" style:font-name-complex="Aptos" fo:color="#000000"/>
    </style:style>
    <style:style style:name="P344" style:parent-style-name="ListParagraph" style:family="paragraph">
      <style:paragraph-properties fo:margin-bottom="0in"/>
      <style:text-properties style:font-name="Aptos" style:font-name-asian="Aptos" style:font-name-complex="Aptos" fo:color="#000000"/>
    </style:style>
    <style:style style:name="P345" style:parent-style-name="ListParagraph" style:family="paragraph">
      <style:paragraph-properties fo:margin-bottom="0in"/>
      <style:text-properties style:font-name="Aptos" style:font-name-asian="Aptos" style:font-name-complex="Aptos" fo:color="#000000"/>
    </style:style>
    <style:style style:name="P346" style:parent-style-name="ListParagraph" style:family="paragraph">
      <style:paragraph-properties fo:margin-bottom="0in"/>
      <style:text-properties style:font-name="Aptos" style:font-name-asian="Aptos" style:font-name-complex="Aptos" fo:color="#000000"/>
    </style:style>
    <style:style style:name="P347" style:parent-style-name="ListParagraph" style:family="paragraph">
      <style:paragraph-properties fo:margin-bottom="0in"/>
      <style:text-properties style:font-name="Aptos" style:font-name-asian="Aptos" style:font-name-complex="Aptos" fo:color="#000000"/>
    </style:style>
    <style:style style:name="P348" style:parent-style-name="ListParagraph" style:family="paragraph">
      <style:paragraph-properties fo:margin-bottom="0in"/>
      <style:text-properties style:font-name="Aptos" style:font-name-asian="Aptos" style:font-name-complex="Aptos" fo:color="#000000"/>
    </style:style>
    <style:style style:name="P349" style:parent-style-name="ListParagraph" style:family="paragraph">
      <style:paragraph-properties fo:margin-bottom="0in"/>
      <style:text-properties style:font-name="Aptos" style:font-name-asian="Aptos" style:font-name-complex="Aptos" fo:color="#000000"/>
    </style:style>
    <style:style style:name="P350" style:parent-style-name="ListParagraph" style:family="paragraph">
      <style:paragraph-properties fo:margin-bottom="0in"/>
      <style:text-properties style:font-name="Aptos" style:font-name-asian="Aptos" style:font-name-complex="Aptos" fo:color="#000000"/>
    </style:style>
    <style:style style:name="P351" style:parent-style-name="ListParagraph" style:family="paragraph">
      <style:paragraph-properties fo:margin-bottom="0in"/>
      <style:text-properties style:font-name="Aptos" style:font-name-asian="Aptos" style:font-name-complex="Aptos" fo:color="#000000"/>
    </style:style>
    <style:style style:name="P352" style:parent-style-name="Normal" style:family="paragraph">
      <style:paragraph-properties fo:margin-top="0.1666in" fo:margin-bottom="0.1666in"/>
    </style:style>
    <style:style style:name="T353" style:parent-style-name="DefaultParagraphFont" style:family="text">
      <style:text-properties style:font-name="Aptos" style:font-name-asian="Aptos" style:font-name-complex="Aptos" fo:color="#000000"/>
    </style:style>
    <style:style style:name="P354" style:parent-style-name="ListParagraph" style:family="paragraph">
      <style:paragraph-properties fo:margin-bottom="0in"/>
      <style:text-properties style:font-name="Aptos" style:font-name-asian="Aptos" style:font-name-complex="Aptos" fo:color="#000000"/>
    </style:style>
    <style:style style:name="P355" style:parent-style-name="ListParagraph" style:family="paragraph">
      <style:paragraph-properties fo:margin-bottom="0in"/>
      <style:text-properties style:font-name="Aptos" style:font-name-asian="Aptos" style:font-name-complex="Aptos" fo:color="#000000"/>
    </style:style>
    <style:style style:name="P356" style:parent-style-name="ListParagraph" style:family="paragraph">
      <style:paragraph-properties fo:margin-bottom="0in"/>
      <style:text-properties style:font-name="Aptos" style:font-name-asian="Aptos" style:font-name-complex="Aptos" fo:color="#000000"/>
    </style:style>
    <style:style style:name="P357" style:parent-style-name="ListParagraph" style:family="paragraph">
      <style:paragraph-properties fo:margin-bottom="0in"/>
      <style:text-properties style:font-name="Aptos" style:font-name-asian="Aptos" style:font-name-complex="Aptos" fo:color="#000000"/>
    </style:style>
    <style:style style:name="P358" style:parent-style-name="Normal" style:family="paragraph">
      <style:paragraph-properties fo:margin-top="0.1666in" fo:margin-bottom="0.1666in"/>
    </style:style>
    <style:style style:name="T359" style:parent-style-name="DefaultParagraphFont" style:family="text">
      <style:text-properties style:font-name="Aptos" style:font-name-asian="Aptos" style:font-name-complex="Aptos" fo:font-weight="bold" style:font-weight-asian="bold" style:font-weight-complex="bold" fo:color="#000000"/>
    </style:style>
    <style:style style:name="P360" style:parent-style-name="Normal" style:family="paragraph">
      <style:paragraph-properties fo:margin-top="0.1666in" fo:margin-bottom="0.1666in"/>
    </style:style>
    <style:style style:name="T361" style:parent-style-name="DefaultParagraphFont" style:family="text">
      <style:text-properties style:font-name="Aptos" style:font-name-asian="Aptos" style:font-name-complex="Aptos" fo:color="#000000"/>
    </style:style>
    <style:style style:name="P362" style:parent-style-name="ListParagraph" style:family="paragraph">
      <style:paragraph-properties fo:margin-bottom="0in"/>
      <style:text-properties style:font-name="Aptos" style:font-name-asian="Aptos" style:font-name-complex="Aptos" fo:color="#000000"/>
    </style:style>
    <style:style style:name="P363" style:parent-style-name="ListParagraph" style:family="paragraph">
      <style:paragraph-properties fo:margin-bottom="0in"/>
      <style:text-properties style:font-name="Aptos" style:font-name-asian="Aptos" style:font-name-complex="Aptos" fo:color="#000000"/>
    </style:style>
    <style:style style:name="P364" style:parent-style-name="ListParagraph" style:family="paragraph">
      <style:paragraph-properties fo:margin-bottom="0in"/>
      <style:text-properties style:font-name="Aptos" style:font-name-asian="Aptos" style:font-name-complex="Aptos" fo:color="#000000"/>
    </style:style>
    <style:style style:name="P365" style:parent-style-name="ListParagraph" style:family="paragraph">
      <style:paragraph-properties fo:margin-bottom="0in"/>
      <style:text-properties style:font-name="Aptos" style:font-name-asian="Aptos" style:font-name-complex="Aptos" fo:color="#000000"/>
    </style:style>
    <style:style style:name="P366" style:parent-style-name="ListParagraph" style:family="paragraph">
      <style:paragraph-properties fo:margin-bottom="0in"/>
      <style:text-properties style:font-name="Aptos" style:font-name-asian="Aptos" style:font-name-complex="Aptos" fo:color="#000000"/>
    </style:style>
    <style:style style:name="P367" style:parent-style-name="ListParagraph" style:family="paragraph">
      <style:paragraph-properties fo:margin-bottom="0in"/>
      <style:text-properties style:font-name="Aptos" style:font-name-asian="Aptos" style:font-name-complex="Aptos" fo:color="#000000"/>
    </style:style>
    <style:style style:name="P368" style:parent-style-name="ListParagraph" style:family="paragraph">
      <style:paragraph-properties fo:margin-bottom="0in"/>
      <style:text-properties style:font-name="Aptos" style:font-name-asian="Aptos" style:font-name-complex="Aptos" fo:color="#000000"/>
    </style:style>
    <style:style style:name="P369" style:parent-style-name="Normal" style:family="paragraph">
      <style:paragraph-properties fo:margin-top="0.1666in" fo:margin-bottom="0.1666in"/>
    </style:style>
    <style:style style:name="T370" style:parent-style-name="DefaultParagraphFont" style:family="text">
      <style:text-properties style:font-name="Aptos" style:font-name-asian="Aptos" style:font-name-complex="Aptos" fo:font-weight="bold" style:font-weight-asian="bold" style:font-weight-complex="bold" fo:color="#000000"/>
    </style:style>
    <style:style style:name="P371" style:parent-style-name="Normal" style:family="paragraph">
      <style:paragraph-properties fo:margin-top="0.1666in" fo:margin-bottom="0.1666in"/>
    </style:style>
    <style:style style:name="T372" style:parent-style-name="DefaultParagraphFont" style:family="text">
      <style:text-properties style:font-name="Aptos" style:font-name-asian="Aptos" style:font-name-complex="Aptos" fo:color="#000000"/>
    </style:style>
    <style:style style:name="P373" style:parent-style-name="Normal" style:family="paragraph">
      <style:paragraph-properties fo:margin-top="0.1666in" fo:margin-bottom="0.1666in"/>
    </style:style>
    <style:style style:name="T374" style:parent-style-name="DefaultParagraphFont" style:family="text">
      <style:text-properties style:font-name="Aptos" style:font-name-asian="Aptos" style:font-name-complex="Aptos" fo:font-weight="bold" style:font-weight-asian="bold" style:font-weight-complex="bold" fo:color="#000000"/>
    </style:style>
    <style:style style:name="T375" style:parent-style-name="DefaultParagraphFont" style:family="text">
      <style:text-properties style:font-name="Aptos" style:font-name-asian="Aptos" style:font-name-complex="Aptos" fo:color="#000000"/>
    </style:style>
    <style:style style:name="P376" style:parent-style-name="Normal" style:family="paragraph">
      <style:paragraph-properties fo:margin-top="0.1666in" fo:margin-bottom="0.1666in"/>
    </style:style>
    <style:style style:name="T377" style:parent-style-name="DefaultParagraphFont" style:family="text">
      <style:text-properties style:font-name="Aptos" style:font-name-asian="Aptos" style:font-name-complex="Aptos" fo:font-weight="bold" style:font-weight-asian="bold" style:font-weight-complex="bold" fo:color="#000000"/>
    </style:style>
    <style:style style:name="T378" style:parent-style-name="DefaultParagraphFont" style:family="text">
      <style:text-properties style:font-name="Aptos" style:font-name-asian="Aptos" style:font-name-complex="Aptos" fo:color="#000000"/>
    </style:style>
    <style:style style:name="P379" style:parent-style-name="Normal" style:family="paragraph">
      <style:paragraph-properties fo:margin-top="0.1666in" fo:margin-bottom="0.1666in"/>
    </style:style>
    <style:style style:name="T380" style:parent-style-name="DefaultParagraphFont" style:family="text">
      <style:text-properties style:font-name="Aptos" style:font-name-asian="Aptos" style:font-name-complex="Aptos" fo:font-weight="bold" style:font-weight-asian="bold" style:font-weight-complex="bold" fo:color="#000000"/>
    </style:style>
    <style:style style:name="T381" style:parent-style-name="DefaultParagraphFont" style:family="text">
      <style:text-properties style:font-name="Aptos" style:font-name-asian="Aptos" style:font-name-complex="Aptos" fo:color="#000000"/>
    </style:style>
    <style:style style:name="P382" style:parent-style-name="Normal" style:family="paragraph">
      <style:paragraph-properties fo:margin-top="0.1666in" fo:margin-bottom="0.1666in"/>
    </style:style>
    <style:style style:name="T383" style:parent-style-name="DefaultParagraphFont" style:family="text">
      <style:text-properties style:font-name="Aptos" style:font-name-asian="Aptos" style:font-name-complex="Aptos" fo:font-weight="bold" style:font-weight-asian="bold" style:font-weight-complex="bold" fo:color="#000000"/>
    </style:style>
    <style:style style:name="T384" style:parent-style-name="DefaultParagraphFont" style:family="text">
      <style:text-properties style:font-name="Aptos" style:font-name-asian="Aptos" style:font-name-complex="Aptos" fo:color="#000000"/>
    </style:style>
    <style:style style:name="P385" style:parent-style-name="Normal" style:family="paragraph">
      <style:paragraph-properties fo:margin-top="0.1666in" fo:margin-bottom="0.1666in"/>
    </style:style>
    <style:style style:name="T386" style:parent-style-name="DefaultParagraphFont" style:family="text">
      <style:text-properties style:font-name="Aptos" style:font-name-asian="Aptos" style:font-name-complex="Aptos" fo:font-weight="bold" style:font-weight-asian="bold" style:font-weight-complex="bold" fo:color="#000000"/>
    </style:style>
    <style:style style:name="P387" style:parent-style-name="ListParagraph" style:family="paragraph">
      <style:paragraph-properties fo:margin-bottom="0in"/>
      <style:text-properties style:font-name="Aptos" style:font-name-asian="Aptos" style:font-name-complex="Aptos" fo:color="#000000"/>
    </style:style>
    <style:style style:name="P388" style:parent-style-name="ListParagraph" style:family="paragraph">
      <style:paragraph-properties fo:margin-bottom="0in"/>
      <style:text-properties style:font-name="Aptos" style:font-name-asian="Aptos" style:font-name-complex="Aptos" fo:color="#000000"/>
    </style:style>
    <style:style style:name="P389" style:parent-style-name="ListParagraph" style:family="paragraph">
      <style:paragraph-properties fo:margin-bottom="0in"/>
      <style:text-properties style:font-name="Aptos" style:font-name-asian="Aptos" style:font-name-complex="Aptos" fo:color="#000000"/>
    </style:style>
    <style:style style:name="P390" style:parent-style-name="ListParagraph" style:family="paragraph">
      <style:paragraph-properties fo:margin-bottom="0in"/>
      <style:text-properties style:font-name="Aptos" style:font-name-asian="Aptos" style:font-name-complex="Aptos" fo:color="#000000"/>
    </style:style>
    <style:style style:name="P391" style:parent-style-name="ListParagraph" style:family="paragraph">
      <style:paragraph-properties fo:margin-bottom="0in"/>
      <style:text-properties style:font-name="Aptos" style:font-name-asian="Aptos" style:font-name-complex="Aptos" fo:color="#000000"/>
    </style:style>
    <style:style style:name="P392" style:parent-style-name="Heading3" style:family="paragraph">
      <style:paragraph-properties fo:margin-top="0.1951in" fo:margin-bottom="0.1951in"/>
    </style:style>
    <style:style style:name="T393" style:parent-style-name="DefaultParagraphFont" style:family="text">
      <style:text-properties style:font-name="Aptos" style:font-name-asian="Aptos" style:font-name-complex="Aptos" fo:font-weight="bold" style:font-weight-asian="bold" style:font-weight-complex="bold" fo:color="#000000"/>
    </style:style>
    <style:style style:name="P394" style:parent-style-name="Normal" style:family="paragraph">
      <style:paragraph-properties fo:margin-top="0.1666in" fo:margin-bottom="0.1666in"/>
    </style:style>
    <style:style style:name="T395" style:parent-style-name="DefaultParagraphFont" style:family="text">
      <style:text-properties style:font-name="Aptos" style:font-name-asian="Aptos" style:font-name-complex="Aptos" fo:font-weight="bold" style:font-weight-asian="bold" style:font-weight-complex="bold" fo:color="#000000"/>
    </style:style>
    <style:style style:name="P396" style:parent-style-name="Normal" style:family="paragraph">
      <style:paragraph-properties fo:margin-top="0.1666in" fo:margin-bottom="0.1666in"/>
    </style:style>
    <style:style style:name="T397" style:parent-style-name="DefaultParagraphFont" style:family="text">
      <style:text-properties style:font-name="Aptos" style:font-name-asian="Aptos" style:font-name-complex="Aptos" fo:color="#000000"/>
    </style:style>
    <style:style style:name="P398" style:parent-style-name="Normal" style:family="paragraph">
      <style:paragraph-properties fo:margin-top="0.1666in" fo:margin-bottom="0.1666in"/>
    </style:style>
    <style:style style:name="T399" style:parent-style-name="DefaultParagraphFont" style:family="text">
      <style:text-properties style:font-name="Aptos" style:font-name-asian="Aptos" style:font-name-complex="Aptos" fo:color="#000000"/>
    </style:style>
    <style:style style:name="P400" style:parent-style-name="Normal" style:family="paragraph">
      <style:paragraph-properties fo:margin-top="0.1666in" fo:margin-bottom="0.1666in"/>
    </style:style>
    <style:style style:name="T401" style:parent-style-name="DefaultParagraphFont" style:family="text">
      <style:text-properties style:font-name="Aptos" style:font-name-asian="Aptos" style:font-name-complex="Aptos" fo:font-weight="bold" style:font-weight-asian="bold" style:font-weight-complex="bold" fo:color="#000000"/>
    </style:style>
    <style:style style:name="P402" style:parent-style-name="Normal" style:family="paragraph">
      <style:paragraph-properties fo:margin-top="0.1666in" fo:margin-bottom="0.1666in"/>
    </style:style>
    <style:style style:name="T403" style:parent-style-name="DefaultParagraphFont" style:family="text">
      <style:text-properties style:font-name="Aptos" style:font-name-asian="Aptos" style:font-name-complex="Aptos" fo:color="#000000"/>
    </style:style>
    <style:style style:name="P404" style:parent-style-name="Normal" style:family="paragraph">
      <style:paragraph-properties fo:margin-top="0.1666in" fo:margin-bottom="0.1666in"/>
    </style:style>
    <style:style style:name="T405" style:parent-style-name="DefaultParagraphFont" style:family="text">
      <style:text-properties style:font-name="Aptos" style:font-name-asian="Aptos" style:font-name-complex="Aptos" fo:font-weight="bold" style:font-weight-asian="bold" style:font-weight-complex="bold" fo:color="#000000"/>
    </style:style>
    <style:style style:name="T406" style:parent-style-name="DefaultParagraphFont" style:family="text">
      <style:text-properties style:font-name="Aptos" style:font-name-asian="Aptos" style:font-name-complex="Aptos" fo:color="#000000"/>
    </style:style>
    <style:style style:name="P407" style:parent-style-name="Normal" style:family="paragraph">
      <style:paragraph-properties fo:margin-top="0.1666in" fo:margin-bottom="0.1666in"/>
    </style:style>
    <style:style style:name="T408" style:parent-style-name="DefaultParagraphFont" style:family="text">
      <style:text-properties style:font-name="Aptos" style:font-name-asian="Aptos" style:font-name-complex="Aptos" fo:font-weight="bold" style:font-weight-asian="bold" style:font-weight-complex="bold" fo:color="#000000"/>
    </style:style>
    <style:style style:name="T409" style:parent-style-name="DefaultParagraphFont" style:family="text">
      <style:text-properties style:font-name="Aptos" style:font-name-asian="Aptos" style:font-name-complex="Aptos" fo:color="#000000"/>
    </style:style>
    <style:style style:name="P410" style:parent-style-name="Normal" style:family="paragraph">
      <style:paragraph-properties fo:margin-top="0.1666in" fo:margin-bottom="0.1666in"/>
    </style:style>
    <style:style style:name="T411" style:parent-style-name="DefaultParagraphFont" style:family="text">
      <style:text-properties style:font-name="Aptos" style:font-name-asian="Aptos" style:font-name-complex="Aptos" fo:font-weight="bold" style:font-weight-asian="bold" style:font-weight-complex="bold" fo:color="#000000"/>
    </style:style>
    <style:style style:name="T412" style:parent-style-name="DefaultParagraphFont" style:family="text">
      <style:text-properties style:font-name="Aptos" style:font-name-asian="Aptos" style:font-name-complex="Aptos" fo:color="#000000"/>
    </style:style>
    <style:style style:name="P413" style:parent-style-name="Normal" style:family="paragraph">
      <style:paragraph-properties fo:margin-top="0.1666in" fo:margin-bottom="0.1666in"/>
    </style:style>
    <style:style style:name="T414" style:parent-style-name="DefaultParagraphFont" style:family="text">
      <style:text-properties style:font-name="Aptos" style:font-name-asian="Aptos" style:font-name-complex="Aptos" fo:font-weight="bold" style:font-weight-asian="bold" style:font-weight-complex="bold" fo:color="#000000"/>
    </style:style>
    <style:style style:name="T415" style:parent-style-name="DefaultParagraphFont" style:family="text">
      <style:text-properties style:font-name="Aptos" style:font-name-asian="Aptos" style:font-name-complex="Aptos" fo:color="#000000"/>
    </style:style>
    <style:style style:name="P416" style:parent-style-name="Normal" style:family="paragraph">
      <style:paragraph-properties fo:margin-top="0.1666in" fo:margin-bottom="0.1666in"/>
    </style:style>
    <style:style style:name="T417" style:parent-style-name="DefaultParagraphFont" style:family="text">
      <style:text-properties style:font-name="Aptos" style:font-name-asian="Aptos" style:font-name-complex="Aptos" fo:font-weight="bold" style:font-weight-asian="bold" style:font-weight-complex="bold" fo:color="#000000"/>
    </style:style>
    <style:style style:name="P418" style:parent-style-name="Normal" style:family="paragraph">
      <style:paragraph-properties fo:margin-top="0.1666in" fo:margin-bottom="0.1666in"/>
    </style:style>
    <style:style style:name="T419" style:parent-style-name="DefaultParagraphFont" style:family="text">
      <style:text-properties style:font-name="Aptos" style:font-name-asian="Aptos" style:font-name-complex="Aptos" fo:color="#000000"/>
    </style:style>
    <style:style style:name="P420" style:parent-style-name="Normal" style:family="paragraph">
      <style:paragraph-properties fo:margin-top="0.1666in" fo:margin-bottom="0.1666in"/>
    </style:style>
    <style:style style:name="T421" style:parent-style-name="DefaultParagraphFont" style:family="text">
      <style:text-properties style:font-name="Aptos" style:font-name-asian="Aptos" style:font-name-complex="Aptos" fo:font-weight="bold" style:font-weight-asian="bold" style:font-weight-complex="bold" fo:color="#000000"/>
    </style:style>
    <style:style style:name="P422" style:parent-style-name="Normal" style:family="paragraph">
      <style:paragraph-properties fo:margin-top="0.1666in" fo:margin-bottom="0.1666in"/>
    </style:style>
    <style:style style:name="T423" style:parent-style-name="DefaultParagraphFont" style:family="text">
      <style:text-properties style:font-name="Aptos" style:font-name-asian="Aptos" style:font-name-complex="Aptos" fo:font-style="italic" style:font-style-asian="italic" style:font-style-complex="italic" fo:color="#000000"/>
    </style:style>
    <style:style style:name="P424" style:parent-style-name="ListParagraph" style:family="paragraph">
      <style:paragraph-properties fo:margin-bottom="0in"/>
      <style:text-properties style:font-name="Aptos" style:font-name-asian="Aptos" style:font-name-complex="Aptos" fo:color="#000000"/>
    </style:style>
    <style:style style:name="P425" style:parent-style-name="ListParagraph" style:family="paragraph">
      <style:paragraph-properties fo:margin-bottom="0in"/>
      <style:text-properties style:font-name="Aptos" style:font-name-asian="Aptos" style:font-name-complex="Aptos" fo:color="#000000"/>
    </style:style>
    <style:style style:name="P426" style:parent-style-name="ListParagraph" style:family="paragraph">
      <style:paragraph-properties fo:margin-bottom="0in"/>
      <style:text-properties style:font-name="Aptos" style:font-name-asian="Aptos" style:font-name-complex="Aptos" fo:color="#000000"/>
    </style:style>
    <style:style style:name="P427" style:parent-style-name="ListParagraph" style:family="paragraph">
      <style:paragraph-properties fo:margin-bottom="0in"/>
      <style:text-properties style:font-name="Aptos" style:font-name-asian="Aptos" style:font-name-complex="Aptos" fo:color="#000000"/>
    </style:style>
    <style:style style:name="P428" style:parent-style-name="ListParagraph" style:family="paragraph">
      <style:paragraph-properties fo:margin-bottom="0in"/>
      <style:text-properties style:font-name="Aptos" style:font-name-asian="Aptos" style:font-name-complex="Aptos" fo:color="#000000"/>
    </style:style>
    <style:style style:name="P429" style:parent-style-name="Normal" style:family="paragraph">
      <style:paragraph-properties fo:margin-top="0.1666in" fo:margin-bottom="0.1666in"/>
    </style:style>
    <style:style style:name="T430" style:parent-style-name="DefaultParagraphFont" style:family="text">
      <style:text-properties style:font-name="Aptos" style:font-name-asian="Aptos" style:font-name-complex="Aptos" fo:font-style="italic" style:font-style-asian="italic" style:font-style-complex="italic" fo:color="#000000"/>
    </style:style>
    <style:style style:name="T431" style:parent-style-name="DefaultParagraphFont" style:family="text">
      <style:text-properties style:font-name="Aptos" style:font-name-asian="Aptos" style:font-name-complex="Aptos" fo:color="#000000"/>
    </style:style>
    <style:style style:name="P432" style:parent-style-name="Normal" style:family="paragraph">
      <style:paragraph-properties fo:margin-top="0.1666in" fo:margin-bottom="0.1666in"/>
    </style:style>
    <style:style style:name="T433" style:parent-style-name="DefaultParagraphFont" style:family="text">
      <style:text-properties style:font-name="Aptos" style:font-name-asian="Aptos" style:font-name-complex="Aptos" fo:font-style="italic" style:font-style-asian="italic" style:font-style-complex="italic" fo:color="#000000"/>
    </style:style>
    <style:style style:name="T434" style:parent-style-name="DefaultParagraphFont" style:family="text">
      <style:text-properties style:font-name="Aptos" style:font-name-asian="Aptos" style:font-name-complex="Aptos" fo:color="#000000"/>
    </style:style>
    <style:style style:name="P435" style:parent-style-name="Normal" style:family="paragraph">
      <style:paragraph-properties fo:margin-top="0.1666in" fo:margin-bottom="0.1666in"/>
    </style:style>
    <style:style style:name="T436" style:parent-style-name="DefaultParagraphFont" style:family="text">
      <style:text-properties style:font-name="Aptos" style:font-name-asian="Aptos" style:font-name-complex="Aptos" fo:font-style="italic" style:font-style-asian="italic" style:font-style-complex="italic" fo:color="#000000"/>
    </style:style>
    <style:style style:name="T437" style:parent-style-name="DefaultParagraphFont" style:family="text">
      <style:text-properties style:font-name="Aptos" style:font-name-asian="Aptos" style:font-name-complex="Aptos" fo:color="#000000"/>
    </style:style>
    <style:style style:name="P438" style:parent-style-name="Normal" style:family="paragraph">
      <style:paragraph-properties fo:margin-top="0.1666in" fo:margin-bottom="0.1666in"/>
    </style:style>
    <style:style style:name="T439" style:parent-style-name="DefaultParagraphFont" style:family="text">
      <style:text-properties style:font-name="Aptos" style:font-name-asian="Aptos" style:font-name-complex="Aptos" fo:font-style="italic" style:font-style-asian="italic" style:font-style-complex="italic" fo:color="#000000"/>
    </style:style>
    <style:style style:name="T440" style:parent-style-name="DefaultParagraphFont" style:family="text">
      <style:text-properties style:font-name="Aptos" style:font-name-asian="Aptos" style:font-name-complex="Aptos" fo:color="#000000"/>
    </style:style>
    <style:style style:name="P441" style:parent-style-name="Normal" style:family="paragraph">
      <style:paragraph-properties fo:margin-top="0.1666in" fo:margin-bottom="0.1666in"/>
    </style:style>
    <style:style style:name="T442" style:parent-style-name="DefaultParagraphFont" style:family="text">
      <style:text-properties style:font-name="Aptos" style:font-name-asian="Aptos" style:font-name-complex="Aptos" fo:font-weight="bold" style:font-weight-asian="bold" style:font-weight-complex="bold" fo:color="#000000"/>
    </style:style>
    <style:style style:name="P443" style:parent-style-name="Normal" style:family="paragraph">
      <style:paragraph-properties fo:margin-top="0.1666in" fo:margin-bottom="0.1666in"/>
    </style:style>
    <style:style style:name="T444" style:parent-style-name="DefaultParagraphFont" style:family="text">
      <style:text-properties style:font-name="Aptos" style:font-name-asian="Aptos" style:font-name-complex="Aptos" fo:font-style="italic" style:font-style-asian="italic" style:font-style-complex="italic" fo:color="#000000"/>
    </style:style>
    <style:style style:name="P445" style:parent-style-name="ListParagraph" style:family="paragraph">
      <style:paragraph-properties fo:margin-bottom="0in"/>
      <style:text-properties style:font-name="Aptos" style:font-name-asian="Aptos" style:font-name-complex="Aptos" fo:color="#000000"/>
    </style:style>
    <style:style style:name="P446" style:parent-style-name="ListParagraph" style:family="paragraph">
      <style:paragraph-properties fo:margin-bottom="0in"/>
      <style:text-properties style:font-name="Aptos" style:font-name-asian="Aptos" style:font-name-complex="Aptos" fo:color="#000000"/>
    </style:style>
    <style:style style:name="P447" style:parent-style-name="ListParagraph" style:family="paragraph">
      <style:paragraph-properties fo:margin-bottom="0in"/>
      <style:text-properties style:font-name="Aptos" style:font-name-asian="Aptos" style:font-name-complex="Aptos" fo:color="#000000"/>
    </style:style>
    <style:style style:name="P448" style:parent-style-name="ListParagraph" style:family="paragraph">
      <style:paragraph-properties fo:margin-bottom="0in"/>
      <style:text-properties style:font-name="Aptos" style:font-name-asian="Aptos" style:font-name-complex="Aptos" fo:color="#000000"/>
    </style:style>
    <style:style style:name="P449" style:parent-style-name="ListParagraph" style:family="paragraph">
      <style:paragraph-properties fo:margin-bottom="0in"/>
      <style:text-properties style:font-name="Aptos" style:font-name-asian="Aptos" style:font-name-complex="Aptos" fo:color="#000000"/>
    </style:style>
    <style:style style:name="P450" style:parent-style-name="Normal" style:family="paragraph">
      <style:paragraph-properties fo:margin-top="0.1666in" fo:margin-bottom="0.1666in"/>
    </style:style>
    <style:style style:name="T451" style:parent-style-name="DefaultParagraphFont" style:family="text">
      <style:text-properties style:font-name="Aptos" style:font-name-asian="Aptos" style:font-name-complex="Aptos" fo:font-style="italic" style:font-style-asian="italic" style:font-style-complex="italic" fo:color="#000000"/>
    </style:style>
    <style:style style:name="T452" style:parent-style-name="DefaultParagraphFont" style:family="text">
      <style:text-properties style:font-name="Aptos" style:font-name-asian="Aptos" style:font-name-complex="Aptos" fo:color="#000000"/>
    </style:style>
    <style:style style:name="P453" style:parent-style-name="Normal" style:family="paragraph">
      <style:paragraph-properties fo:margin-top="0.1666in" fo:margin-bottom="0.1666in"/>
    </style:style>
    <style:style style:name="T454" style:parent-style-name="DefaultParagraphFont" style:family="text">
      <style:text-properties style:font-name="Aptos" style:font-name-asian="Aptos" style:font-name-complex="Aptos" fo:font-style="italic" style:font-style-asian="italic" style:font-style-complex="italic" fo:color="#000000"/>
    </style:style>
    <style:style style:name="T455" style:parent-style-name="DefaultParagraphFont" style:family="text">
      <style:text-properties style:font-name="Aptos" style:font-name-asian="Aptos" style:font-name-complex="Aptos" fo:color="#000000"/>
    </style:style>
    <style:style style:name="P456" style:parent-style-name="Normal" style:family="paragraph">
      <style:paragraph-properties fo:margin-top="0.1666in" fo:margin-bottom="0.1666in"/>
    </style:style>
    <style:style style:name="T457" style:parent-style-name="DefaultParagraphFont" style:family="text">
      <style:text-properties style:font-name="Aptos" style:font-name-asian="Aptos" style:font-name-complex="Aptos" fo:font-style="italic" style:font-style-asian="italic" style:font-style-complex="italic" fo:color="#000000"/>
    </style:style>
    <style:style style:name="T458" style:parent-style-name="DefaultParagraphFont" style:family="text">
      <style:text-properties style:font-name="Aptos" style:font-name-asian="Aptos" style:font-name-complex="Aptos" fo:color="#000000"/>
    </style:style>
    <style:style style:name="P459" style:parent-style-name="Normal" style:family="paragraph">
      <style:paragraph-properties fo:margin-top="0.1666in" fo:margin-bottom="0.1666in"/>
    </style:style>
    <style:style style:name="T460" style:parent-style-name="DefaultParagraphFont" style:family="text">
      <style:text-properties style:font-name="Aptos" style:font-name-asian="Aptos" style:font-name-complex="Aptos" fo:font-weight="bold" style:font-weight-asian="bold" style:font-weight-complex="bold" fo:color="#000000"/>
    </style:style>
    <style:style style:name="P461" style:parent-style-name="Normal" style:family="paragraph">
      <style:paragraph-properties fo:margin-top="0.1666in" fo:margin-bottom="0.1666in"/>
    </style:style>
    <style:style style:name="T462" style:parent-style-name="DefaultParagraphFont" style:family="text">
      <style:text-properties style:font-name="Aptos" style:font-name-asian="Aptos" style:font-name-complex="Aptos" fo:font-style="italic" style:font-style-asian="italic" style:font-style-complex="italic" fo:color="#000000"/>
    </style:style>
    <style:style style:name="P463" style:parent-style-name="ListParagraph" style:family="paragraph">
      <style:paragraph-properties fo:margin-bottom="0in"/>
      <style:text-properties style:font-name="Aptos" style:font-name-asian="Aptos" style:font-name-complex="Aptos" fo:color="#000000"/>
    </style:style>
    <style:style style:name="P464" style:parent-style-name="ListParagraph" style:family="paragraph">
      <style:paragraph-properties fo:margin-bottom="0in"/>
      <style:text-properties style:font-name="Aptos" style:font-name-asian="Aptos" style:font-name-complex="Aptos" fo:color="#000000"/>
    </style:style>
    <style:style style:name="P465" style:parent-style-name="ListParagraph" style:family="paragraph">
      <style:paragraph-properties fo:margin-bottom="0in"/>
      <style:text-properties style:font-name="Aptos" style:font-name-asian="Aptos" style:font-name-complex="Aptos" fo:color="#000000"/>
    </style:style>
    <style:style style:name="P466" style:parent-style-name="ListParagraph" style:family="paragraph">
      <style:paragraph-properties fo:margin-bottom="0in"/>
      <style:text-properties style:font-name="Aptos" style:font-name-asian="Aptos" style:font-name-complex="Aptos" fo:color="#000000"/>
    </style:style>
    <style:style style:name="P467" style:parent-style-name="Normal" style:family="paragraph">
      <style:paragraph-properties fo:margin-top="0.1666in" fo:margin-bottom="0.1666in"/>
    </style:style>
    <style:style style:name="T468" style:parent-style-name="DefaultParagraphFont" style:family="text">
      <style:text-properties style:font-name="Aptos" style:font-name-asian="Aptos" style:font-name-complex="Aptos" fo:font-style="italic" style:font-style-asian="italic" style:font-style-complex="italic" fo:color="#000000"/>
    </style:style>
    <style:style style:name="T469" style:parent-style-name="DefaultParagraphFont" style:family="text">
      <style:text-properties style:font-name="Aptos" style:font-name-asian="Aptos" style:font-name-complex="Aptos" fo:color="#000000"/>
    </style:style>
    <style:style style:name="P470" style:parent-style-name="Normal" style:family="paragraph">
      <style:paragraph-properties fo:margin-top="0.1666in" fo:margin-bottom="0.1666in"/>
    </style:style>
    <style:style style:name="T471" style:parent-style-name="DefaultParagraphFont" style:family="text">
      <style:text-properties style:font-name="Aptos" style:font-name-asian="Aptos" style:font-name-complex="Aptos" fo:font-style="italic" style:font-style-asian="italic" style:font-style-complex="italic" fo:color="#000000"/>
    </style:style>
    <style:style style:name="T472" style:parent-style-name="DefaultParagraphFont" style:family="text">
      <style:text-properties style:font-name="Aptos" style:font-name-asian="Aptos" style:font-name-complex="Aptos" fo:color="#000000"/>
    </style:style>
    <style:style style:name="P473" style:parent-style-name="Normal" style:family="paragraph">
      <style:paragraph-properties fo:margin-top="0.1666in" fo:margin-bottom="0.1666in"/>
    </style:style>
    <style:style style:name="T474" style:parent-style-name="DefaultParagraphFont" style:family="text">
      <style:text-properties style:font-name="Aptos" style:font-name-asian="Aptos" style:font-name-complex="Aptos" fo:font-style="italic" style:font-style-asian="italic" style:font-style-complex="italic" fo:color="#000000"/>
    </style:style>
    <style:style style:name="T475" style:parent-style-name="DefaultParagraphFont" style:family="text">
      <style:text-properties style:font-name="Aptos" style:font-name-asian="Aptos" style:font-name-complex="Aptos" fo:color="#000000"/>
    </style:style>
    <style:style style:name="P476" style:parent-style-name="Normal" style:family="paragraph">
      <style:paragraph-properties fo:margin-top="0.1666in" fo:margin-bottom="0.1666in"/>
    </style:style>
    <style:style style:name="T477" style:parent-style-name="DefaultParagraphFont" style:family="text">
      <style:text-properties style:font-name="Aptos" style:font-name-asian="Aptos" style:font-name-complex="Aptos" fo:font-weight="bold" style:font-weight-asian="bold" style:font-weight-complex="bold" fo:color="#000000"/>
    </style:style>
    <style:style style:name="P478" style:parent-style-name="Normal" style:family="paragraph">
      <style:paragraph-properties fo:margin-top="0.1666in" fo:margin-bottom="0.1666in"/>
    </style:style>
    <style:style style:name="T479" style:parent-style-name="DefaultParagraphFont" style:family="text">
      <style:text-properties style:font-name="Aptos" style:font-name-asian="Aptos" style:font-name-complex="Aptos" fo:color="#000000"/>
    </style:style>
    <style:style style:name="P480" style:parent-style-name="Normal" style:family="paragraph">
      <style:paragraph-properties fo:margin-top="0.1666in" fo:margin-bottom="0.1666in"/>
    </style:style>
    <style:style style:name="T481" style:parent-style-name="DefaultParagraphFont" style:family="text">
      <style:text-properties style:font-name="Aptos" style:font-name-asian="Aptos" style:font-name-complex="Aptos" fo:color="#000000"/>
    </style:style>
    <style:style style:name="P482" style:parent-style-name="ListParagraph" style:family="paragraph">
      <style:paragraph-properties fo:margin-bottom="0in"/>
      <style:text-properties style:font-name="Aptos" style:font-name-asian="Aptos" style:font-name-complex="Aptos" fo:color="#000000"/>
    </style:style>
    <style:style style:name="P483" style:parent-style-name="ListParagraph" style:family="paragraph">
      <style:paragraph-properties fo:margin-bottom="0in"/>
      <style:text-properties style:font-name="Aptos" style:font-name-asian="Aptos" style:font-name-complex="Aptos" fo:color="#000000"/>
    </style:style>
    <style:style style:name="P484" style:parent-style-name="ListParagraph" style:family="paragraph">
      <style:paragraph-properties fo:margin-bottom="0in"/>
      <style:text-properties style:font-name="Aptos" style:font-name-asian="Aptos" style:font-name-complex="Aptos" fo:color="#000000"/>
    </style:style>
    <style:style style:name="P485" style:parent-style-name="ListParagraph" style:family="paragraph">
      <style:paragraph-properties fo:margin-bottom="0in"/>
      <style:text-properties style:font-name="Aptos" style:font-name-asian="Aptos" style:font-name-complex="Aptos" fo:color="#000000"/>
    </style:style>
    <style:style style:name="P486" style:parent-style-name="Normal" style:family="paragraph">
      <style:paragraph-properties fo:margin-top="0.1666in" fo:margin-bottom="0.1666in"/>
    </style:style>
    <style:style style:name="T487" style:parent-style-name="DefaultParagraphFont" style:family="text">
      <style:text-properties style:font-name="Aptos" style:font-name-asian="Aptos" style:font-name-complex="Aptos" fo:color="#000000"/>
    </style:style>
    <style:style style:name="P488" style:parent-style-name="ListParagraph" style:family="paragraph">
      <style:paragraph-properties fo:margin-bottom="0in"/>
      <style:text-properties style:font-name="Aptos" style:font-name-asian="Aptos" style:font-name-complex="Aptos" fo:color="#000000"/>
    </style:style>
    <style:style style:name="P489" style:parent-style-name="ListParagraph" style:family="paragraph">
      <style:paragraph-properties fo:margin-bottom="0in"/>
      <style:text-properties style:font-name="Aptos" style:font-name-asian="Aptos" style:font-name-complex="Aptos" fo:color="#000000"/>
    </style:style>
    <style:style style:name="P490" style:parent-style-name="ListParagraph" style:family="paragraph">
      <style:paragraph-properties fo:margin-bottom="0in"/>
      <style:text-properties style:font-name="Aptos" style:font-name-asian="Aptos" style:font-name-complex="Aptos" fo:color="#000000"/>
    </style:style>
    <style:style style:name="P491" style:parent-style-name="Normal" style:family="paragraph">
      <style:paragraph-properties fo:margin-top="0.1666in" fo:margin-bottom="0.1666in"/>
    </style:style>
    <style:style style:name="T492" style:parent-style-name="DefaultParagraphFont" style:family="text">
      <style:text-properties style:font-name="Aptos" style:font-name-asian="Aptos" style:font-name-complex="Aptos" fo:color="#000000"/>
    </style:style>
    <style:style style:name="P493" style:parent-style-name="ListParagraph" style:family="paragraph">
      <style:paragraph-properties fo:margin-bottom="0in"/>
      <style:text-properties style:font-name="Aptos" style:font-name-asian="Aptos" style:font-name-complex="Aptos" fo:color="#000000"/>
    </style:style>
    <style:style style:name="P494" style:parent-style-name="ListParagraph" style:family="paragraph">
      <style:paragraph-properties fo:margin-bottom="0in"/>
      <style:text-properties style:font-name="Aptos" style:font-name-asian="Aptos" style:font-name-complex="Aptos" fo:color="#000000"/>
    </style:style>
    <style:style style:name="P495" style:parent-style-name="ListParagraph" style:family="paragraph">
      <style:paragraph-properties fo:margin-bottom="0in"/>
      <style:text-properties style:font-name="Aptos" style:font-name-asian="Aptos" style:font-name-complex="Aptos" fo:color="#000000"/>
    </style:style>
    <style:style style:name="P496" style:parent-style-name="ListParagraph" style:family="paragraph">
      <style:paragraph-properties fo:margin-bottom="0in"/>
      <style:text-properties style:font-name="Aptos" style:font-name-asian="Aptos" style:font-name-complex="Aptos" fo:color="#000000"/>
    </style:style>
    <style:style style:name="P497" style:parent-style-name="Normal" style:family="paragraph">
      <style:paragraph-properties fo:margin-top="0.1666in" fo:margin-bottom="0.1666in"/>
    </style:style>
    <style:style style:name="T498" style:parent-style-name="DefaultParagraphFont" style:family="text">
      <style:text-properties style:font-name="Aptos" style:font-name-asian="Aptos" style:font-name-complex="Aptos" fo:color="#000000"/>
    </style:style>
    <style:style style:name="P499" style:parent-style-name="ListParagraph" style:family="paragraph">
      <style:paragraph-properties fo:margin-bottom="0in"/>
      <style:text-properties style:font-name="Aptos" style:font-name-asian="Aptos" style:font-name-complex="Aptos" fo:color="#000000"/>
    </style:style>
    <style:style style:name="P500" style:parent-style-name="ListParagraph" style:family="paragraph">
      <style:paragraph-properties fo:margin-bottom="0in"/>
      <style:text-properties style:font-name="Aptos" style:font-name-asian="Aptos" style:font-name-complex="Aptos" fo:color="#000000"/>
    </style:style>
    <style:style style:name="P501" style:parent-style-name="ListParagraph" style:family="paragraph">
      <style:paragraph-properties fo:margin-bottom="0in"/>
      <style:text-properties style:font-name="Aptos" style:font-name-asian="Aptos" style:font-name-complex="Aptos" fo:color="#000000"/>
    </style:style>
    <style:style style:name="P502" style:parent-style-name="ListParagraph" style:family="paragraph">
      <style:paragraph-properties fo:margin-bottom="0in"/>
      <style:text-properties style:font-name="Aptos" style:font-name-asian="Aptos" style:font-name-complex="Aptos" fo:color="#000000"/>
    </style:style>
    <style:style style:name="P503" style:parent-style-name="Normal" style:family="paragraph">
      <style:paragraph-properties fo:margin-top="0.1666in" fo:margin-bottom="0.1666in"/>
    </style:style>
    <style:style style:name="T504" style:parent-style-name="DefaultParagraphFont" style:family="text">
      <style:text-properties style:font-name="Aptos" style:font-name-asian="Aptos" style:font-name-complex="Aptos" fo:font-weight="bold" style:font-weight-asian="bold" style:font-weight-complex="bold" fo:color="#000000"/>
    </style:style>
    <style:style style:name="P505" style:parent-style-name="Normal" style:family="paragraph">
      <style:paragraph-properties fo:margin-top="0.1666in" fo:margin-bottom="0.1666in"/>
    </style:style>
    <style:style style:name="T506" style:parent-style-name="DefaultParagraphFont" style:family="text">
      <style:text-properties style:font-name="Aptos" style:font-name-asian="Aptos" style:font-name-complex="Aptos" fo:color="#000000"/>
    </style:style>
    <style:style style:name="P507" style:parent-style-name="Normal" style:family="paragraph">
      <style:paragraph-properties fo:margin-top="0.1666in" fo:margin-bottom="0.1666in"/>
    </style:style>
    <style:style style:name="T508" style:parent-style-name="DefaultParagraphFont" style:family="text">
      <style:text-properties style:font-name="Aptos" style:font-name-asian="Aptos" style:font-name-complex="Aptos" fo:color="#000000"/>
    </style:style>
    <style:style style:name="P509" style:parent-style-name="ListParagraph" style:family="paragraph">
      <style:paragraph-properties fo:margin-bottom="0in"/>
      <style:text-properties style:font-name="Aptos" style:font-name-asian="Aptos" style:font-name-complex="Aptos" fo:color="#000000"/>
    </style:style>
    <style:style style:name="P510" style:parent-style-name="ListParagraph" style:family="paragraph">
      <style:paragraph-properties fo:margin-bottom="0in"/>
      <style:text-properties style:font-name="Aptos" style:font-name-asian="Aptos" style:font-name-complex="Aptos" fo:color="#000000"/>
    </style:style>
    <style:style style:name="P511" style:parent-style-name="ListParagraph" style:family="paragraph">
      <style:paragraph-properties fo:margin-bottom="0in"/>
      <style:text-properties style:font-name="Aptos" style:font-name-asian="Aptos" style:font-name-complex="Aptos" fo:color="#000000"/>
    </style:style>
    <style:style style:name="P512" style:parent-style-name="ListParagraph" style:family="paragraph">
      <style:paragraph-properties fo:margin-bottom="0in"/>
      <style:text-properties style:font-name="Aptos" style:font-name-asian="Aptos" style:font-name-complex="Aptos" fo:color="#000000"/>
    </style:style>
    <style:style style:name="P513" style:parent-style-name="ListParagraph" style:family="paragraph">
      <style:paragraph-properties fo:margin-bottom="0in"/>
      <style:text-properties style:font-name="Aptos" style:font-name-asian="Aptos" style:font-name-complex="Aptos" fo:color="#000000"/>
    </style:style>
    <style:style style:name="P514" style:parent-style-name="ListParagraph" style:family="paragraph">
      <style:paragraph-properties fo:margin-bottom="0in"/>
      <style:text-properties style:font-name="Aptos" style:font-name-asian="Aptos" style:font-name-complex="Aptos" fo:color="#000000"/>
    </style:style>
    <style:style style:name="P515" style:parent-style-name="ListParagraph" style:family="paragraph">
      <style:paragraph-properties fo:margin-bottom="0in"/>
      <style:text-properties style:font-name="Aptos" style:font-name-asian="Aptos" style:font-name-complex="Aptos" fo:color="#000000"/>
    </style:style>
    <style:style style:name="P516" style:parent-style-name="ListParagraph" style:family="paragraph">
      <style:paragraph-properties fo:margin-bottom="0in"/>
      <style:text-properties style:font-name="Aptos" style:font-name-asian="Aptos" style:font-name-complex="Aptos" fo:color="#000000"/>
    </style:style>
    <style:style style:name="P517" style:parent-style-name="Normal" style:family="paragraph">
      <style:paragraph-properties fo:margin-top="0.1666in" fo:margin-bottom="0.1666in"/>
    </style:style>
    <style:style style:name="T518" style:parent-style-name="DefaultParagraphFont" style:family="text">
      <style:text-properties style:font-name="Aptos" style:font-name-asian="Aptos" style:font-name-complex="Aptos" fo:color="#000000"/>
    </style:style>
    <style:style style:name="P519" style:parent-style-name="ListParagraph" style:family="paragraph">
      <style:paragraph-properties fo:margin-bottom="0in"/>
      <style:text-properties style:font-name="Aptos" style:font-name-asian="Aptos" style:font-name-complex="Aptos" fo:color="#000000"/>
    </style:style>
    <style:style style:name="P520" style:parent-style-name="ListParagraph" style:family="paragraph">
      <style:paragraph-properties fo:margin-bottom="0in"/>
      <style:text-properties style:font-name="Aptos" style:font-name-asian="Aptos" style:font-name-complex="Aptos" fo:color="#000000"/>
    </style:style>
    <style:style style:name="P521" style:parent-style-name="ListParagraph" style:family="paragraph">
      <style:paragraph-properties fo:margin-bottom="0in"/>
      <style:text-properties style:font-name="Aptos" style:font-name-asian="Aptos" style:font-name-complex="Aptos" fo:color="#000000"/>
    </style:style>
    <style:style style:name="P522" style:parent-style-name="ListParagraph" style:family="paragraph">
      <style:paragraph-properties fo:margin-bottom="0in"/>
      <style:text-properties style:font-name="Aptos" style:font-name-asian="Aptos" style:font-name-complex="Aptos" fo:color="#000000"/>
    </style:style>
    <style:style style:name="P523" style:parent-style-name="Normal" style:family="paragraph">
      <style:paragraph-properties fo:margin-top="0.1666in" fo:margin-bottom="0.1666in"/>
    </style:style>
    <style:style style:name="T524" style:parent-style-name="DefaultParagraphFont" style:family="text">
      <style:text-properties style:font-name="Aptos" style:font-name-asian="Aptos" style:font-name-complex="Aptos" fo:color="#000000"/>
    </style:style>
    <style:style style:name="P525" style:parent-style-name="ListParagraph" style:family="paragraph">
      <style:paragraph-properties fo:margin-bottom="0in"/>
      <style:text-properties style:font-name="Aptos" style:font-name-asian="Aptos" style:font-name-complex="Aptos" fo:color="#000000"/>
    </style:style>
    <style:style style:name="P526" style:parent-style-name="ListParagraph" style:family="paragraph">
      <style:paragraph-properties fo:margin-bottom="0in"/>
      <style:text-properties style:font-name="Aptos" style:font-name-asian="Aptos" style:font-name-complex="Aptos" fo:color="#000000"/>
    </style:style>
    <style:style style:name="P527" style:parent-style-name="Normal" style:family="paragraph">
      <style:paragraph-properties fo:margin-top="0.1666in" fo:margin-bottom="0.1666in"/>
    </style:style>
    <style:style style:name="T528" style:parent-style-name="DefaultParagraphFont" style:family="text">
      <style:text-properties style:font-name="Aptos" style:font-name-asian="Aptos" style:font-name-complex="Aptos" fo:font-weight="bold" style:font-weight-asian="bold" style:font-weight-complex="bold" fo:color="#000000"/>
    </style:style>
    <style:style style:name="P529" style:parent-style-name="Normal" style:family="paragraph">
      <style:paragraph-properties fo:margin-top="0.1666in" fo:margin-bottom="0.1666in"/>
    </style:style>
    <style:style style:name="T530" style:parent-style-name="DefaultParagraphFont" style:family="text">
      <style:text-properties style:font-name="Aptos" style:font-name-asian="Aptos" style:font-name-complex="Aptos" fo:color="#000000"/>
    </style:style>
    <style:style style:name="P531" style:parent-style-name="Normal" style:family="paragraph">
      <style:paragraph-properties fo:margin-top="0.1666in" fo:margin-bottom="0.1666in"/>
    </style:style>
    <style:style style:name="T532" style:parent-style-name="DefaultParagraphFont" style:family="text">
      <style:text-properties style:font-name="Aptos" style:font-name-asian="Aptos" style:font-name-complex="Aptos" fo:font-weight="bold" style:font-weight-asian="bold" style:font-weight-complex="bold" fo:color="#000000"/>
    </style:style>
    <style:style style:name="P533" style:parent-style-name="ListParagraph" style:family="paragraph">
      <style:paragraph-properties fo:margin-bottom="0in"/>
      <style:text-properties style:font-name="Aptos" style:font-name-asian="Aptos" style:font-name-complex="Aptos" fo:color="#000000"/>
    </style:style>
    <style:style style:name="P534" style:parent-style-name="ListParagraph" style:family="paragraph">
      <style:paragraph-properties fo:margin-bottom="0in"/>
      <style:text-properties style:font-name="Aptos" style:font-name-asian="Aptos" style:font-name-complex="Aptos" fo:color="#000000"/>
    </style:style>
    <style:style style:name="P535" style:parent-style-name="ListParagraph" style:family="paragraph">
      <style:paragraph-properties fo:margin-bottom="0in"/>
      <style:text-properties style:font-name="Aptos" style:font-name-asian="Aptos" style:font-name-complex="Aptos" fo:color="#000000"/>
    </style:style>
    <style:style style:name="P536" style:parent-style-name="Normal" style:family="paragraph">
      <style:paragraph-properties fo:margin-top="0.1666in" fo:margin-bottom="0.1666in"/>
    </style:style>
    <style:style style:name="T537" style:parent-style-name="DefaultParagraphFont" style:family="text">
      <style:text-properties style:font-name="Aptos" style:font-name-asian="Aptos" style:font-name-complex="Aptos" fo:font-weight="bold" style:font-weight-asian="bold" style:font-weight-complex="bold" fo:color="#000000"/>
    </style:style>
    <style:style style:name="P538" style:parent-style-name="ListParagraph" style:family="paragraph">
      <style:paragraph-properties fo:margin-bottom="0in"/>
      <style:text-properties style:font-name="Aptos" style:font-name-asian="Aptos" style:font-name-complex="Aptos" fo:color="#000000"/>
    </style:style>
    <style:style style:name="P539" style:parent-style-name="ListParagraph" style:family="paragraph">
      <style:paragraph-properties fo:margin-bottom="0in"/>
      <style:text-properties style:font-name="Aptos" style:font-name-asian="Aptos" style:font-name-complex="Aptos" fo:color="#000000"/>
    </style:style>
    <style:style style:name="P540" style:parent-style-name="ListParagraph" style:family="paragraph">
      <style:paragraph-properties fo:margin-bottom="0in"/>
      <style:text-properties style:font-name="Aptos" style:font-name-asian="Aptos" style:font-name-complex="Aptos" fo:color="#000000"/>
    </style:style>
    <style:style style:name="P541" style:parent-style-name="ListParagraph" style:family="paragraph">
      <style:paragraph-properties fo:margin-bottom="0in"/>
      <style:text-properties style:font-name="Aptos" style:font-name-asian="Aptos" style:font-name-complex="Aptos" fo:color="#000000"/>
    </style:style>
    <style:style style:name="P542" style:parent-style-name="ListParagraph" style:family="paragraph">
      <style:paragraph-properties fo:margin-bottom="0in"/>
      <style:text-properties style:font-name="Aptos" style:font-name-asian="Aptos" style:font-name-complex="Aptos" fo:color="#000000"/>
    </style:style>
    <style:style style:name="P543" style:parent-style-name="Normal" style:family="paragraph">
      <style:paragraph-properties fo:margin-top="0.1666in" fo:margin-bottom="0.1666in"/>
    </style:style>
    <style:style style:name="T544" style:parent-style-name="DefaultParagraphFont" style:family="text">
      <style:text-properties style:font-name="Aptos" style:font-name-asian="Aptos" style:font-name-complex="Aptos" fo:font-weight="bold" style:font-weight-asian="bold" style:font-weight-complex="bold" fo:color="#000000"/>
    </style:style>
    <style:style style:name="P545" style:parent-style-name="ListParagraph" style:family="paragraph">
      <style:paragraph-properties fo:margin-bottom="0in"/>
      <style:text-properties style:font-name="Aptos" style:font-name-asian="Aptos" style:font-name-complex="Aptos" fo:color="#000000"/>
    </style:style>
    <style:style style:name="P546" style:parent-style-name="ListParagraph" style:family="paragraph">
      <style:paragraph-properties fo:margin-bottom="0in"/>
      <style:text-properties style:font-name="Aptos" style:font-name-asian="Aptos" style:font-name-complex="Aptos" fo:color="#000000"/>
    </style:style>
    <style:style style:name="P547" style:parent-style-name="ListParagraph" style:family="paragraph">
      <style:paragraph-properties fo:margin-bottom="0in"/>
      <style:text-properties style:font-name="Aptos" style:font-name-asian="Aptos" style:font-name-complex="Aptos" fo:color="#000000"/>
    </style:style>
    <style:style style:name="P548" style:parent-style-name="ListParagraph" style:family="paragraph">
      <style:paragraph-properties fo:margin-bottom="0in"/>
      <style:text-properties style:font-name="Aptos" style:font-name-asian="Aptos" style:font-name-complex="Aptos" fo:color="#000000"/>
    </style:style>
    <style:style style:name="P549" style:parent-style-name="Heading3" style:family="paragraph">
      <style:paragraph-properties fo:margin-top="0.1951in" fo:margin-bottom="0.1951in"/>
    </style:style>
    <style:style style:name="T550" style:parent-style-name="DefaultParagraphFont" style:family="text">
      <style:text-properties style:font-name="Aptos" style:font-name-asian="Aptos" style:font-name-complex="Aptos" fo:font-weight="bold" style:font-weight-asian="bold" style:font-weight-complex="bold" fo:color="#000000"/>
    </style:style>
    <style:style style:name="P551" style:parent-style-name="Normal" style:family="paragraph">
      <style:paragraph-properties fo:margin-top="0.1666in" fo:margin-bottom="0.1666in"/>
    </style:style>
    <style:style style:name="T552" style:parent-style-name="DefaultParagraphFont" style:family="text">
      <style:text-properties style:font-name="Aptos" style:font-name-asian="Aptos" style:font-name-complex="Aptos" fo:font-weight="bold" style:font-weight-asian="bold" style:font-weight-complex="bold" fo:color="#000000"/>
    </style:style>
    <style:style style:name="P553" style:parent-style-name="Normal" style:family="paragraph">
      <style:paragraph-properties fo:margin-top="0.1666in" fo:margin-bottom="0.1666in"/>
    </style:style>
    <style:style style:name="T554" style:parent-style-name="DefaultParagraphFont" style:family="text">
      <style:text-properties style:font-name="Aptos" style:font-name-asian="Aptos" style:font-name-complex="Aptos" fo:color="#000000"/>
    </style:style>
    <style:style style:name="P555" style:parent-style-name="Normal" style:family="paragraph">
      <style:paragraph-properties fo:margin-top="0.1666in" fo:margin-bottom="0.1666in"/>
    </style:style>
    <style:style style:name="T556" style:parent-style-name="DefaultParagraphFont" style:family="text">
      <style:text-properties style:font-name="Aptos" style:font-name-asian="Aptos" style:font-name-complex="Aptos" fo:color="#000000"/>
    </style:style>
    <style:style style:name="P557" style:parent-style-name="Normal" style:family="paragraph">
      <style:paragraph-properties fo:margin-top="0.1666in" fo:margin-bottom="0.1666in"/>
    </style:style>
    <style:style style:name="T558" style:parent-style-name="DefaultParagraphFont" style:family="text">
      <style:text-properties style:font-name="Aptos" style:font-name-asian="Aptos" style:font-name-complex="Aptos" fo:font-weight="bold" style:font-weight-asian="bold" style:font-weight-complex="bold" fo:color="#000000"/>
    </style:style>
    <style:style style:name="P559" style:parent-style-name="Normal" style:family="paragraph">
      <style:paragraph-properties fo:margin-top="0.1666in" fo:margin-bottom="0.1666in"/>
    </style:style>
    <style:style style:name="T560" style:parent-style-name="DefaultParagraphFont" style:family="text">
      <style:text-properties style:font-name="Aptos" style:font-name-asian="Aptos" style:font-name-complex="Aptos" fo:color="#000000"/>
    </style:style>
    <style:style style:name="P561" style:parent-style-name="Normal" style:family="paragraph">
      <style:paragraph-properties fo:margin-top="0.1666in" fo:margin-bottom="0.1666in"/>
    </style:style>
    <style:style style:name="T562" style:parent-style-name="DefaultParagraphFont" style:family="text">
      <style:text-properties style:font-name="Aptos" style:font-name-asian="Aptos" style:font-name-complex="Aptos" fo:font-weight="bold" style:font-weight-asian="bold" style:font-weight-complex="bold" fo:color="#000000"/>
    </style:style>
    <style:style style:name="T563" style:parent-style-name="DefaultParagraphFont" style:family="text">
      <style:text-properties style:font-name="Aptos" style:font-name-asian="Aptos" style:font-name-complex="Aptos" fo:color="#000000"/>
    </style:style>
    <style:style style:name="P564" style:parent-style-name="Normal" style:family="paragraph">
      <style:paragraph-properties fo:margin-top="0.1666in" fo:margin-bottom="0.1666in"/>
    </style:style>
    <style:style style:name="T565" style:parent-style-name="DefaultParagraphFont" style:family="text">
      <style:text-properties style:font-name="Aptos" style:font-name-asian="Aptos" style:font-name-complex="Aptos" fo:font-weight="bold" style:font-weight-asian="bold" style:font-weight-complex="bold" fo:color="#000000"/>
    </style:style>
    <style:style style:name="T566" style:parent-style-name="DefaultParagraphFont" style:family="text">
      <style:text-properties style:font-name="Aptos" style:font-name-asian="Aptos" style:font-name-complex="Aptos" fo:color="#000000"/>
    </style:style>
    <style:style style:name="P567" style:parent-style-name="Normal" style:family="paragraph">
      <style:paragraph-properties fo:margin-top="0.1666in" fo:margin-bottom="0.1666in"/>
    </style:style>
    <style:style style:name="T568" style:parent-style-name="DefaultParagraphFont" style:family="text">
      <style:text-properties style:font-name="Aptos" style:font-name-asian="Aptos" style:font-name-complex="Aptos" fo:font-weight="bold" style:font-weight-asian="bold" style:font-weight-complex="bold" fo:color="#000000"/>
    </style:style>
    <style:style style:name="T569" style:parent-style-name="DefaultParagraphFont" style:family="text">
      <style:text-properties style:font-name="Aptos" style:font-name-asian="Aptos" style:font-name-complex="Aptos" fo:color="#000000"/>
    </style:style>
    <style:style style:name="P570" style:parent-style-name="Normal" style:family="paragraph">
      <style:paragraph-properties fo:margin-top="0.1666in" fo:margin-bottom="0.1666in"/>
    </style:style>
    <style:style style:name="T571" style:parent-style-name="DefaultParagraphFont" style:family="text">
      <style:text-properties style:font-name="Aptos" style:font-name-asian="Aptos" style:font-name-complex="Aptos" fo:font-weight="bold" style:font-weight-asian="bold" style:font-weight-complex="bold" fo:color="#000000"/>
    </style:style>
    <style:style style:name="T572" style:parent-style-name="DefaultParagraphFont" style:family="text">
      <style:text-properties style:font-name="Aptos" style:font-name-asian="Aptos" style:font-name-complex="Aptos" fo:color="#000000"/>
    </style:style>
    <style:style style:name="P573" style:parent-style-name="Normal" style:family="paragraph">
      <style:paragraph-properties fo:margin-top="0.1666in" fo:margin-bottom="0.1666in"/>
    </style:style>
    <style:style style:name="T574" style:parent-style-name="DefaultParagraphFont" style:family="text">
      <style:text-properties style:font-name="Aptos" style:font-name-asian="Aptos" style:font-name-complex="Aptos" fo:font-weight="bold" style:font-weight-asian="bold" style:font-weight-complex="bold" fo:color="#000000"/>
    </style:style>
    <style:style style:name="P575" style:parent-style-name="Normal" style:family="paragraph">
      <style:paragraph-properties fo:margin-top="0.1666in" fo:margin-bottom="0.1666in"/>
    </style:style>
    <style:style style:name="T576" style:parent-style-name="DefaultParagraphFont" style:family="text">
      <style:text-properties style:font-name="Aptos" style:font-name-asian="Aptos" style:font-name-complex="Aptos" fo:color="#000000"/>
    </style:style>
    <style:style style:name="P577" style:parent-style-name="Normal" style:family="paragraph">
      <style:paragraph-properties fo:margin-top="0.1666in" fo:margin-bottom="0.1666in"/>
    </style:style>
    <style:style style:name="T578" style:parent-style-name="DefaultParagraphFont" style:family="text">
      <style:text-properties style:font-name="Aptos" style:font-name-asian="Aptos" style:font-name-complex="Aptos" fo:font-weight="bold" style:font-weight-asian="bold" style:font-weight-complex="bold" fo:color="#000000"/>
    </style:style>
    <style:style style:name="P579" style:parent-style-name="Normal" style:family="paragraph">
      <style:paragraph-properties fo:margin-top="0.1666in" fo:margin-bottom="0.1666in"/>
    </style:style>
    <style:style style:name="T580" style:parent-style-name="DefaultParagraphFont" style:family="text">
      <style:text-properties style:font-name="Aptos" style:font-name-asian="Aptos" style:font-name-complex="Aptos" fo:color="#000000"/>
    </style:style>
    <style:style style:name="P581" style:parent-style-name="ListParagraph" style:family="paragraph">
      <style:paragraph-properties fo:margin-bottom="0in"/>
      <style:text-properties style:font-name="Aptos" style:font-name-asian="Aptos" style:font-name-complex="Aptos" fo:color="#000000"/>
    </style:style>
    <style:style style:name="P582" style:parent-style-name="ListParagraph" style:family="paragraph">
      <style:paragraph-properties fo:margin-bottom="0in"/>
      <style:text-properties style:font-name="Aptos" style:font-name-asian="Aptos" style:font-name-complex="Aptos" fo:color="#000000"/>
    </style:style>
    <style:style style:name="P583" style:parent-style-name="ListParagraph" style:family="paragraph">
      <style:paragraph-properties fo:margin-bottom="0in"/>
      <style:text-properties style:font-name="Aptos" style:font-name-asian="Aptos" style:font-name-complex="Aptos" fo:color="#000000"/>
    </style:style>
    <style:style style:name="P584" style:parent-style-name="ListParagraph" style:family="paragraph">
      <style:paragraph-properties fo:margin-bottom="0in"/>
      <style:text-properties style:font-name="Aptos" style:font-name-asian="Aptos" style:font-name-complex="Aptos" fo:color="#000000"/>
    </style:style>
    <style:style style:name="P585" style:parent-style-name="Normal" style:family="paragraph">
      <style:paragraph-properties fo:margin-top="0.1666in" fo:margin-bottom="0.1666in"/>
    </style:style>
    <style:style style:name="T586" style:parent-style-name="DefaultParagraphFont" style:family="text">
      <style:text-properties style:font-name="Aptos" style:font-name-asian="Aptos" style:font-name-complex="Aptos" fo:color="#000000"/>
    </style:style>
    <style:style style:name="P587" style:parent-style-name="ListParagraph" style:family="paragraph">
      <style:paragraph-properties fo:margin-bottom="0in"/>
      <style:text-properties style:font-name="Aptos" style:font-name-asian="Aptos" style:font-name-complex="Aptos" fo:color="#000000"/>
    </style:style>
    <style:style style:name="P588" style:parent-style-name="ListParagraph" style:family="paragraph">
      <style:paragraph-properties fo:margin-bottom="0in"/>
      <style:text-properties style:font-name="Aptos" style:font-name-asian="Aptos" style:font-name-complex="Aptos" fo:color="#000000"/>
    </style:style>
    <style:style style:name="P589" style:parent-style-name="ListParagraph" style:family="paragraph">
      <style:paragraph-properties fo:margin-bottom="0in"/>
      <style:text-properties style:font-name="Aptos" style:font-name-asian="Aptos" style:font-name-complex="Aptos" fo:color="#000000"/>
    </style:style>
    <style:style style:name="P590" style:parent-style-name="ListParagraph" style:family="paragraph">
      <style:paragraph-properties fo:margin-bottom="0in"/>
      <style:text-properties style:font-name="Aptos" style:font-name-asian="Aptos" style:font-name-complex="Aptos" fo:color="#000000"/>
    </style:style>
    <style:style style:name="P591" style:parent-style-name="Normal" style:family="paragraph">
      <style:paragraph-properties fo:margin-top="0.1666in" fo:margin-bottom="0.1666in"/>
    </style:style>
    <style:style style:name="T592" style:parent-style-name="DefaultParagraphFont" style:family="text">
      <style:text-properties style:font-name="Aptos" style:font-name-asian="Aptos" style:font-name-complex="Aptos" fo:color="#000000"/>
    </style:style>
    <style:style style:name="P593" style:parent-style-name="ListParagraph" style:family="paragraph">
      <style:paragraph-properties fo:margin-bottom="0in"/>
      <style:text-properties style:font-name="Aptos" style:font-name-asian="Aptos" style:font-name-complex="Aptos" fo:color="#000000"/>
    </style:style>
    <style:style style:name="P594" style:parent-style-name="ListParagraph" style:family="paragraph">
      <style:paragraph-properties fo:margin-bottom="0in"/>
      <style:text-properties style:font-name="Aptos" style:font-name-asian="Aptos" style:font-name-complex="Aptos" fo:color="#000000"/>
    </style:style>
    <style:style style:name="P595" style:parent-style-name="Normal" style:family="paragraph">
      <style:paragraph-properties fo:margin-top="0.1666in" fo:margin-bottom="0.1666in"/>
    </style:style>
    <style:style style:name="T596" style:parent-style-name="DefaultParagraphFont" style:family="text">
      <style:text-properties style:font-name="Aptos" style:font-name-asian="Aptos" style:font-name-complex="Aptos" fo:color="#000000"/>
    </style:style>
    <style:style style:name="P597" style:parent-style-name="ListParagraph" style:family="paragraph">
      <style:paragraph-properties fo:margin-bottom="0in"/>
      <style:text-properties style:font-name="Aptos" style:font-name-asian="Aptos" style:font-name-complex="Aptos" fo:color="#000000"/>
    </style:style>
    <style:style style:name="P598" style:parent-style-name="ListParagraph" style:family="paragraph">
      <style:paragraph-properties fo:margin-bottom="0in"/>
      <style:text-properties style:font-name="Aptos" style:font-name-asian="Aptos" style:font-name-complex="Aptos" fo:color="#000000"/>
    </style:style>
    <style:style style:name="P599" style:parent-style-name="ListParagraph" style:family="paragraph">
      <style:paragraph-properties fo:margin-bottom="0in"/>
      <style:text-properties style:font-name="Aptos" style:font-name-asian="Aptos" style:font-name-complex="Aptos" fo:color="#000000"/>
    </style:style>
    <style:style style:name="P600" style:parent-style-name="Normal" style:family="paragraph">
      <style:paragraph-properties fo:margin-top="0.1666in" fo:margin-bottom="0.1666in"/>
    </style:style>
    <style:style style:name="T601" style:parent-style-name="DefaultParagraphFont" style:family="text">
      <style:text-properties style:font-name="Aptos" style:font-name-asian="Aptos" style:font-name-complex="Aptos" fo:font-weight="bold" style:font-weight-asian="bold" style:font-weight-complex="bold" fo:color="#000000"/>
    </style:style>
    <style:style style:name="P602" style:parent-style-name="Normal" style:family="paragraph">
      <style:paragraph-properties fo:margin-top="0.1666in" fo:margin-bottom="0.1666in"/>
    </style:style>
    <style:style style:name="T603" style:parent-style-name="DefaultParagraphFont" style:family="text">
      <style:text-properties style:font-name="Aptos" style:font-name-asian="Aptos" style:font-name-complex="Aptos" fo:color="#000000"/>
    </style:style>
    <style:style style:name="P604" style:parent-style-name="ListParagraph" style:family="paragraph">
      <style:paragraph-properties fo:margin-bottom="0in"/>
      <style:text-properties style:font-name="Aptos" style:font-name-asian="Aptos" style:font-name-complex="Aptos" fo:color="#000000"/>
    </style:style>
    <style:style style:name="P605" style:parent-style-name="ListParagraph" style:family="paragraph">
      <style:paragraph-properties fo:margin-bottom="0in"/>
      <style:text-properties style:font-name="Aptos" style:font-name-asian="Aptos" style:font-name-complex="Aptos" fo:color="#000000"/>
    </style:style>
    <style:style style:name="P606" style:parent-style-name="ListParagraph" style:family="paragraph">
      <style:paragraph-properties fo:margin-bottom="0in"/>
      <style:text-properties style:font-name="Aptos" style:font-name-asian="Aptos" style:font-name-complex="Aptos" fo:color="#000000"/>
    </style:style>
    <style:style style:name="P607" style:parent-style-name="ListParagraph" style:family="paragraph">
      <style:paragraph-properties fo:margin-bottom="0in"/>
      <style:text-properties style:font-name="Aptos" style:font-name-asian="Aptos" style:font-name-complex="Aptos" fo:color="#000000"/>
    </style:style>
    <style:style style:name="P608" style:parent-style-name="ListParagraph" style:family="paragraph">
      <style:paragraph-properties fo:margin-bottom="0in"/>
      <style:text-properties style:font-name="Aptos" style:font-name-asian="Aptos" style:font-name-complex="Aptos" fo:color="#000000"/>
    </style:style>
    <style:style style:name="P609" style:parent-style-name="ListParagraph" style:family="paragraph">
      <style:paragraph-properties fo:margin-bottom="0in"/>
      <style:text-properties style:font-name="Aptos" style:font-name-asian="Aptos" style:font-name-complex="Aptos" fo:color="#000000"/>
    </style:style>
    <style:style style:name="P610" style:parent-style-name="ListParagraph" style:family="paragraph">
      <style:paragraph-properties fo:margin-bottom="0in"/>
      <style:text-properties style:font-name="Aptos" style:font-name-asian="Aptos" style:font-name-complex="Aptos" fo:color="#000000"/>
    </style:style>
    <style:style style:name="P611" style:parent-style-name="ListParagraph" style:family="paragraph">
      <style:paragraph-properties fo:margin-bottom="0in"/>
      <style:text-properties style:font-name="Aptos" style:font-name-asian="Aptos" style:font-name-complex="Aptos" fo:color="#000000"/>
    </style:style>
    <style:style style:name="P612" style:parent-style-name="ListParagraph" style:family="paragraph">
      <style:paragraph-properties fo:margin-bottom="0in"/>
      <style:text-properties style:font-name="Aptos" style:font-name-asian="Aptos" style:font-name-complex="Aptos" fo:color="#000000"/>
    </style:style>
    <style:style style:name="P613" style:parent-style-name="ListParagraph" style:family="paragraph">
      <style:paragraph-properties fo:margin-bottom="0in"/>
      <style:text-properties style:font-name="Aptos" style:font-name-asian="Aptos" style:font-name-complex="Aptos" fo:color="#000000"/>
    </style:style>
    <style:style style:name="P614" style:parent-style-name="Normal" style:family="paragraph">
      <style:paragraph-properties fo:margin-top="0.1666in" fo:margin-bottom="0.1666in"/>
    </style:style>
    <style:style style:name="T615" style:parent-style-name="DefaultParagraphFont" style:family="text">
      <style:text-properties style:font-name="Aptos" style:font-name-asian="Aptos" style:font-name-complex="Aptos" fo:font-weight="bold" style:font-weight-asian="bold" style:font-weight-complex="bold" fo:color="#000000"/>
    </style:style>
    <style:style style:name="P616" style:parent-style-name="Normal" style:family="paragraph">
      <style:paragraph-properties fo:margin-top="0.1666in" fo:margin-bottom="0.1666in"/>
    </style:style>
    <style:style style:name="T617" style:parent-style-name="DefaultParagraphFont" style:family="text">
      <style:text-properties style:font-name="Aptos" style:font-name-asian="Aptos" style:font-name-complex="Aptos" fo:color="#000000"/>
    </style:style>
    <style:style style:name="P618" style:parent-style-name="ListParagraph" style:family="paragraph">
      <style:paragraph-properties fo:margin-bottom="0in"/>
      <style:text-properties style:font-name="Aptos" style:font-name-asian="Aptos" style:font-name-complex="Aptos" fo:color="#000000"/>
    </style:style>
    <style:style style:name="P619" style:parent-style-name="ListParagraph" style:family="paragraph">
      <style:paragraph-properties fo:margin-bottom="0in"/>
      <style:text-properties style:font-name="Aptos" style:font-name-asian="Aptos" style:font-name-complex="Aptos" fo:color="#000000"/>
    </style:style>
    <style:style style:name="P620" style:parent-style-name="ListParagraph" style:family="paragraph">
      <style:paragraph-properties fo:margin-bottom="0in"/>
      <style:text-properties style:font-name="Aptos" style:font-name-asian="Aptos" style:font-name-complex="Aptos" fo:color="#000000"/>
    </style:style>
    <style:style style:name="P621" style:parent-style-name="ListParagraph" style:family="paragraph">
      <style:paragraph-properties fo:margin-bottom="0in"/>
      <style:text-properties style:font-name="Aptos" style:font-name-asian="Aptos" style:font-name-complex="Aptos" fo:color="#000000"/>
    </style:style>
    <style:style style:name="P622" style:parent-style-name="ListParagraph" style:family="paragraph">
      <style:paragraph-properties fo:margin-bottom="0in"/>
      <style:text-properties style:font-name="Aptos" style:font-name-asian="Aptos" style:font-name-complex="Aptos" fo:color="#000000"/>
    </style:style>
    <style:style style:name="P623" style:parent-style-name="ListParagraph" style:family="paragraph">
      <style:paragraph-properties fo:margin-bottom="0in"/>
      <style:text-properties style:font-name="Aptos" style:font-name-asian="Aptos" style:font-name-complex="Aptos" fo:color="#000000"/>
    </style:style>
    <style:style style:name="P624" style:parent-style-name="Normal" style:family="paragraph">
      <style:paragraph-properties fo:margin-top="0.1666in" fo:margin-bottom="0.1666in"/>
    </style:style>
    <style:style style:name="T625" style:parent-style-name="DefaultParagraphFont" style:family="text">
      <style:text-properties style:font-name="Aptos" style:font-name-asian="Aptos" style:font-name-complex="Aptos" fo:color="#000000"/>
    </style:style>
    <style:style style:name="P626" style:parent-style-name="Normal" style:family="paragraph">
      <style:paragraph-properties fo:margin-top="0.1666in" fo:margin-bottom="0.1666in"/>
    </style:style>
    <style:style style:name="T627" style:parent-style-name="DefaultParagraphFont" style:family="text">
      <style:text-properties style:font-name="Aptos" style:font-name-asian="Aptos" style:font-name-complex="Aptos" fo:font-weight="bold" style:font-weight-asian="bold" style:font-weight-complex="bold" fo:color="#000000"/>
    </style:style>
    <style:style style:name="P628" style:parent-style-name="Normal" style:family="paragraph">
      <style:paragraph-properties fo:margin-top="0.1666in" fo:margin-bottom="0.1666in"/>
    </style:style>
    <style:style style:name="T629" style:parent-style-name="DefaultParagraphFont" style:family="text">
      <style:text-properties style:font-name="Aptos" style:font-name-asian="Aptos" style:font-name-complex="Aptos" fo:color="#000000"/>
    </style:style>
    <style:style style:name="P630" style:parent-style-name="ListParagraph" style:family="paragraph">
      <style:paragraph-properties fo:margin-bottom="0in"/>
      <style:text-properties style:font-name="Aptos" style:font-name-asian="Aptos" style:font-name-complex="Aptos" fo:color="#000000"/>
    </style:style>
    <style:style style:name="P631" style:parent-style-name="ListParagraph" style:family="paragraph">
      <style:paragraph-properties fo:margin-bottom="0in"/>
      <style:text-properties style:font-name="Aptos" style:font-name-asian="Aptos" style:font-name-complex="Aptos" fo:color="#000000"/>
    </style:style>
    <style:style style:name="P632" style:parent-style-name="ListParagraph" style:family="paragraph">
      <style:paragraph-properties fo:margin-bottom="0in"/>
      <style:text-properties style:font-name="Aptos" style:font-name-asian="Aptos" style:font-name-complex="Aptos" fo:color="#000000"/>
    </style:style>
    <style:style style:name="P633" style:parent-style-name="ListParagraph" style:family="paragraph">
      <style:paragraph-properties fo:margin-bottom="0in"/>
      <style:text-properties style:font-name="Aptos" style:font-name-asian="Aptos" style:font-name-complex="Aptos" fo:color="#000000"/>
    </style:style>
    <style:style style:name="P634" style:parent-style-name="Normal" style:family="paragraph">
      <style:paragraph-properties fo:margin-top="0.1666in" fo:margin-bottom="0.1666in"/>
    </style:style>
    <style:style style:name="T635" style:parent-style-name="DefaultParagraphFont" style:family="text">
      <style:text-properties style:font-name="Aptos" style:font-name-asian="Aptos" style:font-name-complex="Aptos" fo:color="#000000"/>
    </style:style>
    <style:style style:name="P636" style:parent-style-name="Normal" style:family="paragraph">
      <style:paragraph-properties fo:margin-top="0.1666in" fo:margin-bottom="0.1666in"/>
    </style:style>
    <style:style style:name="T637" style:parent-style-name="DefaultParagraphFont" style:family="text">
      <style:text-properties style:font-name="Aptos" style:font-name-asian="Aptos" style:font-name-complex="Aptos" fo:font-weight="bold" style:font-weight-asian="bold" style:font-weight-complex="bold" fo:color="#000000"/>
    </style:style>
    <style:style style:name="P638" style:parent-style-name="Normal" style:family="paragraph">
      <style:paragraph-properties fo:margin-top="0.1666in" fo:margin-bottom="0.1666in"/>
    </style:style>
    <style:style style:name="T639" style:parent-style-name="DefaultParagraphFont" style:family="text">
      <style:text-properties style:font-name="Aptos" style:font-name-asian="Aptos" style:font-name-complex="Aptos" fo:color="#000000"/>
    </style:style>
    <style:style style:name="P640" style:parent-style-name="Normal" style:family="paragraph">
      <style:paragraph-properties fo:margin-top="0.1666in" fo:margin-bottom="0.1666in"/>
    </style:style>
    <style:style style:name="T641" style:parent-style-name="DefaultParagraphFont" style:family="text">
      <style:text-properties style:font-name="Aptos" style:font-name-asian="Aptos" style:font-name-complex="Aptos" fo:font-weight="bold" style:font-weight-asian="bold" style:font-weight-complex="bold" fo:color="#000000"/>
    </style:style>
    <style:style style:name="T642" style:parent-style-name="DefaultParagraphFont" style:family="text">
      <style:text-properties style:font-name="Aptos" style:font-name-asian="Aptos" style:font-name-complex="Aptos" fo:color="#000000"/>
    </style:style>
    <style:style style:name="P643" style:parent-style-name="Normal" style:family="paragraph">
      <style:paragraph-properties fo:margin-top="0.1666in" fo:margin-bottom="0.1666in"/>
    </style:style>
    <style:style style:name="T644" style:parent-style-name="DefaultParagraphFont" style:family="text">
      <style:text-properties style:font-name="Aptos" style:font-name-asian="Aptos" style:font-name-complex="Aptos" fo:font-weight="bold" style:font-weight-asian="bold" style:font-weight-complex="bold" fo:color="#000000"/>
    </style:style>
    <style:style style:name="T645" style:parent-style-name="DefaultParagraphFont" style:family="text">
      <style:text-properties style:font-name="Aptos" style:font-name-asian="Aptos" style:font-name-complex="Aptos" fo:color="#000000"/>
    </style:style>
    <style:style style:name="P646" style:parent-style-name="Normal" style:family="paragraph">
      <style:paragraph-properties fo:margin-top="0.1666in" fo:margin-bottom="0.1666in"/>
    </style:style>
    <style:style style:name="T647" style:parent-style-name="DefaultParagraphFont" style:family="text">
      <style:text-properties style:font-name="Aptos" style:font-name-asian="Aptos" style:font-name-complex="Aptos" fo:font-weight="bold" style:font-weight-asian="bold" style:font-weight-complex="bold" fo:color="#000000"/>
    </style:style>
    <style:style style:name="T648" style:parent-style-name="DefaultParagraphFont" style:family="text">
      <style:text-properties style:font-name="Aptos" style:font-name-asian="Aptos" style:font-name-complex="Aptos" fo:color="#000000"/>
    </style:style>
    <style:style style:name="P649" style:parent-style-name="Normal" style:family="paragraph">
      <style:paragraph-properties fo:margin-top="0.1666in" fo:margin-bottom="0.1666in"/>
    </style:style>
    <style:style style:name="T650" style:parent-style-name="DefaultParagraphFont" style:family="text">
      <style:text-properties style:font-name="Aptos" style:font-name-asian="Aptos" style:font-name-complex="Aptos" fo:font-weight="bold" style:font-weight-asian="bold" style:font-weight-complex="bold" fo:color="#000000"/>
    </style:style>
    <style:style style:name="T651" style:parent-style-name="DefaultParagraphFont" style:family="text">
      <style:text-properties style:font-name="Aptos" style:font-name-asian="Aptos" style:font-name-complex="Aptos" fo:color="#000000"/>
    </style:style>
    <style:style style:name="P652" style:parent-style-name="Normal" style:family="paragraph">
      <style:paragraph-properties fo:margin-top="0.1666in" fo:margin-bottom="0.1666in"/>
    </style:style>
    <style:style style:name="T653" style:parent-style-name="DefaultParagraphFont" style:family="text">
      <style:text-properties style:font-name="Aptos" style:font-name-asian="Aptos" style:font-name-complex="Aptos" fo:font-weight="bold" style:font-weight-asian="bold" style:font-weight-complex="bold" fo:color="#000000"/>
    </style:style>
    <style:style style:name="P654" style:parent-style-name="Normal" style:family="paragraph">
      <style:paragraph-properties fo:margin-top="0.1666in" fo:margin-bottom="0.1666in"/>
    </style:style>
    <style:style style:name="T655" style:parent-style-name="DefaultParagraphFont" style:family="text">
      <style:text-properties style:font-name="Aptos" style:font-name-asian="Aptos" style:font-name-complex="Aptos" fo:color="#000000"/>
    </style:style>
    <style:style style:name="P656" style:parent-style-name="ListParagraph" style:family="paragraph">
      <style:paragraph-properties fo:margin-bottom="0in"/>
      <style:text-properties style:font-name="Aptos" style:font-name-asian="Aptos" style:font-name-complex="Aptos" fo:color="#000000"/>
    </style:style>
    <style:style style:name="P657" style:parent-style-name="ListParagraph" style:family="paragraph">
      <style:paragraph-properties fo:margin-bottom="0in"/>
      <style:text-properties style:font-name="Aptos" style:font-name-asian="Aptos" style:font-name-complex="Aptos" fo:color="#000000"/>
    </style:style>
    <style:style style:name="P658" style:parent-style-name="ListParagraph" style:family="paragraph">
      <style:paragraph-properties fo:margin-bottom="0in"/>
      <style:text-properties style:font-name="Aptos" style:font-name-asian="Aptos" style:font-name-complex="Aptos" fo:color="#000000"/>
    </style:style>
    <style:style style:name="P659" style:parent-style-name="ListParagraph" style:family="paragraph">
      <style:paragraph-properties fo:margin-bottom="0in"/>
      <style:text-properties style:font-name="Aptos" style:font-name-asian="Aptos" style:font-name-complex="Aptos" fo:color="#000000"/>
    </style:style>
    <style:style style:name="P660" style:parent-style-name="ListParagraph" style:family="paragraph">
      <style:paragraph-properties fo:margin-bottom="0in"/>
      <style:text-properties style:font-name="Aptos" style:font-name-asian="Aptos" style:font-name-complex="Aptos" fo:color="#000000"/>
    </style:style>
    <style:style style:name="P661" style:parent-style-name="ListParagraph" style:family="paragraph">
      <style:paragraph-properties fo:margin-bottom="0in"/>
      <style:text-properties style:font-name="Aptos" style:font-name-asian="Aptos" style:font-name-complex="Aptos" fo:color="#000000"/>
    </style:style>
    <style:style style:name="P662" style:parent-style-name="Heading3" style:family="paragraph">
      <style:paragraph-properties fo:margin-top="0.1951in" fo:margin-bottom="0.1951in"/>
    </style:style>
    <style:style style:name="T663" style:parent-style-name="DefaultParagraphFont" style:family="text">
      <style:text-properties style:font-name="Aptos" style:font-name-asian="Aptos" style:font-name-complex="Aptos" fo:font-weight="bold" style:font-weight-asian="bold" style:font-weight-complex="bold" fo:color="#000000"/>
    </style:style>
    <style:style style:name="P664" style:parent-style-name="Normal" style:family="paragraph">
      <style:paragraph-properties fo:margin-top="0.1666in" fo:margin-bottom="0.1666in"/>
    </style:style>
    <style:style style:name="T665" style:parent-style-name="DefaultParagraphFont" style:family="text">
      <style:text-properties style:font-name="Aptos" style:font-name-asian="Aptos" style:font-name-complex="Aptos" fo:color="#000000"/>
    </style:style>
    <style:style style:name="P666" style:parent-style-name="Normal" style:family="paragraph">
      <style:paragraph-properties fo:margin-top="0.1666in" fo:margin-bottom="0.1666in"/>
    </style:style>
    <style:style style:name="T667" style:parent-style-name="DefaultParagraphFont" style:family="text">
      <style:text-properties style:font-name="Aptos" style:font-name-asian="Aptos" style:font-name-complex="Aptos" fo:color="#000000"/>
    </style:style>
    <style:style style:name="P668" style:parent-style-name="Normal" style:family="paragraph">
      <style:paragraph-properties fo:margin-top="0.1666in" fo:margin-bottom="0.1666in"/>
    </style:style>
    <style:style style:name="T669" style:parent-style-name="DefaultParagraphFont" style:family="text">
      <style:text-properties style:font-name="Aptos" style:font-name-asian="Aptos" style:font-name-complex="Aptos" fo:color="#000000"/>
    </style:style>
    <style:style style:name="P670" style:parent-style-name="ListParagraph" style:family="paragraph">
      <style:paragraph-properties fo:margin-bottom="0in"/>
      <style:text-properties style:font-name="Aptos" style:font-name-asian="Aptos" style:font-name-complex="Aptos" fo:color="#000000"/>
    </style:style>
    <style:style style:name="P671" style:parent-style-name="ListParagraph" style:family="paragraph">
      <style:paragraph-properties fo:margin-bottom="0in"/>
      <style:text-properties style:font-name="Aptos" style:font-name-asian="Aptos" style:font-name-complex="Aptos" fo:color="#000000"/>
    </style:style>
    <style:style style:name="P672" style:parent-style-name="ListParagraph" style:family="paragraph">
      <style:paragraph-properties fo:margin-bottom="0in"/>
      <style:text-properties style:font-name="Aptos" style:font-name-asian="Aptos" style:font-name-complex="Aptos" fo:color="#000000"/>
    </style:style>
    <style:style style:name="P673" style:parent-style-name="ListParagraph" style:family="paragraph">
      <style:paragraph-properties fo:margin-bottom="0in"/>
      <style:text-properties style:font-name="Aptos" style:font-name-asian="Aptos" style:font-name-complex="Aptos" fo:color="#000000"/>
    </style:style>
    <style:style style:name="P674" style:parent-style-name="Heading3" style:family="paragraph">
      <style:paragraph-properties fo:margin-top="0.1951in" fo:margin-bottom="0.1951in"/>
    </style:style>
    <style:style style:name="T675" style:parent-style-name="DefaultParagraphFont" style:family="text">
      <style:text-properties style:font-name="Aptos" style:font-name-asian="Aptos" style:font-name-complex="Aptos" fo:font-weight="bold" style:font-weight-asian="bold" style:font-weight-complex="bold" fo:color="#000000"/>
    </style:style>
    <style:style style:name="P676" style:parent-style-name="Normal" style:family="paragraph">
      <style:paragraph-properties fo:margin-top="0.1666in" fo:margin-bottom="0.1666in"/>
    </style:style>
    <style:style style:name="T677" style:parent-style-name="DefaultParagraphFont" style:family="text">
      <style:text-properties style:font-name="Aptos" style:font-name-asian="Aptos" style:font-name-complex="Aptos" fo:color="#000000"/>
    </style:style>
    <style:style style:name="P678" style:parent-style-name="Normal" style:family="paragraph">
      <style:paragraph-properties fo:margin-top="0.1666in" fo:margin-bottom="0.1666in"/>
    </style:style>
    <style:style style:name="T679" style:parent-style-name="DefaultParagraphFont" style:family="text">
      <style:text-properties style:font-name="Aptos" style:font-name-asian="Aptos" style:font-name-complex="Aptos" fo:font-weight="bold" style:font-weight-asian="bold" style:font-weight-complex="bold" fo:color="#000000"/>
    </style:style>
    <style:style style:name="P680" style:parent-style-name="ListParagraph" style:family="paragraph">
      <style:paragraph-properties fo:margin-bottom="0in"/>
      <style:text-properties style:font-name="Aptos" style:font-name-asian="Aptos" style:font-name-complex="Aptos" fo:color="#000000"/>
    </style:style>
    <style:style style:name="P681" style:parent-style-name="ListParagraph" style:family="paragraph">
      <style:paragraph-properties fo:margin-bottom="0in"/>
      <style:text-properties style:font-name="Aptos" style:font-name-asian="Aptos" style:font-name-complex="Aptos" fo:color="#000000"/>
    </style:style>
    <style:style style:name="P682" style:parent-style-name="ListParagraph" style:family="paragraph">
      <style:paragraph-properties fo:margin-bottom="0in"/>
      <style:text-properties style:font-name="Aptos" style:font-name-asian="Aptos" style:font-name-complex="Aptos" fo:color="#000000"/>
    </style:style>
    <style:style style:name="P683" style:parent-style-name="Normal" style:family="paragraph">
      <style:paragraph-properties fo:margin-top="0.1666in" fo:margin-bottom="0.1666in"/>
    </style:style>
    <style:style style:name="T684" style:parent-style-name="DefaultParagraphFont" style:family="text">
      <style:text-properties style:font-name="Aptos" style:font-name-asian="Aptos" style:font-name-complex="Aptos" fo:font-weight="bold" style:font-weight-asian="bold" style:font-weight-complex="bold" fo:color="#000000"/>
    </style:style>
    <style:style style:name="P685" style:parent-style-name="ListParagraph" style:family="paragraph">
      <style:paragraph-properties fo:margin-bottom="0in"/>
      <style:text-properties style:font-name="Aptos" style:font-name-asian="Aptos" style:font-name-complex="Aptos" fo:color="#000000"/>
    </style:style>
    <style:style style:name="P686" style:parent-style-name="ListParagraph" style:family="paragraph">
      <style:paragraph-properties fo:margin-bottom="0in"/>
      <style:text-properties style:font-name="Aptos" style:font-name-asian="Aptos" style:font-name-complex="Aptos" fo:color="#000000"/>
    </style:style>
    <style:style style:name="P687" style:parent-style-name="ListParagraph" style:family="paragraph">
      <style:paragraph-properties fo:margin-bottom="0in"/>
      <style:text-properties style:font-name="Aptos" style:font-name-asian="Aptos" style:font-name-complex="Aptos" fo:color="#000000"/>
    </style:style>
    <style:style style:name="P688" style:parent-style-name="Normal" style:family="paragraph">
      <style:paragraph-properties fo:margin-top="0.1666in" fo:margin-bottom="0.1666in"/>
    </style:style>
    <style:style style:name="T689" style:parent-style-name="DefaultParagraphFont" style:family="text">
      <style:text-properties style:font-name="Aptos" style:font-name-asian="Aptos" style:font-name-complex="Aptos" fo:font-weight="bold" style:font-weight-asian="bold" style:font-weight-complex="bold" fo:color="#000000"/>
    </style:style>
    <style:style style:name="T690" style:parent-style-name="DefaultParagraphFont" style:family="text">
      <style:text-properties style:font-name="Aptos" style:font-name-asian="Aptos" style:font-name-complex="Aptos" fo:color="#000000"/>
    </style:style>
    <style:style style:name="P691" style:parent-style-name="ListParagraph" style:family="paragraph">
      <style:paragraph-properties fo:margin-bottom="0in"/>
      <style:text-properties style:font-name="Aptos" style:font-name-asian="Aptos" style:font-name-complex="Aptos" fo:color="#000000"/>
    </style:style>
    <style:style style:name="P692" style:parent-style-name="ListParagraph" style:family="paragraph">
      <style:paragraph-properties fo:margin-bottom="0in"/>
      <style:text-properties style:font-name="Aptos" style:font-name-asian="Aptos" style:font-name-complex="Aptos" fo:color="#000000"/>
    </style:style>
    <style:style style:name="P693" style:parent-style-name="ListParagraph" style:family="paragraph">
      <style:paragraph-properties fo:margin-bottom="0in"/>
      <style:text-properties style:font-name="Aptos" style:font-name-asian="Aptos" style:font-name-complex="Aptos" fo:color="#000000"/>
    </style:style>
    <style:style style:name="P694" style:parent-style-name="Normal" style:family="paragraph">
      <style:paragraph-properties fo:margin-top="0.1666in" fo:margin-bottom="0.1666in"/>
      <style:text-properties style:font-name="Aptos" style:font-name-asian="Aptos" style:font-name-complex="Aptos" fo:color="#000000"/>
    </style:style>
    <style:style style:name="P695" style:parent-style-name="Heading2" style:family="paragraph">
      <style:paragraph-properties fo:margin-top="0.2076in" fo:margin-bottom="0.2076in"/>
    </style:style>
    <style:style style:name="T696"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697" style:parent-style-name="Heading3" style:family="paragraph">
      <style:paragraph-properties fo:margin-top="0.1951in" fo:margin-bottom="0.1951in"/>
    </style:style>
    <style:style style:name="T698" style:parent-style-name="DefaultParagraphFont" style:family="text">
      <style:text-properties style:font-name="Aptos" style:font-name-asian="Aptos" style:font-name-complex="Aptos" fo:font-weight="bold" style:font-weight-asian="bold" style:font-weight-complex="bold" fo:color="#000000"/>
    </style:style>
    <style:style style:name="P699" style:parent-style-name="Normal" style:family="paragraph">
      <style:paragraph-properties fo:margin-top="0.1666in" fo:margin-bottom="0.1666in"/>
    </style:style>
    <style:style style:name="T700" style:parent-style-name="DefaultParagraphFont" style:family="text">
      <style:text-properties style:font-name="Aptos" style:font-name-asian="Aptos" style:font-name-complex="Aptos" fo:color="#000000"/>
    </style:style>
    <style:style style:name="T701" style:parent-style-name="DefaultParagraphFont" style:family="text">
      <style:text-properties style:font-name="Aptos" style:font-name-asian="Aptos" style:font-name-complex="Aptos" fo:font-weight="bold" style:font-weight-asian="bold" style:font-weight-complex="bold" fo:color="#000000"/>
    </style:style>
    <style:style style:name="P702" style:parent-style-name="Normal" style:family="paragraph">
      <style:paragraph-properties fo:margin-top="0.1666in" fo:margin-bottom="0.1666in"/>
    </style:style>
    <style:style style:name="T703" style:parent-style-name="DefaultParagraphFont" style:family="text">
      <style:text-properties style:font-name="Aptos" style:font-name-asian="Aptos" style:font-name-complex="Aptos" fo:color="#000000"/>
    </style:style>
    <style:style style:name="P704" style:parent-style-name="Normal" style:family="paragraph">
      <style:paragraph-properties fo:margin-top="0.1666in" fo:margin-bottom="0.1666in"/>
    </style:style>
    <style:style style:name="T705" style:parent-style-name="DefaultParagraphFont" style:family="text">
      <style:text-properties style:font-name="Aptos" style:font-name-asian="Aptos" style:font-name-complex="Aptos" fo:color="#000000"/>
    </style:style>
    <style:style style:name="P706" style:parent-style-name="Heading3" style:family="paragraph">
      <style:paragraph-properties fo:margin-top="0.1951in" fo:margin-bottom="0.1951in"/>
    </style:style>
    <style:style style:name="T707" style:parent-style-name="DefaultParagraphFont" style:family="text">
      <style:text-properties style:font-name="Aptos" style:font-name-asian="Aptos" style:font-name-complex="Aptos" fo:font-weight="bold" style:font-weight-asian="bold" style:font-weight-complex="bold" fo:color="#000000"/>
    </style:style>
    <style:style style:name="P708" style:parent-style-name="Normal" style:family="paragraph">
      <style:paragraph-properties fo:margin-top="0.1666in" fo:margin-bottom="0.1666in"/>
    </style:style>
    <style:style style:name="T709" style:parent-style-name="DefaultParagraphFont" style:family="text">
      <style:text-properties style:font-name="Aptos" style:font-name-asian="Aptos" style:font-name-complex="Aptos" fo:color="#000000"/>
    </style:style>
    <style:style style:name="P710" style:parent-style-name="Normal" style:family="paragraph">
      <style:paragraph-properties fo:margin-top="0.1666in" fo:margin-bottom="0.1666in"/>
    </style:style>
    <style:style style:name="T711" style:parent-style-name="DefaultParagraphFont" style:family="text">
      <style:text-properties style:font-name="Aptos" style:font-name-asian="Aptos" style:font-name-complex="Aptos" fo:font-weight="bold" style:font-weight-asian="bold" style:font-weight-complex="bold" fo:color="#000000"/>
    </style:style>
    <style:style style:name="T712" style:parent-style-name="DefaultParagraphFont" style:family="text">
      <style:text-properties style:font-name="Aptos" style:font-name-asian="Aptos" style:font-name-complex="Aptos" fo:color="#000000"/>
    </style:style>
    <style:style style:name="P713" style:parent-style-name="Normal" style:family="paragraph">
      <style:paragraph-properties fo:margin-top="0.1666in" fo:margin-bottom="0.1666in"/>
    </style:style>
    <style:style style:name="T714" style:parent-style-name="DefaultParagraphFont" style:family="text">
      <style:text-properties style:font-name="Aptos" style:font-name-asian="Aptos" style:font-name-complex="Aptos" fo:font-weight="bold" style:font-weight-asian="bold" style:font-weight-complex="bold" fo:color="#000000"/>
    </style:style>
    <style:style style:name="T715" style:parent-style-name="DefaultParagraphFont" style:family="text">
      <style:text-properties style:font-name="Aptos" style:font-name-asian="Aptos" style:font-name-complex="Aptos" fo:color="#000000"/>
    </style:style>
    <style:style style:name="P716" style:parent-style-name="Normal" style:family="paragraph">
      <style:paragraph-properties fo:margin-top="0.1666in" fo:margin-bottom="0.1666in"/>
    </style:style>
    <style:style style:name="T717" style:parent-style-name="DefaultParagraphFont" style:family="text">
      <style:text-properties style:font-name="Aptos" style:font-name-asian="Aptos" style:font-name-complex="Aptos" fo:font-weight="bold" style:font-weight-asian="bold" style:font-weight-complex="bold" fo:color="#000000"/>
    </style:style>
    <style:style style:name="T718" style:parent-style-name="DefaultParagraphFont" style:family="text">
      <style:text-properties style:font-name="Aptos" style:font-name-asian="Aptos" style:font-name-complex="Aptos" fo:color="#000000"/>
    </style:style>
    <style:style style:name="P719" style:parent-style-name="Heading3" style:family="paragraph">
      <style:paragraph-properties fo:margin-top="0.1951in" fo:margin-bottom="0.1951in"/>
    </style:style>
    <style:style style:name="T720" style:parent-style-name="DefaultParagraphFont" style:family="text">
      <style:text-properties style:font-name="Aptos" style:font-name-asian="Aptos" style:font-name-complex="Aptos" fo:font-weight="bold" style:font-weight-asian="bold" style:font-weight-complex="bold" fo:color="#000000"/>
    </style:style>
    <style:style style:name="P721" style:parent-style-name="Normal" style:family="paragraph">
      <style:paragraph-properties fo:margin-top="0.1666in" fo:margin-bottom="0.1666in"/>
    </style:style>
    <style:style style:name="T722" style:parent-style-name="DefaultParagraphFont" style:family="text">
      <style:text-properties style:font-name="Aptos" style:font-name-asian="Aptos" style:font-name-complex="Aptos" fo:color="#000000"/>
    </style:style>
    <style:style style:name="P723" style:parent-style-name="Heading3" style:family="paragraph">
      <style:paragraph-properties fo:margin-top="0.1951in" fo:margin-bottom="0.1951in"/>
    </style:style>
    <style:style style:name="T724" style:parent-style-name="DefaultParagraphFont" style:family="text">
      <style:text-properties style:font-name="Aptos" style:font-name-asian="Aptos" style:font-name-complex="Aptos" fo:font-weight="bold" style:font-weight-asian="bold" style:font-weight-complex="bold" fo:color="#000000"/>
    </style:style>
    <style:style style:name="P725" style:parent-style-name="Normal" style:family="paragraph">
      <style:paragraph-properties fo:margin-top="0.1666in" fo:margin-bottom="0.1666in"/>
    </style:style>
    <style:style style:name="T726" style:parent-style-name="DefaultParagraphFont" style:family="text">
      <style:text-properties style:font-name="Aptos" style:font-name-asian="Aptos" style:font-name-complex="Aptos" fo:font-weight="bold" style:font-weight-asian="bold" style:font-weight-complex="bold" fo:color="#000000"/>
    </style:style>
    <style:style style:name="P727" style:parent-style-name="Normal" style:family="paragraph">
      <style:paragraph-properties fo:margin-top="0.1666in" fo:margin-bottom="0.1666in"/>
    </style:style>
    <style:style style:name="T728" style:parent-style-name="DefaultParagraphFont" style:family="text">
      <style:text-properties style:font-name="Aptos" style:font-name-asian="Aptos" style:font-name-complex="Aptos" fo:color="#000000"/>
    </style:style>
    <style:style style:name="P729" style:parent-style-name="Normal" style:family="paragraph">
      <style:paragraph-properties fo:margin-top="0.1666in" fo:margin-bottom="0.1666in"/>
    </style:style>
    <style:style style:name="T730" style:parent-style-name="DefaultParagraphFont" style:family="text">
      <style:text-properties style:font-name="Aptos" style:font-name-asian="Aptos" style:font-name-complex="Aptos" fo:color="#000000"/>
    </style:style>
    <style:style style:name="P731" style:parent-style-name="Normal" style:family="paragraph">
      <style:paragraph-properties fo:margin-top="0.1666in" fo:margin-bottom="0.1666in"/>
    </style:style>
    <style:style style:name="T732" style:parent-style-name="DefaultParagraphFont" style:family="text">
      <style:text-properties style:font-name="Aptos" style:font-name-asian="Aptos" style:font-name-complex="Aptos" fo:color="#000000"/>
    </style:style>
    <style:style style:name="P733" style:parent-style-name="Normal" style:family="paragraph">
      <style:paragraph-properties fo:margin-top="0.1666in" fo:margin-bottom="0.1666in"/>
    </style:style>
    <style:style style:name="T734" style:parent-style-name="DefaultParagraphFont" style:family="text">
      <style:text-properties style:font-name="Aptos" style:font-name-asian="Aptos" style:font-name-complex="Aptos" fo:font-weight="bold" style:font-weight-asian="bold" style:font-weight-complex="bold" fo:color="#000000"/>
    </style:style>
    <style:style style:name="P735" style:parent-style-name="Normal" style:family="paragraph">
      <style:paragraph-properties fo:margin-top="0.1666in" fo:margin-bottom="0.1666in"/>
    </style:style>
    <style:style style:name="T736" style:parent-style-name="DefaultParagraphFont" style:family="text">
      <style:text-properties style:font-name="Aptos" style:font-name-asian="Aptos" style:font-name-complex="Aptos" fo:font-weight="bold" style:font-weight-asian="bold" style:font-weight-complex="bold" fo:color="#000000"/>
    </style:style>
    <style:style style:name="T737" style:parent-style-name="DefaultParagraphFont" style:family="text">
      <style:text-properties style:font-name="Aptos" style:font-name-asian="Aptos" style:font-name-complex="Aptos" fo:color="#000000"/>
    </style:style>
    <style:style style:name="P738" style:parent-style-name="ListParagraph" style:family="paragraph">
      <style:paragraph-properties fo:margin-bottom="0in"/>
      <style:text-properties style:font-name="Aptos" style:font-name-asian="Aptos" style:font-name-complex="Aptos" fo:color="#000000"/>
    </style:style>
    <style:style style:name="P739" style:parent-style-name="ListParagraph" style:family="paragraph">
      <style:paragraph-properties fo:margin-bottom="0in"/>
      <style:text-properties style:font-name="Aptos" style:font-name-asian="Aptos" style:font-name-complex="Aptos" fo:color="#000000"/>
    </style:style>
    <style:style style:name="P740" style:parent-style-name="ListParagraph" style:family="paragraph">
      <style:paragraph-properties fo:margin-bottom="0in"/>
      <style:text-properties style:font-name="Aptos" style:font-name-asian="Aptos" style:font-name-complex="Aptos" fo:color="#000000"/>
    </style:style>
    <style:style style:name="P741" style:parent-style-name="ListParagraph" style:family="paragraph">
      <style:paragraph-properties fo:margin-bottom="0in"/>
      <style:text-properties style:font-name="Aptos" style:font-name-asian="Aptos" style:font-name-complex="Aptos" fo:color="#000000"/>
    </style:style>
    <style:style style:name="P742" style:parent-style-name="ListParagraph" style:family="paragraph">
      <style:paragraph-properties fo:margin-bottom="0in"/>
      <style:text-properties style:font-name="Aptos" style:font-name-asian="Aptos" style:font-name-complex="Aptos" fo:color="#000000"/>
    </style:style>
    <style:style style:name="P743" style:parent-style-name="Normal" style:family="paragraph">
      <style:paragraph-properties fo:margin-top="0.1666in" fo:margin-bottom="0.1666in"/>
    </style:style>
    <style:style style:name="T744" style:parent-style-name="DefaultParagraphFont" style:family="text">
      <style:text-properties style:font-name="Aptos" style:font-name-asian="Aptos" style:font-name-complex="Aptos" fo:color="#000000"/>
    </style:style>
    <style:style style:name="P745" style:parent-style-name="Normal" style:family="paragraph">
      <style:paragraph-properties fo:margin-top="0.1666in" fo:margin-bottom="0.1666in"/>
    </style:style>
    <style:style style:name="T746" style:parent-style-name="DefaultParagraphFont" style:family="text">
      <style:text-properties style:font-name="Aptos" style:font-name-asian="Aptos" style:font-name-complex="Aptos" fo:font-weight="bold" style:font-weight-asian="bold" style:font-weight-complex="bold" fo:color="#000000"/>
    </style:style>
    <style:style style:name="T747" style:parent-style-name="DefaultParagraphFont" style:family="text">
      <style:text-properties style:font-name="Aptos" style:font-name-asian="Aptos" style:font-name-complex="Aptos" fo:color="#000000"/>
    </style:style>
    <style:style style:name="P748" style:parent-style-name="ListParagraph" style:family="paragraph">
      <style:paragraph-properties fo:margin-bottom="0in"/>
      <style:text-properties style:font-name="Aptos" style:font-name-asian="Aptos" style:font-name-complex="Aptos" fo:color="#000000"/>
    </style:style>
    <style:style style:name="P749" style:parent-style-name="ListParagraph" style:family="paragraph">
      <style:paragraph-properties fo:margin-bottom="0in"/>
      <style:text-properties style:font-name="Aptos" style:font-name-asian="Aptos" style:font-name-complex="Aptos" fo:color="#000000"/>
    </style:style>
    <style:style style:name="P750" style:parent-style-name="ListParagraph" style:family="paragraph">
      <style:paragraph-properties fo:margin-bottom="0in"/>
      <style:text-properties style:font-name="Aptos" style:font-name-asian="Aptos" style:font-name-complex="Aptos" fo:color="#000000"/>
    </style:style>
    <style:style style:name="P751" style:parent-style-name="ListParagraph" style:family="paragraph">
      <style:paragraph-properties fo:margin-bottom="0in"/>
      <style:text-properties style:font-name="Aptos" style:font-name-asian="Aptos" style:font-name-complex="Aptos" fo:color="#000000"/>
    </style:style>
    <style:style style:name="P752" style:parent-style-name="ListParagraph" style:family="paragraph">
      <style:paragraph-properties fo:margin-bottom="0in"/>
      <style:text-properties style:font-name="Aptos" style:font-name-asian="Aptos" style:font-name-complex="Aptos" fo:color="#000000"/>
    </style:style>
    <style:style style:name="P753" style:parent-style-name="Normal" style:family="paragraph">
      <style:paragraph-properties fo:margin-top="0.1666in" fo:margin-bottom="0.1666in"/>
    </style:style>
    <style:style style:name="T754" style:parent-style-name="DefaultParagraphFont" style:family="text">
      <style:text-properties style:font-name="Aptos" style:font-name-asian="Aptos" style:font-name-complex="Aptos" fo:color="#000000"/>
    </style:style>
    <style:style style:name="P755" style:parent-style-name="Normal" style:family="paragraph">
      <style:paragraph-properties fo:margin-top="0.1666in" fo:margin-bottom="0.1666in"/>
    </style:style>
    <style:style style:name="T756" style:parent-style-name="DefaultParagraphFont" style:family="text">
      <style:text-properties style:font-name="Aptos" style:font-name-asian="Aptos" style:font-name-complex="Aptos" fo:font-weight="bold" style:font-weight-asian="bold" style:font-weight-complex="bold" fo:color="#000000"/>
    </style:style>
    <style:style style:name="T757" style:parent-style-name="DefaultParagraphFont" style:family="text">
      <style:text-properties style:font-name="Aptos" style:font-name-asian="Aptos" style:font-name-complex="Aptos" fo:color="#000000"/>
    </style:style>
    <style:style style:name="P758" style:parent-style-name="ListParagraph" style:family="paragraph">
      <style:paragraph-properties fo:margin-bottom="0in"/>
      <style:text-properties style:font-name="Aptos" style:font-name-asian="Aptos" style:font-name-complex="Aptos" fo:color="#000000"/>
    </style:style>
    <style:style style:name="P759" style:parent-style-name="ListParagraph" style:family="paragraph">
      <style:paragraph-properties fo:margin-bottom="0in"/>
      <style:text-properties style:font-name="Aptos" style:font-name-asian="Aptos" style:font-name-complex="Aptos" fo:color="#000000"/>
    </style:style>
    <style:style style:name="P760" style:parent-style-name="ListParagraph" style:family="paragraph">
      <style:paragraph-properties fo:margin-bottom="0in"/>
      <style:text-properties style:font-name="Aptos" style:font-name-asian="Aptos" style:font-name-complex="Aptos" fo:color="#000000"/>
    </style:style>
    <style:style style:name="P761" style:parent-style-name="ListParagraph" style:family="paragraph">
      <style:paragraph-properties fo:margin-bottom="0in"/>
      <style:text-properties style:font-name="Aptos" style:font-name-asian="Aptos" style:font-name-complex="Aptos" fo:color="#000000"/>
    </style:style>
    <style:style style:name="P762" style:parent-style-name="ListParagraph" style:family="paragraph">
      <style:paragraph-properties fo:margin-bottom="0in"/>
      <style:text-properties style:font-name="Aptos" style:font-name-asian="Aptos" style:font-name-complex="Aptos" fo:color="#000000"/>
    </style:style>
    <style:style style:name="P763" style:parent-style-name="Normal" style:family="paragraph">
      <style:paragraph-properties fo:margin-top="0.1666in" fo:margin-bottom="0.1666in"/>
    </style:style>
    <style:style style:name="T764" style:parent-style-name="DefaultParagraphFont" style:family="text">
      <style:text-properties style:font-name="Aptos" style:font-name-asian="Aptos" style:font-name-complex="Aptos" fo:color="#000000"/>
    </style:style>
    <style:style style:name="P765" style:parent-style-name="Normal" style:family="paragraph">
      <style:paragraph-properties fo:margin-top="0.1666in" fo:margin-bottom="0.1666in"/>
    </style:style>
    <style:style style:name="T766" style:parent-style-name="DefaultParagraphFont" style:family="text">
      <style:text-properties style:font-name="Aptos" style:font-name-asian="Aptos" style:font-name-complex="Aptos" fo:font-weight="bold" style:font-weight-asian="bold" style:font-weight-complex="bold" fo:color="#000000"/>
    </style:style>
    <style:style style:name="T767" style:parent-style-name="DefaultParagraphFont" style:family="text">
      <style:text-properties style:font-name="Aptos" style:font-name-asian="Aptos" style:font-name-complex="Aptos" fo:color="#000000"/>
    </style:style>
    <style:style style:name="P768" style:parent-style-name="ListParagraph" style:family="paragraph">
      <style:paragraph-properties fo:margin-bottom="0in"/>
      <style:text-properties style:font-name="Aptos" style:font-name-asian="Aptos" style:font-name-complex="Aptos" fo:color="#000000"/>
    </style:style>
    <style:style style:name="P769" style:parent-style-name="ListParagraph" style:family="paragraph">
      <style:paragraph-properties fo:margin-bottom="0in"/>
      <style:text-properties style:font-name="Aptos" style:font-name-asian="Aptos" style:font-name-complex="Aptos" fo:color="#000000"/>
    </style:style>
    <style:style style:name="P770" style:parent-style-name="ListParagraph" style:family="paragraph">
      <style:paragraph-properties fo:margin-bottom="0in"/>
      <style:text-properties style:font-name="Aptos" style:font-name-asian="Aptos" style:font-name-complex="Aptos" fo:color="#000000"/>
    </style:style>
    <style:style style:name="P771" style:parent-style-name="ListParagraph" style:family="paragraph">
      <style:paragraph-properties fo:margin-bottom="0in"/>
      <style:text-properties style:font-name="Aptos" style:font-name-asian="Aptos" style:font-name-complex="Aptos" fo:color="#000000"/>
    </style:style>
    <style:style style:name="P772" style:parent-style-name="Normal" style:family="paragraph">
      <style:paragraph-properties fo:margin-top="0.1666in" fo:margin-bottom="0.1666in"/>
    </style:style>
    <style:style style:name="T773" style:parent-style-name="DefaultParagraphFont" style:family="text">
      <style:text-properties style:font-name="Aptos" style:font-name-asian="Aptos" style:font-name-complex="Aptos" fo:color="#000000"/>
    </style:style>
    <style:style style:name="P774" style:parent-style-name="Heading3" style:family="paragraph">
      <style:paragraph-properties fo:margin-top="0.1951in" fo:margin-bottom="0.1951in"/>
    </style:style>
    <style:style style:name="T775" style:parent-style-name="DefaultParagraphFont" style:family="text">
      <style:text-properties style:font-name="Aptos" style:font-name-asian="Aptos" style:font-name-complex="Aptos" fo:font-weight="bold" style:font-weight-asian="bold" style:font-weight-complex="bold" fo:color="#000000"/>
    </style:style>
    <style:style style:name="P776" style:parent-style-name="Normal" style:family="paragraph">
      <style:paragraph-properties fo:margin-top="0.1666in" fo:margin-bottom="0.1666in"/>
    </style:style>
    <style:style style:name="T777" style:parent-style-name="DefaultParagraphFont" style:family="text">
      <style:text-properties style:font-name="Aptos" style:font-name-asian="Aptos" style:font-name-complex="Aptos" fo:font-weight="bold" style:font-weight-asian="bold" style:font-weight-complex="bold" fo:color="#000000"/>
    </style:style>
    <style:style style:name="P778" style:parent-style-name="Normal" style:family="paragraph">
      <style:paragraph-properties fo:margin-top="0.1666in" fo:margin-bottom="0.1666in"/>
    </style:style>
    <style:style style:name="T779" style:parent-style-name="DefaultParagraphFont" style:family="text">
      <style:text-properties style:font-name="Aptos" style:font-name-asian="Aptos" style:font-name-complex="Aptos" fo:color="#000000"/>
    </style:style>
    <style:style style:name="P780" style:parent-style-name="Normal" style:family="paragraph">
      <style:paragraph-properties fo:margin-top="0.1666in" fo:margin-bottom="0.1666in"/>
    </style:style>
    <style:style style:name="T781" style:parent-style-name="DefaultParagraphFont" style:family="text">
      <style:text-properties style:font-name="Aptos" style:font-name-asian="Aptos" style:font-name-complex="Aptos" fo:color="#000000"/>
    </style:style>
    <style:style style:name="P782" style:parent-style-name="Normal" style:family="paragraph">
      <style:paragraph-properties fo:margin-top="0.1666in" fo:margin-bottom="0.1666in"/>
    </style:style>
    <style:style style:name="T783" style:parent-style-name="DefaultParagraphFont" style:family="text">
      <style:text-properties style:font-name="Aptos" style:font-name-asian="Aptos" style:font-name-complex="Aptos" fo:color="#000000"/>
    </style:style>
    <style:style style:name="P784" style:parent-style-name="Normal" style:family="paragraph">
      <style:paragraph-properties fo:margin-top="0.1666in" fo:margin-bottom="0.1666in"/>
    </style:style>
    <style:style style:name="T785" style:parent-style-name="DefaultParagraphFont" style:family="text">
      <style:text-properties style:font-name="Aptos" style:font-name-asian="Aptos" style:font-name-complex="Aptos" fo:font-weight="bold" style:font-weight-asian="bold" style:font-weight-complex="bold" fo:color="#000000"/>
    </style:style>
    <style:style style:name="P786" style:parent-style-name="Normal" style:family="paragraph">
      <style:paragraph-properties fo:margin-top="0.1666in" fo:margin-bottom="0.1666in"/>
    </style:style>
    <style:style style:name="T787" style:parent-style-name="DefaultParagraphFont" style:family="text">
      <style:text-properties style:font-name="Aptos" style:font-name-asian="Aptos" style:font-name-complex="Aptos" fo:font-weight="bold" style:font-weight-asian="bold" style:font-weight-complex="bold" fo:color="#000000"/>
    </style:style>
    <style:style style:name="T788" style:parent-style-name="DefaultParagraphFont" style:family="text">
      <style:text-properties style:font-name="Aptos" style:font-name-asian="Aptos" style:font-name-complex="Aptos" fo:color="#000000"/>
    </style:style>
    <style:style style:name="P789" style:parent-style-name="ListParagraph" style:family="paragraph">
      <style:paragraph-properties fo:margin-bottom="0in"/>
      <style:text-properties style:font-name="Aptos" style:font-name-asian="Aptos" style:font-name-complex="Aptos" fo:color="#000000"/>
    </style:style>
    <style:style style:name="P790" style:parent-style-name="ListParagraph" style:family="paragraph">
      <style:paragraph-properties fo:margin-bottom="0in"/>
      <style:text-properties style:font-name="Aptos" style:font-name-asian="Aptos" style:font-name-complex="Aptos" fo:color="#000000"/>
    </style:style>
    <style:style style:name="P791" style:parent-style-name="ListParagraph" style:family="paragraph">
      <style:paragraph-properties fo:margin-bottom="0in"/>
      <style:text-properties style:font-name="Aptos" style:font-name-asian="Aptos" style:font-name-complex="Aptos" fo:color="#000000"/>
    </style:style>
    <style:style style:name="P792" style:parent-style-name="ListParagraph" style:family="paragraph">
      <style:paragraph-properties fo:margin-bottom="0in"/>
      <style:text-properties style:font-name="Aptos" style:font-name-asian="Aptos" style:font-name-complex="Aptos" fo:color="#000000"/>
    </style:style>
    <style:style style:name="P793" style:parent-style-name="ListParagraph" style:family="paragraph">
      <style:paragraph-properties fo:margin-bottom="0in"/>
      <style:text-properties style:font-name="Aptos" style:font-name-asian="Aptos" style:font-name-complex="Aptos" fo:color="#000000"/>
    </style:style>
    <style:style style:name="P794" style:parent-style-name="ListParagraph" style:family="paragraph">
      <style:paragraph-properties fo:margin-bottom="0in"/>
      <style:text-properties style:font-name="Aptos" style:font-name-asian="Aptos" style:font-name-complex="Aptos" fo:color="#000000"/>
    </style:style>
    <style:style style:name="P795" style:parent-style-name="Normal" style:family="paragraph">
      <style:paragraph-properties fo:margin-top="0.1666in" fo:margin-bottom="0.1666in"/>
    </style:style>
    <style:style style:name="T796" style:parent-style-name="DefaultParagraphFont" style:family="text">
      <style:text-properties style:font-name="Aptos" style:font-name-asian="Aptos" style:font-name-complex="Aptos" fo:color="#000000"/>
    </style:style>
    <style:style style:name="P797" style:parent-style-name="Normal" style:family="paragraph">
      <style:paragraph-properties fo:margin-top="0.1666in" fo:margin-bottom="0.1666in"/>
    </style:style>
    <style:style style:name="T798" style:parent-style-name="DefaultParagraphFont" style:family="text">
      <style:text-properties style:font-name="Aptos" style:font-name-asian="Aptos" style:font-name-complex="Aptos" fo:font-weight="bold" style:font-weight-asian="bold" style:font-weight-complex="bold" fo:color="#000000"/>
    </style:style>
    <style:style style:name="T799" style:parent-style-name="DefaultParagraphFont" style:family="text">
      <style:text-properties style:font-name="Aptos" style:font-name-asian="Aptos" style:font-name-complex="Aptos" fo:color="#000000"/>
    </style:style>
    <style:style style:name="P800" style:parent-style-name="ListParagraph" style:family="paragraph">
      <style:paragraph-properties fo:margin-bottom="0in"/>
      <style:text-properties style:font-name="Aptos" style:font-name-asian="Aptos" style:font-name-complex="Aptos" fo:color="#000000"/>
    </style:style>
    <style:style style:name="P801" style:parent-style-name="ListParagraph" style:family="paragraph">
      <style:paragraph-properties fo:margin-bottom="0in"/>
      <style:text-properties style:font-name="Aptos" style:font-name-asian="Aptos" style:font-name-complex="Aptos" fo:color="#000000"/>
    </style:style>
    <style:style style:name="P802" style:parent-style-name="ListParagraph" style:family="paragraph">
      <style:paragraph-properties fo:margin-bottom="0in"/>
      <style:text-properties style:font-name="Aptos" style:font-name-asian="Aptos" style:font-name-complex="Aptos" fo:color="#000000"/>
    </style:style>
    <style:style style:name="P803" style:parent-style-name="ListParagraph" style:family="paragraph">
      <style:paragraph-properties fo:margin-bottom="0in"/>
      <style:text-properties style:font-name="Aptos" style:font-name-asian="Aptos" style:font-name-complex="Aptos" fo:color="#000000"/>
    </style:style>
    <style:style style:name="P804" style:parent-style-name="Normal" style:family="paragraph">
      <style:paragraph-properties fo:margin-top="0.1666in" fo:margin-bottom="0.1666in"/>
    </style:style>
    <style:style style:name="T805" style:parent-style-name="DefaultParagraphFont" style:family="text">
      <style:text-properties style:font-name="Aptos" style:font-name-asian="Aptos" style:font-name-complex="Aptos" fo:color="#000000"/>
    </style:style>
    <style:style style:name="P806" style:parent-style-name="Normal" style:family="paragraph">
      <style:paragraph-properties fo:margin-top="0.1666in" fo:margin-bottom="0.1666in"/>
    </style:style>
    <style:style style:name="T807" style:parent-style-name="DefaultParagraphFont" style:family="text">
      <style:text-properties style:font-name="Aptos" style:font-name-asian="Aptos" style:font-name-complex="Aptos" fo:font-weight="bold" style:font-weight-asian="bold" style:font-weight-complex="bold" fo:color="#000000"/>
    </style:style>
    <style:style style:name="T808" style:parent-style-name="DefaultParagraphFont" style:family="text">
      <style:text-properties style:font-name="Aptos" style:font-name-asian="Aptos" style:font-name-complex="Aptos" fo:color="#000000"/>
    </style:style>
    <style:style style:name="P809" style:parent-style-name="ListParagraph" style:family="paragraph">
      <style:paragraph-properties fo:margin-bottom="0in"/>
      <style:text-properties style:font-name="Aptos" style:font-name-asian="Aptos" style:font-name-complex="Aptos" fo:color="#000000"/>
    </style:style>
    <style:style style:name="P810" style:parent-style-name="ListParagraph" style:family="paragraph">
      <style:paragraph-properties fo:margin-bottom="0in"/>
      <style:text-properties style:font-name="Aptos" style:font-name-asian="Aptos" style:font-name-complex="Aptos" fo:color="#000000"/>
    </style:style>
    <style:style style:name="P811" style:parent-style-name="ListParagraph" style:family="paragraph">
      <style:paragraph-properties fo:margin-bottom="0in"/>
      <style:text-properties style:font-name="Aptos" style:font-name-asian="Aptos" style:font-name-complex="Aptos" fo:color="#000000"/>
    </style:style>
    <style:style style:name="P812" style:parent-style-name="ListParagraph" style:family="paragraph">
      <style:paragraph-properties fo:margin-bottom="0in"/>
      <style:text-properties style:font-name="Aptos" style:font-name-asian="Aptos" style:font-name-complex="Aptos" fo:color="#000000"/>
    </style:style>
    <style:style style:name="P813" style:parent-style-name="Normal" style:family="paragraph">
      <style:paragraph-properties fo:margin-top="0.1666in" fo:margin-bottom="0.1666in"/>
    </style:style>
    <style:style style:name="T814" style:parent-style-name="DefaultParagraphFont" style:family="text">
      <style:text-properties style:font-name="Aptos" style:font-name-asian="Aptos" style:font-name-complex="Aptos" fo:color="#000000"/>
    </style:style>
    <style:style style:name="P815" style:parent-style-name="Normal" style:family="paragraph">
      <style:paragraph-properties fo:margin-top="0.1666in" fo:margin-bottom="0.1666in"/>
    </style:style>
    <style:style style:name="T816" style:parent-style-name="DefaultParagraphFont" style:family="text">
      <style:text-properties style:font-name="Aptos" style:font-name-asian="Aptos" style:font-name-complex="Aptos" fo:font-weight="bold" style:font-weight-asian="bold" style:font-weight-complex="bold" fo:color="#000000"/>
    </style:style>
    <style:style style:name="T817" style:parent-style-name="DefaultParagraphFont" style:family="text">
      <style:text-properties style:font-name="Aptos" style:font-name-asian="Aptos" style:font-name-complex="Aptos" fo:color="#000000"/>
    </style:style>
    <style:style style:name="P818" style:parent-style-name="ListParagraph" style:family="paragraph">
      <style:paragraph-properties fo:margin-bottom="0in"/>
      <style:text-properties style:font-name="Aptos" style:font-name-asian="Aptos" style:font-name-complex="Aptos" fo:color="#000000"/>
    </style:style>
    <style:style style:name="P819" style:parent-style-name="ListParagraph" style:family="paragraph">
      <style:paragraph-properties fo:margin-bottom="0in"/>
      <style:text-properties style:font-name="Aptos" style:font-name-asian="Aptos" style:font-name-complex="Aptos" fo:color="#000000"/>
    </style:style>
    <style:style style:name="P820" style:parent-style-name="ListParagraph" style:family="paragraph">
      <style:paragraph-properties fo:margin-bottom="0in"/>
      <style:text-properties style:font-name="Aptos" style:font-name-asian="Aptos" style:font-name-complex="Aptos" fo:color="#000000"/>
    </style:style>
    <style:style style:name="P821" style:parent-style-name="ListParagraph" style:family="paragraph">
      <style:paragraph-properties fo:margin-bottom="0in"/>
      <style:text-properties style:font-name="Aptos" style:font-name-asian="Aptos" style:font-name-complex="Aptos" fo:color="#000000"/>
    </style:style>
    <style:style style:name="P822" style:parent-style-name="Normal" style:family="paragraph">
      <style:paragraph-properties fo:margin-top="0.1666in" fo:margin-bottom="0.1666in"/>
    </style:style>
    <style:style style:name="T823" style:parent-style-name="DefaultParagraphFont" style:family="text">
      <style:text-properties style:font-name="Aptos" style:font-name-asian="Aptos" style:font-name-complex="Aptos" fo:color="#000000"/>
    </style:style>
    <style:style style:name="P824" style:parent-style-name="Normal" style:family="paragraph">
      <style:paragraph-properties fo:margin-top="0.1666in" fo:margin-bottom="0.1666in"/>
    </style:style>
    <style:style style:name="T825" style:parent-style-name="DefaultParagraphFont" style:family="text">
      <style:text-properties style:font-name="Aptos" style:font-name-asian="Aptos" style:font-name-complex="Aptos" fo:font-weight="bold" style:font-weight-asian="bold" style:font-weight-complex="bold" fo:color="#000000"/>
    </style:style>
    <style:style style:name="P826" style:parent-style-name="Normal" style:family="paragraph">
      <style:paragraph-properties fo:margin-top="0.1666in" fo:margin-bottom="0.1666in"/>
    </style:style>
    <style:style style:name="T827" style:parent-style-name="DefaultParagraphFont" style:family="text">
      <style:text-properties style:font-name="Aptos" style:font-name-asian="Aptos" style:font-name-complex="Aptos" fo:color="#000000"/>
    </style:style>
    <style:style style:name="P828" style:parent-style-name="ListParagraph" style:family="paragraph">
      <style:paragraph-properties fo:margin-bottom="0in"/>
      <style:text-properties style:font-name="Aptos" style:font-name-asian="Aptos" style:font-name-complex="Aptos" fo:color="#000000"/>
    </style:style>
    <style:style style:name="P829" style:parent-style-name="ListParagraph" style:family="paragraph">
      <style:paragraph-properties fo:margin-bottom="0in"/>
      <style:text-properties style:font-name="Aptos" style:font-name-asian="Aptos" style:font-name-complex="Aptos" fo:color="#000000"/>
    </style:style>
    <style:style style:name="P830" style:parent-style-name="ListParagraph" style:family="paragraph">
      <style:paragraph-properties fo:margin-bottom="0in"/>
      <style:text-properties style:font-name="Aptos" style:font-name-asian="Aptos" style:font-name-complex="Aptos" fo:color="#000000"/>
    </style:style>
    <style:style style:name="P831" style:parent-style-name="ListParagraph" style:family="paragraph">
      <style:paragraph-properties fo:margin-bottom="0in"/>
      <style:text-properties style:font-name="Aptos" style:font-name-asian="Aptos" style:font-name-complex="Aptos" fo:color="#000000"/>
    </style:style>
    <style:style style:name="P832" style:parent-style-name="ListParagraph" style:family="paragraph">
      <style:paragraph-properties fo:margin-bottom="0in"/>
      <style:text-properties style:font-name="Aptos" style:font-name-asian="Aptos" style:font-name-complex="Aptos" fo:color="#000000"/>
    </style:style>
    <style:style style:name="P833" style:parent-style-name="Normal" style:family="paragraph">
      <style:paragraph-properties fo:margin-top="0.1666in" fo:margin-bottom="0.1666in"/>
    </style:style>
    <style:style style:name="T834" style:parent-style-name="DefaultParagraphFont" style:family="text">
      <style:text-properties style:font-name="Aptos" style:font-name-asian="Aptos" style:font-name-complex="Aptos" fo:color="#000000"/>
    </style:style>
    <style:style style:name="P835" style:parent-style-name="Heading3" style:family="paragraph">
      <style:paragraph-properties fo:margin-top="0.1951in" fo:margin-bottom="0.1951in"/>
    </style:style>
    <style:style style:name="T836" style:parent-style-name="DefaultParagraphFont" style:family="text">
      <style:text-properties style:font-name="Aptos" style:font-name-asian="Aptos" style:font-name-complex="Aptos" fo:font-weight="bold" style:font-weight-asian="bold" style:font-weight-complex="bold" fo:color="#000000"/>
    </style:style>
    <style:style style:name="P837" style:parent-style-name="Normal" style:family="paragraph">
      <style:paragraph-properties fo:margin-top="0.1666in" fo:margin-bottom="0.1666in"/>
    </style:style>
    <style:style style:name="T838" style:parent-style-name="DefaultParagraphFont" style:family="text">
      <style:text-properties style:font-name="Aptos" style:font-name-asian="Aptos" style:font-name-complex="Aptos" fo:font-weight="bold" style:font-weight-asian="bold" style:font-weight-complex="bold" fo:color="#000000"/>
    </style:style>
    <style:style style:name="P839" style:parent-style-name="Normal" style:family="paragraph">
      <style:paragraph-properties fo:margin-top="0.1666in" fo:margin-bottom="0.1666in"/>
    </style:style>
    <style:style style:name="T840" style:parent-style-name="DefaultParagraphFont" style:family="text">
      <style:text-properties style:font-name="Aptos" style:font-name-asian="Aptos" style:font-name-complex="Aptos" fo:color="#000000"/>
    </style:style>
    <style:style style:name="P841" style:parent-style-name="Normal" style:family="paragraph">
      <style:paragraph-properties fo:margin-top="0.1666in" fo:margin-bottom="0.1666in"/>
    </style:style>
    <style:style style:name="T842" style:parent-style-name="DefaultParagraphFont" style:family="text">
      <style:text-properties style:font-name="Aptos" style:font-name-asian="Aptos" style:font-name-complex="Aptos" fo:color="#000000"/>
    </style:style>
    <style:style style:name="P843" style:parent-style-name="Normal" style:family="paragraph">
      <style:paragraph-properties fo:margin-top="0.1666in" fo:margin-bottom="0.1666in"/>
    </style:style>
    <style:style style:name="T844" style:parent-style-name="DefaultParagraphFont" style:family="text">
      <style:text-properties style:font-name="Aptos" style:font-name-asian="Aptos" style:font-name-complex="Aptos" fo:font-weight="bold" style:font-weight-asian="bold" style:font-weight-complex="bold" fo:color="#000000"/>
    </style:style>
    <style:style style:name="P845" style:parent-style-name="Normal" style:family="paragraph">
      <style:paragraph-properties fo:margin-top="0.1666in" fo:margin-bottom="0.1666in"/>
    </style:style>
    <style:style style:name="T846" style:parent-style-name="DefaultParagraphFont" style:family="text">
      <style:text-properties style:font-name="Aptos" style:font-name-asian="Aptos" style:font-name-complex="Aptos" fo:font-weight="bold" style:font-weight-asian="bold" style:font-weight-complex="bold" fo:color="#000000"/>
    </style:style>
    <style:style style:name="T847" style:parent-style-name="DefaultParagraphFont" style:family="text">
      <style:text-properties style:font-name="Aptos" style:font-name-asian="Aptos" style:font-name-complex="Aptos" fo:color="#000000"/>
    </style:style>
    <style:style style:name="P848" style:parent-style-name="ListParagraph" style:family="paragraph">
      <style:paragraph-properties fo:margin-bottom="0in"/>
      <style:text-properties style:font-name="Aptos" style:font-name-asian="Aptos" style:font-name-complex="Aptos" fo:color="#000000"/>
    </style:style>
    <style:style style:name="P849" style:parent-style-name="ListParagraph" style:family="paragraph">
      <style:paragraph-properties fo:margin-bottom="0in"/>
      <style:text-properties style:font-name="Aptos" style:font-name-asian="Aptos" style:font-name-complex="Aptos" fo:color="#000000"/>
    </style:style>
    <style:style style:name="P850" style:parent-style-name="Normal" style:family="paragraph">
      <style:paragraph-properties fo:margin-top="0.1666in" fo:margin-bottom="0.1666in"/>
    </style:style>
    <style:style style:name="T851" style:parent-style-name="DefaultParagraphFont" style:family="text">
      <style:text-properties style:font-name="Aptos" style:font-name-asian="Aptos" style:font-name-complex="Aptos" fo:color="#000000"/>
    </style:style>
    <style:style style:name="P852" style:parent-style-name="Normal" style:family="paragraph">
      <style:paragraph-properties fo:margin-top="0.1666in" fo:margin-bottom="0.1666in"/>
    </style:style>
    <style:style style:name="T853" style:parent-style-name="DefaultParagraphFont" style:family="text">
      <style:text-properties style:font-name="Aptos" style:font-name-asian="Aptos" style:font-name-complex="Aptos" fo:font-weight="bold" style:font-weight-asian="bold" style:font-weight-complex="bold" fo:color="#000000"/>
    </style:style>
    <style:style style:name="T854" style:parent-style-name="DefaultParagraphFont" style:family="text">
      <style:text-properties style:font-name="Aptos" style:font-name-asian="Aptos" style:font-name-complex="Aptos" fo:color="#000000"/>
    </style:style>
    <style:style style:name="P855" style:parent-style-name="ListParagraph" style:family="paragraph">
      <style:paragraph-properties fo:margin-bottom="0in"/>
      <style:text-properties style:font-name="Aptos" style:font-name-asian="Aptos" style:font-name-complex="Aptos" fo:color="#000000"/>
    </style:style>
    <style:style style:name="P856" style:parent-style-name="ListParagraph" style:family="paragraph">
      <style:paragraph-properties fo:margin-bottom="0in"/>
      <style:text-properties style:font-name="Aptos" style:font-name-asian="Aptos" style:font-name-complex="Aptos" fo:color="#000000"/>
    </style:style>
    <style:style style:name="P857" style:parent-style-name="ListParagraph" style:family="paragraph">
      <style:paragraph-properties fo:margin-bottom="0in"/>
      <style:text-properties style:font-name="Aptos" style:font-name-asian="Aptos" style:font-name-complex="Aptos" fo:color="#000000"/>
    </style:style>
    <style:style style:name="P858" style:parent-style-name="Normal" style:family="paragraph">
      <style:paragraph-properties fo:margin-top="0.1666in" fo:margin-bottom="0.1666in"/>
    </style:style>
    <style:style style:name="T859" style:parent-style-name="DefaultParagraphFont" style:family="text">
      <style:text-properties style:font-name="Aptos" style:font-name-asian="Aptos" style:font-name-complex="Aptos" fo:color="#000000"/>
    </style:style>
    <style:style style:name="P860" style:parent-style-name="Normal" style:family="paragraph">
      <style:paragraph-properties fo:margin-top="0.1666in" fo:margin-bottom="0.1666in"/>
    </style:style>
    <style:style style:name="T861" style:parent-style-name="DefaultParagraphFont" style:family="text">
      <style:text-properties style:font-name="Aptos" style:font-name-asian="Aptos" style:font-name-complex="Aptos" fo:font-weight="bold" style:font-weight-asian="bold" style:font-weight-complex="bold" fo:color="#000000"/>
    </style:style>
    <style:style style:name="T862" style:parent-style-name="DefaultParagraphFont" style:family="text">
      <style:text-properties style:font-name="Aptos" style:font-name-asian="Aptos" style:font-name-complex="Aptos" fo:color="#000000"/>
    </style:style>
    <style:style style:name="P863" style:parent-style-name="ListParagraph" style:family="paragraph">
      <style:paragraph-properties fo:margin-bottom="0in"/>
      <style:text-properties style:font-name="Aptos" style:font-name-asian="Aptos" style:font-name-complex="Aptos" fo:color="#000000"/>
    </style:style>
    <style:style style:name="P864" style:parent-style-name="ListParagraph" style:family="paragraph">
      <style:paragraph-properties fo:margin-bottom="0in"/>
      <style:text-properties style:font-name="Aptos" style:font-name-asian="Aptos" style:font-name-complex="Aptos" fo:color="#000000"/>
    </style:style>
    <style:style style:name="P865" style:parent-style-name="ListParagraph" style:family="paragraph">
      <style:paragraph-properties fo:margin-bottom="0in"/>
      <style:text-properties style:font-name="Aptos" style:font-name-asian="Aptos" style:font-name-complex="Aptos" fo:color="#000000"/>
    </style:style>
    <style:style style:name="P866" style:parent-style-name="Normal" style:family="paragraph">
      <style:paragraph-properties fo:margin-top="0.1666in" fo:margin-bottom="0.1666in"/>
    </style:style>
    <style:style style:name="T867" style:parent-style-name="DefaultParagraphFont" style:family="text">
      <style:text-properties style:font-name="Aptos" style:font-name-asian="Aptos" style:font-name-complex="Aptos" fo:color="#000000"/>
    </style:style>
    <style:style style:name="P868" style:parent-style-name="Heading3" style:family="paragraph">
      <style:paragraph-properties fo:margin-top="0.1951in" fo:margin-bottom="0.1951in"/>
    </style:style>
    <style:style style:name="T869" style:parent-style-name="DefaultParagraphFont" style:family="text">
      <style:text-properties style:font-name="Aptos" style:font-name-asian="Aptos" style:font-name-complex="Aptos" fo:font-weight="bold" style:font-weight-asian="bold" style:font-weight-complex="bold" fo:color="#000000"/>
    </style:style>
    <style:style style:name="P870" style:parent-style-name="Normal" style:family="paragraph">
      <style:paragraph-properties fo:margin-top="0.1666in" fo:margin-bottom="0.1666in"/>
    </style:style>
    <style:style style:name="T871" style:parent-style-name="DefaultParagraphFont" style:family="text">
      <style:text-properties style:font-name="Aptos" style:font-name-asian="Aptos" style:font-name-complex="Aptos" fo:font-weight="bold" style:font-weight-asian="bold" style:font-weight-complex="bold" fo:color="#000000"/>
    </style:style>
    <style:style style:name="P872" style:parent-style-name="Normal" style:family="paragraph">
      <style:paragraph-properties fo:margin-top="0.1666in" fo:margin-bottom="0.1666in"/>
    </style:style>
    <style:style style:name="T873" style:parent-style-name="DefaultParagraphFont" style:family="text">
      <style:text-properties style:font-name="Aptos" style:font-name-asian="Aptos" style:font-name-complex="Aptos" fo:color="#000000"/>
    </style:style>
    <style:style style:name="P874" style:parent-style-name="Normal" style:family="paragraph">
      <style:paragraph-properties fo:margin-top="0.1666in" fo:margin-bottom="0.1666in"/>
    </style:style>
    <style:style style:name="T875" style:parent-style-name="DefaultParagraphFont" style:family="text">
      <style:text-properties style:font-name="Aptos" style:font-name-asian="Aptos" style:font-name-complex="Aptos" fo:color="#000000"/>
    </style:style>
    <style:style style:name="P876" style:parent-style-name="Normal" style:family="paragraph">
      <style:paragraph-properties fo:margin-top="0.1666in" fo:margin-bottom="0.1666in"/>
    </style:style>
    <style:style style:name="T877" style:parent-style-name="DefaultParagraphFont" style:family="text">
      <style:text-properties style:font-name="Aptos" style:font-name-asian="Aptos" style:font-name-complex="Aptos" fo:font-weight="bold" style:font-weight-asian="bold" style:font-weight-complex="bold" fo:color="#000000"/>
    </style:style>
    <style:style style:name="P878" style:parent-style-name="Normal" style:family="paragraph">
      <style:paragraph-properties fo:margin-top="0.1666in" fo:margin-bottom="0.1666in"/>
    </style:style>
    <style:style style:name="T879" style:parent-style-name="DefaultParagraphFont" style:family="text">
      <style:text-properties style:font-name="Aptos" style:font-name-asian="Aptos" style:font-name-complex="Aptos" fo:font-weight="bold" style:font-weight-asian="bold" style:font-weight-complex="bold" fo:color="#000000"/>
    </style:style>
    <style:style style:name="T880" style:parent-style-name="DefaultParagraphFont" style:family="text">
      <style:text-properties style:font-name="Aptos" style:font-name-asian="Aptos" style:font-name-complex="Aptos" fo:color="#000000"/>
    </style:style>
    <style:style style:name="P881" style:parent-style-name="ListParagraph" style:family="paragraph">
      <style:paragraph-properties fo:margin-bottom="0in"/>
      <style:text-properties style:font-name="Aptos" style:font-name-asian="Aptos" style:font-name-complex="Aptos" fo:color="#000000"/>
    </style:style>
    <style:style style:name="P882" style:parent-style-name="ListParagraph" style:family="paragraph">
      <style:paragraph-properties fo:margin-bottom="0in"/>
      <style:text-properties style:font-name="Aptos" style:font-name-asian="Aptos" style:font-name-complex="Aptos" fo:color="#000000"/>
    </style:style>
    <style:style style:name="P883" style:parent-style-name="ListParagraph" style:family="paragraph">
      <style:paragraph-properties fo:margin-bottom="0in"/>
      <style:text-properties style:font-name="Aptos" style:font-name-asian="Aptos" style:font-name-complex="Aptos" fo:color="#000000"/>
    </style:style>
    <style:style style:name="P884" style:parent-style-name="ListParagraph" style:family="paragraph">
      <style:paragraph-properties fo:margin-bottom="0in"/>
      <style:text-properties style:font-name="Aptos" style:font-name-asian="Aptos" style:font-name-complex="Aptos" fo:color="#000000"/>
    </style:style>
    <style:style style:name="P885" style:parent-style-name="ListParagraph" style:family="paragraph">
      <style:paragraph-properties fo:margin-bottom="0in"/>
      <style:text-properties style:font-name="Aptos" style:font-name-asian="Aptos" style:font-name-complex="Aptos" fo:color="#000000"/>
    </style:style>
    <style:style style:name="P886" style:parent-style-name="ListParagraph" style:family="paragraph">
      <style:paragraph-properties fo:margin-bottom="0in"/>
      <style:text-properties style:font-name="Aptos" style:font-name-asian="Aptos" style:font-name-complex="Aptos" fo:color="#000000"/>
    </style:style>
    <style:style style:name="P887" style:parent-style-name="ListParagraph" style:family="paragraph">
      <style:paragraph-properties fo:margin-bottom="0in"/>
      <style:text-properties style:font-name="Aptos" style:font-name-asian="Aptos" style:font-name-complex="Aptos" fo:color="#000000"/>
    </style:style>
    <style:style style:name="P888" style:parent-style-name="Normal" style:family="paragraph">
      <style:paragraph-properties fo:margin-top="0.1666in" fo:margin-bottom="0.1666in"/>
    </style:style>
    <style:style style:name="T889" style:parent-style-name="DefaultParagraphFont" style:family="text">
      <style:text-properties style:font-name="Aptos" style:font-name-asian="Aptos" style:font-name-complex="Aptos" fo:color="#000000"/>
    </style:style>
    <style:style style:name="P890" style:parent-style-name="Normal" style:family="paragraph">
      <style:paragraph-properties fo:margin-top="0.1666in" fo:margin-bottom="0.1666in"/>
    </style:style>
    <style:style style:name="T891" style:parent-style-name="DefaultParagraphFont" style:family="text">
      <style:text-properties style:font-name="Aptos" style:font-name-asian="Aptos" style:font-name-complex="Aptos" fo:font-weight="bold" style:font-weight-asian="bold" style:font-weight-complex="bold" fo:color="#000000"/>
    </style:style>
    <style:style style:name="T892" style:parent-style-name="DefaultParagraphFont" style:family="text">
      <style:text-properties style:font-name="Aptos" style:font-name-asian="Aptos" style:font-name-complex="Aptos" fo:color="#000000"/>
    </style:style>
    <style:style style:name="P893" style:parent-style-name="ListParagraph" style:family="paragraph">
      <style:paragraph-properties fo:margin-bottom="0in"/>
      <style:text-properties style:font-name="Aptos" style:font-name-asian="Aptos" style:font-name-complex="Aptos" fo:color="#000000"/>
    </style:style>
    <style:style style:name="P894" style:parent-style-name="ListParagraph" style:family="paragraph">
      <style:paragraph-properties fo:margin-bottom="0in"/>
      <style:text-properties style:font-name="Aptos" style:font-name-asian="Aptos" style:font-name-complex="Aptos" fo:color="#000000"/>
    </style:style>
    <style:style style:name="P895" style:parent-style-name="ListParagraph" style:family="paragraph">
      <style:paragraph-properties fo:margin-bottom="0in"/>
      <style:text-properties style:font-name="Aptos" style:font-name-asian="Aptos" style:font-name-complex="Aptos" fo:color="#000000"/>
    </style:style>
    <style:style style:name="P896" style:parent-style-name="ListParagraph" style:family="paragraph">
      <style:paragraph-properties fo:margin-bottom="0in"/>
      <style:text-properties style:font-name="Aptos" style:font-name-asian="Aptos" style:font-name-complex="Aptos" fo:color="#000000"/>
    </style:style>
    <style:style style:name="P897" style:parent-style-name="ListParagraph" style:family="paragraph">
      <style:paragraph-properties fo:margin-bottom="0in"/>
      <style:text-properties style:font-name="Aptos" style:font-name-asian="Aptos" style:font-name-complex="Aptos" fo:color="#000000"/>
    </style:style>
    <style:style style:name="P898" style:parent-style-name="ListParagraph" style:family="paragraph">
      <style:paragraph-properties fo:margin-bottom="0in"/>
      <style:text-properties style:font-name="Aptos" style:font-name-asian="Aptos" style:font-name-complex="Aptos" fo:color="#000000"/>
    </style:style>
    <style:style style:name="P899" style:parent-style-name="ListParagraph" style:family="paragraph">
      <style:paragraph-properties fo:margin-bottom="0in"/>
      <style:text-properties style:font-name="Aptos" style:font-name-asian="Aptos" style:font-name-complex="Aptos" fo:color="#000000"/>
    </style:style>
    <style:style style:name="P900" style:parent-style-name="ListParagraph" style:family="paragraph">
      <style:paragraph-properties fo:margin-bottom="0in"/>
      <style:text-properties style:font-name="Aptos" style:font-name-asian="Aptos" style:font-name-complex="Aptos" fo:color="#000000"/>
    </style:style>
    <style:style style:name="P901" style:parent-style-name="Normal" style:family="paragraph">
      <style:paragraph-properties fo:margin-top="0.1666in" fo:margin-bottom="0.1666in"/>
    </style:style>
    <style:style style:name="T902" style:parent-style-name="DefaultParagraphFont" style:family="text">
      <style:text-properties style:font-name="Aptos" style:font-name-asian="Aptos" style:font-name-complex="Aptos" fo:color="#000000"/>
    </style:style>
    <style:style style:name="P903" style:parent-style-name="Normal" style:family="paragraph">
      <style:paragraph-properties fo:margin-top="0.1666in" fo:margin-bottom="0.1666in"/>
    </style:style>
    <style:style style:name="T904" style:parent-style-name="DefaultParagraphFont" style:family="text">
      <style:text-properties style:font-name="Aptos" style:font-name-asian="Aptos" style:font-name-complex="Aptos" fo:font-weight="bold" style:font-weight-asian="bold" style:font-weight-complex="bold" fo:color="#000000"/>
    </style:style>
    <style:style style:name="T905" style:parent-style-name="DefaultParagraphFont" style:family="text">
      <style:text-properties style:font-name="Aptos" style:font-name-asian="Aptos" style:font-name-complex="Aptos" fo:color="#000000"/>
    </style:style>
    <style:style style:name="P906" style:parent-style-name="ListParagraph" style:family="paragraph">
      <style:paragraph-properties fo:margin-bottom="0in"/>
      <style:text-properties style:font-name="Aptos" style:font-name-asian="Aptos" style:font-name-complex="Aptos" fo:color="#000000"/>
    </style:style>
    <style:style style:name="P907" style:parent-style-name="ListParagraph" style:family="paragraph">
      <style:paragraph-properties fo:margin-bottom="0in"/>
      <style:text-properties style:font-name="Aptos" style:font-name-asian="Aptos" style:font-name-complex="Aptos" fo:color="#000000"/>
    </style:style>
    <style:style style:name="P908" style:parent-style-name="ListParagraph" style:family="paragraph">
      <style:paragraph-properties fo:margin-bottom="0in"/>
      <style:text-properties style:font-name="Aptos" style:font-name-asian="Aptos" style:font-name-complex="Aptos" fo:color="#000000"/>
    </style:style>
    <style:style style:name="P909" style:parent-style-name="ListParagraph" style:family="paragraph">
      <style:paragraph-properties fo:margin-bottom="0in"/>
      <style:text-properties style:font-name="Aptos" style:font-name-asian="Aptos" style:font-name-complex="Aptos" fo:color="#000000"/>
    </style:style>
    <style:style style:name="P910" style:parent-style-name="ListParagraph" style:family="paragraph">
      <style:paragraph-properties fo:margin-bottom="0in"/>
      <style:text-properties style:font-name="Aptos" style:font-name-asian="Aptos" style:font-name-complex="Aptos" fo:color="#000000"/>
    </style:style>
    <style:style style:name="P911" style:parent-style-name="ListParagraph" style:family="paragraph">
      <style:paragraph-properties fo:margin-bottom="0in"/>
      <style:text-properties style:font-name="Aptos" style:font-name-asian="Aptos" style:font-name-complex="Aptos" fo:color="#000000"/>
    </style:style>
    <style:style style:name="P912" style:parent-style-name="ListParagraph" style:family="paragraph">
      <style:paragraph-properties fo:margin-bottom="0in"/>
      <style:text-properties style:font-name="Aptos" style:font-name-asian="Aptos" style:font-name-complex="Aptos" fo:color="#000000"/>
    </style:style>
    <style:style style:name="P913" style:parent-style-name="ListParagraph" style:family="paragraph">
      <style:paragraph-properties fo:margin-bottom="0in"/>
      <style:text-properties style:font-name="Aptos" style:font-name-asian="Aptos" style:font-name-complex="Aptos" fo:color="#000000"/>
    </style:style>
    <style:style style:name="P914" style:parent-style-name="ListParagraph" style:family="paragraph">
      <style:paragraph-properties fo:margin-bottom="0in"/>
      <style:text-properties style:font-name="Aptos" style:font-name-asian="Aptos" style:font-name-complex="Aptos" fo:color="#000000"/>
    </style:style>
    <style:style style:name="P915" style:parent-style-name="ListParagraph" style:family="paragraph">
      <style:paragraph-properties fo:margin-bottom="0in"/>
      <style:text-properties style:font-name="Aptos" style:font-name-asian="Aptos" style:font-name-complex="Aptos" fo:color="#000000"/>
    </style:style>
    <style:style style:name="P916" style:parent-style-name="Normal" style:family="paragraph">
      <style:paragraph-properties fo:margin-top="0.1666in" fo:margin-bottom="0.1666in"/>
    </style:style>
    <style:style style:name="T917" style:parent-style-name="DefaultParagraphFont" style:family="text">
      <style:text-properties style:font-name="Aptos" style:font-name-asian="Aptos" style:font-name-complex="Aptos" fo:color="#000000"/>
    </style:style>
    <style:style style:name="P918" style:parent-style-name="Normal" style:family="paragraph">
      <style:paragraph-properties fo:margin-top="0.1666in" fo:margin-bottom="0.1666in"/>
    </style:style>
    <style:style style:name="T919" style:parent-style-name="DefaultParagraphFont" style:family="text">
      <style:text-properties style:font-name="Aptos" style:font-name-asian="Aptos" style:font-name-complex="Aptos" fo:font-weight="bold" style:font-weight-asian="bold" style:font-weight-complex="bold" fo:color="#000000"/>
    </style:style>
    <style:style style:name="P920" style:parent-style-name="Normal" style:family="paragraph">
      <style:paragraph-properties fo:margin-top="0.1666in" fo:margin-bottom="0.1666in"/>
    </style:style>
    <style:style style:name="T921" style:parent-style-name="DefaultParagraphFont" style:family="text">
      <style:text-properties style:font-name="Aptos" style:font-name-asian="Aptos" style:font-name-complex="Aptos" fo:color="#000000"/>
    </style:style>
    <style:style style:name="P922" style:parent-style-name="Heading3" style:family="paragraph">
      <style:paragraph-properties fo:margin-top="0.1951in" fo:margin-bottom="0.1951in"/>
    </style:style>
    <style:style style:name="T923" style:parent-style-name="DefaultParagraphFont" style:family="text">
      <style:text-properties style:font-name="Aptos" style:font-name-asian="Aptos" style:font-name-complex="Aptos" fo:font-weight="bold" style:font-weight-asian="bold" style:font-weight-complex="bold" fo:color="#000000"/>
    </style:style>
    <style:style style:name="P924" style:parent-style-name="Normal" style:family="paragraph">
      <style:paragraph-properties fo:margin-top="0.1666in" fo:margin-bottom="0.1666in"/>
    </style:style>
    <style:style style:name="T925" style:parent-style-name="DefaultParagraphFont" style:family="text">
      <style:text-properties style:font-name="Aptos" style:font-name-asian="Aptos" style:font-name-complex="Aptos" fo:color="#000000"/>
    </style:style>
    <style:style style:name="P926" style:parent-style-name="Normal" style:family="paragraph">
      <style:paragraph-properties fo:margin-bottom="0in"/>
    </style:style>
    <style:style style:name="T927" style:parent-style-name="DefaultParagraphFont" style:family="text">
      <style:text-properties style:font-name="Aptos" style:font-name-asian="Aptos" style:font-name-complex="Aptos" fo:color="#14181F"/>
    </style:style>
    <style:style style:name="T928" style:parent-style-name="DefaultParagraphFont" style:family="text">
      <style:text-properties style:font-name="Aptos" style:font-name-asian="Aptos" style:font-name-complex="Aptos" fo:color="#14181F"/>
    </style:style>
    <style:style style:name="T929" style:parent-style-name="DefaultParagraphFont" style:family="text">
      <style:text-properties style:font-name="Aptos" style:font-name-asian="Aptos" style:font-name-complex="Aptos" fo:color="#14181F"/>
    </style:style>
    <style:style style:name="P930" style:parent-style-name="Normal" style:family="paragraph">
      <style:paragraph-properties fo:margin-top="0.1666in" fo:margin-bottom="0.1666in"/>
    </style:style>
    <style:style style:name="T931" style:parent-style-name="DefaultParagraphFont" style:family="text">
      <style:text-properties style:font-name="Aptos" style:font-name-asian="Aptos" style:font-name-complex="Aptos" fo:font-weight="bold" style:font-weight-asian="bold" style:font-weight-complex="bold" fo:color="#000000"/>
    </style:style>
    <style:style style:name="P932" style:parent-style-name="Normal" style:family="paragraph">
      <style:paragraph-properties fo:margin-top="0.1666in" fo:margin-bottom="0.1666in"/>
    </style:style>
    <style:style style:name="T933" style:parent-style-name="DefaultParagraphFont" style:family="text">
      <style:text-properties style:font-name="Aptos" style:font-name-asian="Aptos" style:font-name-complex="Aptos" fo:font-weight="bold" style:font-weight-asian="bold" style:font-weight-complex="bold" fo:color="#000000"/>
    </style:style>
    <style:style style:name="P934" style:parent-style-name="Normal" style:family="paragraph">
      <style:paragraph-properties fo:margin-top="0.1666in" fo:margin-bottom="0.1666in"/>
    </style:style>
    <style:style style:name="T935" style:parent-style-name="DefaultParagraphFont" style:family="text">
      <style:text-properties style:font-name="Aptos" style:font-name-asian="Aptos" style:font-name-complex="Aptos" fo:color="#000000"/>
    </style:style>
    <style:style style:name="P936" style:parent-style-name="Normal" style:family="paragraph">
      <style:paragraph-properties fo:margin-top="0.1666in" fo:margin-bottom="0.1666in"/>
    </style:style>
    <style:style style:name="T937" style:parent-style-name="DefaultParagraphFont" style:family="text">
      <style:text-properties style:font-name="Aptos" style:font-name-asian="Aptos" style:font-name-complex="Aptos" fo:color="#000000"/>
    </style:style>
    <style:style style:name="P938" style:parent-style-name="Normal" style:family="paragraph">
      <style:paragraph-properties fo:margin-top="0.1666in" fo:margin-bottom="0.1666in"/>
    </style:style>
    <style:style style:name="T939" style:parent-style-name="DefaultParagraphFont" style:family="text">
      <style:text-properties style:font-name="Aptos" style:font-name-asian="Aptos" style:font-name-complex="Aptos" fo:color="#000000"/>
    </style:style>
    <style:style style:name="P940" style:parent-style-name="Normal" style:family="paragraph">
      <style:paragraph-properties fo:margin-top="0.1666in" fo:margin-bottom="0.1666in"/>
    </style:style>
    <style:style style:name="T941" style:parent-style-name="DefaultParagraphFont" style:family="text">
      <style:text-properties style:font-name="Aptos" style:font-name-asian="Aptos" style:font-name-complex="Aptos" fo:font-weight="bold" style:font-weight-asian="bold" style:font-weight-complex="bold" fo:color="#000000"/>
    </style:style>
    <style:style style:name="P942" style:parent-style-name="Normal" style:family="paragraph">
      <style:paragraph-properties fo:margin-top="0.1666in" fo:margin-bottom="0.1666in"/>
    </style:style>
    <style:style style:name="T943" style:parent-style-name="DefaultParagraphFont" style:family="text">
      <style:text-properties style:font-name="Aptos" style:font-name-asian="Aptos" style:font-name-complex="Aptos" fo:color="#000000"/>
    </style:style>
    <style:style style:name="P944" style:parent-style-name="Normal" style:family="paragraph">
      <style:paragraph-properties fo:margin-top="0.1666in" fo:margin-bottom="0.1666in"/>
    </style:style>
    <style:style style:name="T945" style:parent-style-name="DefaultParagraphFont" style:family="text">
      <style:text-properties style:font-name="Aptos" style:font-name-asian="Aptos" style:font-name-complex="Aptos" fo:color="#000000"/>
    </style:style>
    <style:style style:name="P946" style:parent-style-name="Normal" style:family="paragraph">
      <style:paragraph-properties fo:margin-top="0.1666in" fo:margin-bottom="0.1666in"/>
    </style:style>
    <style:style style:name="T947" style:parent-style-name="DefaultParagraphFont" style:family="text">
      <style:text-properties style:font-name="Aptos" style:font-name-asian="Aptos" style:font-name-complex="Aptos" fo:color="#000000"/>
    </style:style>
    <style:style style:name="P948" style:parent-style-name="Normal" style:family="paragraph">
      <style:paragraph-properties fo:margin-top="0.1666in" fo:margin-bottom="0.1666in"/>
    </style:style>
    <style:style style:name="T949" style:parent-style-name="DefaultParagraphFont" style:family="text">
      <style:text-properties style:font-name="Aptos" style:font-name-asian="Aptos" style:font-name-complex="Aptos" fo:font-weight="bold" style:font-weight-asian="bold" style:font-weight-complex="bold" fo:color="#000000"/>
    </style:style>
    <style:style style:name="P950" style:parent-style-name="Normal" style:family="paragraph">
      <style:paragraph-properties fo:margin-top="0.1666in" fo:margin-bottom="0.1666in"/>
    </style:style>
    <style:style style:name="T951" style:parent-style-name="DefaultParagraphFont" style:family="text">
      <style:text-properties style:font-name="Aptos" style:font-name-asian="Aptos" style:font-name-complex="Aptos" fo:color="#000000"/>
    </style:style>
    <style:style style:name="P952" style:parent-style-name="Normal" style:family="paragraph">
      <style:paragraph-properties fo:margin-top="0.1666in" fo:margin-bottom="0.1666in"/>
    </style:style>
    <style:style style:name="T953" style:parent-style-name="DefaultParagraphFont" style:family="text">
      <style:text-properties style:font-name="Aptos" style:font-name-asian="Aptos" style:font-name-complex="Aptos" fo:color="#000000"/>
    </style:style>
    <style:style style:name="P954" style:parent-style-name="Normal" style:family="paragraph">
      <style:paragraph-properties fo:margin-top="0.1666in" fo:margin-bottom="0.1666in"/>
    </style:style>
    <style:style style:name="T955" style:parent-style-name="DefaultParagraphFont" style:family="text">
      <style:text-properties style:font-name="Aptos" style:font-name-asian="Aptos" style:font-name-complex="Aptos" fo:color="#000000"/>
    </style:style>
    <style:style style:name="P956" style:parent-style-name="Normal" style:family="paragraph">
      <style:paragraph-properties fo:margin-top="0.1666in" fo:margin-bottom="0.1666in"/>
    </style:style>
    <style:style style:name="T957" style:parent-style-name="DefaultParagraphFont" style:family="text">
      <style:text-properties style:font-name="Aptos" style:font-name-asian="Aptos" style:font-name-complex="Aptos" fo:font-weight="bold" style:font-weight-asian="bold" style:font-weight-complex="bold" fo:color="#000000"/>
    </style:style>
    <style:style style:name="P958" style:parent-style-name="Normal" style:family="paragraph">
      <style:paragraph-properties fo:margin-top="0.1666in" fo:margin-bottom="0.1666in"/>
    </style:style>
    <style:style style:name="T959" style:parent-style-name="DefaultParagraphFont" style:family="text">
      <style:text-properties style:font-name="Aptos" style:font-name-asian="Aptos" style:font-name-complex="Aptos" fo:color="#000000"/>
    </style:style>
    <style:style style:name="P960" style:parent-style-name="Normal" style:family="paragraph">
      <style:paragraph-properties fo:margin-top="0.1666in" fo:margin-bottom="0.1666in"/>
    </style:style>
    <style:style style:name="T961" style:parent-style-name="DefaultParagraphFont" style:family="text">
      <style:text-properties style:font-name="Aptos" style:font-name-asian="Aptos" style:font-name-complex="Aptos" fo:color="#000000"/>
    </style:style>
    <style:style style:name="P962" style:parent-style-name="Normal" style:family="paragraph">
      <style:paragraph-properties fo:margin-top="0.1666in" fo:margin-bottom="0.1666in"/>
    </style:style>
    <style:style style:name="T963" style:parent-style-name="DefaultParagraphFont" style:family="text">
      <style:text-properties style:font-name="Aptos" style:font-name-asian="Aptos" style:font-name-complex="Aptos" fo:font-weight="bold" style:font-weight-asian="bold" style:font-weight-complex="bold" fo:color="#000000"/>
    </style:style>
    <style:style style:name="P964" style:parent-style-name="Normal" style:family="paragraph">
      <style:paragraph-properties fo:margin-top="0.1666in" fo:margin-bottom="0.1666in"/>
    </style:style>
    <style:style style:name="T965" style:parent-style-name="DefaultParagraphFont" style:family="text">
      <style:text-properties style:font-name="Aptos" style:font-name-asian="Aptos" style:font-name-complex="Aptos" fo:color="#000000"/>
    </style:style>
    <style:style style:name="P966" style:parent-style-name="Normal" style:family="paragraph">
      <style:paragraph-properties fo:margin-top="0.1666in" fo:margin-bottom="0.1666in"/>
    </style:style>
    <style:style style:name="T967" style:parent-style-name="DefaultParagraphFont" style:family="text">
      <style:text-properties style:font-name="Aptos" style:font-name-asian="Aptos" style:font-name-complex="Aptos" fo:color="#000000"/>
    </style:style>
    <style:style style:name="P968" style:parent-style-name="Normal" style:family="paragraph">
      <style:paragraph-properties fo:margin-top="0.1666in" fo:margin-bottom="0.1666in"/>
    </style:style>
    <style:style style:name="T969" style:parent-style-name="DefaultParagraphFont" style:family="text">
      <style:text-properties style:font-name="Aptos" style:font-name-asian="Aptos" style:font-name-complex="Aptos" fo:font-weight="bold" style:font-weight-asian="bold" style:font-weight-complex="bold" fo:color="#000000"/>
    </style:style>
    <style:style style:name="P970" style:parent-style-name="Normal" style:family="paragraph">
      <style:paragraph-properties fo:margin-top="0.1666in" fo:margin-bottom="0.1666in"/>
    </style:style>
    <style:style style:name="T971" style:parent-style-name="DefaultParagraphFont" style:family="text">
      <style:text-properties style:font-name="Aptos" style:font-name-asian="Aptos" style:font-name-complex="Aptos" fo:color="#000000"/>
    </style:style>
    <style:style style:name="P972" style:parent-style-name="Normal" style:family="paragraph">
      <style:paragraph-properties fo:margin-top="0.1666in" fo:margin-bottom="0.1666in"/>
    </style:style>
    <style:style style:name="T973" style:parent-style-name="DefaultParagraphFont" style:family="text">
      <style:text-properties style:font-name="Aptos" style:font-name-asian="Aptos" style:font-name-complex="Aptos" fo:color="#000000"/>
    </style:style>
    <style:style style:name="P974" style:parent-style-name="Heading3" style:family="paragraph">
      <style:paragraph-properties fo:margin-top="0.1951in" fo:margin-bottom="0.1951in"/>
    </style:style>
    <style:style style:name="T975" style:parent-style-name="DefaultParagraphFont" style:family="text">
      <style:text-properties style:font-name="Aptos" style:font-name-asian="Aptos" style:font-name-complex="Aptos" fo:font-weight="bold" style:font-weight-asian="bold" style:font-weight-complex="bold" fo:color="#000000"/>
    </style:style>
    <style:style style:name="P976" style:parent-style-name="Normal" style:family="paragraph">
      <style:paragraph-properties fo:margin-top="0.1666in" fo:margin-bottom="0.1666in"/>
    </style:style>
    <style:style style:name="T977" style:parent-style-name="DefaultParagraphFont" style:family="text">
      <style:text-properties style:font-name="Aptos" style:font-name-asian="Aptos" style:font-name-complex="Aptos" fo:color="#000000"/>
    </style:style>
    <style:style style:name="P978" style:parent-style-name="Normal" style:family="paragraph">
      <style:paragraph-properties fo:margin-top="0.1666in" fo:margin-bottom="0.1666in"/>
    </style:style>
    <style:style style:name="T979" style:parent-style-name="DefaultParagraphFont" style:family="text">
      <style:text-properties style:font-name="Aptos" style:font-name-asian="Aptos" style:font-name-complex="Aptos" fo:font-weight="bold" style:font-weight-asian="bold" style:font-weight-complex="bold" fo:color="#000000"/>
    </style:style>
    <style:style style:name="P980" style:parent-style-name="Normal" style:family="paragraph">
      <style:paragraph-properties fo:margin-top="0.1666in" fo:margin-bottom="0.1666in"/>
    </style:style>
    <style:style style:name="T981" style:parent-style-name="DefaultParagraphFont" style:family="text">
      <style:text-properties style:font-name="Aptos" style:font-name-asian="Aptos" style:font-name-complex="Aptos" fo:font-style="italic" style:font-style-asian="italic" style:font-style-complex="italic" fo:color="#000000"/>
    </style:style>
    <style:style style:name="T982" style:parent-style-name="DefaultParagraphFont" style:family="text">
      <style:text-properties style:font-name="Aptos" style:font-name-asian="Aptos" style:font-name-complex="Aptos" fo:color="#000000"/>
    </style:style>
    <style:style style:name="P983" style:parent-style-name="Normal" style:family="paragraph">
      <style:paragraph-properties fo:margin-top="0.1666in" fo:margin-bottom="0.1666in"/>
    </style:style>
    <style:style style:name="T984" style:parent-style-name="DefaultParagraphFont" style:family="text">
      <style:text-properties style:font-name="Aptos" style:font-name-asian="Aptos" style:font-name-complex="Aptos" fo:font-style="italic" style:font-style-asian="italic" style:font-style-complex="italic" fo:color="#000000"/>
    </style:style>
    <style:style style:name="T985" style:parent-style-name="DefaultParagraphFont" style:family="text">
      <style:text-properties style:font-name="Aptos" style:font-name-asian="Aptos" style:font-name-complex="Aptos" fo:color="#000000"/>
    </style:style>
    <style:style style:name="P986" style:parent-style-name="Normal" style:family="paragraph">
      <style:paragraph-properties fo:margin-top="0.1666in" fo:margin-bottom="0.1666in"/>
    </style:style>
    <style:style style:name="T987" style:parent-style-name="DefaultParagraphFont" style:family="text">
      <style:text-properties style:font-name="Aptos" style:font-name-asian="Aptos" style:font-name-complex="Aptos" fo:font-style="italic" style:font-style-asian="italic" style:font-style-complex="italic" fo:color="#000000"/>
    </style:style>
    <style:style style:name="T988" style:parent-style-name="DefaultParagraphFont" style:family="text">
      <style:text-properties style:font-name="Aptos" style:font-name-asian="Aptos" style:font-name-complex="Aptos" fo:color="#000000"/>
    </style:style>
    <style:style style:name="P989" style:parent-style-name="Normal" style:family="paragraph">
      <style:paragraph-properties fo:margin-top="0.1666in" fo:margin-bottom="0.1666in"/>
    </style:style>
    <style:style style:name="T990" style:parent-style-name="DefaultParagraphFont" style:family="text">
      <style:text-properties style:font-name="Aptos" style:font-name-asian="Aptos" style:font-name-complex="Aptos" fo:font-style="italic" style:font-style-asian="italic" style:font-style-complex="italic" fo:color="#000000"/>
    </style:style>
    <style:style style:name="T991" style:parent-style-name="DefaultParagraphFont" style:family="text">
      <style:text-properties style:font-name="Aptos" style:font-name-asian="Aptos" style:font-name-complex="Aptos" fo:color="#000000"/>
    </style:style>
    <style:style style:name="P992" style:parent-style-name="Normal" style:family="paragraph">
      <style:paragraph-properties fo:margin-top="0.1666in" fo:margin-bottom="0.1666in"/>
    </style:style>
    <style:style style:name="T993" style:parent-style-name="DefaultParagraphFont" style:family="text">
      <style:text-properties style:font-name="Aptos" style:font-name-asian="Aptos" style:font-name-complex="Aptos" fo:font-style="italic" style:font-style-asian="italic" style:font-style-complex="italic" fo:color="#000000"/>
    </style:style>
    <style:style style:name="T994" style:parent-style-name="DefaultParagraphFont" style:family="text">
      <style:text-properties style:font-name="Aptos" style:font-name-asian="Aptos" style:font-name-complex="Aptos" fo:color="#000000"/>
    </style:style>
    <style:style style:name="P995" style:parent-style-name="Normal" style:family="paragraph">
      <style:paragraph-properties fo:margin-top="0.1666in" fo:margin-bottom="0.1666in"/>
    </style:style>
    <style:style style:name="T996" style:parent-style-name="DefaultParagraphFont" style:family="text">
      <style:text-properties style:font-name="Aptos" style:font-name-asian="Aptos" style:font-name-complex="Aptos" fo:font-style="italic" style:font-style-asian="italic" style:font-style-complex="italic" fo:color="#000000"/>
    </style:style>
    <style:style style:name="T997" style:parent-style-name="DefaultParagraphFont" style:family="text">
      <style:text-properties style:font-name="Aptos" style:font-name-asian="Aptos" style:font-name-complex="Aptos" fo:color="#000000"/>
    </style:style>
    <style:style style:name="P998" style:parent-style-name="Normal" style:family="paragraph">
      <style:paragraph-properties fo:margin-top="0.1666in" fo:margin-bottom="0.1666in"/>
    </style:style>
    <style:style style:name="T999" style:parent-style-name="DefaultParagraphFont" style:family="text">
      <style:text-properties style:font-name="Aptos" style:font-name-asian="Aptos" style:font-name-complex="Aptos" fo:font-weight="bold" style:font-weight-asian="bold" style:font-weight-complex="bold" fo:color="#000000"/>
    </style:style>
    <style:style style:name="P1000" style:parent-style-name="Normal" style:family="paragraph">
      <style:paragraph-properties fo:margin-top="0.1666in" fo:margin-bottom="0.1666in"/>
    </style:style>
    <style:style style:name="T1001" style:parent-style-name="DefaultParagraphFont" style:family="text">
      <style:text-properties style:font-name="Aptos" style:font-name-asian="Aptos" style:font-name-complex="Aptos" fo:font-style="italic" style:font-style-asian="italic" style:font-style-complex="italic" fo:color="#000000"/>
    </style:style>
    <style:style style:name="T1002" style:parent-style-name="DefaultParagraphFont" style:family="text">
      <style:text-properties style:font-name="Aptos" style:font-name-asian="Aptos" style:font-name-complex="Aptos" fo:color="#000000"/>
    </style:style>
    <style:style style:name="P1003" style:parent-style-name="Normal" style:family="paragraph">
      <style:paragraph-properties fo:margin-top="0.1666in" fo:margin-bottom="0.1666in"/>
    </style:style>
    <style:style style:name="T1004" style:parent-style-name="DefaultParagraphFont" style:family="text">
      <style:text-properties style:font-name="Aptos" style:font-name-asian="Aptos" style:font-name-complex="Aptos" fo:font-style="italic" style:font-style-asian="italic" style:font-style-complex="italic" fo:color="#000000"/>
    </style:style>
    <style:style style:name="T1005" style:parent-style-name="DefaultParagraphFont" style:family="text">
      <style:text-properties style:font-name="Aptos" style:font-name-asian="Aptos" style:font-name-complex="Aptos" fo:color="#000000"/>
    </style:style>
    <style:style style:name="P1006" style:parent-style-name="Normal" style:family="paragraph">
      <style:paragraph-properties fo:margin-top="0.1666in" fo:margin-bottom="0.1666in"/>
    </style:style>
    <style:style style:name="T1007" style:parent-style-name="DefaultParagraphFont" style:family="text">
      <style:text-properties style:font-name="Aptos" style:font-name-asian="Aptos" style:font-name-complex="Aptos" fo:font-style="italic" style:font-style-asian="italic" style:font-style-complex="italic" fo:color="#000000"/>
    </style:style>
    <style:style style:name="T1008" style:parent-style-name="DefaultParagraphFont" style:family="text">
      <style:text-properties style:font-name="Aptos" style:font-name-asian="Aptos" style:font-name-complex="Aptos" fo:color="#000000"/>
    </style:style>
    <style:style style:name="P1009" style:parent-style-name="Normal" style:family="paragraph">
      <style:paragraph-properties fo:margin-top="0.1666in" fo:margin-bottom="0.1666in"/>
    </style:style>
    <style:style style:name="T1010" style:parent-style-name="DefaultParagraphFont" style:family="text">
      <style:text-properties style:font-name="Aptos" style:font-name-asian="Aptos" style:font-name-complex="Aptos" fo:font-style="italic" style:font-style-asian="italic" style:font-style-complex="italic" fo:color="#000000"/>
    </style:style>
    <style:style style:name="T1011" style:parent-style-name="DefaultParagraphFont" style:family="text">
      <style:text-properties style:font-name="Aptos" style:font-name-asian="Aptos" style:font-name-complex="Aptos" fo:color="#000000"/>
    </style:style>
    <style:style style:name="P1012" style:parent-style-name="Normal" style:family="paragraph">
      <style:paragraph-properties fo:margin-top="0.1666in" fo:margin-bottom="0.1666in"/>
    </style:style>
    <style:style style:name="T1013" style:parent-style-name="DefaultParagraphFont" style:family="text">
      <style:text-properties style:font-name="Aptos" style:font-name-asian="Aptos" style:font-name-complex="Aptos" fo:font-style="italic" style:font-style-asian="italic" style:font-style-complex="italic" fo:color="#000000"/>
    </style:style>
    <style:style style:name="T1014" style:parent-style-name="DefaultParagraphFont" style:family="text">
      <style:text-properties style:font-name="Aptos" style:font-name-asian="Aptos" style:font-name-complex="Aptos" fo:color="#000000"/>
    </style:style>
    <style:style style:name="P1015" style:parent-style-name="Normal" style:family="paragraph">
      <style:paragraph-properties fo:margin-top="0.1666in" fo:margin-bottom="0.1666in"/>
    </style:style>
    <style:style style:name="T1016" style:parent-style-name="DefaultParagraphFont" style:family="text">
      <style:text-properties style:font-name="Aptos" style:font-name-asian="Aptos" style:font-name-complex="Aptos" fo:font-style="italic" style:font-style-asian="italic" style:font-style-complex="italic" fo:color="#000000"/>
    </style:style>
    <style:style style:name="T1017" style:parent-style-name="DefaultParagraphFont" style:family="text">
      <style:text-properties style:font-name="Aptos" style:font-name-asian="Aptos" style:font-name-complex="Aptos" fo:color="#000000"/>
    </style:style>
    <style:style style:name="P1018" style:parent-style-name="Normal" style:family="paragraph">
      <style:paragraph-properties fo:margin-top="0.1666in" fo:margin-bottom="0.1666in"/>
    </style:style>
    <style:style style:name="T1019" style:parent-style-name="DefaultParagraphFont" style:family="text">
      <style:text-properties style:font-name="Aptos" style:font-name-asian="Aptos" style:font-name-complex="Aptos" fo:font-weight="bold" style:font-weight-asian="bold" style:font-weight-complex="bold" fo:color="#000000"/>
    </style:style>
    <style:style style:name="P1020" style:parent-style-name="Normal" style:family="paragraph">
      <style:paragraph-properties fo:margin-top="0.1666in" fo:margin-bottom="0.1666in"/>
    </style:style>
    <style:style style:name="T1021" style:parent-style-name="DefaultParagraphFont" style:family="text">
      <style:text-properties style:font-name="Aptos" style:font-name-asian="Aptos" style:font-name-complex="Aptos" fo:font-style="italic" style:font-style-asian="italic" style:font-style-complex="italic" fo:color="#000000"/>
    </style:style>
    <style:style style:name="T1022" style:parent-style-name="DefaultParagraphFont" style:family="text">
      <style:text-properties style:font-name="Aptos" style:font-name-asian="Aptos" style:font-name-complex="Aptos" fo:color="#000000"/>
    </style:style>
    <style:style style:name="P1023" style:parent-style-name="Normal" style:family="paragraph">
      <style:paragraph-properties fo:margin-top="0.1666in" fo:margin-bottom="0.1666in"/>
    </style:style>
    <style:style style:name="T1024" style:parent-style-name="DefaultParagraphFont" style:family="text">
      <style:text-properties style:font-name="Aptos" style:font-name-asian="Aptos" style:font-name-complex="Aptos" fo:font-style="italic" style:font-style-asian="italic" style:font-style-complex="italic" fo:color="#000000"/>
    </style:style>
    <style:style style:name="T1025" style:parent-style-name="DefaultParagraphFont" style:family="text">
      <style:text-properties style:font-name="Aptos" style:font-name-asian="Aptos" style:font-name-complex="Aptos" fo:color="#000000"/>
    </style:style>
    <style:style style:name="P1026" style:parent-style-name="Normal" style:family="paragraph">
      <style:paragraph-properties fo:margin-top="0.1666in" fo:margin-bottom="0.1666in"/>
    </style:style>
    <style:style style:name="T1027" style:parent-style-name="DefaultParagraphFont" style:family="text">
      <style:text-properties style:font-name="Aptos" style:font-name-asian="Aptos" style:font-name-complex="Aptos" fo:font-style="italic" style:font-style-asian="italic" style:font-style-complex="italic" fo:color="#000000"/>
    </style:style>
    <style:style style:name="T1028" style:parent-style-name="DefaultParagraphFont" style:family="text">
      <style:text-properties style:font-name="Aptos" style:font-name-asian="Aptos" style:font-name-complex="Aptos" fo:color="#000000"/>
    </style:style>
    <style:style style:name="P1029" style:parent-style-name="Normal" style:family="paragraph">
      <style:paragraph-properties fo:margin-top="0.1666in" fo:margin-bottom="0.1666in"/>
    </style:style>
    <style:style style:name="T1030" style:parent-style-name="DefaultParagraphFont" style:family="text">
      <style:text-properties style:font-name="Aptos" style:font-name-asian="Aptos" style:font-name-complex="Aptos" fo:font-style="italic" style:font-style-asian="italic" style:font-style-complex="italic" fo:color="#000000"/>
    </style:style>
    <style:style style:name="T1031" style:parent-style-name="DefaultParagraphFont" style:family="text">
      <style:text-properties style:font-name="Aptos" style:font-name-asian="Aptos" style:font-name-complex="Aptos" fo:color="#000000"/>
    </style:style>
    <style:style style:name="P1032" style:parent-style-name="Normal" style:family="paragraph">
      <style:paragraph-properties fo:margin-top="0.1666in" fo:margin-bottom="0.1666in"/>
    </style:style>
    <style:style style:name="T1033" style:parent-style-name="DefaultParagraphFont" style:family="text">
      <style:text-properties style:font-name="Aptos" style:font-name-asian="Aptos" style:font-name-complex="Aptos" fo:font-style="italic" style:font-style-asian="italic" style:font-style-complex="italic" fo:color="#000000"/>
    </style:style>
    <style:style style:name="T1034" style:parent-style-name="DefaultParagraphFont" style:family="text">
      <style:text-properties style:font-name="Aptos" style:font-name-asian="Aptos" style:font-name-complex="Aptos" fo:color="#000000"/>
    </style:style>
    <style:style style:name="P1035" style:parent-style-name="Normal" style:family="paragraph">
      <style:paragraph-properties fo:margin-top="0.1666in" fo:margin-bottom="0.1666in"/>
    </style:style>
    <style:style style:name="T1036" style:parent-style-name="DefaultParagraphFont" style:family="text">
      <style:text-properties style:font-name="Aptos" style:font-name-asian="Aptos" style:font-name-complex="Aptos" fo:font-style="italic" style:font-style-asian="italic" style:font-style-complex="italic" fo:color="#000000"/>
    </style:style>
    <style:style style:name="T1037" style:parent-style-name="DefaultParagraphFont" style:family="text">
      <style:text-properties style:font-name="Aptos" style:font-name-asian="Aptos" style:font-name-complex="Aptos" fo:color="#000000"/>
    </style:style>
    <style:style style:name="P1038" style:parent-style-name="Normal" style:family="paragraph">
      <style:paragraph-properties fo:margin-top="0.1666in" fo:margin-bottom="0.1666in"/>
    </style:style>
    <style:style style:name="T1039" style:parent-style-name="DefaultParagraphFont" style:family="text">
      <style:text-properties style:font-name="Aptos" style:font-name-asian="Aptos" style:font-name-complex="Aptos" fo:font-style="italic" style:font-style-asian="italic" style:font-style-complex="italic" fo:color="#000000"/>
    </style:style>
    <style:style style:name="P1040" style:parent-style-name="Normal" style:family="paragraph">
      <style:paragraph-properties fo:margin-top="0.1666in" fo:margin-bottom="0.1666in"/>
    </style:style>
    <style:style style:name="T1041" style:parent-style-name="DefaultParagraphFont" style:family="text">
      <style:text-properties style:font-name="Aptos" style:font-name-asian="Aptos" style:font-name-complex="Aptos" fo:font-weight="bold" style:font-weight-asian="bold" style:font-weight-complex="bold" fo:color="#000000"/>
    </style:style>
    <style:style style:name="P1042" style:parent-style-name="Normal" style:family="paragraph">
      <style:paragraph-properties fo:margin-top="0.1666in" fo:margin-bottom="0.1666in"/>
    </style:style>
    <style:style style:name="T1043" style:parent-style-name="DefaultParagraphFont" style:family="text">
      <style:text-properties style:font-name="Aptos" style:font-name-asian="Aptos" style:font-name-complex="Aptos" fo:font-style="italic" style:font-style-asian="italic" style:font-style-complex="italic" fo:color="#000000"/>
    </style:style>
    <style:style style:name="T1044" style:parent-style-name="DefaultParagraphFont" style:family="text">
      <style:text-properties style:font-name="Aptos" style:font-name-asian="Aptos" style:font-name-complex="Aptos" fo:color="#000000"/>
    </style:style>
    <style:style style:name="P1045" style:parent-style-name="Normal" style:family="paragraph">
      <style:paragraph-properties fo:margin-top="0.1666in" fo:margin-bottom="0.1666in"/>
    </style:style>
    <style:style style:name="T1046" style:parent-style-name="DefaultParagraphFont" style:family="text">
      <style:text-properties style:font-name="Aptos" style:font-name-asian="Aptos" style:font-name-complex="Aptos" fo:font-style="italic" style:font-style-asian="italic" style:font-style-complex="italic" fo:color="#000000"/>
    </style:style>
    <style:style style:name="T1047" style:parent-style-name="DefaultParagraphFont" style:family="text">
      <style:text-properties style:font-name="Aptos" style:font-name-asian="Aptos" style:font-name-complex="Aptos" fo:color="#000000"/>
    </style:style>
    <style:style style:name="P1048" style:parent-style-name="Normal" style:family="paragraph">
      <style:paragraph-properties fo:margin-top="0.1666in" fo:margin-bottom="0.1666in"/>
    </style:style>
    <style:style style:name="T1049" style:parent-style-name="DefaultParagraphFont" style:family="text">
      <style:text-properties style:font-name="Aptos" style:font-name-asian="Aptos" style:font-name-complex="Aptos" fo:font-style="italic" style:font-style-asian="italic" style:font-style-complex="italic" fo:color="#000000"/>
    </style:style>
    <style:style style:name="T1050" style:parent-style-name="DefaultParagraphFont" style:family="text">
      <style:text-properties style:font-name="Aptos" style:font-name-asian="Aptos" style:font-name-complex="Aptos" fo:color="#000000"/>
    </style:style>
    <style:style style:name="P1051" style:parent-style-name="Normal" style:family="paragraph">
      <style:paragraph-properties fo:margin-top="0.1666in" fo:margin-bottom="0.1666in"/>
    </style:style>
    <style:style style:name="T1052" style:parent-style-name="DefaultParagraphFont" style:family="text">
      <style:text-properties style:font-name="Aptos" style:font-name-asian="Aptos" style:font-name-complex="Aptos" fo:font-style="italic" style:font-style-asian="italic" style:font-style-complex="italic" fo:color="#000000"/>
    </style:style>
    <style:style style:name="T1053" style:parent-style-name="DefaultParagraphFont" style:family="text">
      <style:text-properties style:font-name="Aptos" style:font-name-asian="Aptos" style:font-name-complex="Aptos" fo:color="#000000"/>
    </style:style>
    <style:style style:name="P1054" style:parent-style-name="Normal" style:family="paragraph">
      <style:paragraph-properties fo:margin-top="0.1666in" fo:margin-bottom="0.1666in"/>
    </style:style>
    <style:style style:name="T1055" style:parent-style-name="DefaultParagraphFont" style:family="text">
      <style:text-properties style:font-name="Aptos" style:font-name-asian="Aptos" style:font-name-complex="Aptos" fo:font-style="italic" style:font-style-asian="italic" style:font-style-complex="italic" fo:color="#000000"/>
    </style:style>
    <style:style style:name="T1056" style:parent-style-name="DefaultParagraphFont" style:family="text">
      <style:text-properties style:font-name="Aptos" style:font-name-asian="Aptos" style:font-name-complex="Aptos" fo:color="#000000"/>
    </style:style>
    <style:style style:name="P1057" style:parent-style-name="Normal" style:family="paragraph">
      <style:paragraph-properties fo:margin-top="0.1666in" fo:margin-bottom="0.1666in"/>
    </style:style>
    <style:style style:name="T1058" style:parent-style-name="DefaultParagraphFont" style:family="text">
      <style:text-properties style:font-name="Aptos" style:font-name-asian="Aptos" style:font-name-complex="Aptos" fo:font-style="italic" style:font-style-asian="italic" style:font-style-complex="italic" fo:color="#000000"/>
    </style:style>
    <style:style style:name="T1059" style:parent-style-name="DefaultParagraphFont" style:family="text">
      <style:text-properties style:font-name="Aptos" style:font-name-asian="Aptos" style:font-name-complex="Aptos" fo:color="#000000"/>
    </style:style>
    <style:style style:name="P1060" style:parent-style-name="Normal" style:family="paragraph">
      <style:paragraph-properties fo:margin-top="0.1666in" fo:margin-bottom="0.1666in"/>
    </style:style>
    <style:style style:name="T1061" style:parent-style-name="DefaultParagraphFont" style:family="text">
      <style:text-properties style:font-name="Aptos" style:font-name-asian="Aptos" style:font-name-complex="Aptos" fo:font-weight="bold" style:font-weight-asian="bold" style:font-weight-complex="bold" fo:color="#000000"/>
    </style:style>
    <style:style style:name="P1062" style:parent-style-name="Normal" style:family="paragraph">
      <style:paragraph-properties fo:margin-top="0.1666in" fo:margin-bottom="0.1666in"/>
    </style:style>
    <style:style style:name="T1063" style:parent-style-name="DefaultParagraphFont" style:family="text">
      <style:text-properties style:font-name="Aptos" style:font-name-asian="Aptos" style:font-name-complex="Aptos" fo:font-style="italic" style:font-style-asian="italic" style:font-style-complex="italic" fo:color="#000000"/>
    </style:style>
    <style:style style:name="T1064" style:parent-style-name="DefaultParagraphFont" style:family="text">
      <style:text-properties style:font-name="Aptos" style:font-name-asian="Aptos" style:font-name-complex="Aptos" fo:color="#000000"/>
    </style:style>
    <style:style style:name="P1065" style:parent-style-name="Normal" style:family="paragraph">
      <style:paragraph-properties fo:margin-top="0.1666in" fo:margin-bottom="0.1666in"/>
    </style:style>
    <style:style style:name="T1066" style:parent-style-name="DefaultParagraphFont" style:family="text">
      <style:text-properties style:font-name="Aptos" style:font-name-asian="Aptos" style:font-name-complex="Aptos" fo:font-style="italic" style:font-style-asian="italic" style:font-style-complex="italic" fo:color="#000000"/>
    </style:style>
    <style:style style:name="T1067" style:parent-style-name="DefaultParagraphFont" style:family="text">
      <style:text-properties style:font-name="Aptos" style:font-name-asian="Aptos" style:font-name-complex="Aptos" fo:color="#000000"/>
    </style:style>
    <style:style style:name="P1068" style:parent-style-name="Normal" style:family="paragraph">
      <style:paragraph-properties fo:margin-top="0.1666in" fo:margin-bottom="0.1666in"/>
    </style:style>
    <style:style style:name="T1069" style:parent-style-name="DefaultParagraphFont" style:family="text">
      <style:text-properties style:font-name="Aptos" style:font-name-asian="Aptos" style:font-name-complex="Aptos" fo:font-style="italic" style:font-style-asian="italic" style:font-style-complex="italic" fo:color="#000000"/>
    </style:style>
    <style:style style:name="T1070" style:parent-style-name="DefaultParagraphFont" style:family="text">
      <style:text-properties style:font-name="Aptos" style:font-name-asian="Aptos" style:font-name-complex="Aptos" fo:color="#000000"/>
    </style:style>
    <style:style style:name="P1071" style:parent-style-name="Normal" style:family="paragraph">
      <style:paragraph-properties fo:margin-top="0.1666in" fo:margin-bottom="0.1666in"/>
    </style:style>
    <style:style style:name="T1072" style:parent-style-name="DefaultParagraphFont" style:family="text">
      <style:text-properties style:font-name="Aptos" style:font-name-asian="Aptos" style:font-name-complex="Aptos" fo:font-style="italic" style:font-style-asian="italic" style:font-style-complex="italic" fo:color="#000000"/>
    </style:style>
    <style:style style:name="T1073" style:parent-style-name="DefaultParagraphFont" style:family="text">
      <style:text-properties style:font-name="Aptos" style:font-name-asian="Aptos" style:font-name-complex="Aptos" fo:color="#000000"/>
    </style:style>
    <style:style style:name="P1074" style:parent-style-name="Normal" style:family="paragraph">
      <style:paragraph-properties fo:margin-top="0.1666in" fo:margin-bottom="0.1666in"/>
    </style:style>
    <style:style style:name="T1075" style:parent-style-name="DefaultParagraphFont" style:family="text">
      <style:text-properties style:font-name="Aptos" style:font-name-asian="Aptos" style:font-name-complex="Aptos" fo:font-style="italic" style:font-style-asian="italic" style:font-style-complex="italic" fo:color="#000000"/>
    </style:style>
    <style:style style:name="T1076" style:parent-style-name="DefaultParagraphFont" style:family="text">
      <style:text-properties style:font-name="Aptos" style:font-name-asian="Aptos" style:font-name-complex="Aptos" fo:color="#000000"/>
    </style:style>
    <style:style style:name="P1077" style:parent-style-name="Normal" style:family="paragraph">
      <style:paragraph-properties fo:margin-top="0.1666in" fo:margin-bottom="0.1666in"/>
    </style:style>
    <style:style style:name="T1078" style:parent-style-name="DefaultParagraphFont" style:family="text">
      <style:text-properties style:font-name="Aptos" style:font-name-asian="Aptos" style:font-name-complex="Aptos" fo:font-style="italic" style:font-style-asian="italic" style:font-style-complex="italic" fo:color="#000000"/>
    </style:style>
    <style:style style:name="T1079" style:parent-style-name="DefaultParagraphFont" style:family="text">
      <style:text-properties style:font-name="Aptos" style:font-name-asian="Aptos" style:font-name-complex="Aptos" fo:color="#000000"/>
    </style:style>
    <style:style style:name="P1080" style:parent-style-name="Heading3" style:family="paragraph">
      <style:paragraph-properties fo:margin-top="0.1951in" fo:margin-bottom="0.1951in"/>
    </style:style>
    <style:style style:name="T1081" style:parent-style-name="DefaultParagraphFont" style:family="text">
      <style:text-properties style:font-name="Aptos" style:font-name-asian="Aptos" style:font-name-complex="Aptos" fo:font-weight="bold" style:font-weight-asian="bold" style:font-weight-complex="bold" fo:color="#000000"/>
    </style:style>
    <style:style style:name="P1082" style:parent-style-name="Normal" style:family="paragraph">
      <style:paragraph-properties fo:margin-top="0.1666in" fo:margin-bottom="0.1666in"/>
    </style:style>
    <style:style style:name="T1083" style:parent-style-name="DefaultParagraphFont" style:family="text">
      <style:text-properties style:font-name="Aptos" style:font-name-asian="Aptos" style:font-name-complex="Aptos" fo:color="#000000"/>
    </style:style>
    <style:style style:name="P1084" style:parent-style-name="Normal" style:family="paragraph">
      <style:paragraph-properties fo:margin-top="0.1666in" fo:margin-bottom="0.1666in"/>
    </style:style>
    <style:style style:name="T1085" style:parent-style-name="DefaultParagraphFont" style:family="text">
      <style:text-properties style:font-name="Aptos" style:font-name-asian="Aptos" style:font-name-complex="Aptos" fo:color="#000000"/>
    </style:style>
    <style:style style:name="P1086" style:parent-style-name="Normal" style:family="paragraph">
      <style:paragraph-properties fo:margin-top="0.1666in" fo:margin-bottom="0.1666in"/>
    </style:style>
    <style:style style:name="T1087" style:parent-style-name="DefaultParagraphFont" style:family="text">
      <style:text-properties style:font-name="Aptos" style:font-name-asian="Aptos" style:font-name-complex="Aptos" fo:font-weight="bold" style:font-weight-asian="bold" style:font-weight-complex="bold" fo:color="#000000"/>
    </style:style>
    <style:style style:name="T1088" style:parent-style-name="DefaultParagraphFont" style:family="text">
      <style:text-properties style:font-name="Aptos" style:font-name-asian="Aptos" style:font-name-complex="Aptos" fo:color="#000000"/>
    </style:style>
    <style:style style:name="P1089" style:parent-style-name="Normal" style:family="paragraph">
      <style:paragraph-properties fo:margin-top="0.1666in" fo:margin-bottom="0.1666in"/>
    </style:style>
    <style:style style:name="T1090" style:parent-style-name="DefaultParagraphFont" style:family="text">
      <style:text-properties style:font-name="Aptos" style:font-name-asian="Aptos" style:font-name-complex="Aptos" fo:font-weight="bold" style:font-weight-asian="bold" style:font-weight-complex="bold" fo:color="#000000"/>
    </style:style>
    <style:style style:name="T1091" style:parent-style-name="DefaultParagraphFont" style:family="text">
      <style:text-properties style:font-name="Aptos" style:font-name-asian="Aptos" style:font-name-complex="Aptos" fo:color="#000000"/>
    </style:style>
    <style:style style:name="P1092" style:parent-style-name="Normal" style:family="paragraph">
      <style:paragraph-properties fo:margin-top="0.1666in" fo:margin-bottom="0.1666in"/>
    </style:style>
    <style:style style:name="T1093" style:parent-style-name="DefaultParagraphFont" style:family="text">
      <style:text-properties style:font-name="Aptos" style:font-name-asian="Aptos" style:font-name-complex="Aptos" fo:font-weight="bold" style:font-weight-asian="bold" style:font-weight-complex="bold" fo:color="#000000"/>
    </style:style>
    <style:style style:name="T1094" style:parent-style-name="DefaultParagraphFont" style:family="text">
      <style:text-properties style:font-name="Aptos" style:font-name-asian="Aptos" style:font-name-complex="Aptos" fo:color="#000000"/>
    </style:style>
    <style:style style:name="P1095" style:parent-style-name="Normal" style:family="paragraph">
      <style:paragraph-properties fo:margin-top="0.1666in" fo:margin-bottom="0.1666in"/>
    </style:style>
    <style:style style:name="T1096" style:parent-style-name="DefaultParagraphFont" style:family="text">
      <style:text-properties style:font-name="Aptos" style:font-name-asian="Aptos" style:font-name-complex="Aptos" fo:font-weight="bold" style:font-weight-asian="bold" style:font-weight-complex="bold" fo:color="#000000"/>
    </style:style>
    <style:style style:name="T1097" style:parent-style-name="DefaultParagraphFont" style:family="text">
      <style:text-properties style:font-name="Aptos" style:font-name-asian="Aptos" style:font-name-complex="Aptos" fo:color="#000000"/>
    </style:style>
    <style:style style:name="P1098" style:parent-style-name="Heading3" style:family="paragraph">
      <style:paragraph-properties fo:margin-top="0.1951in" fo:margin-bottom="0.1951in"/>
    </style:style>
    <style:style style:name="T1099" style:parent-style-name="DefaultParagraphFont" style:family="text">
      <style:text-properties style:font-name="Aptos" style:font-name-asian="Aptos" style:font-name-complex="Aptos" fo:font-weight="bold" style:font-weight-asian="bold" style:font-weight-complex="bold" fo:color="#000000"/>
    </style:style>
    <style:style style:name="P1100" style:parent-style-name="Normal" style:family="paragraph">
      <style:paragraph-properties fo:margin-top="0.1666in" fo:margin-bottom="0.1666in"/>
    </style:style>
    <style:style style:name="T1101" style:parent-style-name="DefaultParagraphFont" style:family="text">
      <style:text-properties style:font-name="Aptos" style:font-name-asian="Aptos" style:font-name-complex="Aptos" fo:color="#000000"/>
    </style:style>
    <style:style style:name="P1102" style:parent-style-name="Normal" style:family="paragraph">
      <style:paragraph-properties fo:margin-top="0.1666in" fo:margin-bottom="0.1666in"/>
    </style:style>
    <style:style style:name="T1103" style:parent-style-name="DefaultParagraphFont" style:family="text">
      <style:text-properties style:font-name="Aptos" style:font-name-asian="Aptos" style:font-name-complex="Aptos" fo:font-weight="bold" style:font-weight-asian="bold" style:font-weight-complex="bold" fo:color="#000000"/>
    </style:style>
    <style:style style:name="T1104" style:parent-style-name="DefaultParagraphFont" style:family="text">
      <style:text-properties style:font-name="Aptos" style:font-name-asian="Aptos" style:font-name-complex="Aptos" fo:color="#000000"/>
    </style:style>
    <style:style style:name="P1105" style:parent-style-name="Normal" style:family="paragraph">
      <style:paragraph-properties fo:margin-top="0.1666in" fo:margin-bottom="0.1666in"/>
    </style:style>
    <style:style style:name="T1106" style:parent-style-name="DefaultParagraphFont" style:family="text">
      <style:text-properties style:font-name="Aptos" style:font-name-asian="Aptos" style:font-name-complex="Aptos" fo:font-weight="bold" style:font-weight-asian="bold" style:font-weight-complex="bold" fo:color="#000000"/>
    </style:style>
    <style:style style:name="T1107" style:parent-style-name="DefaultParagraphFont" style:family="text">
      <style:text-properties style:font-name="Aptos" style:font-name-asian="Aptos" style:font-name-complex="Aptos" fo:color="#000000"/>
    </style:style>
    <style:style style:name="P1108" style:parent-style-name="Normal" style:family="paragraph">
      <style:paragraph-properties fo:margin-top="0.1666in" fo:margin-bottom="0.1666in"/>
    </style:style>
    <style:style style:name="T1109" style:parent-style-name="DefaultParagraphFont" style:family="text">
      <style:text-properties style:font-name="Aptos" style:font-name-asian="Aptos" style:font-name-complex="Aptos" fo:font-weight="bold" style:font-weight-asian="bold" style:font-weight-complex="bold" fo:color="#000000"/>
    </style:style>
    <style:style style:name="T1110" style:parent-style-name="DefaultParagraphFont" style:family="text">
      <style:text-properties style:font-name="Aptos" style:font-name-asian="Aptos" style:font-name-complex="Aptos" fo:color="#000000"/>
    </style:style>
    <style:style style:name="P1111" style:parent-style-name="Normal" style:family="paragraph">
      <style:paragraph-properties fo:margin-top="0.1666in" fo:margin-bottom="0.1666in"/>
    </style:style>
    <style:style style:name="T1112" style:parent-style-name="DefaultParagraphFont" style:family="text">
      <style:text-properties style:font-name="Aptos" style:font-name-asian="Aptos" style:font-name-complex="Aptos" fo:font-weight="bold" style:font-weight-asian="bold" style:font-weight-complex="bold" fo:color="#000000"/>
    </style:style>
    <style:style style:name="T1113" style:parent-style-name="DefaultParagraphFont" style:family="text">
      <style:text-properties style:font-name="Aptos" style:font-name-asian="Aptos" style:font-name-complex="Aptos" fo:color="#000000"/>
    </style:style>
    <style:style style:name="P1114" style:parent-style-name="Heading2" style:family="paragraph">
      <style:paragraph-properties fo:margin-top="0.125in" fo:background-color="#FAF9F5"/>
    </style:style>
    <style:style style:name="T1115"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116" style:parent-style-name="Normal" style:family="paragraph">
      <style:paragraph-properties fo:margin-bottom="0in" fo:background-color="#FAF9F5"/>
    </style:style>
    <style:style style:name="P1117" style:parent-style-name="Heading3" style:family="paragraph">
      <style:paragraph-properties fo:margin-top="0.1666in" fo:background-color="#FAF9F5"/>
    </style:style>
    <style:style style:name="T1118"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119" style:parent-style-name="Normal" style:family="paragraph">
      <style:paragraph-properties fo:margin-top="0.1666in" fo:margin-bottom="0.1666in" fo:background-color="#FAF9F5"/>
    </style:style>
    <style:style style:name="T1120" style:parent-style-name="DefaultParagraphFont" style:family="text">
      <style:text-properties style:font-name="Georgia" style:font-name-asian="Georgia" style:font-name-complex="Georgia" fo:color="#141413"/>
    </style:style>
    <style:style style:name="P1121" style:parent-style-name="Normal" style:family="paragraph">
      <style:paragraph-properties fo:margin-top="0.1666in" fo:margin-bottom="0.1666in" fo:background-color="#FAF9F5"/>
    </style:style>
    <style:style style:name="T1122" style:parent-style-name="DefaultParagraphFont" style:family="text">
      <style:text-properties style:font-name="Georgia" style:font-name-asian="Georgia" style:font-name-complex="Georgia" fo:color="#141413"/>
    </style:style>
    <style:style style:name="P1123" style:parent-style-name="Normal" style:family="paragraph">
      <style:paragraph-properties fo:margin-top="0.1666in" fo:margin-bottom="0.1666in" fo:background-color="#FAF9F5"/>
    </style:style>
    <style:style style:name="T1124" style:parent-style-name="DefaultParagraphFont" style:family="text">
      <style:text-properties style:font-name="Georgia" style:font-name-asian="Georgia" style:font-name-complex="Georgia" fo:color="#141413"/>
    </style:style>
    <style:style style:name="P1125" style:parent-style-name="Normal" style:family="paragraph">
      <style:paragraph-properties fo:margin-bottom="0in" fo:background-color="#FAF9F5"/>
    </style:style>
    <style:style style:name="P1126" style:parent-style-name="Heading3" style:family="paragraph">
      <style:paragraph-properties fo:margin-top="0.1666in" fo:background-color="#FAF9F5"/>
    </style:style>
    <style:style style:name="T1127"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128" style:parent-style-name="Normal" style:family="paragraph">
      <style:paragraph-properties fo:margin-top="0.1666in" fo:margin-bottom="0.1666in" fo:background-color="#FAF9F5"/>
    </style:style>
    <style:style style:name="T1129" style:parent-style-name="DefaultParagraphFont" style:family="text">
      <style:text-properties style:font-name="Georgia" style:font-name-asian="Georgia" style:font-name-complex="Georgia" fo:color="#141413"/>
    </style:style>
    <style:style style:name="P1130" style:parent-style-name="Normal" style:family="paragraph">
      <style:paragraph-properties fo:margin-top="0.1666in" fo:margin-bottom="0.1666in" fo:background-color="#FAF9F5"/>
    </style:style>
    <style:style style:name="T1131" style:parent-style-name="DefaultParagraphFont" style:family="text">
      <style:text-properties style:font-name="Georgia" style:font-name-asian="Georgia" style:font-name-complex="Georgia" fo:font-weight="bold" style:font-weight-asian="bold" style:font-weight-complex="bold" fo:color="#141413"/>
    </style:style>
    <style:style style:name="T1132" style:parent-style-name="DefaultParagraphFont" style:family="text">
      <style:text-properties style:font-name="Georgia" style:font-name-asian="Georgia" style:font-name-complex="Georgia" fo:color="#141413"/>
    </style:style>
    <style:style style:name="P1133" style:parent-style-name="Normal" style:family="paragraph">
      <style:paragraph-properties fo:margin-top="0.1666in" fo:margin-bottom="0.1666in" fo:background-color="#FAF9F5"/>
    </style:style>
    <style:style style:name="T1134" style:parent-style-name="DefaultParagraphFont" style:family="text">
      <style:text-properties style:font-name="Georgia" style:font-name-asian="Georgia" style:font-name-complex="Georgia" fo:font-weight="bold" style:font-weight-asian="bold" style:font-weight-complex="bold" fo:color="#141413"/>
    </style:style>
    <style:style style:name="T1135" style:parent-style-name="DefaultParagraphFont" style:family="text">
      <style:text-properties style:font-name="Georgia" style:font-name-asian="Georgia" style:font-name-complex="Georgia" fo:color="#141413"/>
    </style:style>
    <style:style style:name="P1136" style:parent-style-name="Normal" style:family="paragraph">
      <style:paragraph-properties fo:margin-top="0.1666in" fo:margin-bottom="0.1666in" fo:background-color="#FAF9F5"/>
    </style:style>
    <style:style style:name="T1137" style:parent-style-name="DefaultParagraphFont" style:family="text">
      <style:text-properties style:font-name="Georgia" style:font-name-asian="Georgia" style:font-name-complex="Georgia" fo:font-weight="bold" style:font-weight-asian="bold" style:font-weight-complex="bold" fo:color="#141413"/>
    </style:style>
    <style:style style:name="T1138" style:parent-style-name="DefaultParagraphFont" style:family="text">
      <style:text-properties style:font-name="Georgia" style:font-name-asian="Georgia" style:font-name-complex="Georgia" fo:color="#141413"/>
    </style:style>
    <style:style style:name="P1139" style:parent-style-name="Normal" style:family="paragraph">
      <style:paragraph-properties fo:margin-bottom="0in" fo:background-color="#FAF9F5"/>
    </style:style>
    <style:style style:name="P1140" style:parent-style-name="Heading3" style:family="paragraph">
      <style:paragraph-properties fo:margin-top="0.1666in" fo:background-color="#FAF9F5"/>
    </style:style>
    <style:style style:name="T1141"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142" style:parent-style-name="Normal" style:family="paragraph">
      <style:paragraph-properties fo:margin-bottom="0in" fo:background-color="#FAF9F5"/>
    </style:style>
    <style:style style:name="P1143" style:parent-style-name="Normal" style:family="paragraph">
      <style:paragraph-properties fo:margin-top="0.1666in" fo:margin-bottom="0.1666in" fo:background-color="#FAF9F5"/>
    </style:style>
    <style:style style:name="T1144" style:parent-style-name="DefaultParagraphFont" style:family="text">
      <style:text-properties style:font-name="Georgia" style:font-name-asian="Georgia" style:font-name-complex="Georgia" fo:font-weight="bold" style:font-weight-asian="bold" style:font-weight-complex="bold" fo:color="#141413"/>
    </style:style>
    <style:style style:name="P1145" style:parent-style-name="Normal" style:family="paragraph">
      <style:paragraph-properties fo:margin-top="0.1666in" fo:margin-bottom="0.1666in" fo:background-color="#FAF9F5"/>
    </style:style>
    <style:style style:name="T1146" style:parent-style-name="DefaultParagraphFont" style:family="text">
      <style:text-properties style:font-name="Georgia" style:font-name-asian="Georgia" style:font-name-complex="Georgia" fo:color="#141413"/>
    </style:style>
    <style:style style:name="P1147" style:parent-style-name="Normal" style:family="paragraph">
      <style:paragraph-properties fo:margin-bottom="0in" fo:background-color="#FAF9F5"/>
    </style:style>
    <style:style style:name="P1148" style:parent-style-name="Normal" style:family="paragraph">
      <style:paragraph-properties fo:margin-top="0.1666in" fo:margin-bottom="0.1666in" fo:background-color="#FAF9F5"/>
    </style:style>
    <style:style style:name="T1149" style:parent-style-name="DefaultParagraphFont" style:family="text">
      <style:text-properties style:font-name="Georgia" style:font-name-asian="Georgia" style:font-name-complex="Georgia" fo:font-weight="bold" style:font-weight-asian="bold" style:font-weight-complex="bold" fo:color="#141413"/>
    </style:style>
    <style:style style:name="P1150" style:parent-style-name="Normal" style:family="paragraph">
      <style:paragraph-properties fo:margin-top="0.1666in" fo:margin-bottom="0.1666in" fo:background-color="#FAF9F5"/>
    </style:style>
    <style:style style:name="T1151" style:parent-style-name="DefaultParagraphFont" style:family="text">
      <style:text-properties style:font-name="Georgia" style:font-name-asian="Georgia" style:font-name-complex="Georgia" fo:font-weight="bold" style:font-weight-asian="bold" style:font-weight-complex="bold" fo:color="#141413"/>
    </style:style>
    <style:style style:name="T1152" style:parent-style-name="DefaultParagraphFont" style:family="text">
      <style:text-properties style:font-name="Georgia" style:font-name-asian="Georgia" style:font-name-complex="Georgia" fo:color="#141413"/>
    </style:style>
    <style:style style:name="P1153" style:parent-style-name="Normal" style:family="paragraph">
      <style:paragraph-properties fo:margin-top="0.1666in" fo:margin-bottom="0.1666in" fo:background-color="#FAF9F5"/>
    </style:style>
    <style:style style:name="T1154" style:parent-style-name="DefaultParagraphFont" style:family="text">
      <style:text-properties style:font-name="Georgia" style:font-name-asian="Georgia" style:font-name-complex="Georgia" fo:font-weight="bold" style:font-weight-asian="bold" style:font-weight-complex="bold" fo:color="#141413"/>
    </style:style>
    <style:style style:name="T1155" style:parent-style-name="DefaultParagraphFont" style:family="text">
      <style:text-properties style:font-name="Georgia" style:font-name-asian="Georgia" style:font-name-complex="Georgia" fo:color="#141413"/>
    </style:style>
    <style:style style:name="P1156" style:parent-style-name="Normal" style:family="paragraph">
      <style:paragraph-properties fo:margin-top="0.1666in" fo:margin-bottom="0.1666in" fo:background-color="#FAF9F5"/>
    </style:style>
    <style:style style:name="T1157" style:parent-style-name="DefaultParagraphFont" style:family="text">
      <style:text-properties style:font-name="Georgia" style:font-name-asian="Georgia" style:font-name-complex="Georgia" fo:font-weight="bold" style:font-weight-asian="bold" style:font-weight-complex="bold" fo:color="#141413"/>
    </style:style>
    <style:style style:name="T1158" style:parent-style-name="DefaultParagraphFont" style:family="text">
      <style:text-properties style:font-name="Georgia" style:font-name-asian="Georgia" style:font-name-complex="Georgia" fo:color="#141413"/>
    </style:style>
    <style:style style:name="P1159" style:parent-style-name="Normal" style:family="paragraph">
      <style:paragraph-properties fo:margin-top="0.1666in" fo:margin-bottom="0.1666in" fo:background-color="#FAF9F5"/>
    </style:style>
    <style:style style:name="T1160" style:parent-style-name="DefaultParagraphFont" style:family="text">
      <style:text-properties style:font-name="Georgia" style:font-name-asian="Georgia" style:font-name-complex="Georgia" fo:font-weight="bold" style:font-weight-asian="bold" style:font-weight-complex="bold" fo:color="#141413"/>
    </style:style>
    <style:style style:name="T1161" style:parent-style-name="DefaultParagraphFont" style:family="text">
      <style:text-properties style:font-name="Georgia" style:font-name-asian="Georgia" style:font-name-complex="Georgia" fo:color="#141413"/>
    </style:style>
    <style:style style:name="P1162" style:parent-style-name="Normal" style:family="paragraph">
      <style:paragraph-properties fo:margin-bottom="0in" fo:background-color="#FAF9F5"/>
    </style:style>
    <style:style style:name="P1163" style:parent-style-name="Normal" style:family="paragraph">
      <style:paragraph-properties fo:margin-top="0.1666in" fo:margin-bottom="0.1666in" fo:background-color="#FAF9F5"/>
    </style:style>
    <style:style style:name="T1164" style:parent-style-name="DefaultParagraphFont" style:family="text">
      <style:text-properties style:font-name="Georgia" style:font-name-asian="Georgia" style:font-name-complex="Georgia" fo:font-weight="bold" style:font-weight-asian="bold" style:font-weight-complex="bold" fo:color="#141413"/>
    </style:style>
    <style:style style:name="P1165" style:parent-style-name="Normal" style:family="paragraph">
      <style:paragraph-properties fo:margin-top="0.1666in" fo:margin-bottom="0.1666in" fo:background-color="#FAF9F5"/>
    </style:style>
    <style:style style:name="T1166" style:parent-style-name="DefaultParagraphFont" style:family="text">
      <style:text-properties style:font-name="Georgia" style:font-name-asian="Georgia" style:font-name-complex="Georgia" fo:font-weight="bold" style:font-weight-asian="bold" style:font-weight-complex="bold" fo:color="#141413"/>
    </style:style>
    <style:style style:name="T1167" style:parent-style-name="DefaultParagraphFont" style:family="text">
      <style:text-properties style:font-name="Georgia" style:font-name-asian="Georgia" style:font-name-complex="Georgia" fo:color="#141413"/>
    </style:style>
    <style:style style:name="P1168" style:parent-style-name="Normal" style:family="paragraph">
      <style:paragraph-properties fo:margin-top="0.1666in" fo:margin-bottom="0.1666in" fo:background-color="#FAF9F5"/>
    </style:style>
    <style:style style:name="T1169" style:parent-style-name="DefaultParagraphFont" style:family="text">
      <style:text-properties style:font-name="Georgia" style:font-name-asian="Georgia" style:font-name-complex="Georgia" fo:font-weight="bold" style:font-weight-asian="bold" style:font-weight-complex="bold" fo:color="#141413"/>
    </style:style>
    <style:style style:name="T1170" style:parent-style-name="DefaultParagraphFont" style:family="text">
      <style:text-properties style:font-name="Georgia" style:font-name-asian="Georgia" style:font-name-complex="Georgia" fo:color="#141413"/>
    </style:style>
    <style:style style:name="P1171" style:parent-style-name="Normal" style:family="paragraph">
      <style:paragraph-properties fo:margin-bottom="0in" fo:background-color="#FAF9F5"/>
    </style:style>
    <style:style style:name="T1172" style:parent-style-name="DefaultParagraphFont" style:family="text">
      <style:text-properties style:font-name="ui-monospace" style:font-name-asian="ui-monospace" style:font-name-complex="ui-monospace" fo:color="#14181F"/>
    </style:style>
    <style:style style:name="T1173" style:parent-style-name="DefaultParagraphFont" style:family="text">
      <style:text-properties style:font-name="ui-monospace" style:font-name-asian="ui-monospace" style:font-name-complex="ui-monospace" fo:color="#14181F"/>
    </style:style>
    <style:style style:name="T1174" style:parent-style-name="DefaultParagraphFont" style:family="text">
      <style:text-properties style:font-name="ui-monospace" style:font-name-asian="ui-monospace" style:font-name-complex="ui-monospace" fo:color="#14181F"/>
    </style:style>
    <style:style style:name="T1175" style:parent-style-name="DefaultParagraphFont" style:family="text">
      <style:text-properties style:font-name="ui-monospace" style:font-name-asian="ui-monospace" style:font-name-complex="ui-monospace" fo:color="#14181F"/>
    </style:style>
    <style:style style:name="T1176" style:parent-style-name="DefaultParagraphFont" style:family="text">
      <style:text-properties style:font-name="ui-monospace" style:font-name-asian="ui-monospace" style:font-name-complex="ui-monospace" fo:color="#14181F"/>
    </style:style>
    <style:style style:name="T1177" style:parent-style-name="DefaultParagraphFont" style:family="text">
      <style:text-properties style:font-name="ui-monospace" style:font-name-asian="ui-monospace" style:font-name-complex="ui-monospace" fo:color="#14181F"/>
    </style:style>
    <style:style style:name="T1178" style:parent-style-name="DefaultParagraphFont" style:family="text">
      <style:text-properties style:font-name="ui-monospace" style:font-name-asian="ui-monospace" style:font-name-complex="ui-monospace" fo:color="#14181F"/>
    </style:style>
    <style:style style:name="T1179" style:parent-style-name="DefaultParagraphFont" style:family="text">
      <style:text-properties style:font-name="ui-monospace" style:font-name-asian="ui-monospace" style:font-name-complex="ui-monospace" fo:color="#14181F"/>
    </style:style>
    <style:style style:name="T1180" style:parent-style-name="DefaultParagraphFont" style:family="text">
      <style:text-properties style:font-name="ui-monospace" style:font-name-asian="ui-monospace" style:font-name-complex="ui-monospace" fo:color="#14181F"/>
    </style:style>
    <style:style style:name="T1181" style:parent-style-name="DefaultParagraphFont" style:family="text">
      <style:text-properties style:font-name="ui-monospace" style:font-name-asian="ui-monospace" style:font-name-complex="ui-monospace" fo:color="#14181F"/>
    </style:style>
    <style:style style:name="T1182" style:parent-style-name="DefaultParagraphFont" style:family="text">
      <style:text-properties style:font-name="ui-monospace" style:font-name-asian="ui-monospace" style:font-name-complex="ui-monospace" fo:color="#14181F"/>
    </style:style>
    <style:style style:name="T1183" style:parent-style-name="DefaultParagraphFont" style:family="text">
      <style:text-properties style:font-name="ui-monospace" style:font-name-asian="ui-monospace" style:font-name-complex="ui-monospace" fo:color="#14181F"/>
    </style:style>
    <style:style style:name="T1184" style:parent-style-name="DefaultParagraphFont" style:family="text">
      <style:text-properties style:font-name="ui-monospace" style:font-name-asian="ui-monospace" style:font-name-complex="ui-monospace" fo:color="#14181F"/>
    </style:style>
    <style:style style:name="T1185" style:parent-style-name="DefaultParagraphFont" style:family="text">
      <style:text-properties style:font-name="ui-monospace" style:font-name-asian="ui-monospace" style:font-name-complex="ui-monospace" fo:color="#14181F"/>
    </style:style>
    <style:style style:name="T1186" style:parent-style-name="DefaultParagraphFont" style:family="text">
      <style:text-properties style:font-name="ui-monospace" style:font-name-asian="ui-monospace" style:font-name-complex="ui-monospace" fo:color="#14181F"/>
    </style:style>
    <style:style style:name="T1187" style:parent-style-name="DefaultParagraphFont" style:family="text">
      <style:text-properties style:font-name="ui-monospace" style:font-name-asian="ui-monospace" style:font-name-complex="ui-monospace" fo:color="#14181F"/>
    </style:style>
    <style:style style:name="P1188" style:parent-style-name="Normal" style:family="paragraph">
      <style:paragraph-properties fo:margin-top="0.1666in" fo:margin-bottom="0.1666in" fo:background-color="#FAF9F5"/>
    </style:style>
    <style:style style:name="T1189" style:parent-style-name="DefaultParagraphFont" style:family="text">
      <style:text-properties style:font-name="Georgia" style:font-name-asian="Georgia" style:font-name-complex="Georgia" fo:color="#141413"/>
    </style:style>
    <style:style style:name="P1190" style:parent-style-name="Normal" style:family="paragraph">
      <style:paragraph-properties fo:margin-top="0.1666in" fo:margin-bottom="0.1666in" fo:background-color="#FAF9F5"/>
    </style:style>
    <style:style style:name="T1191" style:parent-style-name="DefaultParagraphFont" style:family="text">
      <style:text-properties style:font-name="Georgia" style:font-name-asian="Georgia" style:font-name-complex="Georgia" fo:font-weight="bold" style:font-weight-asian="bold" style:font-weight-complex="bold" fo:color="#141413"/>
    </style:style>
    <style:style style:name="T1192" style:parent-style-name="DefaultParagraphFont" style:family="text">
      <style:text-properties style:font-name="Georgia" style:font-name-asian="Georgia" style:font-name-complex="Georgia" fo:color="#141413"/>
    </style:style>
    <style:style style:name="P1193" style:parent-style-name="Normal" style:family="paragraph">
      <style:paragraph-properties fo:margin-top="0.1666in" fo:margin-bottom="0.1666in" fo:background-color="#FAF9F5"/>
    </style:style>
    <style:style style:name="T1194" style:parent-style-name="DefaultParagraphFont" style:family="text">
      <style:text-properties style:font-name="Georgia" style:font-name-asian="Georgia" style:font-name-complex="Georgia" fo:font-weight="bold" style:font-weight-asian="bold" style:font-weight-complex="bold" fo:color="#141413"/>
    </style:style>
    <style:style style:name="T1195" style:parent-style-name="DefaultParagraphFont" style:family="text">
      <style:text-properties style:font-name="Georgia" style:font-name-asian="Georgia" style:font-name-complex="Georgia" fo:color="#141413"/>
    </style:style>
    <style:style style:name="P1196" style:parent-style-name="Normal" style:family="paragraph">
      <style:paragraph-properties fo:margin-bottom="0in" fo:background-color="#FAF9F5"/>
    </style:style>
    <style:style style:name="T1197" style:parent-style-name="DefaultParagraphFont" style:family="text">
      <style:text-properties style:font-name="ui-monospace" style:font-name-asian="ui-monospace" style:font-name-complex="ui-monospace" fo:color="#14181F"/>
    </style:style>
    <style:style style:name="T1198" style:parent-style-name="DefaultParagraphFont" style:family="text">
      <style:text-properties style:font-name="ui-monospace" style:font-name-asian="ui-monospace" style:font-name-complex="ui-monospace" fo:color="#14181F"/>
    </style:style>
    <style:style style:name="T1199" style:parent-style-name="DefaultParagraphFont" style:family="text">
      <style:text-properties style:font-name="ui-monospace" style:font-name-asian="ui-monospace" style:font-name-complex="ui-monospace" fo:color="#14181F"/>
    </style:style>
    <style:style style:name="T1200" style:parent-style-name="DefaultParagraphFont" style:family="text">
      <style:text-properties style:font-name="ui-monospace" style:font-name-asian="ui-monospace" style:font-name-complex="ui-monospace" fo:color="#14181F"/>
    </style:style>
    <style:style style:name="T1201" style:parent-style-name="DefaultParagraphFont" style:family="text">
      <style:text-properties style:font-name="ui-monospace" style:font-name-asian="ui-monospace" style:font-name-complex="ui-monospace" fo:color="#14181F"/>
    </style:style>
    <style:style style:name="T1202" style:parent-style-name="DefaultParagraphFont" style:family="text">
      <style:text-properties style:font-name="ui-monospace" style:font-name-asian="ui-monospace" style:font-name-complex="ui-monospace" fo:color="#14181F"/>
    </style:style>
    <style:style style:name="T1203" style:parent-style-name="DefaultParagraphFont" style:family="text">
      <style:text-properties style:font-name="ui-monospace" style:font-name-asian="ui-monospace" style:font-name-complex="ui-monospace" fo:color="#14181F"/>
    </style:style>
    <style:style style:name="T1204" style:parent-style-name="DefaultParagraphFont" style:family="text">
      <style:text-properties style:font-name="ui-monospace" style:font-name-asian="ui-monospace" style:font-name-complex="ui-monospace" fo:color="#14181F"/>
    </style:style>
    <style:style style:name="T1205" style:parent-style-name="DefaultParagraphFont" style:family="text">
      <style:text-properties style:font-name="ui-monospace" style:font-name-asian="ui-monospace" style:font-name-complex="ui-monospace" fo:color="#14181F"/>
    </style:style>
    <style:style style:name="T1206" style:parent-style-name="DefaultParagraphFont" style:family="text">
      <style:text-properties style:font-name="ui-monospace" style:font-name-asian="ui-monospace" style:font-name-complex="ui-monospace" fo:color="#14181F"/>
    </style:style>
    <style:style style:name="T1207" style:parent-style-name="DefaultParagraphFont" style:family="text">
      <style:text-properties style:font-name="ui-monospace" style:font-name-asian="ui-monospace" style:font-name-complex="ui-monospace" fo:color="#14181F"/>
    </style:style>
    <style:style style:name="T1208" style:parent-style-name="DefaultParagraphFont" style:family="text">
      <style:text-properties style:font-name="ui-monospace" style:font-name-asian="ui-monospace" style:font-name-complex="ui-monospace" fo:color="#14181F"/>
    </style:style>
    <style:style style:name="T1209" style:parent-style-name="DefaultParagraphFont" style:family="text">
      <style:text-properties style:font-name="ui-monospace" style:font-name-asian="ui-monospace" style:font-name-complex="ui-monospace" fo:color="#14181F"/>
    </style:style>
    <style:style style:name="T1210" style:parent-style-name="DefaultParagraphFont" style:family="text">
      <style:text-properties style:font-name="ui-monospace" style:font-name-asian="ui-monospace" style:font-name-complex="ui-monospace" fo:color="#14181F"/>
    </style:style>
    <style:style style:name="T1211" style:parent-style-name="DefaultParagraphFont" style:family="text">
      <style:text-properties style:font-name="ui-monospace" style:font-name-asian="ui-monospace" style:font-name-complex="ui-monospace" fo:color="#14181F"/>
    </style:style>
    <style:style style:name="T1212" style:parent-style-name="DefaultParagraphFont" style:family="text">
      <style:text-properties style:font-name="ui-monospace" style:font-name-asian="ui-monospace" style:font-name-complex="ui-monospace" fo:color="#14181F"/>
    </style:style>
    <style:style style:name="T1213" style:parent-style-name="DefaultParagraphFont" style:family="text">
      <style:text-properties style:font-name="ui-monospace" style:font-name-asian="ui-monospace" style:font-name-complex="ui-monospace" fo:color="#14181F"/>
    </style:style>
    <style:style style:name="T1214" style:parent-style-name="DefaultParagraphFont" style:family="text">
      <style:text-properties style:font-name="ui-monospace" style:font-name-asian="ui-monospace" style:font-name-complex="ui-monospace" fo:color="#14181F"/>
    </style:style>
    <style:style style:name="T1215" style:parent-style-name="DefaultParagraphFont" style:family="text">
      <style:text-properties style:font-name="ui-monospace" style:font-name-asian="ui-monospace" style:font-name-complex="ui-monospace" fo:color="#14181F"/>
    </style:style>
    <style:style style:name="T1216" style:parent-style-name="DefaultParagraphFont" style:family="text">
      <style:text-properties style:font-name="ui-monospace" style:font-name-asian="ui-monospace" style:font-name-complex="ui-monospace" fo:color="#14181F"/>
    </style:style>
    <style:style style:name="P1217" style:parent-style-name="Normal" style:family="paragraph">
      <style:paragraph-properties fo:margin-top="0.1666in" fo:margin-bottom="0.1666in" fo:background-color="#FAF9F5"/>
    </style:style>
    <style:style style:name="T1218" style:parent-style-name="DefaultParagraphFont" style:family="text">
      <style:text-properties style:font-name="Georgia" style:font-name-asian="Georgia" style:font-name-complex="Georgia" fo:font-weight="bold" style:font-weight-asian="bold" style:font-weight-complex="bold" fo:color="#141413"/>
    </style:style>
    <style:style style:name="T1219" style:parent-style-name="DefaultParagraphFont" style:family="text">
      <style:text-properties style:font-name="Georgia" style:font-name-asian="Georgia" style:font-name-complex="Georgia" fo:color="#141413"/>
    </style:style>
    <style:style style:name="P1220" style:parent-style-name="Normal" style:family="paragraph">
      <style:paragraph-properties fo:margin-top="0.1666in" fo:margin-bottom="0.1666in" fo:background-color="#FAF9F5"/>
    </style:style>
    <style:style style:name="T1221" style:parent-style-name="DefaultParagraphFont" style:family="text">
      <style:text-properties style:font-name="Georgia" style:font-name-asian="Georgia" style:font-name-complex="Georgia" fo:color="#141413"/>
    </style:style>
    <style:style style:name="P1222" style:parent-style-name="Normal" style:family="paragraph">
      <style:paragraph-properties fo:margin-top="0.1666in" fo:margin-bottom="0.1666in" fo:background-color="#FAF9F5"/>
    </style:style>
    <style:style style:name="T1223" style:parent-style-name="DefaultParagraphFont" style:family="text">
      <style:text-properties style:font-name="Georgia" style:font-name-asian="Georgia" style:font-name-complex="Georgia" fo:font-weight="bold" style:font-weight-asian="bold" style:font-weight-complex="bold" fo:color="#141413"/>
    </style:style>
    <style:style style:name="T1224" style:parent-style-name="DefaultParagraphFont" style:family="text">
      <style:text-properties style:font-name="Georgia" style:font-name-asian="Georgia" style:font-name-complex="Georgia" fo:color="#141413"/>
    </style:style>
    <style:style style:name="P1225" style:parent-style-name="Normal" style:family="paragraph">
      <style:paragraph-properties fo:margin-top="0.1666in" fo:margin-bottom="0.1666in" fo:background-color="#FAF9F5"/>
    </style:style>
    <style:style style:name="T1226" style:parent-style-name="DefaultParagraphFont" style:family="text">
      <style:text-properties style:font-name="Georgia" style:font-name-asian="Georgia" style:font-name-complex="Georgia" fo:font-weight="bold" style:font-weight-asian="bold" style:font-weight-complex="bold" fo:color="#141413"/>
    </style:style>
    <style:style style:name="T1227" style:parent-style-name="DefaultParagraphFont" style:family="text">
      <style:text-properties style:font-name="Georgia" style:font-name-asian="Georgia" style:font-name-complex="Georgia" fo:color="#141413"/>
    </style:style>
    <style:style style:name="P1228" style:parent-style-name="Normal" style:family="paragraph">
      <style:paragraph-properties fo:margin-bottom="0in" fo:background-color="#FAF9F5"/>
    </style:style>
    <style:style style:name="P1229" style:parent-style-name="Normal" style:family="paragraph">
      <style:paragraph-properties fo:margin-top="0.1666in" fo:margin-bottom="0.1666in" fo:background-color="#FAF9F5"/>
    </style:style>
    <style:style style:name="T1230" style:parent-style-name="DefaultParagraphFont" style:family="text">
      <style:text-properties style:font-name="Georgia" style:font-name-asian="Georgia" style:font-name-complex="Georgia" fo:font-weight="bold" style:font-weight-asian="bold" style:font-weight-complex="bold" fo:color="#141413"/>
    </style:style>
    <style:style style:name="P1231" style:parent-style-name="Normal" style:family="paragraph">
      <style:paragraph-properties fo:margin-top="0.1666in" fo:margin-bottom="0.1666in" fo:background-color="#FAF9F5"/>
    </style:style>
    <style:style style:name="T1232" style:parent-style-name="DefaultParagraphFont" style:family="text">
      <style:text-properties style:font-name="Georgia" style:font-name-asian="Georgia" style:font-name-complex="Georgia" fo:color="#141413"/>
    </style:style>
    <style:style style:name="P1233" style:parent-style-name="ListParagraph" style:family="paragraph">
      <style:paragraph-properties fo:margin-bottom="0in" fo:background-color="#FAF9F5"/>
      <style:text-properties style:font-name="Georgia" style:font-name-asian="Georgia" style:font-name-complex="Georgia" fo:color="#141413"/>
    </style:style>
    <style:style style:name="P1234" style:parent-style-name="ListParagraph" style:family="paragraph">
      <style:paragraph-properties fo:margin-bottom="0in" fo:background-color="#FAF9F5"/>
      <style:text-properties style:font-name="Georgia" style:font-name-asian="Georgia" style:font-name-complex="Georgia" fo:color="#141413"/>
    </style:style>
    <style:style style:name="P1235" style:parent-style-name="ListParagraph" style:family="paragraph">
      <style:paragraph-properties fo:margin-bottom="0in" fo:background-color="#FAF9F5"/>
      <style:text-properties style:font-name="Georgia" style:font-name-asian="Georgia" style:font-name-complex="Georgia" fo:color="#141413"/>
    </style:style>
    <style:style style:name="P1236" style:parent-style-name="ListParagraph" style:family="paragraph">
      <style:paragraph-properties fo:margin-bottom="0in" fo:background-color="#FAF9F5"/>
      <style:text-properties style:font-name="Georgia" style:font-name-asian="Georgia" style:font-name-complex="Georgia" fo:color="#141413"/>
    </style:style>
    <style:style style:name="P1237" style:parent-style-name="ListParagraph" style:family="paragraph">
      <style:paragraph-properties fo:margin-bottom="0in" fo:background-color="#FAF9F5"/>
      <style:text-properties style:font-name="Georgia" style:font-name-asian="Georgia" style:font-name-complex="Georgia" fo:color="#141413"/>
    </style:style>
    <style:style style:name="P1238" style:parent-style-name="Normal" style:family="paragraph">
      <style:paragraph-properties fo:margin-top="0.1666in" fo:margin-bottom="0.1666in" fo:background-color="#FAF9F5"/>
    </style:style>
    <style:style style:name="T1239" style:parent-style-name="DefaultParagraphFont" style:family="text">
      <style:text-properties style:font-name="Georgia" style:font-name-asian="Georgia" style:font-name-complex="Georgia" fo:color="#141413"/>
    </style:style>
    <style:style style:name="P1240" style:parent-style-name="Normal" style:family="paragraph">
      <style:paragraph-properties fo:margin-bottom="0in" fo:background-color="#FAF9F5"/>
    </style:style>
    <style:style style:name="P1241" style:parent-style-name="Normal" style:family="paragraph">
      <style:paragraph-properties fo:margin-top="0.1666in" fo:margin-bottom="0.1666in" fo:background-color="#FAF9F5"/>
    </style:style>
    <style:style style:name="T1242" style:parent-style-name="DefaultParagraphFont" style:family="text">
      <style:text-properties style:font-name="Georgia" style:font-name-asian="Georgia" style:font-name-complex="Georgia" fo:font-weight="bold" style:font-weight-asian="bold" style:font-weight-complex="bold" fo:color="#141413"/>
    </style:style>
    <style:style style:name="P1243" style:parent-style-name="Normal" style:family="paragraph">
      <style:paragraph-properties fo:margin-top="0.1666in" fo:margin-bottom="0.1666in" fo:background-color="#FAF9F5"/>
    </style:style>
    <style:style style:name="T1244" style:parent-style-name="DefaultParagraphFont" style:family="text">
      <style:text-properties style:font-name="Georgia" style:font-name-asian="Georgia" style:font-name-complex="Georgia" fo:color="#141413"/>
    </style:style>
    <style:style style:name="P1245" style:parent-style-name="Normal" style:family="paragraph">
      <style:paragraph-properties fo:margin-top="0.1666in" fo:margin-bottom="0.1666in" fo:background-color="#FAF9F5"/>
    </style:style>
    <style:style style:name="T1246" style:parent-style-name="DefaultParagraphFont" style:family="text">
      <style:text-properties style:font-name="Georgia" style:font-name-asian="Georgia" style:font-name-complex="Georgia" fo:font-weight="bold" style:font-weight-asian="bold" style:font-weight-complex="bold" fo:color="#141413"/>
    </style:style>
    <style:style style:name="T1247" style:parent-style-name="DefaultParagraphFont" style:family="text">
      <style:text-properties style:font-name="Georgia" style:font-name-asian="Georgia" style:font-name-complex="Georgia" fo:color="#141413"/>
    </style:style>
    <style:style style:name="P1248" style:parent-style-name="Normal" style:family="paragraph">
      <style:paragraph-properties fo:margin-top="0.1666in" fo:margin-bottom="0.1666in" fo:background-color="#FAF9F5"/>
    </style:style>
    <style:style style:name="T1249" style:parent-style-name="DefaultParagraphFont" style:family="text">
      <style:text-properties style:font-name="Georgia" style:font-name-asian="Georgia" style:font-name-complex="Georgia" fo:font-weight="bold" style:font-weight-asian="bold" style:font-weight-complex="bold" fo:color="#141413"/>
    </style:style>
    <style:style style:name="T1250" style:parent-style-name="DefaultParagraphFont" style:family="text">
      <style:text-properties style:font-name="Georgia" style:font-name-asian="Georgia" style:font-name-complex="Georgia" fo:color="#141413"/>
    </style:style>
    <style:style style:name="P1251" style:parent-style-name="Normal" style:family="paragraph">
      <style:paragraph-properties fo:margin-top="0.1666in" fo:margin-bottom="0.1666in" fo:background-color="#FAF9F5"/>
    </style:style>
    <style:style style:name="T1252" style:parent-style-name="DefaultParagraphFont" style:family="text">
      <style:text-properties style:font-name="Georgia" style:font-name-asian="Georgia" style:font-name-complex="Georgia" fo:font-weight="bold" style:font-weight-asian="bold" style:font-weight-complex="bold" fo:color="#141413"/>
    </style:style>
    <style:style style:name="T1253" style:parent-style-name="DefaultParagraphFont" style:family="text">
      <style:text-properties style:font-name="Georgia" style:font-name-asian="Georgia" style:font-name-complex="Georgia" fo:color="#141413"/>
    </style:style>
    <style:style style:name="P1254" style:parent-style-name="Normal" style:family="paragraph">
      <style:paragraph-properties fo:margin-top="0.1666in" fo:margin-bottom="0.1666in" fo:background-color="#FAF9F5"/>
    </style:style>
    <style:style style:name="T1255" style:parent-style-name="DefaultParagraphFont" style:family="text">
      <style:text-properties style:font-name="Georgia" style:font-name-asian="Georgia" style:font-name-complex="Georgia" fo:color="#141413"/>
    </style:style>
    <style:style style:name="P1256" style:parent-style-name="Normal" style:family="paragraph">
      <style:paragraph-properties fo:margin-bottom="0in" fo:background-color="#FAF9F5"/>
    </style:style>
    <style:style style:name="P1257" style:parent-style-name="Heading3" style:family="paragraph">
      <style:paragraph-properties fo:margin-top="0.1666in" fo:background-color="#FAF9F5"/>
    </style:style>
    <style:style style:name="T1258"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259" style:parent-style-name="Normal" style:family="paragraph">
      <style:paragraph-properties fo:margin-bottom="0in" fo:background-color="#FAF9F5"/>
    </style:style>
    <style:style style:name="P1260" style:parent-style-name="Normal" style:family="paragraph">
      <style:paragraph-properties fo:margin-top="0.1666in" fo:margin-bottom="0.1666in" fo:background-color="#FAF9F5"/>
    </style:style>
    <style:style style:name="T1261" style:parent-style-name="DefaultParagraphFont" style:family="text">
      <style:text-properties style:font-name="Georgia" style:font-name-asian="Georgia" style:font-name-complex="Georgia" fo:font-weight="bold" style:font-weight-asian="bold" style:font-weight-complex="bold" fo:color="#141413"/>
    </style:style>
    <style:style style:name="P1262" style:parent-style-name="Normal" style:family="paragraph">
      <style:paragraph-properties fo:margin-top="0.1666in" fo:margin-bottom="0.1666in" fo:background-color="#FAF9F5"/>
    </style:style>
    <style:style style:name="T1263" style:parent-style-name="DefaultParagraphFont" style:family="text">
      <style:text-properties style:font-name="Georgia" style:font-name-asian="Georgia" style:font-name-complex="Georgia" fo:color="#141413"/>
    </style:style>
    <style:style style:name="P1264" style:parent-style-name="Normal" style:family="paragraph">
      <style:paragraph-properties fo:margin-top="0.1666in" fo:margin-bottom="0.1666in" fo:background-color="#FAF9F5"/>
    </style:style>
    <style:style style:name="T1265" style:parent-style-name="DefaultParagraphFont" style:family="text">
      <style:text-properties style:font-name="Georgia" style:font-name-asian="Georgia" style:font-name-complex="Georgia" fo:color="#141413"/>
    </style:style>
    <style:style style:name="P1266" style:parent-style-name="Normal" style:family="paragraph">
      <style:paragraph-properties fo:margin-bottom="0in" fo:background-color="#FAF9F5"/>
    </style:style>
    <style:style style:name="P1267" style:parent-style-name="Normal" style:family="paragraph">
      <style:paragraph-properties fo:margin-top="0.1666in" fo:margin-bottom="0.1666in" fo:background-color="#FAF9F5"/>
    </style:style>
    <style:style style:name="T1268" style:parent-style-name="DefaultParagraphFont" style:family="text">
      <style:text-properties style:font-name="Georgia" style:font-name-asian="Georgia" style:font-name-complex="Georgia" fo:font-weight="bold" style:font-weight-asian="bold" style:font-weight-complex="bold" fo:color="#141413"/>
    </style:style>
    <style:style style:name="P1269" style:parent-style-name="Normal" style:family="paragraph">
      <style:paragraph-properties fo:margin-top="0.1666in" fo:margin-bottom="0.1666in" fo:background-color="#FAF9F5"/>
    </style:style>
    <style:style style:name="T1270" style:parent-style-name="DefaultParagraphFont" style:family="text">
      <style:text-properties style:font-name="Georgia" style:font-name-asian="Georgia" style:font-name-complex="Georgia" fo:font-weight="bold" style:font-weight-asian="bold" style:font-weight-complex="bold" fo:color="#141413"/>
    </style:style>
    <style:style style:name="T1271" style:parent-style-name="DefaultParagraphFont" style:family="text">
      <style:text-properties style:font-name="Georgia" style:font-name-asian="Georgia" style:font-name-complex="Georgia" fo:color="#141413"/>
    </style:style>
    <style:style style:name="P1272" style:parent-style-name="Normal" style:family="paragraph">
      <style:paragraph-properties fo:margin-top="0.1666in" fo:margin-bottom="0.1666in" fo:background-color="#FAF9F5"/>
    </style:style>
    <style:style style:name="T1273" style:parent-style-name="DefaultParagraphFont" style:family="text">
      <style:text-properties style:font-name="Georgia" style:font-name-asian="Georgia" style:font-name-complex="Georgia" fo:font-weight="bold" style:font-weight-asian="bold" style:font-weight-complex="bold" fo:color="#141413"/>
    </style:style>
    <style:style style:name="T1274" style:parent-style-name="DefaultParagraphFont" style:family="text">
      <style:text-properties style:font-name="Georgia" style:font-name-asian="Georgia" style:font-name-complex="Georgia" fo:color="#141413"/>
    </style:style>
    <style:style style:name="P1275" style:parent-style-name="Normal" style:family="paragraph">
      <style:paragraph-properties fo:margin-top="0.1666in" fo:margin-bottom="0.1666in" fo:background-color="#FAF9F5"/>
    </style:style>
    <style:style style:name="T1276" style:parent-style-name="DefaultParagraphFont" style:family="text">
      <style:text-properties style:font-name="Georgia" style:font-name-asian="Georgia" style:font-name-complex="Georgia" fo:font-weight="bold" style:font-weight-asian="bold" style:font-weight-complex="bold" fo:color="#141413"/>
    </style:style>
    <style:style style:name="T1277" style:parent-style-name="DefaultParagraphFont" style:family="text">
      <style:text-properties style:font-name="Georgia" style:font-name-asian="Georgia" style:font-name-complex="Georgia" fo:color="#141413"/>
    </style:style>
    <style:style style:name="P1278" style:parent-style-name="Normal" style:family="paragraph">
      <style:paragraph-properties fo:margin-top="0.1666in" fo:margin-bottom="0.1666in" fo:background-color="#FAF9F5"/>
    </style:style>
    <style:style style:name="T1279" style:parent-style-name="DefaultParagraphFont" style:family="text">
      <style:text-properties style:font-name="Georgia" style:font-name-asian="Georgia" style:font-name-complex="Georgia" fo:font-weight="bold" style:font-weight-asian="bold" style:font-weight-complex="bold" fo:color="#141413"/>
    </style:style>
    <style:style style:name="T1280" style:parent-style-name="DefaultParagraphFont" style:family="text">
      <style:text-properties style:font-name="Georgia" style:font-name-asian="Georgia" style:font-name-complex="Georgia" fo:color="#141413"/>
    </style:style>
    <style:style style:name="P1281" style:parent-style-name="Normal" style:family="paragraph">
      <style:paragraph-properties fo:margin-bottom="0in" fo:background-color="#FAF9F5"/>
    </style:style>
    <style:style style:name="P1282" style:parent-style-name="Normal" style:family="paragraph">
      <style:paragraph-properties fo:margin-top="0.1666in" fo:margin-bottom="0.1666in" fo:background-color="#FAF9F5"/>
    </style:style>
    <style:style style:name="T1283" style:parent-style-name="DefaultParagraphFont" style:family="text">
      <style:text-properties style:font-name="Georgia" style:font-name-asian="Georgia" style:font-name-complex="Georgia" fo:font-weight="bold" style:font-weight-asian="bold" style:font-weight-complex="bold" fo:color="#141413"/>
    </style:style>
    <style:style style:name="P1284" style:parent-style-name="Normal" style:family="paragraph">
      <style:paragraph-properties fo:margin-top="0.1666in" fo:margin-bottom="0.1666in" fo:background-color="#FAF9F5"/>
    </style:style>
    <style:style style:name="T1285" style:parent-style-name="DefaultParagraphFont" style:family="text">
      <style:text-properties style:font-name="Georgia" style:font-name-asian="Georgia" style:font-name-complex="Georgia" fo:font-weight="bold" style:font-weight-asian="bold" style:font-weight-complex="bold" fo:color="#141413"/>
    </style:style>
    <style:style style:name="T1286" style:parent-style-name="DefaultParagraphFont" style:family="text">
      <style:text-properties style:font-name="Georgia" style:font-name-asian="Georgia" style:font-name-complex="Georgia" fo:color="#141413"/>
    </style:style>
    <style:style style:name="P1287" style:parent-style-name="Normal" style:family="paragraph">
      <style:paragraph-properties fo:margin-top="0.1666in" fo:margin-bottom="0.1666in" fo:background-color="#FAF9F5"/>
    </style:style>
    <style:style style:name="T1288" style:parent-style-name="DefaultParagraphFont" style:family="text">
      <style:text-properties style:font-name="Georgia" style:font-name-asian="Georgia" style:font-name-complex="Georgia" fo:font-weight="bold" style:font-weight-asian="bold" style:font-weight-complex="bold" fo:color="#141413"/>
    </style:style>
    <style:style style:name="T1289" style:parent-style-name="DefaultParagraphFont" style:family="text">
      <style:text-properties style:font-name="Georgia" style:font-name-asian="Georgia" style:font-name-complex="Georgia" fo:color="#141413"/>
    </style:style>
    <style:style style:name="P1290" style:parent-style-name="Normal" style:family="paragraph">
      <style:paragraph-properties fo:margin-top="0.1666in" fo:margin-bottom="0.1666in" fo:background-color="#FAF9F5"/>
    </style:style>
    <style:style style:name="T1291" style:parent-style-name="DefaultParagraphFont" style:family="text">
      <style:text-properties style:font-name="Georgia" style:font-name-asian="Georgia" style:font-name-complex="Georgia" fo:font-weight="bold" style:font-weight-asian="bold" style:font-weight-complex="bold" fo:color="#141413"/>
    </style:style>
    <style:style style:name="T1292" style:parent-style-name="DefaultParagraphFont" style:family="text">
      <style:text-properties style:font-name="Georgia" style:font-name-asian="Georgia" style:font-name-complex="Georgia" fo:color="#141413"/>
    </style:style>
    <style:style style:name="P1293" style:parent-style-name="Normal" style:family="paragraph">
      <style:paragraph-properties fo:margin-top="0.1666in" fo:margin-bottom="0.1666in" fo:background-color="#FAF9F5"/>
    </style:style>
    <style:style style:name="T1294" style:parent-style-name="DefaultParagraphFont" style:family="text">
      <style:text-properties style:font-name="Georgia" style:font-name-asian="Georgia" style:font-name-complex="Georgia" fo:font-weight="bold" style:font-weight-asian="bold" style:font-weight-complex="bold" fo:color="#141413"/>
    </style:style>
    <style:style style:name="P1295" style:parent-style-name="Normal" style:family="paragraph">
      <style:paragraph-properties fo:margin-bottom="0in" fo:background-color="#FAF9F5"/>
    </style:style>
    <style:style style:name="T1296" style:parent-style-name="DefaultParagraphFont" style:family="text">
      <style:text-properties style:font-name="ui-monospace" style:font-name-asian="ui-monospace" style:font-name-complex="ui-monospace" fo:color="#14181F"/>
    </style:style>
    <style:style style:name="T1297" style:parent-style-name="DefaultParagraphFont" style:family="text">
      <style:text-properties style:font-name="ui-monospace" style:font-name-asian="ui-monospace" style:font-name-complex="ui-monospace" fo:color="#14181F"/>
    </style:style>
    <style:style style:name="T1298" style:parent-style-name="DefaultParagraphFont" style:family="text">
      <style:text-properties style:font-name="ui-monospace" style:font-name-asian="ui-monospace" style:font-name-complex="ui-monospace" fo:color="#14181F"/>
    </style:style>
    <style:style style:name="T1299" style:parent-style-name="DefaultParagraphFont" style:family="text">
      <style:text-properties style:font-name="ui-monospace" style:font-name-asian="ui-monospace" style:font-name-complex="ui-monospace" fo:color="#14181F"/>
    </style:style>
    <style:style style:name="T1300" style:parent-style-name="DefaultParagraphFont" style:family="text">
      <style:text-properties style:font-name="ui-monospace" style:font-name-asian="ui-monospace" style:font-name-complex="ui-monospace" fo:color="#14181F"/>
    </style:style>
    <style:style style:name="T1301" style:parent-style-name="DefaultParagraphFont" style:family="text">
      <style:text-properties style:font-name="ui-monospace" style:font-name-asian="ui-monospace" style:font-name-complex="ui-monospace" fo:color="#14181F"/>
    </style:style>
    <style:style style:name="T1302" style:parent-style-name="DefaultParagraphFont" style:family="text">
      <style:text-properties style:font-name="ui-monospace" style:font-name-asian="ui-monospace" style:font-name-complex="ui-monospace" fo:color="#14181F"/>
    </style:style>
    <style:style style:name="T1303" style:parent-style-name="DefaultParagraphFont" style:family="text">
      <style:text-properties style:font-name="ui-monospace" style:font-name-asian="ui-monospace" style:font-name-complex="ui-monospace" fo:color="#14181F"/>
    </style:style>
    <style:style style:name="T1304" style:parent-style-name="DefaultParagraphFont" style:family="text">
      <style:text-properties style:font-name="ui-monospace" style:font-name-asian="ui-monospace" style:font-name-complex="ui-monospace" fo:color="#14181F"/>
    </style:style>
    <style:style style:name="T1305" style:parent-style-name="DefaultParagraphFont" style:family="text">
      <style:text-properties style:font-name="ui-monospace" style:font-name-asian="ui-monospace" style:font-name-complex="ui-monospace" fo:color="#14181F"/>
    </style:style>
    <style:style style:name="T1306" style:parent-style-name="DefaultParagraphFont" style:family="text">
      <style:text-properties style:font-name="ui-monospace" style:font-name-asian="ui-monospace" style:font-name-complex="ui-monospace" fo:color="#14181F"/>
    </style:style>
    <style:style style:name="T1307" style:parent-style-name="DefaultParagraphFont" style:family="text">
      <style:text-properties style:font-name="ui-monospace" style:font-name-asian="ui-monospace" style:font-name-complex="ui-monospace" fo:color="#14181F"/>
    </style:style>
    <style:style style:name="T1308" style:parent-style-name="DefaultParagraphFont" style:family="text">
      <style:text-properties style:font-name="ui-monospace" style:font-name-asian="ui-monospace" style:font-name-complex="ui-monospace" fo:color="#14181F"/>
    </style:style>
    <style:style style:name="P1309" style:parent-style-name="Normal" style:family="paragraph">
      <style:paragraph-properties fo:margin-top="0.1666in" fo:margin-bottom="0.1666in" fo:background-color="#FAF9F5"/>
    </style:style>
    <style:style style:name="T1310" style:parent-style-name="DefaultParagraphFont" style:family="text">
      <style:text-properties style:font-name="Georgia" style:font-name-asian="Georgia" style:font-name-complex="Georgia" fo:font-weight="bold" style:font-weight-asian="bold" style:font-weight-complex="bold" fo:color="#141413"/>
    </style:style>
    <style:style style:name="T1311" style:parent-style-name="DefaultParagraphFont" style:family="text">
      <style:text-properties style:font-name="Georgia" style:font-name-asian="Georgia" style:font-name-complex="Georgia" fo:color="#141413"/>
    </style:style>
    <style:style style:name="P1312" style:parent-style-name="ListParagraph" style:family="paragraph">
      <style:paragraph-properties fo:margin-bottom="0in" fo:background-color="#FAF9F5"/>
    </style:style>
    <style:style style:name="T1313" style:parent-style-name="DefaultParagraphFont" style:family="text">
      <style:text-properties style:font-name="Georgia" style:font-name-asian="Georgia" style:font-name-complex="Georgia" fo:font-weight="bold" style:font-weight-asian="bold" style:font-weight-complex="bold" fo:color="#141413"/>
    </style:style>
    <style:style style:name="T1314" style:parent-style-name="DefaultParagraphFont" style:family="text">
      <style:text-properties style:font-name="Georgia" style:font-name-asian="Georgia" style:font-name-complex="Georgia" fo:color="#141413"/>
    </style:style>
    <style:style style:name="P1315" style:parent-style-name="ListParagraph" style:family="paragraph">
      <style:paragraph-properties fo:margin-bottom="0in" fo:background-color="#FAF9F5"/>
    </style:style>
    <style:style style:name="T1316" style:parent-style-name="DefaultParagraphFont" style:family="text">
      <style:text-properties style:font-name="Georgia" style:font-name-asian="Georgia" style:font-name-complex="Georgia" fo:font-weight="bold" style:font-weight-asian="bold" style:font-weight-complex="bold" fo:color="#141413"/>
    </style:style>
    <style:style style:name="T1317" style:parent-style-name="DefaultParagraphFont" style:family="text">
      <style:text-properties style:font-name="Georgia" style:font-name-asian="Georgia" style:font-name-complex="Georgia" fo:color="#141413"/>
    </style:style>
    <style:style style:name="P1318" style:parent-style-name="ListParagraph" style:family="paragraph">
      <style:paragraph-properties fo:margin-bottom="0in" fo:background-color="#FAF9F5"/>
    </style:style>
    <style:style style:name="T1319" style:parent-style-name="DefaultParagraphFont" style:family="text">
      <style:text-properties style:font-name="Georgia" style:font-name-asian="Georgia" style:font-name-complex="Georgia" fo:font-weight="bold" style:font-weight-asian="bold" style:font-weight-complex="bold" fo:color="#141413"/>
    </style:style>
    <style:style style:name="T1320" style:parent-style-name="DefaultParagraphFont" style:family="text">
      <style:text-properties style:font-name="Georgia" style:font-name-asian="Georgia" style:font-name-complex="Georgia" fo:color="#141413"/>
    </style:style>
    <style:style style:name="P1321" style:parent-style-name="Normal" style:family="paragraph">
      <style:paragraph-properties fo:margin-top="0.1666in" fo:margin-bottom="0.1666in" fo:background-color="#FAF9F5"/>
    </style:style>
    <style:style style:name="T1322" style:parent-style-name="DefaultParagraphFont" style:family="text">
      <style:text-properties style:font-name="Georgia" style:font-name-asian="Georgia" style:font-name-complex="Georgia" fo:color="#141413"/>
    </style:style>
    <style:style style:name="P1323" style:parent-style-name="Normal" style:family="paragraph">
      <style:paragraph-properties fo:margin-top="0.1666in" fo:margin-bottom="0.1666in" fo:background-color="#FAF9F5"/>
    </style:style>
    <style:style style:name="T1324" style:parent-style-name="DefaultParagraphFont" style:family="text">
      <style:text-properties style:font-name="Georgia" style:font-name-asian="Georgia" style:font-name-complex="Georgia" fo:font-weight="bold" style:font-weight-asian="bold" style:font-weight-complex="bold" fo:color="#141413"/>
    </style:style>
    <style:style style:name="T1325" style:parent-style-name="DefaultParagraphFont" style:family="text">
      <style:text-properties style:font-name="Georgia" style:font-name-asian="Georgia" style:font-name-complex="Georgia" fo:color="#141413"/>
    </style:style>
    <style:style style:name="P1326" style:parent-style-name="Normal" style:family="paragraph">
      <style:paragraph-properties fo:margin-top="0.1666in" fo:margin-bottom="0.1666in" fo:background-color="#FAF9F5"/>
    </style:style>
    <style:style style:name="T1327" style:parent-style-name="DefaultParagraphFont" style:family="text">
      <style:text-properties style:font-name="Georgia" style:font-name-asian="Georgia" style:font-name-complex="Georgia" fo:font-weight="bold" style:font-weight-asian="bold" style:font-weight-complex="bold" fo:color="#141413"/>
    </style:style>
    <style:style style:name="T1328" style:parent-style-name="DefaultParagraphFont" style:family="text">
      <style:text-properties style:font-name="Georgia" style:font-name-asian="Georgia" style:font-name-complex="Georgia" fo:color="#141413"/>
    </style:style>
    <style:style style:name="P1329" style:parent-style-name="Normal" style:family="paragraph">
      <style:paragraph-properties fo:margin-top="0.1666in" fo:margin-bottom="0.1666in" fo:background-color="#FAF9F5"/>
    </style:style>
    <style:style style:name="T1330" style:parent-style-name="DefaultParagraphFont" style:family="text">
      <style:text-properties style:font-name="Georgia" style:font-name-asian="Georgia" style:font-name-complex="Georgia" fo:font-weight="bold" style:font-weight-asian="bold" style:font-weight-complex="bold" fo:color="#141413"/>
    </style:style>
    <style:style style:name="T1331" style:parent-style-name="DefaultParagraphFont" style:family="text">
      <style:text-properties style:font-name="Georgia" style:font-name-asian="Georgia" style:font-name-complex="Georgia" fo:color="#141413"/>
    </style:style>
    <style:style style:name="P1332" style:parent-style-name="Normal" style:family="paragraph">
      <style:paragraph-properties fo:margin-top="0.1666in" fo:margin-bottom="0.1666in" fo:background-color="#FAF9F5"/>
    </style:style>
    <style:style style:name="T1333" style:parent-style-name="DefaultParagraphFont" style:family="text">
      <style:text-properties style:font-name="Georgia" style:font-name-asian="Georgia" style:font-name-complex="Georgia" fo:font-weight="bold" style:font-weight-asian="bold" style:font-weight-complex="bold" fo:color="#141413"/>
    </style:style>
    <style:style style:name="T1334" style:parent-style-name="DefaultParagraphFont" style:family="text">
      <style:text-properties style:font-name="Georgia" style:font-name-asian="Georgia" style:font-name-complex="Georgia" fo:color="#141413"/>
    </style:style>
    <style:style style:name="P1335" style:parent-style-name="Normal" style:family="paragraph">
      <style:paragraph-properties fo:margin-bottom="0in" fo:background-color="#FAF9F5"/>
    </style:style>
    <style:style style:name="P1336" style:parent-style-name="Normal" style:family="paragraph">
      <style:paragraph-properties fo:margin-top="0.1666in" fo:margin-bottom="0.1666in" fo:background-color="#FAF9F5"/>
    </style:style>
    <style:style style:name="T1337" style:parent-style-name="DefaultParagraphFont" style:family="text">
      <style:text-properties style:font-name="Georgia" style:font-name-asian="Georgia" style:font-name-complex="Georgia" fo:font-weight="bold" style:font-weight-asian="bold" style:font-weight-complex="bold" fo:color="#141413"/>
    </style:style>
    <style:style style:name="P1338" style:parent-style-name="Normal" style:family="paragraph">
      <style:paragraph-properties fo:margin-top="0.1666in" fo:margin-bottom="0.1666in" fo:background-color="#FAF9F5"/>
    </style:style>
    <style:style style:name="T1339" style:parent-style-name="DefaultParagraphFont" style:family="text">
      <style:text-properties style:font-name="Georgia" style:font-name-asian="Georgia" style:font-name-complex="Georgia" fo:color="#141413"/>
    </style:style>
    <style:style style:name="P1340" style:parent-style-name="Normal" style:family="paragraph">
      <style:paragraph-properties fo:margin-top="0.1666in" fo:margin-bottom="0.1666in" fo:background-color="#FAF9F5"/>
    </style:style>
    <style:style style:name="T1341" style:parent-style-name="DefaultParagraphFont" style:family="text">
      <style:text-properties style:font-name="Georgia" style:font-name-asian="Georgia" style:font-name-complex="Georgia" fo:font-weight="bold" style:font-weight-asian="bold" style:font-weight-complex="bold" fo:color="#141413"/>
    </style:style>
    <style:style style:name="T1342" style:parent-style-name="DefaultParagraphFont" style:family="text">
      <style:text-properties style:font-name="Georgia" style:font-name-asian="Georgia" style:font-name-complex="Georgia" fo:color="#141413"/>
    </style:style>
    <style:style style:name="P1343" style:parent-style-name="Normal" style:family="paragraph">
      <style:paragraph-properties fo:margin-top="0.1666in" fo:margin-bottom="0.1666in" fo:background-color="#FAF9F5"/>
    </style:style>
    <style:style style:name="T1344" style:parent-style-name="DefaultParagraphFont" style:family="text">
      <style:text-properties style:font-name="Georgia" style:font-name-asian="Georgia" style:font-name-complex="Georgia" fo:font-weight="bold" style:font-weight-asian="bold" style:font-weight-complex="bold" fo:color="#141413"/>
    </style:style>
    <style:style style:name="T1345" style:parent-style-name="DefaultParagraphFont" style:family="text">
      <style:text-properties style:font-name="Georgia" style:font-name-asian="Georgia" style:font-name-complex="Georgia" fo:color="#141413"/>
    </style:style>
    <style:style style:name="P1346" style:parent-style-name="Normal" style:family="paragraph">
      <style:paragraph-properties fo:margin-top="0.1666in" fo:margin-bottom="0.1666in" fo:background-color="#FAF9F5"/>
    </style:style>
    <style:style style:name="T1347" style:parent-style-name="DefaultParagraphFont" style:family="text">
      <style:text-properties style:font-name="Georgia" style:font-name-asian="Georgia" style:font-name-complex="Georgia" fo:font-weight="bold" style:font-weight-asian="bold" style:font-weight-complex="bold" fo:color="#141413"/>
    </style:style>
    <style:style style:name="T1348" style:parent-style-name="DefaultParagraphFont" style:family="text">
      <style:text-properties style:font-name="Georgia" style:font-name-asian="Georgia" style:font-name-complex="Georgia" fo:color="#141413"/>
    </style:style>
    <style:style style:name="P1349" style:parent-style-name="Normal" style:family="paragraph">
      <style:paragraph-properties fo:margin-top="0.1666in" fo:margin-bottom="0.1666in" fo:background-color="#FAF9F5"/>
    </style:style>
    <style:style style:name="T1350" style:parent-style-name="DefaultParagraphFont" style:family="text">
      <style:text-properties style:font-name="Georgia" style:font-name-asian="Georgia" style:font-name-complex="Georgia" fo:font-weight="bold" style:font-weight-asian="bold" style:font-weight-complex="bold" fo:color="#141413"/>
    </style:style>
    <style:style style:name="P1351" style:parent-style-name="ListParagraph" style:family="paragraph">
      <style:paragraph-properties fo:margin-bottom="0in" fo:background-color="#FAF9F5"/>
      <style:text-properties style:font-name="Georgia" style:font-name-asian="Georgia" style:font-name-complex="Georgia" fo:color="#141413"/>
    </style:style>
    <style:style style:name="P1352" style:parent-style-name="ListParagraph" style:family="paragraph">
      <style:paragraph-properties fo:margin-bottom="0in" fo:background-color="#FAF9F5"/>
      <style:text-properties style:font-name="Georgia" style:font-name-asian="Georgia" style:font-name-complex="Georgia" fo:color="#141413"/>
    </style:style>
    <style:style style:name="P1353" style:parent-style-name="ListParagraph" style:family="paragraph">
      <style:paragraph-properties fo:margin-bottom="0in" fo:background-color="#FAF9F5"/>
      <style:text-properties style:font-name="Georgia" style:font-name-asian="Georgia" style:font-name-complex="Georgia" fo:color="#141413"/>
    </style:style>
    <style:style style:name="P1354" style:parent-style-name="ListParagraph" style:family="paragraph">
      <style:paragraph-properties fo:margin-bottom="0in" fo:background-color="#FAF9F5"/>
      <style:text-properties style:font-name="Georgia" style:font-name-asian="Georgia" style:font-name-complex="Georgia" fo:color="#141413"/>
    </style:style>
    <style:style style:name="P1355" style:parent-style-name="Normal" style:family="paragraph">
      <style:paragraph-properties fo:margin-bottom="0in" fo:background-color="#FAF9F5"/>
    </style:style>
    <style:style style:name="P1356" style:parent-style-name="Normal" style:family="paragraph">
      <style:paragraph-properties fo:margin-top="0.1666in" fo:margin-bottom="0.1666in" fo:background-color="#FAF9F5"/>
    </style:style>
    <style:style style:name="T1357" style:parent-style-name="DefaultParagraphFont" style:family="text">
      <style:text-properties style:font-name="Georgia" style:font-name-asian="Georgia" style:font-name-complex="Georgia" fo:font-weight="bold" style:font-weight-asian="bold" style:font-weight-complex="bold" fo:color="#141413"/>
    </style:style>
    <style:style style:name="P1358" style:parent-style-name="Normal" style:family="paragraph">
      <style:paragraph-properties fo:margin-top="0.1666in" fo:margin-bottom="0.1666in" fo:background-color="#FAF9F5"/>
    </style:style>
    <style:style style:name="T1359" style:parent-style-name="DefaultParagraphFont" style:family="text">
      <style:text-properties style:font-name="Georgia" style:font-name-asian="Georgia" style:font-name-complex="Georgia" fo:color="#141413"/>
    </style:style>
    <style:style style:name="P1360" style:parent-style-name="Normal" style:family="paragraph">
      <style:paragraph-properties fo:margin-top="0.1666in" fo:margin-bottom="0.1666in" fo:background-color="#FAF9F5"/>
    </style:style>
    <style:style style:name="T1361" style:parent-style-name="DefaultParagraphFont" style:family="text">
      <style:text-properties style:font-name="Georgia" style:font-name-asian="Georgia" style:font-name-complex="Georgia" fo:font-weight="bold" style:font-weight-asian="bold" style:font-weight-complex="bold" fo:color="#141413"/>
    </style:style>
    <style:style style:name="T1362" style:parent-style-name="DefaultParagraphFont" style:family="text">
      <style:text-properties style:font-name="Georgia" style:font-name-asian="Georgia" style:font-name-complex="Georgia" fo:color="#141413"/>
    </style:style>
    <style:style style:name="P1363" style:parent-style-name="Normal" style:family="paragraph">
      <style:paragraph-properties fo:margin-top="0.1666in" fo:margin-bottom="0.1666in" fo:background-color="#FAF9F5"/>
    </style:style>
    <style:style style:name="T1364" style:parent-style-name="DefaultParagraphFont" style:family="text">
      <style:text-properties style:font-name="Georgia" style:font-name-asian="Georgia" style:font-name-complex="Georgia" fo:font-weight="bold" style:font-weight-asian="bold" style:font-weight-complex="bold" fo:color="#141413"/>
    </style:style>
    <style:style style:name="T1365" style:parent-style-name="DefaultParagraphFont" style:family="text">
      <style:text-properties style:font-name="Georgia" style:font-name-asian="Georgia" style:font-name-complex="Georgia" fo:color="#141413"/>
    </style:style>
    <style:style style:name="P1366" style:parent-style-name="Normal" style:family="paragraph">
      <style:paragraph-properties fo:margin-top="0.1666in" fo:margin-bottom="0.1666in" fo:background-color="#FAF9F5"/>
    </style:style>
    <style:style style:name="T1367" style:parent-style-name="DefaultParagraphFont" style:family="text">
      <style:text-properties style:font-name="Georgia" style:font-name-asian="Georgia" style:font-name-complex="Georgia" fo:font-weight="bold" style:font-weight-asian="bold" style:font-weight-complex="bold" fo:color="#141413"/>
    </style:style>
    <style:style style:name="T1368" style:parent-style-name="DefaultParagraphFont" style:family="text">
      <style:text-properties style:font-name="Georgia" style:font-name-asian="Georgia" style:font-name-complex="Georgia" fo:color="#141413"/>
    </style:style>
    <style:style style:name="P1369" style:parent-style-name="Normal" style:family="paragraph">
      <style:paragraph-properties fo:margin-top="0.1666in" fo:margin-bottom="0.1666in" fo:background-color="#FAF9F5"/>
    </style:style>
    <style:style style:name="T1370" style:parent-style-name="DefaultParagraphFont" style:family="text">
      <style:text-properties style:font-name="Georgia" style:font-name-asian="Georgia" style:font-name-complex="Georgia" fo:font-weight="bold" style:font-weight-asian="bold" style:font-weight-complex="bold" fo:color="#141413"/>
    </style:style>
    <style:style style:name="T1371" style:parent-style-name="DefaultParagraphFont" style:family="text">
      <style:text-properties style:font-name="Georgia" style:font-name-asian="Georgia" style:font-name-complex="Georgia" fo:color="#141413"/>
    </style:style>
    <style:style style:name="P1372" style:parent-style-name="Normal" style:family="paragraph">
      <style:paragraph-properties fo:margin-top="0.1666in" fo:margin-bottom="0.1666in" fo:background-color="#FAF9F5"/>
    </style:style>
    <style:style style:name="T1373" style:parent-style-name="DefaultParagraphFont" style:family="text">
      <style:text-properties style:font-name="Georgia" style:font-name-asian="Georgia" style:font-name-complex="Georgia" fo:font-weight="bold" style:font-weight-asian="bold" style:font-weight-complex="bold" fo:color="#141413"/>
    </style:style>
    <style:style style:name="T1374" style:parent-style-name="DefaultParagraphFont" style:family="text">
      <style:text-properties style:font-name="Georgia" style:font-name-asian="Georgia" style:font-name-complex="Georgia" fo:color="#141413"/>
    </style:style>
    <style:style style:name="P1375" style:parent-style-name="Normal" style:family="paragraph">
      <style:paragraph-properties fo:margin-bottom="0in" fo:background-color="#FAF9F5"/>
    </style:style>
    <style:style style:name="P1376" style:parent-style-name="Heading3" style:family="paragraph">
      <style:paragraph-properties fo:margin-top="0.1666in" fo:background-color="#FAF9F5"/>
    </style:style>
    <style:style style:name="T1377"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378" style:parent-style-name="Normal" style:family="paragraph">
      <style:paragraph-properties fo:margin-bottom="0in" fo:background-color="#FAF9F5"/>
    </style:style>
    <style:style style:name="P1379" style:parent-style-name="Normal" style:family="paragraph">
      <style:paragraph-properties fo:margin-top="0.1666in" fo:margin-bottom="0.1666in" fo:background-color="#FAF9F5"/>
    </style:style>
    <style:style style:name="T1380" style:parent-style-name="DefaultParagraphFont" style:family="text">
      <style:text-properties style:font-name="Georgia" style:font-name-asian="Georgia" style:font-name-complex="Georgia" fo:font-weight="bold" style:font-weight-asian="bold" style:font-weight-complex="bold" fo:color="#141413"/>
    </style:style>
    <style:style style:name="P1381" style:parent-style-name="Normal" style:family="paragraph">
      <style:paragraph-properties fo:margin-top="0.1666in" fo:margin-bottom="0.1666in" fo:background-color="#FAF9F5"/>
    </style:style>
    <style:style style:name="T1382" style:parent-style-name="DefaultParagraphFont" style:family="text">
      <style:text-properties style:font-name="Georgia" style:font-name-asian="Georgia" style:font-name-complex="Georgia" fo:color="#141413"/>
    </style:style>
    <style:style style:name="P1383" style:parent-style-name="Normal" style:family="paragraph">
      <style:paragraph-properties fo:margin-top="0.1666in" fo:margin-bottom="0.1666in" fo:background-color="#FAF9F5"/>
    </style:style>
    <style:style style:name="T1384" style:parent-style-name="DefaultParagraphFont" style:family="text">
      <style:text-properties style:font-name="Georgia" style:font-name-asian="Georgia" style:font-name-complex="Georgia" fo:color="#141413"/>
    </style:style>
    <style:style style:name="P1385" style:parent-style-name="Normal" style:family="paragraph">
      <style:paragraph-properties fo:margin-bottom="0in" fo:background-color="#FAF9F5"/>
    </style:style>
    <style:style style:name="P1386" style:parent-style-name="Normal" style:family="paragraph">
      <style:paragraph-properties fo:margin-top="0.1666in" fo:margin-bottom="0.1666in" fo:background-color="#FAF9F5"/>
    </style:style>
    <style:style style:name="T1387" style:parent-style-name="DefaultParagraphFont" style:family="text">
      <style:text-properties style:font-name="Georgia" style:font-name-asian="Georgia" style:font-name-complex="Georgia" fo:font-weight="bold" style:font-weight-asian="bold" style:font-weight-complex="bold" fo:color="#141413"/>
    </style:style>
    <style:style style:name="P1388" style:parent-style-name="Normal" style:family="paragraph">
      <style:paragraph-properties fo:margin-top="0.1666in" fo:margin-bottom="0.1666in" fo:background-color="#FAF9F5"/>
    </style:style>
    <style:style style:name="T1389" style:parent-style-name="DefaultParagraphFont" style:family="text">
      <style:text-properties style:font-name="Georgia" style:font-name-asian="Georgia" style:font-name-complex="Georgia" fo:color="#141413"/>
    </style:style>
    <style:style style:name="P1390" style:parent-style-name="Normal" style:family="paragraph">
      <style:paragraph-properties fo:margin-top="0.1666in" fo:margin-bottom="0.1666in" fo:background-color="#FAF9F5"/>
    </style:style>
    <style:style style:name="T1391" style:parent-style-name="DefaultParagraphFont" style:family="text">
      <style:text-properties style:font-name="Georgia" style:font-name-asian="Georgia" style:font-name-complex="Georgia" fo:font-weight="bold" style:font-weight-asian="bold" style:font-weight-complex="bold" fo:color="#141413"/>
    </style:style>
    <style:style style:name="T1392" style:parent-style-name="DefaultParagraphFont" style:family="text">
      <style:text-properties style:font-name="Georgia" style:font-name-asian="Georgia" style:font-name-complex="Georgia" fo:color="#141413"/>
    </style:style>
    <style:style style:name="P1393" style:parent-style-name="Normal" style:family="paragraph">
      <style:paragraph-properties fo:margin-top="0.1666in" fo:margin-bottom="0.1666in" fo:background-color="#FAF9F5"/>
    </style:style>
    <style:style style:name="T1394" style:parent-style-name="DefaultParagraphFont" style:family="text">
      <style:text-properties style:font-name="Georgia" style:font-name-asian="Georgia" style:font-name-complex="Georgia" fo:font-weight="bold" style:font-weight-asian="bold" style:font-weight-complex="bold" fo:color="#141413"/>
    </style:style>
    <style:style style:name="T1395" style:parent-style-name="DefaultParagraphFont" style:family="text">
      <style:text-properties style:font-name="Georgia" style:font-name-asian="Georgia" style:font-name-complex="Georgia" fo:color="#141413"/>
    </style:style>
    <style:style style:name="P1396" style:parent-style-name="Normal" style:family="paragraph">
      <style:paragraph-properties fo:margin-top="0.1666in" fo:margin-bottom="0.1666in" fo:background-color="#FAF9F5"/>
    </style:style>
    <style:style style:name="T1397" style:parent-style-name="DefaultParagraphFont" style:family="text">
      <style:text-properties style:font-name="Georgia" style:font-name-asian="Georgia" style:font-name-complex="Georgia" fo:font-weight="bold" style:font-weight-asian="bold" style:font-weight-complex="bold" fo:color="#141413"/>
    </style:style>
    <style:style style:name="T1398" style:parent-style-name="DefaultParagraphFont" style:family="text">
      <style:text-properties style:font-name="Georgia" style:font-name-asian="Georgia" style:font-name-complex="Georgia" fo:color="#141413"/>
    </style:style>
    <style:style style:name="P1399" style:parent-style-name="Normal" style:family="paragraph">
      <style:paragraph-properties fo:margin-top="0.1666in" fo:margin-bottom="0.1666in" fo:background-color="#FAF9F5"/>
    </style:style>
    <style:style style:name="T1400" style:parent-style-name="DefaultParagraphFont" style:family="text">
      <style:text-properties style:font-name="Georgia" style:font-name-asian="Georgia" style:font-name-complex="Georgia" fo:font-weight="bold" style:font-weight-asian="bold" style:font-weight-complex="bold" fo:color="#141413"/>
    </style:style>
    <style:style style:name="T1401" style:parent-style-name="DefaultParagraphFont" style:family="text">
      <style:text-properties style:font-name="Georgia" style:font-name-asian="Georgia" style:font-name-complex="Georgia" fo:color="#141413"/>
    </style:style>
    <style:style style:name="P1402" style:parent-style-name="Normal" style:family="paragraph">
      <style:paragraph-properties fo:margin-bottom="0in" fo:background-color="#FAF9F5"/>
    </style:style>
    <style:style style:name="P1403" style:parent-style-name="Normal" style:family="paragraph">
      <style:paragraph-properties fo:margin-top="0.1666in" fo:margin-bottom="0.1666in" fo:background-color="#FAF9F5"/>
    </style:style>
    <style:style style:name="T1404" style:parent-style-name="DefaultParagraphFont" style:family="text">
      <style:text-properties style:font-name="Georgia" style:font-name-asian="Georgia" style:font-name-complex="Georgia" fo:font-weight="bold" style:font-weight-asian="bold" style:font-weight-complex="bold" fo:color="#141413"/>
    </style:style>
    <style:style style:name="P1405" style:parent-style-name="Normal" style:family="paragraph">
      <style:paragraph-properties fo:margin-top="0.1666in" fo:margin-bottom="0.1666in" fo:background-color="#FAF9F5"/>
    </style:style>
    <style:style style:name="T1406" style:parent-style-name="DefaultParagraphFont" style:family="text">
      <style:text-properties style:font-name="Georgia" style:font-name-asian="Georgia" style:font-name-complex="Georgia" fo:color="#141413"/>
    </style:style>
    <style:style style:name="P1407" style:parent-style-name="Normal" style:family="paragraph">
      <style:paragraph-properties fo:margin-top="0.1666in" fo:margin-bottom="0.1666in" fo:background-color="#FAF9F5"/>
    </style:style>
    <style:style style:name="T1408" style:parent-style-name="DefaultParagraphFont" style:family="text">
      <style:text-properties style:font-name="Georgia" style:font-name-asian="Georgia" style:font-name-complex="Georgia" fo:font-weight="bold" style:font-weight-asian="bold" style:font-weight-complex="bold" fo:color="#141413"/>
    </style:style>
    <style:style style:name="T1409" style:parent-style-name="DefaultParagraphFont" style:family="text">
      <style:text-properties style:font-name="Georgia" style:font-name-asian="Georgia" style:font-name-complex="Georgia" fo:color="#141413"/>
    </style:style>
    <style:style style:name="P1410" style:parent-style-name="Normal" style:family="paragraph">
      <style:paragraph-properties fo:margin-top="0.1666in" fo:margin-bottom="0.1666in" fo:background-color="#FAF9F5"/>
    </style:style>
    <style:style style:name="T1411" style:parent-style-name="DefaultParagraphFont" style:family="text">
      <style:text-properties style:font-name="Georgia" style:font-name-asian="Georgia" style:font-name-complex="Georgia" fo:color="#141413"/>
    </style:style>
    <style:style style:name="P1412" style:parent-style-name="Normal" style:family="paragraph">
      <style:paragraph-properties fo:margin-top="0.1666in" fo:margin-bottom="0.1666in" fo:background-color="#FAF9F5"/>
    </style:style>
    <style:style style:name="T1413" style:parent-style-name="DefaultParagraphFont" style:family="text">
      <style:text-properties style:font-name="Georgia" style:font-name-asian="Georgia" style:font-name-complex="Georgia" fo:font-weight="bold" style:font-weight-asian="bold" style:font-weight-complex="bold" fo:color="#141413"/>
    </style:style>
    <style:style style:name="T1414" style:parent-style-name="DefaultParagraphFont" style:family="text">
      <style:text-properties style:font-name="Georgia" style:font-name-asian="Georgia" style:font-name-complex="Georgia" fo:color="#141413"/>
    </style:style>
    <style:style style:name="P1415" style:parent-style-name="Normal" style:family="paragraph">
      <style:paragraph-properties fo:margin-top="0.1666in" fo:margin-bottom="0.1666in" fo:background-color="#FAF9F5"/>
    </style:style>
    <style:style style:name="T1416" style:parent-style-name="DefaultParagraphFont" style:family="text">
      <style:text-properties style:font-name="Georgia" style:font-name-asian="Georgia" style:font-name-complex="Georgia" fo:color="#141413"/>
    </style:style>
    <style:style style:name="P1417" style:parent-style-name="Normal" style:family="paragraph">
      <style:paragraph-properties fo:margin-top="0.1666in" fo:margin-bottom="0.1666in" fo:background-color="#FAF9F5"/>
    </style:style>
    <style:style style:name="T1418" style:parent-style-name="DefaultParagraphFont" style:family="text">
      <style:text-properties style:font-name="Georgia" style:font-name-asian="Georgia" style:font-name-complex="Georgia" fo:font-weight="bold" style:font-weight-asian="bold" style:font-weight-complex="bold" fo:color="#141413"/>
    </style:style>
    <style:style style:name="T1419" style:parent-style-name="DefaultParagraphFont" style:family="text">
      <style:text-properties style:font-name="Georgia" style:font-name-asian="Georgia" style:font-name-complex="Georgia" fo:color="#141413"/>
    </style:style>
    <style:style style:name="P1420" style:parent-style-name="Normal" style:family="paragraph">
      <style:paragraph-properties fo:margin-top="0.1666in" fo:margin-bottom="0.1666in" fo:background-color="#FAF9F5"/>
    </style:style>
    <style:style style:name="T1421" style:parent-style-name="DefaultParagraphFont" style:family="text">
      <style:text-properties style:font-name="Georgia" style:font-name-asian="Georgia" style:font-name-complex="Georgia" fo:color="#141413"/>
    </style:style>
    <style:style style:name="P1422" style:parent-style-name="Normal" style:family="paragraph">
      <style:paragraph-properties fo:margin-top="0.1666in" fo:margin-bottom="0.1666in" fo:background-color="#FAF9F5"/>
    </style:style>
    <style:style style:name="T1423" style:parent-style-name="DefaultParagraphFont" style:family="text">
      <style:text-properties style:font-name="Georgia" style:font-name-asian="Georgia" style:font-name-complex="Georgia" fo:font-weight="bold" style:font-weight-asian="bold" style:font-weight-complex="bold" fo:color="#141413"/>
    </style:style>
    <style:style style:name="T1424" style:parent-style-name="DefaultParagraphFont" style:family="text">
      <style:text-properties style:font-name="Georgia" style:font-name-asian="Georgia" style:font-name-complex="Georgia" fo:color="#141413"/>
    </style:style>
    <style:style style:name="P1425" style:parent-style-name="Normal" style:family="paragraph">
      <style:paragraph-properties fo:margin-top="0.1666in" fo:margin-bottom="0.1666in" fo:background-color="#FAF9F5"/>
    </style:style>
    <style:style style:name="T1426" style:parent-style-name="DefaultParagraphFont" style:family="text">
      <style:text-properties style:font-name="Georgia" style:font-name-asian="Georgia" style:font-name-complex="Georgia" fo:color="#141413"/>
    </style:style>
    <style:style style:name="P1427" style:parent-style-name="Normal" style:family="paragraph">
      <style:paragraph-properties fo:margin-top="0.1666in" fo:margin-bottom="0.1666in" fo:background-color="#FAF9F5"/>
    </style:style>
    <style:style style:name="T1428" style:parent-style-name="DefaultParagraphFont" style:family="text">
      <style:text-properties style:font-name="Georgia" style:font-name-asian="Georgia" style:font-name-complex="Georgia" fo:font-weight="bold" style:font-weight-asian="bold" style:font-weight-complex="bold" fo:color="#141413"/>
    </style:style>
    <style:style style:name="T1429" style:parent-style-name="DefaultParagraphFont" style:family="text">
      <style:text-properties style:font-name="Georgia" style:font-name-asian="Georgia" style:font-name-complex="Georgia" fo:color="#141413"/>
    </style:style>
    <style:style style:name="P1430" style:parent-style-name="Normal" style:family="paragraph">
      <style:paragraph-properties fo:margin-top="0.1666in" fo:margin-bottom="0.1666in" fo:background-color="#FAF9F5"/>
    </style:style>
    <style:style style:name="T1431" style:parent-style-name="DefaultParagraphFont" style:family="text">
      <style:text-properties style:font-name="Georgia" style:font-name-asian="Georgia" style:font-name-complex="Georgia" fo:color="#141413"/>
    </style:style>
    <style:style style:name="P1432" style:parent-style-name="Normal" style:family="paragraph">
      <style:paragraph-properties fo:margin-top="0.1666in" fo:margin-bottom="0.1666in" fo:background-color="#FAF9F5"/>
    </style:style>
    <style:style style:name="T1433" style:parent-style-name="DefaultParagraphFont" style:family="text">
      <style:text-properties style:font-name="Georgia" style:font-name-asian="Georgia" style:font-name-complex="Georgia" fo:font-weight="bold" style:font-weight-asian="bold" style:font-weight-complex="bold" fo:color="#141413"/>
    </style:style>
    <style:style style:name="T1434" style:parent-style-name="DefaultParagraphFont" style:family="text">
      <style:text-properties style:font-name="Georgia" style:font-name-asian="Georgia" style:font-name-complex="Georgia" fo:color="#141413"/>
    </style:style>
    <style:style style:name="P1435" style:parent-style-name="Normal" style:family="paragraph">
      <style:paragraph-properties fo:margin-top="0.1666in" fo:margin-bottom="0.1666in" fo:background-color="#FAF9F5"/>
    </style:style>
    <style:style style:name="T1436" style:parent-style-name="DefaultParagraphFont" style:family="text">
      <style:text-properties style:font-name="Georgia" style:font-name-asian="Georgia" style:font-name-complex="Georgia" fo:color="#141413"/>
    </style:style>
    <style:style style:name="P1437" style:parent-style-name="Normal" style:family="paragraph">
      <style:paragraph-properties fo:margin-bottom="0in" fo:background-color="#FAF9F5"/>
    </style:style>
    <style:style style:name="P1438" style:parent-style-name="Normal" style:family="paragraph">
      <style:paragraph-properties fo:margin-top="0.1666in" fo:margin-bottom="0.1666in" fo:background-color="#FAF9F5"/>
    </style:style>
    <style:style style:name="T1439" style:parent-style-name="DefaultParagraphFont" style:family="text">
      <style:text-properties style:font-name="Georgia" style:font-name-asian="Georgia" style:font-name-complex="Georgia" fo:font-weight="bold" style:font-weight-asian="bold" style:font-weight-complex="bold" fo:color="#141413"/>
    </style:style>
    <style:style style:name="P1440" style:parent-style-name="Normal" style:family="paragraph">
      <style:paragraph-properties fo:margin-top="0.1666in" fo:margin-bottom="0.1666in" fo:background-color="#FAF9F5"/>
    </style:style>
    <style:style style:name="T1441" style:parent-style-name="DefaultParagraphFont" style:family="text">
      <style:text-properties style:font-name="Georgia" style:font-name-asian="Georgia" style:font-name-complex="Georgia" fo:color="#141413"/>
    </style:style>
    <style:style style:name="P1442" style:parent-style-name="Normal" style:family="paragraph">
      <style:paragraph-properties fo:margin-top="0.1666in" fo:margin-bottom="0.1666in" fo:background-color="#FAF9F5"/>
    </style:style>
    <style:style style:name="T1443" style:parent-style-name="DefaultParagraphFont" style:family="text">
      <style:text-properties style:font-name="Georgia" style:font-name-asian="Georgia" style:font-name-complex="Georgia" fo:font-weight="bold" style:font-weight-asian="bold" style:font-weight-complex="bold" fo:color="#141413"/>
    </style:style>
    <style:style style:name="T1444" style:parent-style-name="DefaultParagraphFont" style:family="text">
      <style:text-properties style:font-name="Georgia" style:font-name-asian="Georgia" style:font-name-complex="Georgia" fo:color="#141413"/>
    </style:style>
    <style:style style:name="P1445" style:parent-style-name="Normal" style:family="paragraph">
      <style:paragraph-properties fo:margin-top="0.1666in" fo:margin-bottom="0.1666in" fo:background-color="#FAF9F5"/>
    </style:style>
    <style:style style:name="T1446" style:parent-style-name="DefaultParagraphFont" style:family="text">
      <style:text-properties style:font-name="Georgia" style:font-name-asian="Georgia" style:font-name-complex="Georgia" fo:font-weight="bold" style:font-weight-asian="bold" style:font-weight-complex="bold" fo:color="#141413"/>
    </style:style>
    <style:style style:name="T1447" style:parent-style-name="DefaultParagraphFont" style:family="text">
      <style:text-properties style:font-name="Georgia" style:font-name-asian="Georgia" style:font-name-complex="Georgia" fo:color="#141413"/>
    </style:style>
    <style:style style:name="P1448" style:parent-style-name="Normal" style:family="paragraph">
      <style:paragraph-properties fo:margin-top="0.1666in" fo:margin-bottom="0.1666in" fo:background-color="#FAF9F5"/>
    </style:style>
    <style:style style:name="T1449" style:parent-style-name="DefaultParagraphFont" style:family="text">
      <style:text-properties style:font-name="Georgia" style:font-name-asian="Georgia" style:font-name-complex="Georgia" fo:font-weight="bold" style:font-weight-asian="bold" style:font-weight-complex="bold" fo:color="#141413"/>
    </style:style>
    <style:style style:name="T1450" style:parent-style-name="DefaultParagraphFont" style:family="text">
      <style:text-properties style:font-name="Georgia" style:font-name-asian="Georgia" style:font-name-complex="Georgia" fo:color="#141413"/>
    </style:style>
    <style:style style:name="P1451" style:parent-style-name="Normal" style:family="paragraph">
      <style:paragraph-properties fo:margin-top="0.1666in" fo:margin-bottom="0.1666in" fo:background-color="#FAF9F5"/>
    </style:style>
    <style:style style:name="T1452" style:parent-style-name="DefaultParagraphFont" style:family="text">
      <style:text-properties style:font-name="Georgia" style:font-name-asian="Georgia" style:font-name-complex="Georgia" fo:font-weight="bold" style:font-weight-asian="bold" style:font-weight-complex="bold" fo:color="#141413"/>
    </style:style>
    <style:style style:name="T1453" style:parent-style-name="DefaultParagraphFont" style:family="text">
      <style:text-properties style:font-name="Georgia" style:font-name-asian="Georgia" style:font-name-complex="Georgia" fo:color="#141413"/>
    </style:style>
    <style:style style:name="P1454" style:parent-style-name="Normal" style:family="paragraph">
      <style:paragraph-properties fo:margin-top="0.1666in" fo:margin-bottom="0.1666in" fo:background-color="#FAF9F5"/>
    </style:style>
    <style:style style:name="T1455" style:parent-style-name="DefaultParagraphFont" style:family="text">
      <style:text-properties style:font-name="Georgia" style:font-name-asian="Georgia" style:font-name-complex="Georgia" fo:font-weight="bold" style:font-weight-asian="bold" style:font-weight-complex="bold" fo:color="#141413"/>
    </style:style>
    <style:style style:name="T1456" style:parent-style-name="DefaultParagraphFont" style:family="text">
      <style:text-properties style:font-name="Georgia" style:font-name-asian="Georgia" style:font-name-complex="Georgia" fo:color="#141413"/>
    </style:style>
    <style:style style:name="P1457" style:parent-style-name="Normal" style:family="paragraph">
      <style:paragraph-properties fo:margin-top="0.1666in" fo:margin-bottom="0.1666in" fo:background-color="#FAF9F5"/>
    </style:style>
    <style:style style:name="T1458" style:parent-style-name="DefaultParagraphFont" style:family="text">
      <style:text-properties style:font-name="Georgia" style:font-name-asian="Georgia" style:font-name-complex="Georgia" fo:font-weight="bold" style:font-weight-asian="bold" style:font-weight-complex="bold" fo:color="#141413"/>
    </style:style>
    <style:style style:name="T1459" style:parent-style-name="DefaultParagraphFont" style:family="text">
      <style:text-properties style:font-name="Georgia" style:font-name-asian="Georgia" style:font-name-complex="Georgia" fo:color="#141413"/>
    </style:style>
    <style:style style:name="P1460" style:parent-style-name="Normal" style:family="paragraph">
      <style:paragraph-properties fo:margin-bottom="0in" fo:background-color="#FAF9F5"/>
    </style:style>
    <style:style style:name="P1461" style:parent-style-name="Normal" style:family="paragraph">
      <style:paragraph-properties fo:margin-top="0.1666in" fo:margin-bottom="0.1666in" fo:background-color="#FAF9F5"/>
    </style:style>
    <style:style style:name="T1462" style:parent-style-name="DefaultParagraphFont" style:family="text">
      <style:text-properties style:font-name="Georgia" style:font-name-asian="Georgia" style:font-name-complex="Georgia" fo:font-weight="bold" style:font-weight-asian="bold" style:font-weight-complex="bold" fo:color="#141413"/>
    </style:style>
    <style:style style:name="P1463" style:parent-style-name="Normal" style:family="paragraph">
      <style:paragraph-properties fo:margin-top="0.1666in" fo:margin-bottom="0.1666in" fo:background-color="#FAF9F5"/>
    </style:style>
    <style:style style:name="T1464" style:parent-style-name="DefaultParagraphFont" style:family="text">
      <style:text-properties style:font-name="Georgia" style:font-name-asian="Georgia" style:font-name-complex="Georgia" fo:color="#141413"/>
    </style:style>
    <style:style style:name="P1465" style:parent-style-name="Normal" style:family="paragraph">
      <style:paragraph-properties fo:margin-top="0.1666in" fo:margin-bottom="0.1666in" fo:background-color="#FAF9F5"/>
    </style:style>
    <style:style style:name="T1466" style:parent-style-name="DefaultParagraphFont" style:family="text">
      <style:text-properties style:font-name="Georgia" style:font-name-asian="Georgia" style:font-name-complex="Georgia" fo:font-weight="bold" style:font-weight-asian="bold" style:font-weight-complex="bold" fo:color="#141413"/>
    </style:style>
    <style:style style:name="T1467" style:parent-style-name="DefaultParagraphFont" style:family="text">
      <style:text-properties style:font-name="Georgia" style:font-name-asian="Georgia" style:font-name-complex="Georgia" fo:color="#141413"/>
    </style:style>
    <style:style style:name="P1468" style:parent-style-name="Normal" style:family="paragraph">
      <style:paragraph-properties fo:margin-top="0.1666in" fo:margin-bottom="0.1666in" fo:background-color="#FAF9F5"/>
    </style:style>
    <style:style style:name="T1469" style:parent-style-name="DefaultParagraphFont" style:family="text">
      <style:text-properties style:font-name="Georgia" style:font-name-asian="Georgia" style:font-name-complex="Georgia" fo:font-weight="bold" style:font-weight-asian="bold" style:font-weight-complex="bold" fo:color="#141413"/>
    </style:style>
    <style:style style:name="T1470" style:parent-style-name="DefaultParagraphFont" style:family="text">
      <style:text-properties style:font-name="Georgia" style:font-name-asian="Georgia" style:font-name-complex="Georgia" fo:color="#141413"/>
    </style:style>
    <style:style style:name="P1471" style:parent-style-name="Normal" style:family="paragraph">
      <style:paragraph-properties fo:margin-top="0.1666in" fo:margin-bottom="0.1666in" fo:background-color="#FAF9F5"/>
    </style:style>
    <style:style style:name="T1472" style:parent-style-name="DefaultParagraphFont" style:family="text">
      <style:text-properties style:font-name="Georgia" style:font-name-asian="Georgia" style:font-name-complex="Georgia" fo:font-weight="bold" style:font-weight-asian="bold" style:font-weight-complex="bold" fo:color="#141413"/>
    </style:style>
    <style:style style:name="P1473" style:parent-style-name="ListParagraph" style:family="paragraph">
      <style:paragraph-properties fo:margin-bottom="0in" fo:background-color="#FAF9F5"/>
      <style:text-properties style:font-name="Georgia" style:font-name-asian="Georgia" style:font-name-complex="Georgia" fo:color="#141413"/>
    </style:style>
    <style:style style:name="P1474" style:parent-style-name="ListParagraph" style:family="paragraph">
      <style:paragraph-properties fo:margin-bottom="0in" fo:background-color="#FAF9F5"/>
      <style:text-properties style:font-name="Georgia" style:font-name-asian="Georgia" style:font-name-complex="Georgia" fo:color="#141413"/>
    </style:style>
    <style:style style:name="P1475" style:parent-style-name="ListParagraph" style:family="paragraph">
      <style:paragraph-properties fo:margin-bottom="0in" fo:background-color="#FAF9F5"/>
      <style:text-properties style:font-name="Georgia" style:font-name-asian="Georgia" style:font-name-complex="Georgia" fo:color="#141413"/>
    </style:style>
    <style:style style:name="P1476" style:parent-style-name="ListParagraph" style:family="paragraph">
      <style:paragraph-properties fo:margin-bottom="0in" fo:background-color="#FAF9F5"/>
      <style:text-properties style:font-name="Georgia" style:font-name-asian="Georgia" style:font-name-complex="Georgia" fo:color="#141413"/>
    </style:style>
    <style:style style:name="P1477" style:parent-style-name="ListParagraph" style:family="paragraph">
      <style:paragraph-properties fo:margin-bottom="0in" fo:background-color="#FAF9F5"/>
      <style:text-properties style:font-name="Georgia" style:font-name-asian="Georgia" style:font-name-complex="Georgia" fo:color="#141413"/>
    </style:style>
    <style:style style:name="P1478" style:parent-style-name="Normal" style:family="paragraph">
      <style:paragraph-properties fo:margin-top="0.1666in" fo:margin-bottom="0.1666in" fo:background-color="#FAF9F5"/>
    </style:style>
    <style:style style:name="T1479" style:parent-style-name="DefaultParagraphFont" style:family="text">
      <style:text-properties style:font-name="Georgia" style:font-name-asian="Georgia" style:font-name-complex="Georgia" fo:font-weight="bold" style:font-weight-asian="bold" style:font-weight-complex="bold" fo:color="#141413"/>
    </style:style>
    <style:style style:name="P1480" style:parent-style-name="ListParagraph" style:family="paragraph">
      <style:paragraph-properties fo:margin-bottom="0in" fo:background-color="#FAF9F5"/>
      <style:text-properties style:font-name="Georgia" style:font-name-asian="Georgia" style:font-name-complex="Georgia" fo:color="#141413"/>
    </style:style>
    <style:style style:name="P1481" style:parent-style-name="ListParagraph" style:family="paragraph">
      <style:paragraph-properties fo:margin-bottom="0in" fo:background-color="#FAF9F5"/>
      <style:text-properties style:font-name="Georgia" style:font-name-asian="Georgia" style:font-name-complex="Georgia" fo:color="#141413"/>
    </style:style>
    <style:style style:name="P1482" style:parent-style-name="ListParagraph" style:family="paragraph">
      <style:paragraph-properties fo:margin-bottom="0in" fo:background-color="#FAF9F5"/>
      <style:text-properties style:font-name="Georgia" style:font-name-asian="Georgia" style:font-name-complex="Georgia" fo:color="#141413"/>
    </style:style>
    <style:style style:name="P1483" style:parent-style-name="ListParagraph" style:family="paragraph">
      <style:paragraph-properties fo:margin-bottom="0in" fo:background-color="#FAF9F5"/>
      <style:text-properties style:font-name="Georgia" style:font-name-asian="Georgia" style:font-name-complex="Georgia" fo:color="#141413"/>
    </style:style>
    <style:style style:name="P1484" style:parent-style-name="Normal" style:family="paragraph">
      <style:paragraph-properties fo:margin-top="0.1666in" fo:margin-bottom="0.1666in" fo:background-color="#FAF9F5"/>
    </style:style>
    <style:style style:name="T1485" style:parent-style-name="DefaultParagraphFont" style:family="text">
      <style:text-properties style:font-name="Georgia" style:font-name-asian="Georgia" style:font-name-complex="Georgia" fo:font-weight="bold" style:font-weight-asian="bold" style:font-weight-complex="bold" fo:color="#141413"/>
    </style:style>
    <style:style style:name="T1486" style:parent-style-name="DefaultParagraphFont" style:family="text">
      <style:text-properties style:font-name="Georgia" style:font-name-asian="Georgia" style:font-name-complex="Georgia" fo:color="#141413"/>
    </style:style>
    <style:style style:name="P1487" style:parent-style-name="Normal" style:family="paragraph">
      <style:paragraph-properties fo:margin-bottom="0in" fo:background-color="#FAF9F5"/>
    </style:style>
    <style:style style:name="P1488" style:parent-style-name="Normal" style:family="paragraph">
      <style:paragraph-properties fo:margin-top="0.1666in" fo:margin-bottom="0.1666in" fo:background-color="#FAF9F5"/>
    </style:style>
    <style:style style:name="T1489" style:parent-style-name="DefaultParagraphFont" style:family="text">
      <style:text-properties style:font-name="Georgia" style:font-name-asian="Georgia" style:font-name-complex="Georgia" fo:font-weight="bold" style:font-weight-asian="bold" style:font-weight-complex="bold" fo:color="#141413"/>
    </style:style>
    <style:style style:name="P1490" style:parent-style-name="Normal" style:family="paragraph">
      <style:paragraph-properties fo:margin-top="0.1666in" fo:margin-bottom="0.1666in" fo:background-color="#FAF9F5"/>
    </style:style>
    <style:style style:name="T1491" style:parent-style-name="DefaultParagraphFont" style:family="text">
      <style:text-properties style:font-name="Georgia" style:font-name-asian="Georgia" style:font-name-complex="Georgia" fo:color="#141413"/>
    </style:style>
    <style:style style:name="P1492" style:parent-style-name="Normal" style:family="paragraph">
      <style:paragraph-properties fo:margin-bottom="0in" fo:background-color="#FAF9F5"/>
    </style:style>
    <style:style style:name="T1493" style:parent-style-name="DefaultParagraphFont" style:family="text">
      <style:text-properties style:font-name="ui-monospace" style:font-name-asian="ui-monospace" style:font-name-complex="ui-monospace" fo:color="#14181F"/>
    </style:style>
    <style:style style:name="T1494" style:parent-style-name="DefaultParagraphFont" style:family="text">
      <style:text-properties style:font-name="ui-monospace" style:font-name-asian="ui-monospace" style:font-name-complex="ui-monospace" fo:color="#14181F"/>
    </style:style>
    <style:style style:name="T1495" style:parent-style-name="DefaultParagraphFont" style:family="text">
      <style:text-properties style:font-name="ui-monospace" style:font-name-asian="ui-monospace" style:font-name-complex="ui-monospace" fo:color="#14181F"/>
    </style:style>
    <style:style style:name="T1496" style:parent-style-name="DefaultParagraphFont" style:family="text">
      <style:text-properties style:font-name="ui-monospace" style:font-name-asian="ui-monospace" style:font-name-complex="ui-monospace" fo:color="#14181F"/>
    </style:style>
    <style:style style:name="T1497" style:parent-style-name="DefaultParagraphFont" style:family="text">
      <style:text-properties style:font-name="ui-monospace" style:font-name-asian="ui-monospace" style:font-name-complex="ui-monospace" fo:color="#14181F"/>
    </style:style>
    <style:style style:name="T1498" style:parent-style-name="DefaultParagraphFont" style:family="text">
      <style:text-properties style:font-name="ui-monospace" style:font-name-asian="ui-monospace" style:font-name-complex="ui-monospace" fo:color="#14181F"/>
    </style:style>
    <style:style style:name="T1499" style:parent-style-name="DefaultParagraphFont" style:family="text">
      <style:text-properties style:font-name="ui-monospace" style:font-name-asian="ui-monospace" style:font-name-complex="ui-monospace" fo:color="#14181F"/>
    </style:style>
    <style:style style:name="T1500" style:parent-style-name="DefaultParagraphFont" style:family="text">
      <style:text-properties style:font-name="ui-monospace" style:font-name-asian="ui-monospace" style:font-name-complex="ui-monospace" fo:color="#14181F"/>
    </style:style>
    <style:style style:name="T1501" style:parent-style-name="DefaultParagraphFont" style:family="text">
      <style:text-properties style:font-name="ui-monospace" style:font-name-asian="ui-monospace" style:font-name-complex="ui-monospace" fo:color="#14181F"/>
    </style:style>
    <style:style style:name="T1502" style:parent-style-name="DefaultParagraphFont" style:family="text">
      <style:text-properties style:font-name="ui-monospace" style:font-name-asian="ui-monospace" style:font-name-complex="ui-monospace" fo:color="#14181F"/>
    </style:style>
    <style:style style:name="T1503" style:parent-style-name="DefaultParagraphFont" style:family="text">
      <style:text-properties style:font-name="ui-monospace" style:font-name-asian="ui-monospace" style:font-name-complex="ui-monospace" fo:color="#14181F"/>
    </style:style>
    <style:style style:name="T1504" style:parent-style-name="DefaultParagraphFont" style:family="text">
      <style:text-properties style:font-name="ui-monospace" style:font-name-asian="ui-monospace" style:font-name-complex="ui-monospace" fo:color="#14181F"/>
    </style:style>
    <style:style style:name="T1505" style:parent-style-name="DefaultParagraphFont" style:family="text">
      <style:text-properties style:font-name="ui-monospace" style:font-name-asian="ui-monospace" style:font-name-complex="ui-monospace" fo:color="#14181F"/>
    </style:style>
    <style:style style:name="T1506" style:parent-style-name="DefaultParagraphFont" style:family="text">
      <style:text-properties style:font-name="ui-monospace" style:font-name-asian="ui-monospace" style:font-name-complex="ui-monospace" fo:color="#14181F"/>
    </style:style>
    <style:style style:name="T1507" style:parent-style-name="DefaultParagraphFont" style:family="text">
      <style:text-properties style:font-name="ui-monospace" style:font-name-asian="ui-monospace" style:font-name-complex="ui-monospace" fo:color="#14181F"/>
    </style:style>
    <style:style style:name="T1508" style:parent-style-name="DefaultParagraphFont" style:family="text">
      <style:text-properties style:font-name="ui-monospace" style:font-name-asian="ui-monospace" style:font-name-complex="ui-monospace" fo:color="#14181F"/>
    </style:style>
    <style:style style:name="T1509" style:parent-style-name="DefaultParagraphFont" style:family="text">
      <style:text-properties style:font-name="ui-monospace" style:font-name-asian="ui-monospace" style:font-name-complex="ui-monospace" fo:color="#14181F"/>
    </style:style>
    <style:style style:name="T1510" style:parent-style-name="DefaultParagraphFont" style:family="text">
      <style:text-properties style:font-name="ui-monospace" style:font-name-asian="ui-monospace" style:font-name-complex="ui-monospace" fo:color="#14181F"/>
    </style:style>
    <style:style style:name="T1511" style:parent-style-name="DefaultParagraphFont" style:family="text">
      <style:text-properties style:font-name="ui-monospace" style:font-name-asian="ui-monospace" style:font-name-complex="ui-monospace" fo:color="#14181F"/>
    </style:style>
    <style:style style:name="T1512" style:parent-style-name="DefaultParagraphFont" style:family="text">
      <style:text-properties style:font-name="ui-monospace" style:font-name-asian="ui-monospace" style:font-name-complex="ui-monospace" fo:color="#14181F"/>
    </style:style>
    <style:style style:name="T1513" style:parent-style-name="DefaultParagraphFont" style:family="text">
      <style:text-properties style:font-name="ui-monospace" style:font-name-asian="ui-monospace" style:font-name-complex="ui-monospace" fo:color="#14181F"/>
    </style:style>
    <style:style style:name="T1514" style:parent-style-name="DefaultParagraphFont" style:family="text">
      <style:text-properties style:font-name="ui-monospace" style:font-name-asian="ui-monospace" style:font-name-complex="ui-monospace" fo:color="#14181F"/>
    </style:style>
    <style:style style:name="T1515" style:parent-style-name="DefaultParagraphFont" style:family="text">
      <style:text-properties style:font-name="ui-monospace" style:font-name-asian="ui-monospace" style:font-name-complex="ui-monospace" fo:color="#14181F"/>
    </style:style>
    <style:style style:name="T1516" style:parent-style-name="DefaultParagraphFont" style:family="text">
      <style:text-properties style:font-name="ui-monospace" style:font-name-asian="ui-monospace" style:font-name-complex="ui-monospace" fo:color="#14181F"/>
    </style:style>
    <style:style style:name="T1517" style:parent-style-name="DefaultParagraphFont" style:family="text">
      <style:text-properties style:font-name="ui-monospace" style:font-name-asian="ui-monospace" style:font-name-complex="ui-monospace" fo:color="#14181F"/>
    </style:style>
    <style:style style:name="T1518" style:parent-style-name="DefaultParagraphFont" style:family="text">
      <style:text-properties style:font-name="ui-monospace" style:font-name-asian="ui-monospace" style:font-name-complex="ui-monospace" fo:color="#14181F"/>
    </style:style>
    <style:style style:name="T1519" style:parent-style-name="DefaultParagraphFont" style:family="text">
      <style:text-properties style:font-name="ui-monospace" style:font-name-asian="ui-monospace" style:font-name-complex="ui-monospace" fo:color="#14181F"/>
    </style:style>
    <style:style style:name="P1520" style:parent-style-name="Normal" style:family="paragraph">
      <style:paragraph-properties fo:margin-bottom="0in" fo:background-color="#FAF9F5"/>
    </style:style>
    <style:style style:name="P1521" style:parent-style-name="Heading3" style:family="paragraph">
      <style:paragraph-properties fo:margin-top="0.1666in" fo:background-color="#FAF9F5"/>
    </style:style>
    <style:style style:name="T1522"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523" style:parent-style-name="Normal" style:family="paragraph">
      <style:paragraph-properties fo:margin-top="0.1666in" fo:margin-bottom="0.1666in" fo:background-color="#FAF9F5"/>
    </style:style>
    <style:style style:name="T1524" style:parent-style-name="DefaultParagraphFont" style:family="text">
      <style:text-properties style:font-name="Georgia" style:font-name-asian="Georgia" style:font-name-complex="Georgia" fo:color="#141413"/>
    </style:style>
    <style:style style:name="P1525" style:parent-style-name="Normal" style:family="paragraph">
      <style:paragraph-properties fo:margin-top="0.1666in" fo:margin-bottom="0.1666in" fo:background-color="#FAF9F5"/>
    </style:style>
    <style:style style:name="T1526" style:parent-style-name="DefaultParagraphFont" style:family="text">
      <style:text-properties style:font-name="Georgia" style:font-name-asian="Georgia" style:font-name-complex="Georgia" fo:font-weight="bold" style:font-weight-asian="bold" style:font-weight-complex="bold" fo:color="#141413"/>
    </style:style>
    <style:style style:name="P1527" style:parent-style-name="Normal" style:family="paragraph">
      <style:paragraph-properties fo:margin-top="0.1666in" fo:margin-bottom="0.1666in" fo:background-color="#FAF9F5"/>
    </style:style>
    <style:style style:name="T1528" style:parent-style-name="DefaultParagraphFont" style:family="text">
      <style:text-properties style:font-name="Georgia" style:font-name-asian="Georgia" style:font-name-complex="Georgia" fo:color="#141413"/>
    </style:style>
    <style:style style:name="P1529" style:parent-style-name="Normal" style:family="paragraph">
      <style:paragraph-properties fo:margin-top="0.1666in" fo:margin-bottom="0.1666in" fo:background-color="#FAF9F5"/>
    </style:style>
    <style:style style:name="T1530" style:parent-style-name="DefaultParagraphFont" style:family="text">
      <style:text-properties style:font-name="Georgia" style:font-name-asian="Georgia" style:font-name-complex="Georgia" fo:color="#141413"/>
    </style:style>
    <style:style style:name="P1531" style:parent-style-name="ListParagraph" style:family="paragraph">
      <style:paragraph-properties fo:margin-bottom="0in" fo:background-color="#FAF9F5"/>
      <style:text-properties style:font-name="Georgia" style:font-name-asian="Georgia" style:font-name-complex="Georgia" fo:color="#141413"/>
    </style:style>
    <style:style style:name="P1532" style:parent-style-name="ListParagraph" style:family="paragraph">
      <style:paragraph-properties fo:margin-bottom="0in" fo:background-color="#FAF9F5"/>
      <style:text-properties style:font-name="Georgia" style:font-name-asian="Georgia" style:font-name-complex="Georgia" fo:color="#141413"/>
    </style:style>
    <style:style style:name="P1533" style:parent-style-name="ListParagraph" style:family="paragraph">
      <style:paragraph-properties fo:margin-bottom="0in" fo:background-color="#FAF9F5"/>
      <style:text-properties style:font-name="Georgia" style:font-name-asian="Georgia" style:font-name-complex="Georgia" fo:color="#141413"/>
    </style:style>
    <style:style style:name="P1534" style:parent-style-name="ListParagraph" style:family="paragraph">
      <style:paragraph-properties fo:margin-bottom="0in" fo:background-color="#FAF9F5"/>
      <style:text-properties style:font-name="Georgia" style:font-name-asian="Georgia" style:font-name-complex="Georgia" fo:color="#141413"/>
    </style:style>
    <style:style style:name="P1535" style:parent-style-name="Normal" style:family="paragraph">
      <style:paragraph-properties fo:margin-top="0.1666in" fo:margin-bottom="0.1666in" fo:background-color="#FAF9F5"/>
    </style:style>
    <style:style style:name="T1536" style:parent-style-name="DefaultParagraphFont" style:family="text">
      <style:text-properties style:font-name="Georgia" style:font-name-asian="Georgia" style:font-name-complex="Georgia" fo:font-weight="bold" style:font-weight-asian="bold" style:font-weight-complex="bold" fo:color="#141413"/>
    </style:style>
    <style:style style:name="P1537" style:parent-style-name="Normal" style:family="paragraph">
      <style:paragraph-properties fo:margin-top="0.1666in" fo:margin-bottom="0.1666in" fo:background-color="#FAF9F5"/>
    </style:style>
    <style:style style:name="T1538" style:parent-style-name="DefaultParagraphFont" style:family="text">
      <style:text-properties style:font-name="Georgia" style:font-name-asian="Georgia" style:font-name-complex="Georgia" fo:color="#141413"/>
    </style:style>
    <style:style style:name="P1539" style:parent-style-name="Normal" style:family="paragraph">
      <style:paragraph-properties fo:margin-top="0.1666in" fo:margin-bottom="0.1666in" fo:background-color="#FAF9F5"/>
    </style:style>
    <style:style style:name="T1540" style:parent-style-name="DefaultParagraphFont" style:family="text">
      <style:text-properties style:font-name="Georgia" style:font-name-asian="Georgia" style:font-name-complex="Georgia" fo:color="#141413"/>
    </style:style>
    <style:style style:name="P1541" style:parent-style-name="ListParagraph" style:family="paragraph">
      <style:paragraph-properties fo:margin-bottom="0in" fo:background-color="#FAF9F5"/>
      <style:text-properties style:font-name="Georgia" style:font-name-asian="Georgia" style:font-name-complex="Georgia" fo:color="#141413"/>
    </style:style>
    <style:style style:name="P1542" style:parent-style-name="ListParagraph" style:family="paragraph">
      <style:paragraph-properties fo:margin-bottom="0in" fo:background-color="#FAF9F5"/>
      <style:text-properties style:font-name="Georgia" style:font-name-asian="Georgia" style:font-name-complex="Georgia" fo:color="#141413"/>
    </style:style>
    <style:style style:name="P1543" style:parent-style-name="ListParagraph" style:family="paragraph">
      <style:paragraph-properties fo:margin-bottom="0in" fo:background-color="#FAF9F5"/>
      <style:text-properties style:font-name="Georgia" style:font-name-asian="Georgia" style:font-name-complex="Georgia" fo:color="#141413"/>
    </style:style>
    <style:style style:name="P1544" style:parent-style-name="ListParagraph" style:family="paragraph">
      <style:paragraph-properties fo:margin-bottom="0in" fo:background-color="#FAF9F5"/>
      <style:text-properties style:font-name="Georgia" style:font-name-asian="Georgia" style:font-name-complex="Georgia" fo:color="#141413"/>
    </style:style>
    <style:style style:name="P1545" style:parent-style-name="Normal" style:family="paragraph">
      <style:paragraph-properties fo:margin-top="0.1666in" fo:margin-bottom="0.1666in" fo:background-color="#FAF9F5"/>
    </style:style>
    <style:style style:name="T1546" style:parent-style-name="DefaultParagraphFont" style:family="text">
      <style:text-properties style:font-name="Georgia" style:font-name-asian="Georgia" style:font-name-complex="Georgia" fo:font-weight="bold" style:font-weight-asian="bold" style:font-weight-complex="bold" fo:color="#141413"/>
    </style:style>
    <style:style style:name="P1547" style:parent-style-name="Normal" style:family="paragraph">
      <style:paragraph-properties fo:margin-top="0.1666in" fo:margin-bottom="0.1666in" fo:background-color="#FAF9F5"/>
    </style:style>
    <style:style style:name="T1548" style:parent-style-name="DefaultParagraphFont" style:family="text">
      <style:text-properties style:font-name="Georgia" style:font-name-asian="Georgia" style:font-name-complex="Georgia" fo:color="#141413"/>
    </style:style>
    <style:style style:name="P1549" style:parent-style-name="Normal" style:family="paragraph">
      <style:paragraph-properties fo:margin-top="0.1666in" fo:margin-bottom="0.1666in" fo:background-color="#FAF9F5"/>
    </style:style>
    <style:style style:name="T1550" style:parent-style-name="DefaultParagraphFont" style:family="text">
      <style:text-properties style:font-name="Georgia" style:font-name-asian="Georgia" style:font-name-complex="Georgia" fo:color="#141413"/>
    </style:style>
    <style:style style:name="P1551" style:parent-style-name="Normal" style:family="paragraph">
      <style:paragraph-properties fo:margin-top="0.1666in" fo:margin-bottom="0.1666in" fo:background-color="#FAF9F5"/>
    </style:style>
    <style:style style:name="T1552" style:parent-style-name="DefaultParagraphFont" style:family="text">
      <style:text-properties style:font-name="Georgia" style:font-name-asian="Georgia" style:font-name-complex="Georgia" fo:font-weight="bold" style:font-weight-asian="bold" style:font-weight-complex="bold" fo:color="#141413"/>
    </style:style>
    <style:style style:name="P1553" style:parent-style-name="Normal" style:family="paragraph">
      <style:paragraph-properties fo:margin-top="0.1666in" fo:margin-bottom="0.1666in" fo:background-color="#FAF9F5"/>
    </style:style>
    <style:style style:name="T1554" style:parent-style-name="DefaultParagraphFont" style:family="text">
      <style:text-properties style:font-name="Georgia" style:font-name-asian="Georgia" style:font-name-complex="Georgia" fo:color="#141413"/>
    </style:style>
    <style:style style:name="P1555" style:parent-style-name="ListParagraph" style:family="paragraph">
      <style:paragraph-properties fo:margin-bottom="0in" fo:background-color="#FAF9F5"/>
      <style:text-properties style:font-name="Georgia" style:font-name-asian="Georgia" style:font-name-complex="Georgia" fo:color="#141413"/>
    </style:style>
    <style:style style:name="P1556" style:parent-style-name="ListParagraph" style:family="paragraph">
      <style:paragraph-properties fo:margin-bottom="0in" fo:background-color="#FAF9F5"/>
      <style:text-properties style:font-name="Georgia" style:font-name-asian="Georgia" style:font-name-complex="Georgia" fo:color="#141413"/>
    </style:style>
    <style:style style:name="P1557" style:parent-style-name="ListParagraph" style:family="paragraph">
      <style:paragraph-properties fo:margin-bottom="0in" fo:background-color="#FAF9F5"/>
      <style:text-properties style:font-name="Georgia" style:font-name-asian="Georgia" style:font-name-complex="Georgia" fo:color="#141413"/>
    </style:style>
    <style:style style:name="P1558" style:parent-style-name="ListParagraph" style:family="paragraph">
      <style:paragraph-properties fo:margin-bottom="0in" fo:background-color="#FAF9F5"/>
      <style:text-properties style:font-name="Georgia" style:font-name-asian="Georgia" style:font-name-complex="Georgia" fo:color="#141413"/>
    </style:style>
    <style:style style:name="P1559" style:parent-style-name="ListParagraph" style:family="paragraph">
      <style:paragraph-properties fo:margin-bottom="0in" fo:background-color="#FAF9F5"/>
      <style:text-properties style:font-name="Georgia" style:font-name-asian="Georgia" style:font-name-complex="Georgia" fo:color="#141413"/>
    </style:style>
    <style:style style:name="P1560" style:parent-style-name="Normal" style:family="paragraph">
      <style:paragraph-properties fo:margin-top="0.1666in" fo:margin-bottom="0.1666in" fo:background-color="#FAF9F5"/>
    </style:style>
    <style:style style:name="T1561" style:parent-style-name="DefaultParagraphFont" style:family="text">
      <style:text-properties style:font-name="Georgia" style:font-name-asian="Georgia" style:font-name-complex="Georgia" fo:color="#141413"/>
    </style:style>
    <style:style style:name="P1562" style:parent-style-name="Normal" style:family="paragraph">
      <style:paragraph-properties fo:margin-bottom="0in" fo:background-color="#FAF9F5"/>
    </style:style>
    <style:style style:name="P1563" style:parent-style-name="Heading3" style:family="paragraph">
      <style:paragraph-properties fo:margin-top="0.1666in" fo:background-color="#FAF9F5"/>
    </style:style>
    <style:style style:name="T1564"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565" style:parent-style-name="Normal" style:family="paragraph">
      <style:paragraph-properties fo:margin-top="0.1666in" fo:margin-bottom="0.1666in" fo:background-color="#FAF9F5"/>
    </style:style>
    <style:style style:name="T1566" style:parent-style-name="DefaultParagraphFont" style:family="text">
      <style:text-properties style:font-name="Georgia" style:font-name-asian="Georgia" style:font-name-complex="Georgia" fo:color="#141413"/>
    </style:style>
    <style:style style:name="P1567" style:parent-style-name="Normal" style:family="paragraph">
      <style:paragraph-properties fo:margin-bottom="0in" fo:background-color="#FAF9F5"/>
    </style:style>
    <style:style style:name="P1568" style:parent-style-name="Normal" style:family="paragraph">
      <style:paragraph-properties fo:margin-top="0.1666in" fo:margin-bottom="0.1666in" fo:background-color="#FAF9F5"/>
    </style:style>
    <style:style style:name="T1569" style:parent-style-name="DefaultParagraphFont" style:family="text">
      <style:text-properties style:font-name="Georgia" style:font-name-asian="Georgia" style:font-name-complex="Georgia" fo:font-weight="bold" style:font-weight-asian="bold" style:font-weight-complex="bold" fo:color="#141413"/>
    </style:style>
    <style:style style:name="P1570" style:parent-style-name="Normal" style:family="paragraph">
      <style:paragraph-properties fo:margin-top="0.1666in" fo:margin-bottom="0.1666in" fo:background-color="#FAF9F5"/>
    </style:style>
    <style:style style:name="T1571" style:parent-style-name="DefaultParagraphFont" style:family="text">
      <style:text-properties style:font-name="Georgia" style:font-name-asian="Georgia" style:font-name-complex="Georgia" fo:color="#141413"/>
    </style:style>
    <style:style style:name="P1572" style:parent-style-name="Normal" style:family="paragraph">
      <style:paragraph-properties fo:margin-top="0.1666in" fo:margin-bottom="0.1666in" fo:background-color="#FAF9F5"/>
    </style:style>
    <style:style style:name="T1573" style:parent-style-name="DefaultParagraphFont" style:family="text">
      <style:text-properties style:font-name="Georgia" style:font-name-asian="Georgia" style:font-name-complex="Georgia" fo:font-style="italic" style:font-style-asian="italic" style:font-style-complex="italic" fo:color="#141413"/>
    </style:style>
    <style:style style:name="P1574" style:parent-style-name="ListParagraph" style:family="paragraph">
      <style:paragraph-properties fo:margin-bottom="0in" fo:background-color="#FAF9F5"/>
      <style:text-properties style:font-name="Georgia" style:font-name-asian="Georgia" style:font-name-complex="Georgia" fo:color="#141413"/>
    </style:style>
    <style:style style:name="P1575" style:parent-style-name="ListParagraph" style:family="paragraph">
      <style:paragraph-properties fo:margin-bottom="0in" fo:background-color="#FAF9F5"/>
      <style:text-properties style:font-name="Georgia" style:font-name-asian="Georgia" style:font-name-complex="Georgia" fo:color="#141413"/>
    </style:style>
    <style:style style:name="P1576" style:parent-style-name="ListParagraph" style:family="paragraph">
      <style:paragraph-properties fo:margin-bottom="0in" fo:background-color="#FAF9F5"/>
      <style:text-properties style:font-name="Georgia" style:font-name-asian="Georgia" style:font-name-complex="Georgia" fo:color="#141413"/>
    </style:style>
    <style:style style:name="P1577" style:parent-style-name="Normal" style:family="paragraph">
      <style:paragraph-properties fo:margin-top="0.1666in" fo:margin-bottom="0.1666in" fo:background-color="#FAF9F5"/>
    </style:style>
    <style:style style:name="T1578" style:parent-style-name="DefaultParagraphFont" style:family="text">
      <style:text-properties style:font-name="Georgia" style:font-name-asian="Georgia" style:font-name-complex="Georgia" fo:font-style="italic" style:font-style-asian="italic" style:font-style-complex="italic" fo:color="#141413"/>
    </style:style>
    <style:style style:name="P1579" style:parent-style-name="ListParagraph" style:family="paragraph">
      <style:paragraph-properties fo:margin-bottom="0in" fo:background-color="#FAF9F5"/>
      <style:text-properties style:font-name="Georgia" style:font-name-asian="Georgia" style:font-name-complex="Georgia" fo:color="#141413"/>
    </style:style>
    <style:style style:name="P1580" style:parent-style-name="ListParagraph" style:family="paragraph">
      <style:paragraph-properties fo:margin-bottom="0in" fo:background-color="#FAF9F5"/>
      <style:text-properties style:font-name="Georgia" style:font-name-asian="Georgia" style:font-name-complex="Georgia" fo:color="#141413"/>
    </style:style>
    <style:style style:name="P1581" style:parent-style-name="ListParagraph" style:family="paragraph">
      <style:paragraph-properties fo:margin-bottom="0in" fo:background-color="#FAF9F5"/>
      <style:text-properties style:font-name="Georgia" style:font-name-asian="Georgia" style:font-name-complex="Georgia" fo:color="#141413"/>
    </style:style>
    <style:style style:name="P1582" style:parent-style-name="ListParagraph" style:family="paragraph">
      <style:paragraph-properties fo:margin-bottom="0in" fo:background-color="#FAF9F5"/>
      <style:text-properties style:font-name="Georgia" style:font-name-asian="Georgia" style:font-name-complex="Georgia" fo:color="#141413"/>
    </style:style>
    <style:style style:name="P1583" style:parent-style-name="ListParagraph" style:family="paragraph">
      <style:paragraph-properties fo:margin-bottom="0in" fo:background-color="#FAF9F5"/>
      <style:text-properties style:font-name="Georgia" style:font-name-asian="Georgia" style:font-name-complex="Georgia" fo:color="#141413"/>
    </style:style>
    <style:style style:name="P1584" style:parent-style-name="Normal" style:family="paragraph">
      <style:paragraph-properties fo:margin-top="0.1666in" fo:margin-bottom="0.1666in" fo:background-color="#FAF9F5"/>
    </style:style>
    <style:style style:name="T1585" style:parent-style-name="DefaultParagraphFont" style:family="text">
      <style:text-properties style:font-name="Georgia" style:font-name-asian="Georgia" style:font-name-complex="Georgia" fo:font-style="italic" style:font-style-asian="italic" style:font-style-complex="italic" fo:color="#141413"/>
    </style:style>
    <style:style style:name="P1586" style:parent-style-name="ListParagraph" style:family="paragraph">
      <style:paragraph-properties fo:margin-bottom="0in" fo:background-color="#FAF9F5"/>
      <style:text-properties style:font-name="Georgia" style:font-name-asian="Georgia" style:font-name-complex="Georgia" fo:color="#141413"/>
    </style:style>
    <style:style style:name="P1587" style:parent-style-name="ListParagraph" style:family="paragraph">
      <style:paragraph-properties fo:margin-bottom="0in" fo:background-color="#FAF9F5"/>
      <style:text-properties style:font-name="Georgia" style:font-name-asian="Georgia" style:font-name-complex="Georgia" fo:color="#141413"/>
    </style:style>
    <style:style style:name="P1588" style:parent-style-name="ListParagraph" style:family="paragraph">
      <style:paragraph-properties fo:margin-bottom="0in" fo:background-color="#FAF9F5"/>
      <style:text-properties style:font-name="Georgia" style:font-name-asian="Georgia" style:font-name-complex="Georgia" fo:color="#141413"/>
    </style:style>
    <style:style style:name="P1589" style:parent-style-name="Normal" style:family="paragraph">
      <style:paragraph-properties fo:margin-bottom="0in" fo:background-color="#FAF9F5"/>
    </style:style>
    <style:style style:name="P1590" style:parent-style-name="Normal" style:family="paragraph">
      <style:paragraph-properties fo:margin-top="0.1666in" fo:margin-bottom="0.1666in" fo:background-color="#FAF9F5"/>
    </style:style>
    <style:style style:name="T1591" style:parent-style-name="DefaultParagraphFont" style:family="text">
      <style:text-properties style:font-name="Georgia" style:font-name-asian="Georgia" style:font-name-complex="Georgia" fo:font-weight="bold" style:font-weight-asian="bold" style:font-weight-complex="bold" fo:color="#141413"/>
    </style:style>
    <style:style style:name="P1592" style:parent-style-name="Normal" style:family="paragraph">
      <style:paragraph-properties fo:margin-top="0.1666in" fo:margin-bottom="0.1666in" fo:background-color="#FAF9F5"/>
    </style:style>
    <style:style style:name="T1593" style:parent-style-name="DefaultParagraphFont" style:family="text">
      <style:text-properties style:font-name="Georgia" style:font-name-asian="Georgia" style:font-name-complex="Georgia" fo:color="#141413"/>
    </style:style>
    <style:style style:name="P1594" style:parent-style-name="Normal" style:family="paragraph">
      <style:paragraph-properties fo:margin-top="0.1666in" fo:margin-bottom="0.1666in" fo:background-color="#FAF9F5"/>
    </style:style>
    <style:style style:name="T1595" style:parent-style-name="DefaultParagraphFont" style:family="text">
      <style:text-properties style:font-name="Georgia" style:font-name-asian="Georgia" style:font-name-complex="Georgia" fo:font-style="italic" style:font-style-asian="italic" style:font-style-complex="italic" fo:color="#141413"/>
    </style:style>
    <style:style style:name="T1596" style:parent-style-name="DefaultParagraphFont" style:family="text">
      <style:text-properties style:font-name="Georgia" style:font-name-asian="Georgia" style:font-name-complex="Georgia" fo:color="#141413"/>
    </style:style>
    <style:style style:name="P1597" style:parent-style-name="Normal" style:family="paragraph">
      <style:paragraph-properties fo:margin-top="0.1666in" fo:margin-bottom="0.1666in" fo:background-color="#FAF9F5"/>
    </style:style>
    <style:style style:name="T1598" style:parent-style-name="DefaultParagraphFont" style:family="text">
      <style:text-properties style:font-name="Georgia" style:font-name-asian="Georgia" style:font-name-complex="Georgia" fo:font-style="italic" style:font-style-asian="italic" style:font-style-complex="italic" fo:color="#141413"/>
    </style:style>
    <style:style style:name="P1599" style:parent-style-name="ListParagraph" style:family="paragraph">
      <style:paragraph-properties fo:margin-bottom="0in" fo:background-color="#FAF9F5"/>
      <style:text-properties style:font-name="Georgia" style:font-name-asian="Georgia" style:font-name-complex="Georgia" fo:color="#141413"/>
    </style:style>
    <style:style style:name="P1600" style:parent-style-name="ListParagraph" style:family="paragraph">
      <style:paragraph-properties fo:margin-bottom="0in" fo:background-color="#FAF9F5"/>
      <style:text-properties style:font-name="Georgia" style:font-name-asian="Georgia" style:font-name-complex="Georgia" fo:color="#141413"/>
    </style:style>
    <style:style style:name="P1601" style:parent-style-name="ListParagraph" style:family="paragraph">
      <style:paragraph-properties fo:margin-bottom="0in" fo:background-color="#FAF9F5"/>
      <style:text-properties style:font-name="Georgia" style:font-name-asian="Georgia" style:font-name-complex="Georgia" fo:color="#141413"/>
    </style:style>
    <style:style style:name="P1602" style:parent-style-name="ListParagraph" style:family="paragraph">
      <style:paragraph-properties fo:margin-bottom="0in" fo:background-color="#FAF9F5"/>
      <style:text-properties style:font-name="Georgia" style:font-name-asian="Georgia" style:font-name-complex="Georgia" fo:color="#141413"/>
    </style:style>
    <style:style style:name="P1603" style:parent-style-name="Normal" style:family="paragraph">
      <style:paragraph-properties fo:margin-top="0.1666in" fo:margin-bottom="0.1666in" fo:background-color="#FAF9F5"/>
    </style:style>
    <style:style style:name="T1604" style:parent-style-name="DefaultParagraphFont" style:family="text">
      <style:text-properties style:font-name="Georgia" style:font-name-asian="Georgia" style:font-name-complex="Georgia" fo:font-style="italic" style:font-style-asian="italic" style:font-style-complex="italic" fo:color="#141413"/>
    </style:style>
    <style:style style:name="P1605" style:parent-style-name="ListParagraph" style:family="paragraph">
      <style:paragraph-properties fo:margin-bottom="0in" fo:background-color="#FAF9F5"/>
      <style:text-properties style:font-name="Georgia" style:font-name-asian="Georgia" style:font-name-complex="Georgia" fo:color="#141413"/>
    </style:style>
    <style:style style:name="P1606" style:parent-style-name="ListParagraph" style:family="paragraph">
      <style:paragraph-properties fo:margin-bottom="0in" fo:background-color="#FAF9F5"/>
      <style:text-properties style:font-name="Georgia" style:font-name-asian="Georgia" style:font-name-complex="Georgia" fo:color="#141413"/>
    </style:style>
    <style:style style:name="P1607" style:parent-style-name="ListParagraph" style:family="paragraph">
      <style:paragraph-properties fo:margin-bottom="0in" fo:background-color="#FAF9F5"/>
      <style:text-properties style:font-name="Georgia" style:font-name-asian="Georgia" style:font-name-complex="Georgia" fo:color="#141413"/>
    </style:style>
    <style:style style:name="P1608" style:parent-style-name="Normal" style:family="paragraph">
      <style:paragraph-properties fo:margin-bottom="0in" fo:background-color="#FAF9F5"/>
    </style:style>
    <style:style style:name="P1609" style:parent-style-name="Normal" style:family="paragraph">
      <style:paragraph-properties fo:margin-top="0.1666in" fo:margin-bottom="0.1666in" fo:background-color="#FAF9F5"/>
    </style:style>
    <style:style style:name="T1610" style:parent-style-name="DefaultParagraphFont" style:family="text">
      <style:text-properties style:font-name="Georgia" style:font-name-asian="Georgia" style:font-name-complex="Georgia" fo:font-weight="bold" style:font-weight-asian="bold" style:font-weight-complex="bold" fo:color="#141413"/>
    </style:style>
    <style:style style:name="P1611" style:parent-style-name="Normal" style:family="paragraph">
      <style:paragraph-properties fo:margin-top="0.1666in" fo:margin-bottom="0.1666in" fo:background-color="#FAF9F5"/>
    </style:style>
    <style:style style:name="T1612" style:parent-style-name="DefaultParagraphFont" style:family="text">
      <style:text-properties style:font-name="Georgia" style:font-name-asian="Georgia" style:font-name-complex="Georgia" fo:color="#141413"/>
    </style:style>
    <style:style style:name="P1613" style:parent-style-name="Normal" style:family="paragraph">
      <style:paragraph-properties fo:margin-top="0.1666in" fo:margin-bottom="0.1666in" fo:background-color="#FAF9F5"/>
    </style:style>
    <style:style style:name="T1614" style:parent-style-name="DefaultParagraphFont" style:family="text">
      <style:text-properties style:font-name="Georgia" style:font-name-asian="Georgia" style:font-name-complex="Georgia" fo:font-style="italic" style:font-style-asian="italic" style:font-style-complex="italic" fo:color="#141413"/>
    </style:style>
    <style:style style:name="T1615" style:parent-style-name="DefaultParagraphFont" style:family="text">
      <style:text-properties style:font-name="Georgia" style:font-name-asian="Georgia" style:font-name-complex="Georgia" fo:color="#141413"/>
    </style:style>
    <style:style style:name="P1616" style:parent-style-name="Normal" style:family="paragraph">
      <style:paragraph-properties fo:margin-top="0.1666in" fo:margin-bottom="0.1666in" fo:background-color="#FAF9F5"/>
    </style:style>
    <style:style style:name="T1617" style:parent-style-name="DefaultParagraphFont" style:family="text">
      <style:text-properties style:font-name="Georgia" style:font-name-asian="Georgia" style:font-name-complex="Georgia" fo:font-style="italic" style:font-style-asian="italic" style:font-style-complex="italic" fo:color="#141413"/>
    </style:style>
    <style:style style:name="P1618" style:parent-style-name="ListParagraph" style:family="paragraph">
      <style:paragraph-properties fo:margin-bottom="0in" fo:background-color="#FAF9F5"/>
      <style:text-properties style:font-name="Georgia" style:font-name-asian="Georgia" style:font-name-complex="Georgia" fo:color="#141413"/>
    </style:style>
    <style:style style:name="P1619" style:parent-style-name="ListParagraph" style:family="paragraph">
      <style:paragraph-properties fo:margin-bottom="0in" fo:background-color="#FAF9F5"/>
      <style:text-properties style:font-name="Georgia" style:font-name-asian="Georgia" style:font-name-complex="Georgia" fo:color="#141413"/>
    </style:style>
    <style:style style:name="P1620" style:parent-style-name="ListParagraph" style:family="paragraph">
      <style:paragraph-properties fo:margin-bottom="0in" fo:background-color="#FAF9F5"/>
      <style:text-properties style:font-name="Georgia" style:font-name-asian="Georgia" style:font-name-complex="Georgia" fo:color="#141413"/>
    </style:style>
    <style:style style:name="P1621" style:parent-style-name="ListParagraph" style:family="paragraph">
      <style:paragraph-properties fo:margin-bottom="0in" fo:background-color="#FAF9F5"/>
      <style:text-properties style:font-name="Georgia" style:font-name-asian="Georgia" style:font-name-complex="Georgia" fo:color="#141413"/>
    </style:style>
    <style:style style:name="P1622" style:parent-style-name="Normal" style:family="paragraph">
      <style:paragraph-properties fo:margin-top="0.1666in" fo:margin-bottom="0.1666in" fo:background-color="#FAF9F5"/>
    </style:style>
    <style:style style:name="T1623" style:parent-style-name="DefaultParagraphFont" style:family="text">
      <style:text-properties style:font-name="Georgia" style:font-name-asian="Georgia" style:font-name-complex="Georgia" fo:font-style="italic" style:font-style-asian="italic" style:font-style-complex="italic" fo:color="#141413"/>
    </style:style>
    <style:style style:name="P1624" style:parent-style-name="ListParagraph" style:family="paragraph">
      <style:paragraph-properties fo:margin-bottom="0in" fo:background-color="#FAF9F5"/>
      <style:text-properties style:font-name="Georgia" style:font-name-asian="Georgia" style:font-name-complex="Georgia" fo:color="#141413"/>
    </style:style>
    <style:style style:name="P1625" style:parent-style-name="ListParagraph" style:family="paragraph">
      <style:paragraph-properties fo:margin-bottom="0in" fo:background-color="#FAF9F5"/>
      <style:text-properties style:font-name="Georgia" style:font-name-asian="Georgia" style:font-name-complex="Georgia" fo:color="#141413"/>
    </style:style>
    <style:style style:name="P1626" style:parent-style-name="ListParagraph" style:family="paragraph">
      <style:paragraph-properties fo:margin-bottom="0in" fo:background-color="#FAF9F5"/>
      <style:text-properties style:font-name="Georgia" style:font-name-asian="Georgia" style:font-name-complex="Georgia" fo:color="#141413"/>
    </style:style>
    <style:style style:name="P1627" style:parent-style-name="ListParagraph" style:family="paragraph">
      <style:paragraph-properties fo:margin-bottom="0in" fo:background-color="#FAF9F5"/>
      <style:text-properties style:font-name="Georgia" style:font-name-asian="Georgia" style:font-name-complex="Georgia" fo:color="#141413"/>
    </style:style>
    <style:style style:name="P1628" style:parent-style-name="ListParagraph" style:family="paragraph">
      <style:paragraph-properties fo:margin-bottom="0in" fo:background-color="#FAF9F5"/>
      <style:text-properties style:font-name="Georgia" style:font-name-asian="Georgia" style:font-name-complex="Georgia" fo:color="#141413"/>
    </style:style>
    <style:style style:name="P1629" style:parent-style-name="ListParagraph" style:family="paragraph">
      <style:paragraph-properties fo:margin-bottom="0in" fo:background-color="#FAF9F5"/>
      <style:text-properties style:font-name="Georgia" style:font-name-asian="Georgia" style:font-name-complex="Georgia" fo:color="#141413"/>
    </style:style>
    <style:style style:name="P1630" style:parent-style-name="Normal" style:family="paragraph">
      <style:paragraph-properties fo:margin-bottom="0in" fo:background-color="#FAF9F5"/>
    </style:style>
    <style:style style:name="P1631" style:parent-style-name="Heading2" style:family="paragraph">
      <style:paragraph-properties fo:margin-top="0.125in" fo:background-color="#FAF9F5"/>
    </style:style>
    <style:style style:name="T1632"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633" style:parent-style-name="Normal" style:family="paragraph">
      <style:paragraph-properties fo:margin-bottom="0in" fo:background-color="#FAF9F5"/>
    </style:style>
    <style:style style:name="P1634" style:parent-style-name="Heading3" style:family="paragraph">
      <style:paragraph-properties fo:margin-top="0.1666in" fo:background-color="#FAF9F5"/>
    </style:style>
    <style:style style:name="T1635"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636" style:parent-style-name="Normal" style:family="paragraph">
      <style:paragraph-properties fo:margin-top="0.1666in" fo:margin-bottom="0.1666in" fo:background-color="#FAF9F5"/>
    </style:style>
    <style:style style:name="T1637" style:parent-style-name="DefaultParagraphFont" style:family="text">
      <style:text-properties style:font-name="Georgia" style:font-name-asian="Georgia" style:font-name-complex="Georgia" fo:color="#141413"/>
    </style:style>
    <style:style style:name="P1638" style:parent-style-name="Normal" style:family="paragraph">
      <style:paragraph-properties fo:margin-top="0.1666in" fo:margin-bottom="0.1666in" fo:background-color="#FAF9F5"/>
    </style:style>
    <style:style style:name="T1639" style:parent-style-name="DefaultParagraphFont" style:family="text">
      <style:text-properties style:font-name="Georgia" style:font-name-asian="Georgia" style:font-name-complex="Georgia" fo:color="#141413"/>
    </style:style>
    <style:style style:name="P1640" style:parent-style-name="Normal" style:family="paragraph">
      <style:paragraph-properties fo:margin-top="0.1666in" fo:margin-bottom="0.1666in" fo:background-color="#FAF9F5"/>
    </style:style>
    <style:style style:name="T1641" style:parent-style-name="DefaultParagraphFont" style:family="text">
      <style:text-properties style:font-name="Georgia" style:font-name-asian="Georgia" style:font-name-complex="Georgia" fo:color="#141413"/>
    </style:style>
    <style:style style:name="P1642" style:parent-style-name="Normal" style:family="paragraph">
      <style:paragraph-properties fo:margin-bottom="0in" fo:background-color="#FAF9F5"/>
    </style:style>
    <style:style style:name="P1643" style:parent-style-name="Heading3" style:family="paragraph">
      <style:paragraph-properties fo:margin-top="0.1666in" fo:background-color="#FAF9F5"/>
    </style:style>
    <style:style style:name="T1644"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645" style:parent-style-name="Normal" style:family="paragraph">
      <style:paragraph-properties fo:margin-top="0.1666in" fo:margin-bottom="0.1666in" fo:background-color="#FAF9F5"/>
    </style:style>
    <style:style style:name="T1646" style:parent-style-name="DefaultParagraphFont" style:family="text">
      <style:text-properties style:font-name="Georgia" style:font-name-asian="Georgia" style:font-name-complex="Georgia" fo:color="#141413"/>
    </style:style>
    <style:style style:name="P1647" style:parent-style-name="Normal" style:family="paragraph">
      <style:paragraph-properties fo:margin-top="0.1666in" fo:margin-bottom="0.1666in" fo:background-color="#FAF9F5"/>
    </style:style>
    <style:style style:name="T1648" style:parent-style-name="DefaultParagraphFont" style:family="text">
      <style:text-properties style:font-name="Georgia" style:font-name-asian="Georgia" style:font-name-complex="Georgia" fo:color="#141413"/>
    </style:style>
    <style:style style:name="P1649" style:parent-style-name="Normal" style:family="paragraph">
      <style:paragraph-properties fo:margin-top="0.1666in" fo:margin-bottom="0.1666in" fo:background-color="#FAF9F5"/>
    </style:style>
    <style:style style:name="T1650" style:parent-style-name="DefaultParagraphFont" style:family="text">
      <style:text-properties style:font-name="Georgia" style:font-name-asian="Georgia" style:font-name-complex="Georgia" fo:color="#141413"/>
    </style:style>
    <style:style style:name="P1651" style:parent-style-name="Normal" style:family="paragraph">
      <style:paragraph-properties fo:margin-top="0.1666in" fo:margin-bottom="0.1666in" fo:background-color="#FAF9F5"/>
    </style:style>
    <style:style style:name="T1652" style:parent-style-name="DefaultParagraphFont" style:family="text">
      <style:text-properties style:font-name="Georgia" style:font-name-asian="Georgia" style:font-name-complex="Georgia" fo:color="#141413"/>
    </style:style>
    <style:style style:name="P1653" style:parent-style-name="Normal" style:family="paragraph">
      <style:paragraph-properties fo:margin-bottom="0in" fo:background-color="#FAF9F5"/>
    </style:style>
    <style:style style:name="P1654" style:parent-style-name="Heading3" style:family="paragraph">
      <style:paragraph-properties fo:margin-top="0.1666in" fo:background-color="#FAF9F5"/>
    </style:style>
    <style:style style:name="T1655"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656" style:parent-style-name="Normal" style:family="paragraph">
      <style:paragraph-properties fo:margin-top="0.1666in" fo:margin-bottom="0.1666in" fo:background-color="#FAF9F5"/>
    </style:style>
    <style:style style:name="T1657" style:parent-style-name="DefaultParagraphFont" style:family="text">
      <style:text-properties style:font-name="Georgia" style:font-name-asian="Georgia" style:font-name-complex="Georgia" fo:color="#141413"/>
    </style:style>
    <style:style style:name="P1658" style:parent-style-name="Normal" style:family="paragraph">
      <style:paragraph-properties fo:margin-bottom="0in" fo:background-color="#FAF9F5"/>
    </style:style>
    <style:style style:name="P1659" style:parent-style-name="Normal" style:family="paragraph">
      <style:paragraph-properties fo:margin-top="0.1666in" fo:margin-bottom="0.1666in" fo:background-color="#FAF9F5"/>
    </style:style>
    <style:style style:name="T1660" style:parent-style-name="DefaultParagraphFont" style:family="text">
      <style:text-properties style:font-name="Georgia" style:font-name-asian="Georgia" style:font-name-complex="Georgia" fo:font-weight="bold" style:font-weight-asian="bold" style:font-weight-complex="bold" fo:color="#141413"/>
    </style:style>
    <style:style style:name="P1661" style:parent-style-name="Normal" style:family="paragraph">
      <style:paragraph-properties fo:margin-top="0.1666in" fo:margin-bottom="0.1666in" fo:background-color="#FAF9F5"/>
    </style:style>
    <style:style style:name="T1662" style:parent-style-name="DefaultParagraphFont" style:family="text">
      <style:text-properties style:font-name="Georgia" style:font-name-asian="Georgia" style:font-name-complex="Georgia" fo:color="#141413"/>
    </style:style>
    <style:style style:name="P1663" style:parent-style-name="Normal" style:family="paragraph">
      <style:paragraph-properties fo:margin-bottom="0in" fo:background-color="#FAF9F5"/>
    </style:style>
    <style:style style:name="P1664" style:parent-style-name="Normal" style:family="paragraph">
      <style:paragraph-properties fo:margin-top="0.1666in" fo:margin-bottom="0.1666in" fo:background-color="#FAF9F5"/>
    </style:style>
    <style:style style:name="T1665" style:parent-style-name="DefaultParagraphFont" style:family="text">
      <style:text-properties style:font-name="Georgia" style:font-name-asian="Georgia" style:font-name-complex="Georgia" fo:font-weight="bold" style:font-weight-asian="bold" style:font-weight-complex="bold" fo:color="#141413"/>
    </style:style>
    <style:style style:name="P1666" style:parent-style-name="Normal" style:family="paragraph">
      <style:paragraph-properties fo:margin-top="0.1666in" fo:margin-bottom="0.1666in" fo:background-color="#FAF9F5"/>
    </style:style>
    <style:style style:name="T1667" style:parent-style-name="DefaultParagraphFont" style:family="text">
      <style:text-properties style:font-name="Georgia" style:font-name-asian="Georgia" style:font-name-complex="Georgia" fo:font-style="italic" style:font-style-asian="italic" style:font-style-complex="italic" fo:color="#141413"/>
    </style:style>
    <style:style style:name="T1668" style:parent-style-name="DefaultParagraphFont" style:family="text">
      <style:text-properties style:font-name="Georgia" style:font-name-asian="Georgia" style:font-name-complex="Georgia" fo:color="#141413"/>
    </style:style>
    <style:style style:name="P1669" style:parent-style-name="Normal" style:family="paragraph">
      <style:paragraph-properties fo:margin-top="0.1666in" fo:margin-bottom="0.1666in" fo:background-color="#FAF9F5"/>
    </style:style>
    <style:style style:name="T1670" style:parent-style-name="DefaultParagraphFont" style:family="text">
      <style:text-properties style:font-name="Georgia" style:font-name-asian="Georgia" style:font-name-complex="Georgia" fo:font-style="italic" style:font-style-asian="italic" style:font-style-complex="italic" fo:color="#141413"/>
    </style:style>
    <style:style style:name="T1671" style:parent-style-name="DefaultParagraphFont" style:family="text">
      <style:text-properties style:font-name="Georgia" style:font-name-asian="Georgia" style:font-name-complex="Georgia" fo:color="#141413"/>
    </style:style>
    <style:style style:name="P1672" style:parent-style-name="Normal" style:family="paragraph">
      <style:paragraph-properties fo:margin-top="0.1666in" fo:margin-bottom="0.1666in" fo:background-color="#FAF9F5"/>
    </style:style>
    <style:style style:name="T1673" style:parent-style-name="DefaultParagraphFont" style:family="text">
      <style:text-properties style:font-name="Georgia" style:font-name-asian="Georgia" style:font-name-complex="Georgia" fo:font-style="italic" style:font-style-asian="italic" style:font-style-complex="italic" fo:color="#141413"/>
    </style:style>
    <style:style style:name="T1674" style:parent-style-name="DefaultParagraphFont" style:family="text">
      <style:text-properties style:font-name="Georgia" style:font-name-asian="Georgia" style:font-name-complex="Georgia" fo:color="#141413"/>
    </style:style>
    <style:style style:name="P1675" style:parent-style-name="Normal" style:family="paragraph">
      <style:paragraph-properties fo:margin-top="0.1666in" fo:margin-bottom="0.1666in" fo:background-color="#FAF9F5"/>
    </style:style>
    <style:style style:name="T1676" style:parent-style-name="DefaultParagraphFont" style:family="text">
      <style:text-properties style:font-name="Georgia" style:font-name-asian="Georgia" style:font-name-complex="Georgia" fo:font-style="italic" style:font-style-asian="italic" style:font-style-complex="italic" fo:color="#141413"/>
    </style:style>
    <style:style style:name="T1677" style:parent-style-name="DefaultParagraphFont" style:family="text">
      <style:text-properties style:font-name="Georgia" style:font-name-asian="Georgia" style:font-name-complex="Georgia" fo:color="#141413"/>
    </style:style>
    <style:style style:name="P1678" style:parent-style-name="Normal" style:family="paragraph">
      <style:paragraph-properties fo:margin-top="0.1666in" fo:margin-bottom="0.1666in" fo:background-color="#FAF9F5"/>
    </style:style>
    <style:style style:name="T1679" style:parent-style-name="DefaultParagraphFont" style:family="text">
      <style:text-properties style:font-name="Georgia" style:font-name-asian="Georgia" style:font-name-complex="Georgia" fo:font-style="italic" style:font-style-asian="italic" style:font-style-complex="italic" fo:color="#141413"/>
    </style:style>
    <style:style style:name="T1680" style:parent-style-name="DefaultParagraphFont" style:family="text">
      <style:text-properties style:font-name="Georgia" style:font-name-asian="Georgia" style:font-name-complex="Georgia" fo:color="#141413"/>
    </style:style>
    <style:style style:name="P1681" style:parent-style-name="Normal" style:family="paragraph">
      <style:paragraph-properties fo:margin-bottom="0in" fo:background-color="#FAF9F5"/>
    </style:style>
    <style:style style:name="P1682" style:parent-style-name="Normal" style:family="paragraph">
      <style:paragraph-properties fo:margin-top="0.1666in" fo:margin-bottom="0.1666in" fo:background-color="#FAF9F5"/>
    </style:style>
    <style:style style:name="T1683" style:parent-style-name="DefaultParagraphFont" style:family="text">
      <style:text-properties style:font-name="Georgia" style:font-name-asian="Georgia" style:font-name-complex="Georgia" fo:font-weight="bold" style:font-weight-asian="bold" style:font-weight-complex="bold" fo:color="#141413"/>
    </style:style>
    <style:style style:name="P1684" style:parent-style-name="Normal" style:family="paragraph">
      <style:paragraph-properties fo:margin-top="0.1666in" fo:margin-bottom="0.1666in" fo:background-color="#FAF9F5"/>
    </style:style>
    <style:style style:name="T1685" style:parent-style-name="DefaultParagraphFont" style:family="text">
      <style:text-properties style:font-name="Georgia" style:font-name-asian="Georgia" style:font-name-complex="Georgia" fo:font-style="italic" style:font-style-asian="italic" style:font-style-complex="italic" fo:color="#141413"/>
    </style:style>
    <style:style style:name="T1686" style:parent-style-name="DefaultParagraphFont" style:family="text">
      <style:text-properties style:font-name="Georgia" style:font-name-asian="Georgia" style:font-name-complex="Georgia" fo:color="#141413"/>
    </style:style>
    <style:style style:name="P1687" style:parent-style-name="Normal" style:family="paragraph">
      <style:paragraph-properties fo:margin-top="0.1666in" fo:margin-bottom="0.1666in" fo:background-color="#FAF9F5"/>
    </style:style>
    <style:style style:name="T1688" style:parent-style-name="DefaultParagraphFont" style:family="text">
      <style:text-properties style:font-name="Georgia" style:font-name-asian="Georgia" style:font-name-complex="Georgia" fo:font-style="italic" style:font-style-asian="italic" style:font-style-complex="italic" fo:color="#141413"/>
    </style:style>
    <style:style style:name="T1689" style:parent-style-name="DefaultParagraphFont" style:family="text">
      <style:text-properties style:font-name="Georgia" style:font-name-asian="Georgia" style:font-name-complex="Georgia" fo:color="#141413"/>
    </style:style>
    <style:style style:name="P1690" style:parent-style-name="Normal" style:family="paragraph">
      <style:paragraph-properties fo:margin-top="0.1666in" fo:margin-bottom="0.1666in" fo:background-color="#FAF9F5"/>
    </style:style>
    <style:style style:name="T1691" style:parent-style-name="DefaultParagraphFont" style:family="text">
      <style:text-properties style:font-name="Georgia" style:font-name-asian="Georgia" style:font-name-complex="Georgia" fo:font-style="italic" style:font-style-asian="italic" style:font-style-complex="italic" fo:color="#141413"/>
    </style:style>
    <style:style style:name="T1692" style:parent-style-name="DefaultParagraphFont" style:family="text">
      <style:text-properties style:font-name="Georgia" style:font-name-asian="Georgia" style:font-name-complex="Georgia" fo:color="#141413"/>
    </style:style>
    <style:style style:name="P1693" style:parent-style-name="Normal" style:family="paragraph">
      <style:paragraph-properties fo:margin-top="0.1666in" fo:margin-bottom="0.1666in" fo:background-color="#FAF9F5"/>
    </style:style>
    <style:style style:name="T1694" style:parent-style-name="DefaultParagraphFont" style:family="text">
      <style:text-properties style:font-name="Georgia" style:font-name-asian="Georgia" style:font-name-complex="Georgia" fo:font-style="italic" style:font-style-asian="italic" style:font-style-complex="italic" fo:color="#141413"/>
    </style:style>
    <style:style style:name="T1695" style:parent-style-name="DefaultParagraphFont" style:family="text">
      <style:text-properties style:font-name="Georgia" style:font-name-asian="Georgia" style:font-name-complex="Georgia" fo:color="#141413"/>
    </style:style>
    <style:style style:name="P1696" style:parent-style-name="Normal" style:family="paragraph">
      <style:paragraph-properties fo:margin-top="0.1666in" fo:margin-bottom="0.1666in" fo:background-color="#FAF9F5"/>
    </style:style>
    <style:style style:name="T1697" style:parent-style-name="DefaultParagraphFont" style:family="text">
      <style:text-properties style:font-name="Georgia" style:font-name-asian="Georgia" style:font-name-complex="Georgia" fo:font-style="italic" style:font-style-asian="italic" style:font-style-complex="italic" fo:color="#141413"/>
    </style:style>
    <style:style style:name="T1698" style:parent-style-name="DefaultParagraphFont" style:family="text">
      <style:text-properties style:font-name="Georgia" style:font-name-asian="Georgia" style:font-name-complex="Georgia" fo:color="#141413"/>
    </style:style>
    <style:style style:name="P1699" style:parent-style-name="Normal" style:family="paragraph">
      <style:paragraph-properties fo:margin-bottom="0in" fo:background-color="#FAF9F5"/>
    </style:style>
    <style:style style:name="P1700" style:parent-style-name="Normal" style:family="paragraph">
      <style:paragraph-properties fo:margin-top="0.1666in" fo:margin-bottom="0.1666in" fo:background-color="#FAF9F5"/>
    </style:style>
    <style:style style:name="T1701" style:parent-style-name="DefaultParagraphFont" style:family="text">
      <style:text-properties style:font-name="Georgia" style:font-name-asian="Georgia" style:font-name-complex="Georgia" fo:font-weight="bold" style:font-weight-asian="bold" style:font-weight-complex="bold" fo:color="#141413"/>
    </style:style>
    <style:style style:name="P1702" style:parent-style-name="Normal" style:family="paragraph">
      <style:paragraph-properties fo:margin-top="0.1666in" fo:margin-bottom="0.1666in" fo:background-color="#FAF9F5"/>
    </style:style>
    <style:style style:name="T1703" style:parent-style-name="DefaultParagraphFont" style:family="text">
      <style:text-properties style:font-name="Georgia" style:font-name-asian="Georgia" style:font-name-complex="Georgia" fo:font-style="italic" style:font-style-asian="italic" style:font-style-complex="italic" fo:color="#141413"/>
    </style:style>
    <style:style style:name="T1704" style:parent-style-name="DefaultParagraphFont" style:family="text">
      <style:text-properties style:font-name="Georgia" style:font-name-asian="Georgia" style:font-name-complex="Georgia" fo:color="#141413"/>
    </style:style>
    <style:style style:name="P1705" style:parent-style-name="Normal" style:family="paragraph">
      <style:paragraph-properties fo:margin-top="0.1666in" fo:margin-bottom="0.1666in" fo:background-color="#FAF9F5"/>
    </style:style>
    <style:style style:name="T1706" style:parent-style-name="DefaultParagraphFont" style:family="text">
      <style:text-properties style:font-name="Georgia" style:font-name-asian="Georgia" style:font-name-complex="Georgia" fo:font-style="italic" style:font-style-asian="italic" style:font-style-complex="italic" fo:color="#141413"/>
    </style:style>
    <style:style style:name="T1707" style:parent-style-name="DefaultParagraphFont" style:family="text">
      <style:text-properties style:font-name="Georgia" style:font-name-asian="Georgia" style:font-name-complex="Georgia" fo:color="#141413"/>
    </style:style>
    <style:style style:name="P1708" style:parent-style-name="Normal" style:family="paragraph">
      <style:paragraph-properties fo:margin-top="0.1666in" fo:margin-bottom="0.1666in" fo:background-color="#FAF9F5"/>
    </style:style>
    <style:style style:name="T1709" style:parent-style-name="DefaultParagraphFont" style:family="text">
      <style:text-properties style:font-name="Georgia" style:font-name-asian="Georgia" style:font-name-complex="Georgia" fo:color="#141413"/>
    </style:style>
    <style:style style:name="P1710" style:parent-style-name="Normal" style:family="paragraph">
      <style:paragraph-properties fo:margin-top="0.1666in" fo:margin-bottom="0.1666in" fo:background-color="#FAF9F5"/>
    </style:style>
    <style:style style:name="T1711" style:parent-style-name="DefaultParagraphFont" style:family="text">
      <style:text-properties style:font-name="Georgia" style:font-name-asian="Georgia" style:font-name-complex="Georgia" fo:font-style="italic" style:font-style-asian="italic" style:font-style-complex="italic" fo:color="#141413"/>
    </style:style>
    <style:style style:name="T1712" style:parent-style-name="DefaultParagraphFont" style:family="text">
      <style:text-properties style:font-name="Georgia" style:font-name-asian="Georgia" style:font-name-complex="Georgia" fo:color="#141413"/>
    </style:style>
    <style:style style:name="P1713" style:parent-style-name="Normal" style:family="paragraph">
      <style:paragraph-properties fo:margin-top="0.1666in" fo:margin-bottom="0.1666in" fo:background-color="#FAF9F5"/>
    </style:style>
    <style:style style:name="T1714" style:parent-style-name="DefaultParagraphFont" style:family="text">
      <style:text-properties style:font-name="Georgia" style:font-name-asian="Georgia" style:font-name-complex="Georgia" fo:font-style="italic" style:font-style-asian="italic" style:font-style-complex="italic" fo:color="#141413"/>
    </style:style>
    <style:style style:name="T1715" style:parent-style-name="DefaultParagraphFont" style:family="text">
      <style:text-properties style:font-name="Georgia" style:font-name-asian="Georgia" style:font-name-complex="Georgia" fo:color="#141413"/>
    </style:style>
    <style:style style:name="P1716" style:parent-style-name="Normal" style:family="paragraph">
      <style:paragraph-properties fo:margin-top="0.1666in" fo:margin-bottom="0.1666in" fo:background-color="#FAF9F5"/>
    </style:style>
    <style:style style:name="T1717" style:parent-style-name="DefaultParagraphFont" style:family="text">
      <style:text-properties style:font-name="Georgia" style:font-name-asian="Georgia" style:font-name-complex="Georgia" fo:font-style="italic" style:font-style-asian="italic" style:font-style-complex="italic" fo:color="#141413"/>
    </style:style>
    <style:style style:name="T1718" style:parent-style-name="DefaultParagraphFont" style:family="text">
      <style:text-properties style:font-name="Georgia" style:font-name-asian="Georgia" style:font-name-complex="Georgia" fo:color="#141413"/>
    </style:style>
    <style:style style:name="P1719" style:parent-style-name="Normal" style:family="paragraph">
      <style:paragraph-properties fo:margin-bottom="0in" fo:background-color="#FAF9F5"/>
    </style:style>
    <style:style style:name="P1720" style:parent-style-name="Normal" style:family="paragraph">
      <style:paragraph-properties fo:margin-top="0.1666in" fo:margin-bottom="0.1666in" fo:background-color="#FAF9F5"/>
    </style:style>
    <style:style style:name="T1721" style:parent-style-name="DefaultParagraphFont" style:family="text">
      <style:text-properties style:font-name="Georgia" style:font-name-asian="Georgia" style:font-name-complex="Georgia" fo:font-weight="bold" style:font-weight-asian="bold" style:font-weight-complex="bold" fo:color="#141413"/>
    </style:style>
    <style:style style:name="P1722" style:parent-style-name="Normal" style:family="paragraph">
      <style:paragraph-properties fo:margin-top="0.1666in" fo:margin-bottom="0.1666in" fo:background-color="#FAF9F5"/>
    </style:style>
    <style:style style:name="T1723" style:parent-style-name="DefaultParagraphFont" style:family="text">
      <style:text-properties style:font-name="Georgia" style:font-name-asian="Georgia" style:font-name-complex="Georgia" fo:font-style="italic" style:font-style-asian="italic" style:font-style-complex="italic" fo:color="#141413"/>
    </style:style>
    <style:style style:name="T1724" style:parent-style-name="DefaultParagraphFont" style:family="text">
      <style:text-properties style:font-name="Georgia" style:font-name-asian="Georgia" style:font-name-complex="Georgia" fo:color="#141413"/>
    </style:style>
    <style:style style:name="P1725" style:parent-style-name="Normal" style:family="paragraph">
      <style:paragraph-properties fo:margin-top="0.1666in" fo:margin-bottom="0.1666in" fo:background-color="#FAF9F5"/>
    </style:style>
    <style:style style:name="T1726" style:parent-style-name="DefaultParagraphFont" style:family="text">
      <style:text-properties style:font-name="Georgia" style:font-name-asian="Georgia" style:font-name-complex="Georgia" fo:font-style="italic" style:font-style-asian="italic" style:font-style-complex="italic" fo:color="#141413"/>
    </style:style>
    <style:style style:name="T1727" style:parent-style-name="DefaultParagraphFont" style:family="text">
      <style:text-properties style:font-name="Georgia" style:font-name-asian="Georgia" style:font-name-complex="Georgia" fo:color="#141413"/>
    </style:style>
    <style:style style:name="P1728" style:parent-style-name="Normal" style:family="paragraph">
      <style:paragraph-properties fo:margin-top="0.1666in" fo:margin-bottom="0.1666in" fo:background-color="#FAF9F5"/>
    </style:style>
    <style:style style:name="T1729" style:parent-style-name="DefaultParagraphFont" style:family="text">
      <style:text-properties style:font-name="Georgia" style:font-name-asian="Georgia" style:font-name-complex="Georgia" fo:font-style="italic" style:font-style-asian="italic" style:font-style-complex="italic" fo:color="#141413"/>
    </style:style>
    <style:style style:name="T1730" style:parent-style-name="DefaultParagraphFont" style:family="text">
      <style:text-properties style:font-name="Georgia" style:font-name-asian="Georgia" style:font-name-complex="Georgia" fo:color="#141413"/>
    </style:style>
    <style:style style:name="P1731" style:parent-style-name="Normal" style:family="paragraph">
      <style:paragraph-properties fo:margin-top="0.1666in" fo:margin-bottom="0.1666in" fo:background-color="#FAF9F5"/>
    </style:style>
    <style:style style:name="T1732" style:parent-style-name="DefaultParagraphFont" style:family="text">
      <style:text-properties style:font-name="Georgia" style:font-name-asian="Georgia" style:font-name-complex="Georgia" fo:font-style="italic" style:font-style-asian="italic" style:font-style-complex="italic" fo:color="#141413"/>
    </style:style>
    <style:style style:name="T1733" style:parent-style-name="DefaultParagraphFont" style:family="text">
      <style:text-properties style:font-name="Georgia" style:font-name-asian="Georgia" style:font-name-complex="Georgia" fo:color="#141413"/>
    </style:style>
    <style:style style:name="P1734" style:parent-style-name="Normal" style:family="paragraph">
      <style:paragraph-properties fo:margin-bottom="0in" fo:background-color="#FAF9F5"/>
    </style:style>
    <style:style style:name="P1735" style:parent-style-name="Normal" style:family="paragraph">
      <style:paragraph-properties fo:margin-top="0.1666in" fo:margin-bottom="0.1666in" fo:background-color="#FAF9F5"/>
    </style:style>
    <style:style style:name="T1736" style:parent-style-name="DefaultParagraphFont" style:family="text">
      <style:text-properties style:font-name="Georgia" style:font-name-asian="Georgia" style:font-name-complex="Georgia" fo:font-weight="bold" style:font-weight-asian="bold" style:font-weight-complex="bold" fo:color="#141413"/>
    </style:style>
    <style:style style:name="P1737" style:parent-style-name="Normal" style:family="paragraph">
      <style:paragraph-properties fo:margin-top="0.1666in" fo:margin-bottom="0.1666in" fo:background-color="#FAF9F5"/>
    </style:style>
    <style:style style:name="T1738" style:parent-style-name="DefaultParagraphFont" style:family="text">
      <style:text-properties style:font-name="Georgia" style:font-name-asian="Georgia" style:font-name-complex="Georgia" fo:font-style="italic" style:font-style-asian="italic" style:font-style-complex="italic" fo:color="#141413"/>
    </style:style>
    <style:style style:name="T1739" style:parent-style-name="DefaultParagraphFont" style:family="text">
      <style:text-properties style:font-name="Georgia" style:font-name-asian="Georgia" style:font-name-complex="Georgia" fo:color="#141413"/>
    </style:style>
    <style:style style:name="P1740" style:parent-style-name="Normal" style:family="paragraph">
      <style:paragraph-properties fo:margin-top="0.1666in" fo:margin-bottom="0.1666in" fo:background-color="#FAF9F5"/>
    </style:style>
    <style:style style:name="T1741" style:parent-style-name="DefaultParagraphFont" style:family="text">
      <style:text-properties style:font-name="Georgia" style:font-name-asian="Georgia" style:font-name-complex="Georgia" fo:font-style="italic" style:font-style-asian="italic" style:font-style-complex="italic" fo:color="#141413"/>
    </style:style>
    <style:style style:name="T1742" style:parent-style-name="DefaultParagraphFont" style:family="text">
      <style:text-properties style:font-name="Georgia" style:font-name-asian="Georgia" style:font-name-complex="Georgia" fo:color="#141413"/>
    </style:style>
    <style:style style:name="P1743" style:parent-style-name="Normal" style:family="paragraph">
      <style:paragraph-properties fo:margin-top="0.1666in" fo:margin-bottom="0.1666in" fo:background-color="#FAF9F5"/>
    </style:style>
    <style:style style:name="T1744" style:parent-style-name="DefaultParagraphFont" style:family="text">
      <style:text-properties style:font-name="Georgia" style:font-name-asian="Georgia" style:font-name-complex="Georgia" fo:font-style="italic" style:font-style-asian="italic" style:font-style-complex="italic" fo:color="#141413"/>
    </style:style>
    <style:style style:name="T1745" style:parent-style-name="DefaultParagraphFont" style:family="text">
      <style:text-properties style:font-name="Georgia" style:font-name-asian="Georgia" style:font-name-complex="Georgia" fo:color="#141413"/>
    </style:style>
    <style:style style:name="P1746" style:parent-style-name="Normal" style:family="paragraph">
      <style:paragraph-properties fo:margin-top="0.1666in" fo:margin-bottom="0.1666in" fo:background-color="#FAF9F5"/>
    </style:style>
    <style:style style:name="T1747" style:parent-style-name="DefaultParagraphFont" style:family="text">
      <style:text-properties style:font-name="Georgia" style:font-name-asian="Georgia" style:font-name-complex="Georgia" fo:font-style="italic" style:font-style-asian="italic" style:font-style-complex="italic" fo:color="#141413"/>
    </style:style>
    <style:style style:name="T1748" style:parent-style-name="DefaultParagraphFont" style:family="text">
      <style:text-properties style:font-name="Georgia" style:font-name-asian="Georgia" style:font-name-complex="Georgia" fo:color="#141413"/>
    </style:style>
    <style:style style:name="P1749" style:parent-style-name="Normal" style:family="paragraph">
      <style:paragraph-properties fo:margin-bottom="0in" fo:background-color="#FAF9F5"/>
    </style:style>
    <style:style style:name="P1750" style:parent-style-name="Normal" style:family="paragraph">
      <style:paragraph-properties fo:margin-top="0.1666in" fo:margin-bottom="0.1666in" fo:background-color="#FAF9F5"/>
    </style:style>
    <style:style style:name="T1751" style:parent-style-name="DefaultParagraphFont" style:family="text">
      <style:text-properties style:font-name="Georgia" style:font-name-asian="Georgia" style:font-name-complex="Georgia" fo:font-weight="bold" style:font-weight-asian="bold" style:font-weight-complex="bold" fo:color="#141413"/>
    </style:style>
    <style:style style:name="P1752" style:parent-style-name="Normal" style:family="paragraph">
      <style:paragraph-properties fo:margin-top="0.1666in" fo:margin-bottom="0.1666in" fo:background-color="#FAF9F5"/>
    </style:style>
    <style:style style:name="T1753" style:parent-style-name="DefaultParagraphFont" style:family="text">
      <style:text-properties style:font-name="Georgia" style:font-name-asian="Georgia" style:font-name-complex="Georgia" fo:color="#141413"/>
    </style:style>
    <style:style style:name="P1754" style:parent-style-name="Normal" style:family="paragraph">
      <style:paragraph-properties fo:margin-bottom="0in" fo:background-color="#FAF9F5"/>
    </style:style>
    <style:style style:name="T1755" style:parent-style-name="DefaultParagraphFont" style:family="text">
      <style:text-properties style:font-name="ui-monospace" style:font-name-asian="ui-monospace" style:font-name-complex="ui-monospace" fo:color="#14181F"/>
    </style:style>
    <style:style style:name="T1756" style:parent-style-name="DefaultParagraphFont" style:family="text">
      <style:text-properties style:font-name="ui-monospace" style:font-name-asian="ui-monospace" style:font-name-complex="ui-monospace" fo:color="#14181F"/>
    </style:style>
    <style:style style:name="T1757" style:parent-style-name="DefaultParagraphFont" style:family="text">
      <style:text-properties style:font-name="ui-monospace" style:font-name-asian="ui-monospace" style:font-name-complex="ui-monospace" fo:color="#14181F"/>
    </style:style>
    <style:style style:name="T1758" style:parent-style-name="DefaultParagraphFont" style:family="text">
      <style:text-properties style:font-name="ui-monospace" style:font-name-asian="ui-monospace" style:font-name-complex="ui-monospace" fo:color="#14181F"/>
    </style:style>
    <style:style style:name="T1759" style:parent-style-name="DefaultParagraphFont" style:family="text">
      <style:text-properties style:font-name="ui-monospace" style:font-name-asian="ui-monospace" style:font-name-complex="ui-monospace" fo:color="#14181F"/>
    </style:style>
    <style:style style:name="T1760" style:parent-style-name="DefaultParagraphFont" style:family="text">
      <style:text-properties style:font-name="ui-monospace" style:font-name-asian="ui-monospace" style:font-name-complex="ui-monospace" fo:color="#14181F"/>
    </style:style>
    <style:style style:name="T1761" style:parent-style-name="DefaultParagraphFont" style:family="text">
      <style:text-properties style:font-name="ui-monospace" style:font-name-asian="ui-monospace" style:font-name-complex="ui-monospace" fo:color="#14181F"/>
    </style:style>
    <style:style style:name="T1762" style:parent-style-name="DefaultParagraphFont" style:family="text">
      <style:text-properties style:font-name="ui-monospace" style:font-name-asian="ui-monospace" style:font-name-complex="ui-monospace" fo:color="#14181F"/>
    </style:style>
    <style:style style:name="T1763" style:parent-style-name="DefaultParagraphFont" style:family="text">
      <style:text-properties style:font-name="ui-monospace" style:font-name-asian="ui-monospace" style:font-name-complex="ui-monospace" fo:color="#14181F"/>
    </style:style>
    <style:style style:name="T1764" style:parent-style-name="DefaultParagraphFont" style:family="text">
      <style:text-properties style:font-name="ui-monospace" style:font-name-asian="ui-monospace" style:font-name-complex="ui-monospace" fo:color="#14181F"/>
    </style:style>
    <style:style style:name="T1765" style:parent-style-name="DefaultParagraphFont" style:family="text">
      <style:text-properties style:font-name="ui-monospace" style:font-name-asian="ui-monospace" style:font-name-complex="ui-monospace" fo:color="#14181F"/>
    </style:style>
    <style:style style:name="T1766" style:parent-style-name="DefaultParagraphFont" style:family="text">
      <style:text-properties style:font-name="ui-monospace" style:font-name-asian="ui-monospace" style:font-name-complex="ui-monospace" fo:color="#14181F"/>
    </style:style>
    <style:style style:name="T1767" style:parent-style-name="DefaultParagraphFont" style:family="text">
      <style:text-properties style:font-name="ui-monospace" style:font-name-asian="ui-monospace" style:font-name-complex="ui-monospace" fo:color="#14181F"/>
    </style:style>
    <style:style style:name="T1768" style:parent-style-name="DefaultParagraphFont" style:family="text">
      <style:text-properties style:font-name="ui-monospace" style:font-name-asian="ui-monospace" style:font-name-complex="ui-monospace" fo:color="#14181F"/>
    </style:style>
    <style:style style:name="T1769" style:parent-style-name="DefaultParagraphFont" style:family="text">
      <style:text-properties style:font-name="ui-monospace" style:font-name-asian="ui-monospace" style:font-name-complex="ui-monospace" fo:color="#14181F"/>
    </style:style>
    <style:style style:name="T1770" style:parent-style-name="DefaultParagraphFont" style:family="text">
      <style:text-properties style:font-name="ui-monospace" style:font-name-asian="ui-monospace" style:font-name-complex="ui-monospace" fo:color="#14181F"/>
    </style:style>
    <style:style style:name="T1771" style:parent-style-name="DefaultParagraphFont" style:family="text">
      <style:text-properties style:font-name="ui-monospace" style:font-name-asian="ui-monospace" style:font-name-complex="ui-monospace" fo:color="#14181F"/>
    </style:style>
    <style:style style:name="T1772" style:parent-style-name="DefaultParagraphFont" style:family="text">
      <style:text-properties style:font-name="ui-monospace" style:font-name-asian="ui-monospace" style:font-name-complex="ui-monospace" fo:color="#14181F"/>
    </style:style>
    <style:style style:name="T1773" style:parent-style-name="DefaultParagraphFont" style:family="text">
      <style:text-properties style:font-name="ui-monospace" style:font-name-asian="ui-monospace" style:font-name-complex="ui-monospace" fo:color="#14181F"/>
    </style:style>
    <style:style style:name="T1774" style:parent-style-name="DefaultParagraphFont" style:family="text">
      <style:text-properties style:font-name="ui-monospace" style:font-name-asian="ui-monospace" style:font-name-complex="ui-monospace" fo:color="#14181F"/>
    </style:style>
    <style:style style:name="T1775" style:parent-style-name="DefaultParagraphFont" style:family="text">
      <style:text-properties style:font-name="ui-monospace" style:font-name-asian="ui-monospace" style:font-name-complex="ui-monospace" fo:color="#14181F"/>
    </style:style>
    <style:style style:name="T1776" style:parent-style-name="DefaultParagraphFont" style:family="text">
      <style:text-properties style:font-name="ui-monospace" style:font-name-asian="ui-monospace" style:font-name-complex="ui-monospace" fo:color="#14181F"/>
    </style:style>
    <style:style style:name="T1777" style:parent-style-name="DefaultParagraphFont" style:family="text">
      <style:text-properties style:font-name="ui-monospace" style:font-name-asian="ui-monospace" style:font-name-complex="ui-monospace" fo:color="#14181F"/>
    </style:style>
    <style:style style:name="T1778" style:parent-style-name="DefaultParagraphFont" style:family="text">
      <style:text-properties style:font-name="ui-monospace" style:font-name-asian="ui-monospace" style:font-name-complex="ui-monospace" fo:color="#14181F"/>
    </style:style>
    <style:style style:name="T1779" style:parent-style-name="DefaultParagraphFont" style:family="text">
      <style:text-properties style:font-name="ui-monospace" style:font-name-asian="ui-monospace" style:font-name-complex="ui-monospace" fo:color="#14181F"/>
    </style:style>
    <style:style style:name="T1780" style:parent-style-name="DefaultParagraphFont" style:family="text">
      <style:text-properties style:font-name="ui-monospace" style:font-name-asian="ui-monospace" style:font-name-complex="ui-monospace" fo:color="#14181F"/>
    </style:style>
    <style:style style:name="T1781" style:parent-style-name="DefaultParagraphFont" style:family="text">
      <style:text-properties style:font-name="ui-monospace" style:font-name-asian="ui-monospace" style:font-name-complex="ui-monospace" fo:color="#14181F"/>
    </style:style>
    <style:style style:name="T1782" style:parent-style-name="DefaultParagraphFont" style:family="text">
      <style:text-properties style:font-name="ui-monospace" style:font-name-asian="ui-monospace" style:font-name-complex="ui-monospace" fo:color="#14181F"/>
    </style:style>
    <style:style style:name="T1783" style:parent-style-name="DefaultParagraphFont" style:family="text">
      <style:text-properties style:font-name="ui-monospace" style:font-name-asian="ui-monospace" style:font-name-complex="ui-monospace" fo:color="#14181F"/>
    </style:style>
    <style:style style:name="T1784" style:parent-style-name="DefaultParagraphFont" style:family="text">
      <style:text-properties style:font-name="ui-monospace" style:font-name-asian="ui-monospace" style:font-name-complex="ui-monospace" fo:color="#14181F"/>
    </style:style>
    <style:style style:name="T1785" style:parent-style-name="DefaultParagraphFont" style:family="text">
      <style:text-properties style:font-name="ui-monospace" style:font-name-asian="ui-monospace" style:font-name-complex="ui-monospace" fo:color="#14181F"/>
    </style:style>
    <style:style style:name="T1786" style:parent-style-name="DefaultParagraphFont" style:family="text">
      <style:text-properties style:font-name="ui-monospace" style:font-name-asian="ui-monospace" style:font-name-complex="ui-monospace" fo:color="#14181F"/>
    </style:style>
    <style:style style:name="T1787" style:parent-style-name="DefaultParagraphFont" style:family="text">
      <style:text-properties style:font-name="ui-monospace" style:font-name-asian="ui-monospace" style:font-name-complex="ui-monospace" fo:color="#14181F"/>
    </style:style>
    <style:style style:name="T1788" style:parent-style-name="DefaultParagraphFont" style:family="text">
      <style:text-properties style:font-name="ui-monospace" style:font-name-asian="ui-monospace" style:font-name-complex="ui-monospace" fo:color="#14181F"/>
    </style:style>
    <style:style style:name="T1789" style:parent-style-name="DefaultParagraphFont" style:family="text">
      <style:text-properties style:font-name="ui-monospace" style:font-name-asian="ui-monospace" style:font-name-complex="ui-monospace" fo:color="#14181F"/>
    </style:style>
    <style:style style:name="T1790" style:parent-style-name="DefaultParagraphFont" style:family="text">
      <style:text-properties style:font-name="ui-monospace" style:font-name-asian="ui-monospace" style:font-name-complex="ui-monospace" fo:color="#14181F"/>
    </style:style>
    <style:style style:name="T1791" style:parent-style-name="DefaultParagraphFont" style:family="text">
      <style:text-properties style:font-name="ui-monospace" style:font-name-asian="ui-monospace" style:font-name-complex="ui-monospace" fo:color="#14181F"/>
    </style:style>
    <style:style style:name="T1792" style:parent-style-name="DefaultParagraphFont" style:family="text">
      <style:text-properties style:font-name="ui-monospace" style:font-name-asian="ui-monospace" style:font-name-complex="ui-monospace" fo:color="#14181F"/>
    </style:style>
    <style:style style:name="T1793" style:parent-style-name="DefaultParagraphFont" style:family="text">
      <style:text-properties style:font-name="ui-monospace" style:font-name-asian="ui-monospace" style:font-name-complex="ui-monospace" fo:color="#14181F"/>
    </style:style>
    <style:style style:name="T1794" style:parent-style-name="DefaultParagraphFont" style:family="text">
      <style:text-properties style:font-name="ui-monospace" style:font-name-asian="ui-monospace" style:font-name-complex="ui-monospace" fo:color="#14181F"/>
    </style:style>
    <style:style style:name="T1795" style:parent-style-name="DefaultParagraphFont" style:family="text">
      <style:text-properties style:font-name="ui-monospace" style:font-name-asian="ui-monospace" style:font-name-complex="ui-monospace" fo:color="#14181F"/>
    </style:style>
    <style:style style:name="T1796" style:parent-style-name="DefaultParagraphFont" style:family="text">
      <style:text-properties style:font-name="ui-monospace" style:font-name-asian="ui-monospace" style:font-name-complex="ui-monospace" fo:color="#14181F"/>
    </style:style>
    <style:style style:name="T1797" style:parent-style-name="DefaultParagraphFont" style:family="text">
      <style:text-properties style:font-name="ui-monospace" style:font-name-asian="ui-monospace" style:font-name-complex="ui-monospace" fo:color="#14181F"/>
    </style:style>
    <style:style style:name="T1798" style:parent-style-name="DefaultParagraphFont" style:family="text">
      <style:text-properties style:font-name="ui-monospace" style:font-name-asian="ui-monospace" style:font-name-complex="ui-monospace" fo:color="#14181F"/>
    </style:style>
    <style:style style:name="P1799" style:parent-style-name="Normal" style:family="paragraph">
      <style:paragraph-properties fo:margin-bottom="0in" fo:background-color="#FAF9F5"/>
    </style:style>
    <style:style style:name="P1800" style:parent-style-name="Heading3" style:family="paragraph">
      <style:paragraph-properties fo:margin-top="0.1666in" fo:background-color="#FAF9F5"/>
    </style:style>
    <style:style style:name="T1801"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802" style:parent-style-name="Normal" style:family="paragraph">
      <style:paragraph-properties fo:margin-top="0.1666in" fo:margin-bottom="0.1666in" fo:background-color="#FAF9F5"/>
    </style:style>
    <style:style style:name="T1803" style:parent-style-name="DefaultParagraphFont" style:family="text">
      <style:text-properties style:font-name="Georgia" style:font-name-asian="Georgia" style:font-name-complex="Georgia" fo:color="#141413"/>
    </style:style>
    <style:style style:name="P1804" style:parent-style-name="Normal" style:family="paragraph">
      <style:paragraph-properties fo:margin-top="0.1666in" fo:margin-bottom="0.1666in" fo:background-color="#FAF9F5"/>
    </style:style>
    <style:style style:name="T1805" style:parent-style-name="DefaultParagraphFont" style:family="text">
      <style:text-properties style:font-name="Georgia" style:font-name-asian="Georgia" style:font-name-complex="Georgia" fo:color="#141413"/>
    </style:style>
    <style:style style:name="P1806" style:parent-style-name="Normal" style:family="paragraph">
      <style:paragraph-properties fo:margin-bottom="0in" fo:background-color="#FAF9F5"/>
    </style:style>
    <style:style style:name="P1807" style:parent-style-name="Normal" style:family="paragraph">
      <style:paragraph-properties fo:margin-top="0.1666in" fo:margin-bottom="0.1666in" fo:background-color="#FAF9F5"/>
    </style:style>
    <style:style style:name="T1808" style:parent-style-name="DefaultParagraphFont" style:family="text">
      <style:text-properties style:font-name="Georgia" style:font-name-asian="Georgia" style:font-name-complex="Georgia" fo:font-weight="bold" style:font-weight-asian="bold" style:font-weight-complex="bold" fo:color="#141413"/>
    </style:style>
    <style:style style:name="P1809" style:parent-style-name="Normal" style:family="paragraph">
      <style:paragraph-properties fo:margin-top="0.1666in" fo:margin-bottom="0.1666in" fo:background-color="#FAF9F5"/>
    </style:style>
    <style:style style:name="T1810" style:parent-style-name="DefaultParagraphFont" style:family="text">
      <style:text-properties style:font-name="Georgia" style:font-name-asian="Georgia" style:font-name-complex="Georgia" fo:color="#141413"/>
    </style:style>
    <style:style style:name="P1811" style:parent-style-name="Normal" style:family="paragraph">
      <style:paragraph-properties fo:margin-bottom="0in" fo:background-color="#FAF9F5"/>
    </style:style>
    <style:style style:name="P1812" style:parent-style-name="Normal" style:family="paragraph">
      <style:paragraph-properties fo:margin-top="0.1666in" fo:margin-bottom="0.1666in" fo:background-color="#FAF9F5"/>
    </style:style>
    <style:style style:name="T1813" style:parent-style-name="DefaultParagraphFont" style:family="text">
      <style:text-properties style:font-name="Georgia" style:font-name-asian="Georgia" style:font-name-complex="Georgia" fo:font-weight="bold" style:font-weight-asian="bold" style:font-weight-complex="bold" fo:color="#141413"/>
    </style:style>
    <style:style style:name="P1814" style:parent-style-name="Normal" style:family="paragraph">
      <style:paragraph-properties fo:margin-top="0.1666in" fo:margin-bottom="0.1666in" fo:background-color="#FAF9F5"/>
    </style:style>
    <style:style style:name="T1815" style:parent-style-name="DefaultParagraphFont" style:family="text">
      <style:text-properties style:font-name="Georgia" style:font-name-asian="Georgia" style:font-name-complex="Georgia" fo:font-style="italic" style:font-style-asian="italic" style:font-style-complex="italic" fo:color="#141413"/>
    </style:style>
    <style:style style:name="T1816" style:parent-style-name="DefaultParagraphFont" style:family="text">
      <style:text-properties style:font-name="Georgia" style:font-name-asian="Georgia" style:font-name-complex="Georgia" fo:color="#141413"/>
    </style:style>
    <style:style style:name="P1817" style:parent-style-name="Normal" style:family="paragraph">
      <style:paragraph-properties fo:margin-top="0.1666in" fo:margin-bottom="0.1666in" fo:background-color="#FAF9F5"/>
    </style:style>
    <style:style style:name="T1818" style:parent-style-name="DefaultParagraphFont" style:family="text">
      <style:text-properties style:font-name="Georgia" style:font-name-asian="Georgia" style:font-name-complex="Georgia" fo:font-style="italic" style:font-style-asian="italic" style:font-style-complex="italic" fo:color="#141413"/>
    </style:style>
    <style:style style:name="T1819" style:parent-style-name="DefaultParagraphFont" style:family="text">
      <style:text-properties style:font-name="Georgia" style:font-name-asian="Georgia" style:font-name-complex="Georgia" fo:color="#141413"/>
    </style:style>
    <style:style style:name="P1820" style:parent-style-name="Normal" style:family="paragraph">
      <style:paragraph-properties fo:margin-top="0.1666in" fo:margin-bottom="0.1666in" fo:background-color="#FAF9F5"/>
    </style:style>
    <style:style style:name="T1821" style:parent-style-name="DefaultParagraphFont" style:family="text">
      <style:text-properties style:font-name="Georgia" style:font-name-asian="Georgia" style:font-name-complex="Georgia" fo:font-style="italic" style:font-style-asian="italic" style:font-style-complex="italic" fo:color="#141413"/>
    </style:style>
    <style:style style:name="P1822" style:parent-style-name="Normal" style:family="paragraph">
      <style:paragraph-properties fo:margin-top="0.1666in" fo:margin-bottom="0.1666in" fo:background-color="#FAF9F5"/>
    </style:style>
    <style:style style:name="T1823" style:parent-style-name="DefaultParagraphFont" style:family="text">
      <style:text-properties style:font-name="Georgia" style:font-name-asian="Georgia" style:font-name-complex="Georgia" fo:color="#141413"/>
    </style:style>
    <style:style style:name="P1824" style:parent-style-name="Normal" style:family="paragraph">
      <style:paragraph-properties fo:margin-top="0.1666in" fo:margin-bottom="0.1666in" fo:background-color="#FAF9F5"/>
    </style:style>
    <style:style style:name="T1825" style:parent-style-name="DefaultParagraphFont" style:family="text">
      <style:text-properties style:font-name="Georgia" style:font-name-asian="Georgia" style:font-name-complex="Georgia" fo:color="#141413"/>
    </style:style>
    <style:style style:name="P1826" style:parent-style-name="Normal" style:family="paragraph">
      <style:paragraph-properties fo:margin-top="0.1666in" fo:margin-bottom="0.1666in" fo:background-color="#FAF9F5"/>
    </style:style>
    <style:style style:name="T1827" style:parent-style-name="DefaultParagraphFont" style:family="text">
      <style:text-properties style:font-name="Georgia" style:font-name-asian="Georgia" style:font-name-complex="Georgia" fo:color="#141413"/>
    </style:style>
    <style:style style:name="P1828" style:parent-style-name="Normal" style:family="paragraph">
      <style:paragraph-properties fo:margin-top="0.1666in" fo:margin-bottom="0.1666in" fo:background-color="#FAF9F5"/>
    </style:style>
    <style:style style:name="T1829" style:parent-style-name="DefaultParagraphFont" style:family="text">
      <style:text-properties style:font-name="Georgia" style:font-name-asian="Georgia" style:font-name-complex="Georgia" fo:font-style="italic" style:font-style-asian="italic" style:font-style-complex="italic" fo:color="#141413"/>
    </style:style>
    <style:style style:name="T1830" style:parent-style-name="DefaultParagraphFont" style:family="text">
      <style:text-properties style:font-name="Georgia" style:font-name-asian="Georgia" style:font-name-complex="Georgia" fo:color="#141413"/>
    </style:style>
    <style:style style:name="P1831" style:parent-style-name="Normal" style:family="paragraph">
      <style:paragraph-properties fo:margin-bottom="0in" fo:background-color="#FAF9F5"/>
    </style:style>
    <style:style style:name="P1832" style:parent-style-name="Normal" style:family="paragraph">
      <style:paragraph-properties fo:margin-top="0.1666in" fo:margin-bottom="0.1666in" fo:background-color="#FAF9F5"/>
    </style:style>
    <style:style style:name="T1833" style:parent-style-name="DefaultParagraphFont" style:family="text">
      <style:text-properties style:font-name="Georgia" style:font-name-asian="Georgia" style:font-name-complex="Georgia" fo:font-weight="bold" style:font-weight-asian="bold" style:font-weight-complex="bold" fo:color="#141413"/>
    </style:style>
    <style:style style:name="P1834" style:parent-style-name="Normal" style:family="paragraph">
      <style:paragraph-properties fo:margin-top="0.1666in" fo:margin-bottom="0.1666in" fo:background-color="#FAF9F5"/>
    </style:style>
    <style:style style:name="T1835" style:parent-style-name="DefaultParagraphFont" style:family="text">
      <style:text-properties style:font-name="Georgia" style:font-name-asian="Georgia" style:font-name-complex="Georgia" fo:font-style="italic" style:font-style-asian="italic" style:font-style-complex="italic" fo:color="#141413"/>
    </style:style>
    <style:style style:name="T1836" style:parent-style-name="DefaultParagraphFont" style:family="text">
      <style:text-properties style:font-name="Georgia" style:font-name-asian="Georgia" style:font-name-complex="Georgia" fo:color="#141413"/>
    </style:style>
    <style:style style:name="P1837" style:parent-style-name="Normal" style:family="paragraph">
      <style:paragraph-properties fo:margin-top="0.1666in" fo:margin-bottom="0.1666in" fo:background-color="#FAF9F5"/>
    </style:style>
    <style:style style:name="T1838" style:parent-style-name="DefaultParagraphFont" style:family="text">
      <style:text-properties style:font-name="Georgia" style:font-name-asian="Georgia" style:font-name-complex="Georgia" fo:font-style="italic" style:font-style-asian="italic" style:font-style-complex="italic" fo:color="#141413"/>
    </style:style>
    <style:style style:name="T1839" style:parent-style-name="DefaultParagraphFont" style:family="text">
      <style:text-properties style:font-name="Georgia" style:font-name-asian="Georgia" style:font-name-complex="Georgia" fo:color="#141413"/>
    </style:style>
    <style:style style:name="P1840" style:parent-style-name="Normal" style:family="paragraph">
      <style:paragraph-properties fo:margin-top="0.1666in" fo:margin-bottom="0.1666in" fo:background-color="#FAF9F5"/>
    </style:style>
    <style:style style:name="T1841" style:parent-style-name="DefaultParagraphFont" style:family="text">
      <style:text-properties style:font-name="Georgia" style:font-name-asian="Georgia" style:font-name-complex="Georgia" fo:font-style="italic" style:font-style-asian="italic" style:font-style-complex="italic" fo:color="#141413"/>
    </style:style>
    <style:style style:name="P1842" style:parent-style-name="Normal" style:family="paragraph">
      <style:paragraph-properties fo:margin-top="0.1666in" fo:margin-bottom="0.1666in" fo:background-color="#FAF9F5"/>
    </style:style>
    <style:style style:name="T1843" style:parent-style-name="DefaultParagraphFont" style:family="text">
      <style:text-properties style:font-name="Georgia" style:font-name-asian="Georgia" style:font-name-complex="Georgia" fo:color="#141413"/>
    </style:style>
    <style:style style:name="P1844" style:parent-style-name="Normal" style:family="paragraph">
      <style:paragraph-properties fo:margin-top="0.1666in" fo:margin-bottom="0.1666in" fo:background-color="#FAF9F5"/>
    </style:style>
    <style:style style:name="T1845" style:parent-style-name="DefaultParagraphFont" style:family="text">
      <style:text-properties style:font-name="Georgia" style:font-name-asian="Georgia" style:font-name-complex="Georgia" fo:color="#141413"/>
    </style:style>
    <style:style style:name="P1846" style:parent-style-name="Normal" style:family="paragraph">
      <style:paragraph-properties fo:margin-top="0.1666in" fo:margin-bottom="0.1666in" fo:background-color="#FAF9F5"/>
    </style:style>
    <style:style style:name="T1847" style:parent-style-name="DefaultParagraphFont" style:family="text">
      <style:text-properties style:font-name="Georgia" style:font-name-asian="Georgia" style:font-name-complex="Georgia" fo:font-style="italic" style:font-style-asian="italic" style:font-style-complex="italic" fo:color="#141413"/>
    </style:style>
    <style:style style:name="P1848" style:parent-style-name="Normal" style:family="paragraph">
      <style:paragraph-properties fo:margin-top="0.1666in" fo:margin-bottom="0.1666in" fo:background-color="#FAF9F5"/>
    </style:style>
    <style:style style:name="T1849" style:parent-style-name="DefaultParagraphFont" style:family="text">
      <style:text-properties style:font-name="Georgia" style:font-name-asian="Georgia" style:font-name-complex="Georgia" fo:color="#141413"/>
    </style:style>
    <style:style style:name="P1850" style:parent-style-name="Normal" style:family="paragraph">
      <style:paragraph-properties fo:margin-top="0.1666in" fo:margin-bottom="0.1666in" fo:background-color="#FAF9F5"/>
    </style:style>
    <style:style style:name="T1851" style:parent-style-name="DefaultParagraphFont" style:family="text">
      <style:text-properties style:font-name="Georgia" style:font-name-asian="Georgia" style:font-name-complex="Georgia" fo:color="#141413"/>
    </style:style>
    <style:style style:name="P1852" style:parent-style-name="Normal" style:family="paragraph">
      <style:paragraph-properties fo:margin-top="0.1666in" fo:margin-bottom="0.1666in" fo:background-color="#FAF9F5"/>
    </style:style>
    <style:style style:name="T1853" style:parent-style-name="DefaultParagraphFont" style:family="text">
      <style:text-properties style:font-name="Georgia" style:font-name-asian="Georgia" style:font-name-complex="Georgia" fo:font-style="italic" style:font-style-asian="italic" style:font-style-complex="italic" fo:color="#141413"/>
    </style:style>
    <style:style style:name="T1854" style:parent-style-name="DefaultParagraphFont" style:family="text">
      <style:text-properties style:font-name="Georgia" style:font-name-asian="Georgia" style:font-name-complex="Georgia" fo:color="#141413"/>
    </style:style>
    <style:style style:name="P1855" style:parent-style-name="Normal" style:family="paragraph">
      <style:paragraph-properties fo:margin-bottom="0in" fo:background-color="#FAF9F5"/>
    </style:style>
    <style:style style:name="P1856" style:parent-style-name="Normal" style:family="paragraph">
      <style:paragraph-properties fo:margin-top="0.1666in" fo:margin-bottom="0.1666in" fo:background-color="#FAF9F5"/>
    </style:style>
    <style:style style:name="T1857" style:parent-style-name="DefaultParagraphFont" style:family="text">
      <style:text-properties style:font-name="Georgia" style:font-name-asian="Georgia" style:font-name-complex="Georgia" fo:font-weight="bold" style:font-weight-asian="bold" style:font-weight-complex="bold" fo:color="#141413"/>
    </style:style>
    <style:style style:name="P1858" style:parent-style-name="Normal" style:family="paragraph">
      <style:paragraph-properties fo:margin-top="0.1666in" fo:margin-bottom="0.1666in" fo:background-color="#FAF9F5"/>
    </style:style>
    <style:style style:name="T1859" style:parent-style-name="DefaultParagraphFont" style:family="text">
      <style:text-properties style:font-name="Georgia" style:font-name-asian="Georgia" style:font-name-complex="Georgia" fo:font-style="italic" style:font-style-asian="italic" style:font-style-complex="italic" fo:color="#141413"/>
    </style:style>
    <style:style style:name="T1860" style:parent-style-name="DefaultParagraphFont" style:family="text">
      <style:text-properties style:font-name="Georgia" style:font-name-asian="Georgia" style:font-name-complex="Georgia" fo:color="#141413"/>
    </style:style>
    <style:style style:name="P1861" style:parent-style-name="Normal" style:family="paragraph">
      <style:paragraph-properties fo:margin-top="0.1666in" fo:margin-bottom="0.1666in" fo:background-color="#FAF9F5"/>
    </style:style>
    <style:style style:name="T1862" style:parent-style-name="DefaultParagraphFont" style:family="text">
      <style:text-properties style:font-name="Georgia" style:font-name-asian="Georgia" style:font-name-complex="Georgia" fo:font-style="italic" style:font-style-asian="italic" style:font-style-complex="italic" fo:color="#141413"/>
    </style:style>
    <style:style style:name="T1863" style:parent-style-name="DefaultParagraphFont" style:family="text">
      <style:text-properties style:font-name="Georgia" style:font-name-asian="Georgia" style:font-name-complex="Georgia" fo:color="#141413"/>
    </style:style>
    <style:style style:name="P1864" style:parent-style-name="Normal" style:family="paragraph">
      <style:paragraph-properties fo:margin-top="0.1666in" fo:margin-bottom="0.1666in" fo:background-color="#FAF9F5"/>
    </style:style>
    <style:style style:name="T1865" style:parent-style-name="DefaultParagraphFont" style:family="text">
      <style:text-properties style:font-name="Georgia" style:font-name-asian="Georgia" style:font-name-complex="Georgia" fo:font-style="italic" style:font-style-asian="italic" style:font-style-complex="italic" fo:color="#141413"/>
    </style:style>
    <style:style style:name="P1866" style:parent-style-name="Normal" style:family="paragraph">
      <style:paragraph-properties fo:margin-top="0.1666in" fo:margin-bottom="0.1666in" fo:background-color="#FAF9F5"/>
    </style:style>
    <style:style style:name="T1867" style:parent-style-name="DefaultParagraphFont" style:family="text">
      <style:text-properties style:font-name="Georgia" style:font-name-asian="Georgia" style:font-name-complex="Georgia" fo:color="#141413"/>
    </style:style>
    <style:style style:name="P1868" style:parent-style-name="Normal" style:family="paragraph">
      <style:paragraph-properties fo:margin-top="0.1666in" fo:margin-bottom="0.1666in" fo:background-color="#FAF9F5"/>
    </style:style>
    <style:style style:name="T1869" style:parent-style-name="DefaultParagraphFont" style:family="text">
      <style:text-properties style:font-name="Georgia" style:font-name-asian="Georgia" style:font-name-complex="Georgia" fo:color="#141413"/>
    </style:style>
    <style:style style:name="P1870" style:parent-style-name="Normal" style:family="paragraph">
      <style:paragraph-properties fo:margin-top="0.1666in" fo:margin-bottom="0.1666in" fo:background-color="#FAF9F5"/>
    </style:style>
    <style:style style:name="T1871" style:parent-style-name="DefaultParagraphFont" style:family="text">
      <style:text-properties style:font-name="Georgia" style:font-name-asian="Georgia" style:font-name-complex="Georgia" fo:color="#141413"/>
    </style:style>
    <style:style style:name="P1872" style:parent-style-name="Normal" style:family="paragraph">
      <style:paragraph-properties fo:margin-top="0.1666in" fo:margin-bottom="0.1666in" fo:background-color="#FAF9F5"/>
    </style:style>
    <style:style style:name="T1873" style:parent-style-name="DefaultParagraphFont" style:family="text">
      <style:text-properties style:font-name="Georgia" style:font-name-asian="Georgia" style:font-name-complex="Georgia" fo:color="#141413"/>
    </style:style>
    <style:style style:name="P1874" style:parent-style-name="Normal" style:family="paragraph">
      <style:paragraph-properties fo:margin-top="0.1666in" fo:margin-bottom="0.1666in" fo:background-color="#FAF9F5"/>
    </style:style>
    <style:style style:name="T1875" style:parent-style-name="DefaultParagraphFont" style:family="text">
      <style:text-properties style:font-name="Georgia" style:font-name-asian="Georgia" style:font-name-complex="Georgia" fo:font-style="italic" style:font-style-asian="italic" style:font-style-complex="italic" fo:color="#141413"/>
    </style:style>
    <style:style style:name="T1876" style:parent-style-name="DefaultParagraphFont" style:family="text">
      <style:text-properties style:font-name="Georgia" style:font-name-asian="Georgia" style:font-name-complex="Georgia" fo:color="#141413"/>
    </style:style>
    <style:style style:name="P1877" style:parent-style-name="Normal" style:family="paragraph">
      <style:paragraph-properties fo:margin-bottom="0in" fo:background-color="#FAF9F5"/>
    </style:style>
    <style:style style:name="P1878" style:parent-style-name="Normal" style:family="paragraph">
      <style:paragraph-properties fo:margin-top="0.1666in" fo:margin-bottom="0.1666in" fo:background-color="#FAF9F5"/>
    </style:style>
    <style:style style:name="T1879" style:parent-style-name="DefaultParagraphFont" style:family="text">
      <style:text-properties style:font-name="Georgia" style:font-name-asian="Georgia" style:font-name-complex="Georgia" fo:font-weight="bold" style:font-weight-asian="bold" style:font-weight-complex="bold" fo:color="#141413"/>
    </style:style>
    <style:style style:name="P1880" style:parent-style-name="Normal" style:family="paragraph">
      <style:paragraph-properties fo:margin-top="0.1666in" fo:margin-bottom="0.1666in" fo:background-color="#FAF9F5"/>
    </style:style>
    <style:style style:name="T1881" style:parent-style-name="DefaultParagraphFont" style:family="text">
      <style:text-properties style:font-name="Georgia" style:font-name-asian="Georgia" style:font-name-complex="Georgia" fo:font-style="italic" style:font-style-asian="italic" style:font-style-complex="italic" fo:color="#141413"/>
    </style:style>
    <style:style style:name="T1882" style:parent-style-name="DefaultParagraphFont" style:family="text">
      <style:text-properties style:font-name="Georgia" style:font-name-asian="Georgia" style:font-name-complex="Georgia" fo:color="#141413"/>
    </style:style>
    <style:style style:name="P1883" style:parent-style-name="Normal" style:family="paragraph">
      <style:paragraph-properties fo:margin-top="0.1666in" fo:margin-bottom="0.1666in" fo:background-color="#FAF9F5"/>
    </style:style>
    <style:style style:name="T1884" style:parent-style-name="DefaultParagraphFont" style:family="text">
      <style:text-properties style:font-name="Georgia" style:font-name-asian="Georgia" style:font-name-complex="Georgia" fo:font-style="italic" style:font-style-asian="italic" style:font-style-complex="italic" fo:color="#141413"/>
    </style:style>
    <style:style style:name="T1885" style:parent-style-name="DefaultParagraphFont" style:family="text">
      <style:text-properties style:font-name="Georgia" style:font-name-asian="Georgia" style:font-name-complex="Georgia" fo:color="#141413"/>
    </style:style>
    <style:style style:name="P1886" style:parent-style-name="Normal" style:family="paragraph">
      <style:paragraph-properties fo:margin-top="0.1666in" fo:margin-bottom="0.1666in" fo:background-color="#FAF9F5"/>
    </style:style>
    <style:style style:name="T1887" style:parent-style-name="DefaultParagraphFont" style:family="text">
      <style:text-properties style:font-name="Georgia" style:font-name-asian="Georgia" style:font-name-complex="Georgia" fo:font-style="italic" style:font-style-asian="italic" style:font-style-complex="italic" fo:color="#141413"/>
    </style:style>
    <style:style style:name="P1888" style:parent-style-name="Normal" style:family="paragraph">
      <style:paragraph-properties fo:margin-top="0.1666in" fo:margin-bottom="0.1666in" fo:background-color="#FAF9F5"/>
    </style:style>
    <style:style style:name="T1889" style:parent-style-name="DefaultParagraphFont" style:family="text">
      <style:text-properties style:font-name="Georgia" style:font-name-asian="Georgia" style:font-name-complex="Georgia" fo:color="#141413"/>
    </style:style>
    <style:style style:name="P1890" style:parent-style-name="Normal" style:family="paragraph">
      <style:paragraph-properties fo:margin-top="0.1666in" fo:margin-bottom="0.1666in" fo:background-color="#FAF9F5"/>
    </style:style>
    <style:style style:name="T1891" style:parent-style-name="DefaultParagraphFont" style:family="text">
      <style:text-properties style:font-name="Georgia" style:font-name-asian="Georgia" style:font-name-complex="Georgia" fo:color="#141413"/>
    </style:style>
    <style:style style:name="P1892" style:parent-style-name="Normal" style:family="paragraph">
      <style:paragraph-properties fo:margin-top="0.1666in" fo:margin-bottom="0.1666in" fo:background-color="#FAF9F5"/>
    </style:style>
    <style:style style:name="T1893" style:parent-style-name="DefaultParagraphFont" style:family="text">
      <style:text-properties style:font-name="Georgia" style:font-name-asian="Georgia" style:font-name-complex="Georgia" fo:color="#141413"/>
    </style:style>
    <style:style style:name="P1894" style:parent-style-name="Normal" style:family="paragraph">
      <style:paragraph-properties fo:margin-top="0.1666in" fo:margin-bottom="0.1666in" fo:background-color="#FAF9F5"/>
    </style:style>
    <style:style style:name="T1895" style:parent-style-name="DefaultParagraphFont" style:family="text">
      <style:text-properties style:font-name="Georgia" style:font-name-asian="Georgia" style:font-name-complex="Georgia" fo:color="#141413"/>
    </style:style>
    <style:style style:name="P1896" style:parent-style-name="Normal" style:family="paragraph">
      <style:paragraph-properties fo:margin-top="0.1666in" fo:margin-bottom="0.1666in" fo:background-color="#FAF9F5"/>
    </style:style>
    <style:style style:name="T1897" style:parent-style-name="DefaultParagraphFont" style:family="text">
      <style:text-properties style:font-name="Georgia" style:font-name-asian="Georgia" style:font-name-complex="Georgia" fo:font-style="italic" style:font-style-asian="italic" style:font-style-complex="italic" fo:color="#141413"/>
    </style:style>
    <style:style style:name="T1898" style:parent-style-name="DefaultParagraphFont" style:family="text">
      <style:text-properties style:font-name="Georgia" style:font-name-asian="Georgia" style:font-name-complex="Georgia" fo:color="#141413"/>
    </style:style>
    <style:style style:name="P1899" style:parent-style-name="Normal" style:family="paragraph">
      <style:paragraph-properties fo:margin-bottom="0in" fo:background-color="#FAF9F5"/>
    </style:style>
    <style:style style:name="P1900" style:parent-style-name="Normal" style:family="paragraph">
      <style:paragraph-properties fo:margin-top="0.1666in" fo:margin-bottom="0.1666in" fo:background-color="#FAF9F5"/>
    </style:style>
    <style:style style:name="T1901" style:parent-style-name="DefaultParagraphFont" style:family="text">
      <style:text-properties style:font-name="Georgia" style:font-name-asian="Georgia" style:font-name-complex="Georgia" fo:font-weight="bold" style:font-weight-asian="bold" style:font-weight-complex="bold" fo:color="#141413"/>
    </style:style>
    <style:style style:name="P1902" style:parent-style-name="Normal" style:family="paragraph">
      <style:paragraph-properties fo:margin-top="0.1666in" fo:margin-bottom="0.1666in" fo:background-color="#FAF9F5"/>
    </style:style>
    <style:style style:name="T1903" style:parent-style-name="DefaultParagraphFont" style:family="text">
      <style:text-properties style:font-name="Georgia" style:font-name-asian="Georgia" style:font-name-complex="Georgia" fo:font-style="italic" style:font-style-asian="italic" style:font-style-complex="italic" fo:color="#141413"/>
    </style:style>
    <style:style style:name="T1904" style:parent-style-name="DefaultParagraphFont" style:family="text">
      <style:text-properties style:font-name="Georgia" style:font-name-asian="Georgia" style:font-name-complex="Georgia" fo:color="#141413"/>
    </style:style>
    <style:style style:name="P1905" style:parent-style-name="Normal" style:family="paragraph">
      <style:paragraph-properties fo:margin-top="0.1666in" fo:margin-bottom="0.1666in" fo:background-color="#FAF9F5"/>
    </style:style>
    <style:style style:name="T1906" style:parent-style-name="DefaultParagraphFont" style:family="text">
      <style:text-properties style:font-name="Georgia" style:font-name-asian="Georgia" style:font-name-complex="Georgia" fo:font-style="italic" style:font-style-asian="italic" style:font-style-complex="italic" fo:color="#141413"/>
    </style:style>
    <style:style style:name="T1907" style:parent-style-name="DefaultParagraphFont" style:family="text">
      <style:text-properties style:font-name="Georgia" style:font-name-asian="Georgia" style:font-name-complex="Georgia" fo:color="#141413"/>
    </style:style>
    <style:style style:name="P1908" style:parent-style-name="Normal" style:family="paragraph">
      <style:paragraph-properties fo:margin-top="0.1666in" fo:margin-bottom="0.1666in" fo:background-color="#FAF9F5"/>
    </style:style>
    <style:style style:name="T1909" style:parent-style-name="DefaultParagraphFont" style:family="text">
      <style:text-properties style:font-name="Georgia" style:font-name-asian="Georgia" style:font-name-complex="Georgia" fo:font-style="italic" style:font-style-asian="italic" style:font-style-complex="italic" fo:color="#141413"/>
    </style:style>
    <style:style style:name="P1910" style:parent-style-name="Normal" style:family="paragraph">
      <style:paragraph-properties fo:margin-top="0.1666in" fo:margin-bottom="0.1666in" fo:background-color="#FAF9F5"/>
    </style:style>
    <style:style style:name="T1911" style:parent-style-name="DefaultParagraphFont" style:family="text">
      <style:text-properties style:font-name="Georgia" style:font-name-asian="Georgia" style:font-name-complex="Georgia" fo:color="#141413"/>
    </style:style>
    <style:style style:name="P1912" style:parent-style-name="Normal" style:family="paragraph">
      <style:paragraph-properties fo:margin-top="0.1666in" fo:margin-bottom="0.1666in" fo:background-color="#FAF9F5"/>
    </style:style>
    <style:style style:name="T1913" style:parent-style-name="DefaultParagraphFont" style:family="text">
      <style:text-properties style:font-name="Georgia" style:font-name-asian="Georgia" style:font-name-complex="Georgia" fo:color="#141413"/>
    </style:style>
    <style:style style:name="P1914" style:parent-style-name="Normal" style:family="paragraph">
      <style:paragraph-properties fo:margin-top="0.1666in" fo:margin-bottom="0.1666in" fo:background-color="#FAF9F5"/>
    </style:style>
    <style:style style:name="T1915" style:parent-style-name="DefaultParagraphFont" style:family="text">
      <style:text-properties style:font-name="Georgia" style:font-name-asian="Georgia" style:font-name-complex="Georgia" fo:color="#141413"/>
    </style:style>
    <style:style style:name="P1916" style:parent-style-name="Normal" style:family="paragraph">
      <style:paragraph-properties fo:margin-top="0.1666in" fo:margin-bottom="0.1666in" fo:background-color="#FAF9F5"/>
    </style:style>
    <style:style style:name="T1917" style:parent-style-name="DefaultParagraphFont" style:family="text">
      <style:text-properties style:font-name="Georgia" style:font-name-asian="Georgia" style:font-name-complex="Georgia" fo:color="#141413"/>
    </style:style>
    <style:style style:name="P1918" style:parent-style-name="Normal" style:family="paragraph">
      <style:paragraph-properties fo:margin-top="0.1666in" fo:margin-bottom="0.1666in" fo:background-color="#FAF9F5"/>
    </style:style>
    <style:style style:name="T1919" style:parent-style-name="DefaultParagraphFont" style:family="text">
      <style:text-properties style:font-name="Georgia" style:font-name-asian="Georgia" style:font-name-complex="Georgia" fo:color="#141413"/>
    </style:style>
    <style:style style:name="P1920" style:parent-style-name="Normal" style:family="paragraph">
      <style:paragraph-properties fo:margin-top="0.1666in" fo:margin-bottom="0.1666in" fo:background-color="#FAF9F5"/>
    </style:style>
    <style:style style:name="T1921" style:parent-style-name="DefaultParagraphFont" style:family="text">
      <style:text-properties style:font-name="Georgia" style:font-name-asian="Georgia" style:font-name-complex="Georgia" fo:font-style="italic" style:font-style-asian="italic" style:font-style-complex="italic" fo:color="#141413"/>
    </style:style>
    <style:style style:name="T1922" style:parent-style-name="DefaultParagraphFont" style:family="text">
      <style:text-properties style:font-name="Georgia" style:font-name-asian="Georgia" style:font-name-complex="Georgia" fo:color="#141413"/>
    </style:style>
    <style:style style:name="P1923" style:parent-style-name="Normal" style:family="paragraph">
      <style:paragraph-properties fo:margin-bottom="0in" fo:background-color="#FAF9F5"/>
    </style:style>
    <style:style style:name="P1924" style:parent-style-name="Normal" style:family="paragraph">
      <style:paragraph-properties fo:margin-top="0.1666in" fo:margin-bottom="0.1666in" fo:background-color="#FAF9F5"/>
    </style:style>
    <style:style style:name="T1925" style:parent-style-name="DefaultParagraphFont" style:family="text">
      <style:text-properties style:font-name="Georgia" style:font-name-asian="Georgia" style:font-name-complex="Georgia" fo:font-weight="bold" style:font-weight-asian="bold" style:font-weight-complex="bold" fo:color="#141413"/>
    </style:style>
    <style:style style:name="P1926" style:parent-style-name="Normal" style:family="paragraph">
      <style:paragraph-properties fo:margin-top="0.1666in" fo:margin-bottom="0.1666in" fo:background-color="#FAF9F5"/>
    </style:style>
    <style:style style:name="T1927" style:parent-style-name="DefaultParagraphFont" style:family="text">
      <style:text-properties style:font-name="Georgia" style:font-name-asian="Georgia" style:font-name-complex="Georgia" fo:font-style="italic" style:font-style-asian="italic" style:font-style-complex="italic" fo:color="#141413"/>
    </style:style>
    <style:style style:name="T1928" style:parent-style-name="DefaultParagraphFont" style:family="text">
      <style:text-properties style:font-name="Georgia" style:font-name-asian="Georgia" style:font-name-complex="Georgia" fo:color="#141413"/>
    </style:style>
    <style:style style:name="P1929" style:parent-style-name="Normal" style:family="paragraph">
      <style:paragraph-properties fo:margin-top="0.1666in" fo:margin-bottom="0.1666in" fo:background-color="#FAF9F5"/>
    </style:style>
    <style:style style:name="T1930" style:parent-style-name="DefaultParagraphFont" style:family="text">
      <style:text-properties style:font-name="Georgia" style:font-name-asian="Georgia" style:font-name-complex="Georgia" fo:font-style="italic" style:font-style-asian="italic" style:font-style-complex="italic" fo:color="#141413"/>
    </style:style>
    <style:style style:name="T1931" style:parent-style-name="DefaultParagraphFont" style:family="text">
      <style:text-properties style:font-name="Georgia" style:font-name-asian="Georgia" style:font-name-complex="Georgia" fo:color="#141413"/>
    </style:style>
    <style:style style:name="P1932" style:parent-style-name="Normal" style:family="paragraph">
      <style:paragraph-properties fo:margin-top="0.1666in" fo:margin-bottom="0.1666in" fo:background-color="#FAF9F5"/>
    </style:style>
    <style:style style:name="T1933" style:parent-style-name="DefaultParagraphFont" style:family="text">
      <style:text-properties style:font-name="Georgia" style:font-name-asian="Georgia" style:font-name-complex="Georgia" fo:font-style="italic" style:font-style-asian="italic" style:font-style-complex="italic" fo:color="#141413"/>
    </style:style>
    <style:style style:name="P1934" style:parent-style-name="Normal" style:family="paragraph">
      <style:paragraph-properties fo:margin-top="0.1666in" fo:margin-bottom="0.1666in" fo:background-color="#FAF9F5"/>
    </style:style>
    <style:style style:name="T1935" style:parent-style-name="DefaultParagraphFont" style:family="text">
      <style:text-properties style:font-name="Georgia" style:font-name-asian="Georgia" style:font-name-complex="Georgia" fo:color="#141413"/>
    </style:style>
    <style:style style:name="P1936" style:parent-style-name="Normal" style:family="paragraph">
      <style:paragraph-properties fo:margin-top="0.1666in" fo:margin-bottom="0.1666in" fo:background-color="#FAF9F5"/>
    </style:style>
    <style:style style:name="T1937" style:parent-style-name="DefaultParagraphFont" style:family="text">
      <style:text-properties style:font-name="Georgia" style:font-name-asian="Georgia" style:font-name-complex="Georgia" fo:color="#141413"/>
    </style:style>
    <style:style style:name="P1938" style:parent-style-name="Normal" style:family="paragraph">
      <style:paragraph-properties fo:margin-top="0.1666in" fo:margin-bottom="0.1666in" fo:background-color="#FAF9F5"/>
    </style:style>
    <style:style style:name="T1939" style:parent-style-name="DefaultParagraphFont" style:family="text">
      <style:text-properties style:font-name="Georgia" style:font-name-asian="Georgia" style:font-name-complex="Georgia" fo:color="#141413"/>
    </style:style>
    <style:style style:name="P1940" style:parent-style-name="Normal" style:family="paragraph">
      <style:paragraph-properties fo:margin-top="0.1666in" fo:margin-bottom="0.1666in" fo:background-color="#FAF9F5"/>
    </style:style>
    <style:style style:name="T1941" style:parent-style-name="DefaultParagraphFont" style:family="text">
      <style:text-properties style:font-name="Georgia" style:font-name-asian="Georgia" style:font-name-complex="Georgia" fo:color="#141413"/>
    </style:style>
    <style:style style:name="P1942" style:parent-style-name="Normal" style:family="paragraph">
      <style:paragraph-properties fo:margin-top="0.1666in" fo:margin-bottom="0.1666in" fo:background-color="#FAF9F5"/>
    </style:style>
    <style:style style:name="T1943" style:parent-style-name="DefaultParagraphFont" style:family="text">
      <style:text-properties style:font-name="Georgia" style:font-name-asian="Georgia" style:font-name-complex="Georgia" fo:font-style="italic" style:font-style-asian="italic" style:font-style-complex="italic" fo:color="#141413"/>
    </style:style>
    <style:style style:name="T1944" style:parent-style-name="DefaultParagraphFont" style:family="text">
      <style:text-properties style:font-name="Georgia" style:font-name-asian="Georgia" style:font-name-complex="Georgia" fo:color="#141413"/>
    </style:style>
    <style:style style:name="P1945" style:parent-style-name="Normal" style:family="paragraph">
      <style:paragraph-properties fo:margin-bottom="0in" fo:background-color="#FAF9F5"/>
    </style:style>
    <style:style style:name="P1946" style:parent-style-name="Normal" style:family="paragraph">
      <style:paragraph-properties fo:margin-top="0.1666in" fo:margin-bottom="0.1666in" fo:background-color="#FAF9F5"/>
    </style:style>
    <style:style style:name="T1947" style:parent-style-name="DefaultParagraphFont" style:family="text">
      <style:text-properties style:font-name="Georgia" style:font-name-asian="Georgia" style:font-name-complex="Georgia" fo:font-weight="bold" style:font-weight-asian="bold" style:font-weight-complex="bold" fo:color="#141413"/>
    </style:style>
    <style:style style:name="P1948" style:parent-style-name="Normal" style:family="paragraph">
      <style:paragraph-properties fo:margin-top="0.1666in" fo:margin-bottom="0.1666in" fo:background-color="#FAF9F5"/>
    </style:style>
    <style:style style:name="T1949" style:parent-style-name="DefaultParagraphFont" style:family="text">
      <style:text-properties style:font-name="Georgia" style:font-name-asian="Georgia" style:font-name-complex="Georgia" fo:font-style="italic" style:font-style-asian="italic" style:font-style-complex="italic" fo:color="#141413"/>
    </style:style>
    <style:style style:name="T1950" style:parent-style-name="DefaultParagraphFont" style:family="text">
      <style:text-properties style:font-name="Georgia" style:font-name-asian="Georgia" style:font-name-complex="Georgia" fo:color="#141413"/>
    </style:style>
    <style:style style:name="P1951" style:parent-style-name="Normal" style:family="paragraph">
      <style:paragraph-properties fo:margin-top="0.1666in" fo:margin-bottom="0.1666in" fo:background-color="#FAF9F5"/>
    </style:style>
    <style:style style:name="T1952" style:parent-style-name="DefaultParagraphFont" style:family="text">
      <style:text-properties style:font-name="Georgia" style:font-name-asian="Georgia" style:font-name-complex="Georgia" fo:font-style="italic" style:font-style-asian="italic" style:font-style-complex="italic" fo:color="#141413"/>
    </style:style>
    <style:style style:name="T1953" style:parent-style-name="DefaultParagraphFont" style:family="text">
      <style:text-properties style:font-name="Georgia" style:font-name-asian="Georgia" style:font-name-complex="Georgia" fo:color="#141413"/>
    </style:style>
    <style:style style:name="P1954" style:parent-style-name="Normal" style:family="paragraph">
      <style:paragraph-properties fo:margin-top="0.1666in" fo:margin-bottom="0.1666in" fo:background-color="#FAF9F5"/>
    </style:style>
    <style:style style:name="T1955" style:parent-style-name="DefaultParagraphFont" style:family="text">
      <style:text-properties style:font-name="Georgia" style:font-name-asian="Georgia" style:font-name-complex="Georgia" fo:color="#141413"/>
    </style:style>
    <style:style style:name="P1956" style:parent-style-name="Normal" style:family="paragraph">
      <style:paragraph-properties fo:margin-top="0.1666in" fo:margin-bottom="0.1666in" fo:background-color="#FAF9F5"/>
    </style:style>
    <style:style style:name="T1957" style:parent-style-name="DefaultParagraphFont" style:family="text">
      <style:text-properties style:font-name="Georgia" style:font-name-asian="Georgia" style:font-name-complex="Georgia" fo:font-style="italic" style:font-style-asian="italic" style:font-style-complex="italic" fo:color="#141413"/>
    </style:style>
    <style:style style:name="P1958" style:parent-style-name="Normal" style:family="paragraph">
      <style:paragraph-properties fo:margin-bottom="0in" fo:background-color="#FAF9F5"/>
    </style:style>
    <style:style style:name="T1959" style:parent-style-name="DefaultParagraphFont" style:family="text">
      <style:text-properties style:font-name="ui-monospace" style:font-name-asian="ui-monospace" style:font-name-complex="ui-monospace" fo:color="#14181F"/>
    </style:style>
    <style:style style:name="T1960" style:parent-style-name="DefaultParagraphFont" style:family="text">
      <style:text-properties style:font-name="ui-monospace" style:font-name-asian="ui-monospace" style:font-name-complex="ui-monospace" fo:color="#14181F"/>
    </style:style>
    <style:style style:name="T1961" style:parent-style-name="DefaultParagraphFont" style:family="text">
      <style:text-properties style:font-name="ui-monospace" style:font-name-asian="ui-monospace" style:font-name-complex="ui-monospace" fo:color="#14181F"/>
    </style:style>
    <style:style style:name="T1962" style:parent-style-name="DefaultParagraphFont" style:family="text">
      <style:text-properties style:font-name="ui-monospace" style:font-name-asian="ui-monospace" style:font-name-complex="ui-monospace" fo:color="#14181F"/>
    </style:style>
    <style:style style:name="T1963" style:parent-style-name="DefaultParagraphFont" style:family="text">
      <style:text-properties style:font-name="ui-monospace" style:font-name-asian="ui-monospace" style:font-name-complex="ui-monospace" fo:color="#14181F"/>
    </style:style>
    <style:style style:name="T1964" style:parent-style-name="DefaultParagraphFont" style:family="text">
      <style:text-properties style:font-name="ui-monospace" style:font-name-asian="ui-monospace" style:font-name-complex="ui-monospace" fo:color="#14181F"/>
    </style:style>
    <style:style style:name="T1965" style:parent-style-name="DefaultParagraphFont" style:family="text">
      <style:text-properties style:font-name="ui-monospace" style:font-name-asian="ui-monospace" style:font-name-complex="ui-monospace" fo:color="#14181F"/>
    </style:style>
    <style:style style:name="T1966" style:parent-style-name="DefaultParagraphFont" style:family="text">
      <style:text-properties style:font-name="ui-monospace" style:font-name-asian="ui-monospace" style:font-name-complex="ui-monospace" fo:color="#14181F"/>
    </style:style>
    <style:style style:name="T1967" style:parent-style-name="DefaultParagraphFont" style:family="text">
      <style:text-properties style:font-name="ui-monospace" style:font-name-asian="ui-monospace" style:font-name-complex="ui-monospace" fo:color="#14181F"/>
    </style:style>
    <style:style style:name="T1968" style:parent-style-name="DefaultParagraphFont" style:family="text">
      <style:text-properties style:font-name="ui-monospace" style:font-name-asian="ui-monospace" style:font-name-complex="ui-monospace" fo:color="#14181F"/>
    </style:style>
    <style:style style:name="T1969" style:parent-style-name="DefaultParagraphFont" style:family="text">
      <style:text-properties style:font-name="ui-monospace" style:font-name-asian="ui-monospace" style:font-name-complex="ui-monospace" fo:color="#14181F"/>
    </style:style>
    <style:style style:name="T1970" style:parent-style-name="DefaultParagraphFont" style:family="text">
      <style:text-properties style:font-name="ui-monospace" style:font-name-asian="ui-monospace" style:font-name-complex="ui-monospace" fo:color="#14181F"/>
    </style:style>
    <style:style style:name="T1971" style:parent-style-name="DefaultParagraphFont" style:family="text">
      <style:text-properties style:font-name="ui-monospace" style:font-name-asian="ui-monospace" style:font-name-complex="ui-monospace" fo:color="#14181F"/>
    </style:style>
    <style:style style:name="T1972" style:parent-style-name="DefaultParagraphFont" style:family="text">
      <style:text-properties style:font-name="ui-monospace" style:font-name-asian="ui-monospace" style:font-name-complex="ui-monospace" fo:color="#14181F"/>
    </style:style>
    <style:style style:name="T1973" style:parent-style-name="DefaultParagraphFont" style:family="text">
      <style:text-properties style:font-name="ui-monospace" style:font-name-asian="ui-monospace" style:font-name-complex="ui-monospace" fo:color="#14181F"/>
    </style:style>
    <style:style style:name="T1974" style:parent-style-name="DefaultParagraphFont" style:family="text">
      <style:text-properties style:font-name="ui-monospace" style:font-name-asian="ui-monospace" style:font-name-complex="ui-monospace" fo:color="#14181F"/>
    </style:style>
    <style:style style:name="T1975" style:parent-style-name="DefaultParagraphFont" style:family="text">
      <style:text-properties style:font-name="ui-monospace" style:font-name-asian="ui-monospace" style:font-name-complex="ui-monospace" fo:color="#14181F"/>
    </style:style>
    <style:style style:name="T1976" style:parent-style-name="DefaultParagraphFont" style:family="text">
      <style:text-properties style:font-name="ui-monospace" style:font-name-asian="ui-monospace" style:font-name-complex="ui-monospace" fo:color="#14181F"/>
    </style:style>
    <style:style style:name="T1977" style:parent-style-name="DefaultParagraphFont" style:family="text">
      <style:text-properties style:font-name="ui-monospace" style:font-name-asian="ui-monospace" style:font-name-complex="ui-monospace" fo:color="#14181F"/>
    </style:style>
    <style:style style:name="T1978" style:parent-style-name="DefaultParagraphFont" style:family="text">
      <style:text-properties style:font-name="ui-monospace" style:font-name-asian="ui-monospace" style:font-name-complex="ui-monospace" fo:color="#14181F"/>
    </style:style>
    <style:style style:name="T1979" style:parent-style-name="DefaultParagraphFont" style:family="text">
      <style:text-properties style:font-name="ui-monospace" style:font-name-asian="ui-monospace" style:font-name-complex="ui-monospace" fo:color="#14181F"/>
    </style:style>
    <style:style style:name="T1980" style:parent-style-name="DefaultParagraphFont" style:family="text">
      <style:text-properties style:font-name="ui-monospace" style:font-name-asian="ui-monospace" style:font-name-complex="ui-monospace" fo:color="#14181F"/>
    </style:style>
    <style:style style:name="T1981" style:parent-style-name="DefaultParagraphFont" style:family="text">
      <style:text-properties style:font-name="ui-monospace" style:font-name-asian="ui-monospace" style:font-name-complex="ui-monospace" fo:color="#14181F"/>
    </style:style>
    <style:style style:name="T1982" style:parent-style-name="DefaultParagraphFont" style:family="text">
      <style:text-properties style:font-name="ui-monospace" style:font-name-asian="ui-monospace" style:font-name-complex="ui-monospace" fo:color="#14181F"/>
    </style:style>
    <style:style style:name="T1983" style:parent-style-name="DefaultParagraphFont" style:family="text">
      <style:text-properties style:font-name="ui-monospace" style:font-name-asian="ui-monospace" style:font-name-complex="ui-monospace" fo:color="#14181F"/>
    </style:style>
    <style:style style:name="T1984" style:parent-style-name="DefaultParagraphFont" style:family="text">
      <style:text-properties style:font-name="ui-monospace" style:font-name-asian="ui-monospace" style:font-name-complex="ui-monospace" fo:color="#14181F"/>
    </style:style>
    <style:style style:name="T1985" style:parent-style-name="DefaultParagraphFont" style:family="text">
      <style:text-properties style:font-name="ui-monospace" style:font-name-asian="ui-monospace" style:font-name-complex="ui-monospace" fo:color="#14181F"/>
    </style:style>
    <style:style style:name="T1986" style:parent-style-name="DefaultParagraphFont" style:family="text">
      <style:text-properties style:font-name="ui-monospace" style:font-name-asian="ui-monospace" style:font-name-complex="ui-monospace" fo:color="#14181F"/>
    </style:style>
    <style:style style:name="T1987" style:parent-style-name="DefaultParagraphFont" style:family="text">
      <style:text-properties style:font-name="ui-monospace" style:font-name-asian="ui-monospace" style:font-name-complex="ui-monospace" fo:color="#14181F"/>
    </style:style>
    <style:style style:name="P1988" style:parent-style-name="Normal" style:family="paragraph">
      <style:paragraph-properties fo:margin-top="0.1666in" fo:margin-bottom="0.1666in" fo:background-color="#FAF9F5"/>
    </style:style>
    <style:style style:name="T1989" style:parent-style-name="DefaultParagraphFont" style:family="text">
      <style:text-properties style:font-name="Georgia" style:font-name-asian="Georgia" style:font-name-complex="Georgia" fo:color="#141413"/>
    </style:style>
    <style:style style:name="P1990" style:parent-style-name="Normal" style:family="paragraph">
      <style:paragraph-properties fo:margin-bottom="0in" fo:background-color="#FAF9F5"/>
    </style:style>
    <style:style style:name="P1991" style:parent-style-name="Heading3" style:family="paragraph">
      <style:paragraph-properties fo:margin-top="0.1666in" fo:background-color="#FAF9F5"/>
    </style:style>
    <style:style style:name="T1992"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1993" style:parent-style-name="Normal" style:family="paragraph">
      <style:paragraph-properties fo:margin-top="0.1666in" fo:margin-bottom="0.1666in" fo:background-color="#FAF9F5"/>
    </style:style>
    <style:style style:name="T1994" style:parent-style-name="DefaultParagraphFont" style:family="text">
      <style:text-properties style:font-name="Georgia" style:font-name-asian="Georgia" style:font-name-complex="Georgia" fo:color="#141413"/>
    </style:style>
    <style:style style:name="P1995" style:parent-style-name="Normal" style:family="paragraph">
      <style:paragraph-properties fo:margin-top="0.1666in" fo:margin-bottom="0.1666in" fo:background-color="#FAF9F5"/>
    </style:style>
    <style:style style:name="T1996" style:parent-style-name="DefaultParagraphFont" style:family="text">
      <style:text-properties style:font-name="Georgia" style:font-name-asian="Georgia" style:font-name-complex="Georgia" fo:color="#141413"/>
    </style:style>
    <style:style style:name="P1997" style:parent-style-name="Normal" style:family="paragraph">
      <style:paragraph-properties fo:margin-top="0.1666in" fo:margin-bottom="0.1666in" fo:background-color="#FAF9F5"/>
    </style:style>
    <style:style style:name="T1998" style:parent-style-name="DefaultParagraphFont" style:family="text">
      <style:text-properties style:font-name="Georgia" style:font-name-asian="Georgia" style:font-name-complex="Georgia" fo:color="#141413"/>
    </style:style>
    <style:style style:name="P1999" style:parent-style-name="Normal" style:family="paragraph">
      <style:paragraph-properties fo:margin-top="0.1666in" fo:margin-bottom="0.1666in" fo:background-color="#FAF9F5"/>
    </style:style>
    <style:style style:name="T2000" style:parent-style-name="DefaultParagraphFont" style:family="text">
      <style:text-properties style:font-name="Georgia" style:font-name-asian="Georgia" style:font-name-complex="Georgia" fo:font-weight="bold" style:font-weight-asian="bold" style:font-weight-complex="bold" fo:color="#141413"/>
    </style:style>
    <style:style style:name="T2001" style:parent-style-name="DefaultParagraphFont" style:family="text">
      <style:text-properties style:font-name="Georgia" style:font-name-asian="Georgia" style:font-name-complex="Georgia" fo:color="#141413"/>
    </style:style>
    <style:style style:name="P2002" style:parent-style-name="Normal" style:family="paragraph">
      <style:paragraph-properties fo:margin-top="0.1666in" fo:margin-bottom="0.1666in" fo:background-color="#FAF9F5"/>
    </style:style>
    <style:style style:name="T2003" style:parent-style-name="DefaultParagraphFont" style:family="text">
      <style:text-properties style:font-name="Georgia" style:font-name-asian="Georgia" style:font-name-complex="Georgia" fo:font-weight="bold" style:font-weight-asian="bold" style:font-weight-complex="bold" fo:color="#141413"/>
    </style:style>
    <style:style style:name="T2004" style:parent-style-name="DefaultParagraphFont" style:family="text">
      <style:text-properties style:font-name="Georgia" style:font-name-asian="Georgia" style:font-name-complex="Georgia" fo:color="#141413"/>
    </style:style>
    <style:style style:name="P2005" style:parent-style-name="Normal" style:family="paragraph">
      <style:paragraph-properties fo:margin-top="0.1666in" fo:margin-bottom="0.1666in" fo:background-color="#FAF9F5"/>
    </style:style>
    <style:style style:name="T2006" style:parent-style-name="DefaultParagraphFont" style:family="text">
      <style:text-properties style:font-name="Georgia" style:font-name-asian="Georgia" style:font-name-complex="Georgia" fo:font-weight="bold" style:font-weight-asian="bold" style:font-weight-complex="bold" fo:color="#141413"/>
    </style:style>
    <style:style style:name="T2007" style:parent-style-name="DefaultParagraphFont" style:family="text">
      <style:text-properties style:font-name="Georgia" style:font-name-asian="Georgia" style:font-name-complex="Georgia" fo:color="#141413"/>
    </style:style>
    <style:style style:name="P2008" style:parent-style-name="Normal" style:family="paragraph">
      <style:paragraph-properties fo:margin-top="0.1666in" fo:margin-bottom="0.1666in" fo:background-color="#FAF9F5"/>
    </style:style>
    <style:style style:name="T2009" style:parent-style-name="DefaultParagraphFont" style:family="text">
      <style:text-properties style:font-name="Georgia" style:font-name-asian="Georgia" style:font-name-complex="Georgia" fo:font-weight="bold" style:font-weight-asian="bold" style:font-weight-complex="bold" fo:color="#141413"/>
    </style:style>
    <style:style style:name="T2010" style:parent-style-name="DefaultParagraphFont" style:family="text">
      <style:text-properties style:font-name="Georgia" style:font-name-asian="Georgia" style:font-name-complex="Georgia" fo:color="#141413"/>
    </style:style>
    <style:style style:name="P2011" style:parent-style-name="Normal" style:family="paragraph">
      <style:paragraph-properties fo:margin-bottom="0in" fo:background-color="#FAF9F5"/>
    </style:style>
    <style:style style:name="P2012" style:parent-style-name="Heading3" style:family="paragraph">
      <style:paragraph-properties fo:margin-top="0.1666in" fo:background-color="#FAF9F5"/>
    </style:style>
    <style:style style:name="T2013" style:parent-style-name="DefaultParagraphFont" style:family="text">
      <style:text-properties style:font-name="Georgia" style:font-name-asian="Georgia" style:font-name-complex="Georgia" fo:font-weight="bold" style:font-weight-asian="bold" style:font-weight-complex="bold" fo:color="#141413" fo:font-size="12pt" style:font-size-asian="12pt" style:font-size-complex="12pt"/>
    </style:style>
    <style:style style:name="P2014" style:parent-style-name="Normal" style:family="paragraph">
      <style:paragraph-properties fo:margin-top="0.1666in" fo:margin-bottom="0.1666in" fo:background-color="#FAF9F5"/>
    </style:style>
    <style:style style:name="T2015" style:parent-style-name="DefaultParagraphFont" style:family="text">
      <style:text-properties style:font-name="Georgia" style:font-name-asian="Georgia" style:font-name-complex="Georgia" fo:color="#141413"/>
    </style:style>
    <style:style style:name="P2016" style:parent-style-name="Normal" style:family="paragraph">
      <style:paragraph-properties fo:margin-top="0.1666in" fo:margin-bottom="0.1666in" fo:background-color="#FAF9F5"/>
    </style:style>
    <style:style style:name="T2017" style:parent-style-name="DefaultParagraphFont" style:family="text">
      <style:text-properties style:font-name="Georgia" style:font-name-asian="Georgia" style:font-name-complex="Georgia" fo:color="#141413"/>
    </style:style>
    <style:style style:name="P2018" style:parent-style-name="Normal" style:family="paragraph">
      <style:paragraph-properties fo:margin-top="0.1666in" fo:margin-bottom="0.1666in" fo:background-color="#FAF9F5"/>
    </style:style>
    <style:style style:name="T2019" style:parent-style-name="DefaultParagraphFont" style:family="text">
      <style:text-properties style:font-name="Georgia" style:font-name-asian="Georgia" style:font-name-complex="Georgia" fo:color="#141413"/>
    </style:style>
    <style:style style:name="P2020" style:parent-style-name="Normal" style:family="paragraph">
      <style:paragraph-properties fo:margin-top="0.1666in" fo:margin-bottom="0.1666in" fo:background-color="#FAF9F5"/>
    </style:style>
    <style:style style:name="T2021" style:parent-style-name="DefaultParagraphFont" style:family="text">
      <style:text-properties style:font-name="Georgia" style:font-name-asian="Georgia" style:font-name-complex="Georgia" fo:color="#141413"/>
    </style:style>
    <style:style style:name="P2022" style:parent-style-name="Normal" style:family="paragraph">
      <style:paragraph-properties fo:margin-top="0.1666in" fo:margin-bottom="0.1666in" fo:background-color="#FAF9F5"/>
    </style:style>
    <style:style style:name="T2023" style:parent-style-name="DefaultParagraphFont" style:family="text">
      <style:text-properties style:font-name="Georgia" style:font-name-asian="Georgia" style:font-name-complex="Georgia" fo:color="#141413"/>
    </style:style>
    <style:style style:name="P2024" style:parent-style-name="Normal" style:family="paragraph">
      <style:paragraph-properties fo:margin-bottom="0in" fo:background-color="#FAF9F5"/>
    </style:style>
  </office:automatic-styles>
  <office:body>
    <office:text text:use-soft-page-breaks="true">
      <text:h text:style-name="P1" text:outline-level="2"><text:span text:style-name="T2">What the Content Engine Is</text:span></text:h>
      <text:h text:style-name="P3" text:outline-level="3"><text:span text:style-name="T4">Definition</text:span></text:h>
      <text:p text:style-name="P5"><text:span text:style-name="T6">The content engine is the operational infrastructure that powers everything the voice document cannot do on its own. The voice document answers:<text:s/></text:span><text:span text:style-name="T7">how does Alex speak?</text:span><text:span text:style-name="T8"><text:s/>The content engine answers:<text:s/></text:span><text:span text:style-name="T9">what does Alex speak about, how does Alex find it, when does Alex engage with it, how does the system decide what is worth engaging with, and how does the system get smarter over time?</text:span></text:p>
      <text:p text:style-name="P10"><text:span text:style-name="T11">Without the voice document, the content engine has inputs and nothing useful to do with them. Without the content engine, the voice document is a perfect set of instructions with no delivery mechanism. They are not optional complements — they are both required for the agent to function.</text:span></text:p>
      <text:p text:style-name="P12"><text:span text:style-name="T13">The content engine is not a single tool. It is a system of interconnected components that work together to move content from the internet into Alex's comment queue, through the scoring and review process, and out into the world as posted comments — and then back again as performance data that improves the next cycle.</text:span></text:p>
      <text:p text:style-name="Normal"/>
      <text:h text:style-name="P14" text:outline-level="3"><text:span text:style-name="T15">The Five Problems the Content Engine Solves</text:span></text:h>
      <text:p text:style-name="P16"><text:span text:style-name="T17">Understanding why the content engine exists requires understanding the five specific operational problems it is designed to solve. Each problem is real, each has a cost if unsolved, and each maps to a specific component of the engine.</text:span></text:p>
      <text:p text:style-name="Normal"/>
      <text:p text:style-name="P18"><text:span text:style-name="T19">Problem 1: The internet is infinite and Alex cannot watch all of it.</text:span></text:p>
      <text:p text:style-name="P20"><text:span text:style-name="T21">There are millions of pieces of content posted every hour across TikTok, Instagram, X, and YouTube. The vast majority of it is irrelevant. A small fraction of it is genuinely high-value engagement territory for Alex. An even smaller fraction of that is trending fast enough that a comment in the next 6 hours will actually be seen by a significant audience.</text:span></text:p>
      <text:p text:style-name="P22"><text:span text:style-name="T23">Without a content sourcing system, the only way to find engagement opportunities is for a human to scroll their personal feeds and manually identify relevant content. This is slow, inconsistent, biased toward whatever the algorithm happens to surface for that particular human on that particular day, and completely unable to capture real-time trending moments across multiple platforms simultaneously.</text:span></text:p>
      <text:p text:style-name="P24"><text:span text:style-name="T25">The content sourcing component solves this by systematically monitoring the internet for content that meets specific criteria — across defined hashtags, keywords, creator watchlists, and trending signals — and surfacing it into a prioritized queue.</text:span></text:p>
      <text:p text:style-name="Normal"/>
      <text:p text:style-name="P26"><text:span text:style-name="T27">Problem 2: Not all content is worth engaging with, and engaging with the wrong content is costly.</text:span></text:p>
      <text:p text:style-name="P28"><text:span text:style-name="T29">A comment on a video with 500 views that peaked 3 days ago accomplishes nothing. A comment on the wrong type of content — something sensitive, contested, or outside Alex's lane — can actively damage the persona. A comment that is technically fine but has no genuine Alex angle is a wasted opportunity that contributes to the "generic brand account" perception the entire voice document is designed to avoid.</text:span></text:p>
      <text:p text:style-name="P30"><text:span text:style-name="T31">Without a scoring system, the only way to decide what to engage with is human judgment applied one piece of content at a time, with no consistent criteria, no way to compare opportunities against each other, and no mechanism for flagging risk.</text:span></text:p>
      <text:p text:style-name="P32"><text:span text:style-name="T33">The content scoring component solves this by applying a consistent four-dimension framework to every piece of surfaced content — engagement potential, Alex angle strength, mode clarity, and risk level — and producing a numerical score that determines whether to engage, escalate for human review, or pass.</text:span></text:p>
      <text:p text:style-name="Normal"/>
      <text:p text:style-name="P34"><text:span text:style-name="T35">Problem 3: The timing window is real and narrow.</text:span></text:p>
      <text:p text:style-name="P36"><text:span text:style-name="T37">Social media engagement is not time-neutral. A comment posted on a trending video within the first 6 hours competes with a much smaller pool of comments, has a higher chance of being seen by the creator, and has a higher chance of rising to the top of the comment section as the video accumulates views. The same comment posted 36 hours later — when the video has 10 million views but the comment section has 50,000 entries — is effectively invisible.</text:span></text:p>
      <text:p text:style-name="P38"><text:span text:style-name="T39">Without a timing-aware system, engagement opportunities are discovered after their window has closed. A human scrolling TikTok at 9pm finds a video that peaked at noon. The moment is gone.</text:span></text:p>
      <text:p text:style-name="P40"><text:span text:style-name="T41">The input mode architecture solves this by defining how content gets from the internet into Alex's queue at the appropriate speed for each type of content — with manual mode for prototype testing, semi-automated mode for production use, and fully automated mode for real-time trending content capture once the system has been validated.</text:span></text:p>
      <text:p text:style-name="Normal"/>
      <text:p text:style-name="P42"><text:span text:style-name="T43">Problem 4: The agent cannot improve without data.</text:span></text:p>
      <text:p text:style-name="P44"><text:span text:style-name="T45">The first comment Alex writes will be imperfect. The hundredth will be better. The thousandth will be significantly better — but only if the system is capturing what works, what doesn't, and why. Without performance data, every comment is generated in a vacuum, with no learning from previous outputs.</text:span></text:p>
      <text:p text:style-name="P46"><text:span text:style-name="T47">Without a feedback loop, the system is static. The voice document stays the same regardless of what the data says. Scoring thresholds are never adjusted. The creator watchlist never gets updated. Hashtag monitoring never evolves to reflect how financial discourse on social media is changing.</text:span></text:p>
      <text:p text:style-name="P48"><text:span text:style-name="T49">The feedback loop component solves this by tracking performance metrics for every posted comment, running weekly human reviews that translate performance data into specific system updates, and maintaining a change log that makes the system's evolution traceable over time.</text:span></text:p>
      <text:p text:style-name="Normal"/>
      <text:p text:style-name="P50"><text:span text:style-name="T51">Problem 5: Human judgment cannot be removed entirely, but it cannot be the bottleneck.</text:span></text:p>
      <text:p text:style-name="P52"><text:span text:style-name="T53">The content engine is not designed to replace human judgment. It is designed to apply human judgment efficiently — at the points in the process where it adds the most value, without requiring it at every step of every comment.</text:span></text:p>
      <text:p text:style-name="P54"><text:span text:style-name="T55">Humans are essential for: approving content the agent has scored and surfaced, reviewing Yellow-tier comments before they post, conducting weekly quality reviews, and making decisions about significant changes to the system. Humans are not necessary for: monitoring thousands of hashtags simultaneously, scoring every piece of surfaced content against a consistent framework, or posting Green-tier comments on clearly appropriate content once the system has been validated.</text:span></text:p>
      <text:p text:style-name="P56"><text:span text:style-name="T57">The input mode architecture solves this by defining precisely where human judgment is required, where it is optional, and where it would be a bottleneck that prevents the system from capturing time-sensitive opportunities.</text:span></text:p>
      <text:p text:style-name="Normal"/>
      <text:h text:style-name="P58" text:outline-level="3"><text:span text:style-name="T59">How the Components Fit Together</text:span></text:h>
      <text:p text:style-name="P60"><text:span text:style-name="T61">The content engine has four components that operate in sequence on every piece of content:</text:span></text:p>
      <text:p text:style-name="P62"><text:span text:style-name="T63">CONTENT SOURCING</text:span><text:line-break/><text:span text:style-name="T64">The agent monitors the internet continuously across four content categories:</text:span><text:line-break/><text:span text:style-name="T65">trending cultural moments, finance and money content, specific finance creators,</text:span><text:line-break/><text:span text:style-name="T66">and viral general content. Content that matches monitoring criteria enters the pipeline.</text:span><text:line-break/><text:span text:style-name="T67"><text:s text:c="8"/>↓</text:span><text:line-break/><text:span text:style-name="T68">CONTENT SCORING</text:span><text:line-break/><text:span text:style-name="T69">Every piece of surfaced content is scored on four dimensions:</text:span><text:line-break/><text:span text:style-name="T70">engagement potential, Alex angle strength, mode clarity, and risk level.</text:span><text:line-break/><text:span text:style-name="T71">Content scoring 5+ enters the queue. Content scoring below 5 is passed.</text:span><text:line-break/><text:span text:style-name="T72">Red-tier content is never engaged with regardless of score.</text:span><text:line-break/><text:span text:style-name="T73"><text:s text:c="8"/>↓</text:span><text:line-break/><text:span text:style-name="T74">INPUT MODE / HUMAN REVIEW</text:span><text:line-break/><text:span text:style-name="T75">Content moves through one of three input modes depending on build stage:</text:span><text:line-break/><text:span text:style-name="T76">Manual (human feeds content directly), Semi-Automated (human reviews a scored queue),</text:span><text:line-break/><text:span text:style-name="T77">or Fully Automated (Green-tier content posts without review).</text:span><text:line-break/><text:span text:style-name="T78">Yellow-tier content always requires human review regardless of input mode.</text:span><text:line-break/><text:span text:style-name="T79"><text:s text:c="8"/>↓</text:span><text:line-break/><text:span text:style-name="T80">COMMENT GENERATION</text:span><text:line-break/><text:span text:style-name="T81">The agent generates 3 candidate comments for each approved piece of content.</text:span><text:line-break/><text:span text:style-name="T82">Each candidate includes: the comment text, the mode identified, the format used,</text:span><text:line-break/><text:span text:style-name="T83">a confidence score, and any checklist flags. Human selects preferred candidate</text:span><text:line-break/><text:span text:style-name="T84">or requests regeneration.</text:span><text:line-break/><text:span text:style-name="T85"><text:s text:c="8"/>↓</text:span><text:line-break/><text:span text:style-name="T86">PRE-POST CHECKLIST</text:span><text:line-break/><text:span text:style-name="T87">Every comment runs through the 7-question checklist from Section 11</text:span><text:line-break/><text:span text:style-name="T88">before posting. No exceptions. Comments that fail are rewritten or discarded.</text:span><text:line-break/><text:span text:style-name="T89"><text:s text:c="8"/>↓</text:span><text:line-break/><text:span text:style-name="T90">POSTING</text:span><text:line-break/><text:span text:style-name="T91">Comment posts to the platform within the timing window.</text:span><text:line-break/><text:span text:style-name="T92">Metadata is logged: platform, content category, mode, format, score, timing.</text:span><text:line-break/><text:span text:style-name="T93"><text:s text:c="8"/>↓</text:span><text:line-break/><text:span text:style-name="T94">PERFORMANCE TRACKING</text:span><text:line-break/><text:span text:style-name="T95">Automated tracking captures handle clicks, comment likes, creator responses,</text:span><text:line-break/><text:span text:style-name="T96">thread engagement, and follower attribution for every posted comment.</text:span><text:line-break/><text:span text:style-name="T97"><text:s text:c="8"/>↓</text:span><text:line-break/><text:span text:style-name="T98">FEEDBACK LOOP</text:span><text:line-break/><text:span text:style-name="T99">Weekly human review translates performance data into specific system updates:</text:span><text:line-break/><text:span text:style-name="T100">monitoring list changes, scoring threshold adjustments, system prompt refinements.</text:span><text:line-break/><text:span text:style-name="T101">Change log documents every update. The system gets smarter.</text:span><text:line-break/><text:span text:style-name="T102"><text:s text:c="8"/>↓</text:span><text:line-break/><text:span text:style-name="T103">[RETURN TO CONTENT SOURCING — next cycle]</text:span></text:p>
      <text:p text:style-name="Normal"/>
      <text:h text:style-name="P104" text:outline-level="3"><text:span text:style-name="T105">What the Content Engine Is Not</text:span></text:h>
      <text:p text:style-name="P106"><text:span text:style-name="T107">To prevent scope creep and misapplication, here is what the content engine explicitly does not do:</text:span></text:p>
      <text:p text:style-name="P108"><text:span text:style-name="T109">It is not a social media management platform.</text:span><text:span text:style-name="T110"><text:s/>It does not schedule owned posts, manage the official MoneyLion content calendar, or handle inbound mentions and DMs. Those functions belong to the official social media management workflow, not the engagement agent.</text:span></text:p>
      <text:p text:style-name="P111"><text:span text:style-name="T112">It is not a customer service system.</text:span><text:span text:style-name="T113"><text:s/>When someone tags MoneyLion with a complaint, question, or support request, the content engine does not engage with it. That content is flagged and routed to the official MoneyLion support channels. The engagement agent is not a customer service tool.</text:span></text:p>
      <text:p text:style-name="P114"><text:span text:style-name="T115">It is not a paid media system.</text:span><text:span text:style-name="T116"><text:s/>The content engine operates entirely in organic comment sections. It has nothing to do with paid ad placement, sponsored content, or influencer partnership management.</text:span></text:p>
      <text:p text:style-name="P117"><text:span text:style-name="T118">It is not a content creation system.</text:span><text:span text:style-name="T119"><text:s/>The content engine identifies content to engage with and generates comments on that content. It does not create original MoneyLion posts, videos, or campaigns. That is a separate workflow.</text:span></text:p>
      <text:p text:style-name="P120"><text:span text:style-name="T121">It is not autonomous.</text:span><text:span text:style-name="T122"><text:s/>Even in its most automated state (Input Mode C), the content engine operates within rules set by humans, is monitored by humans, and can be stopped by humans at any time. The feedback loop exists precisely to keep human judgment continuously integrated into the system's operation.</text:span></text:p>
      <text:p text:style-name="Normal"/>
      <text:h text:style-name="P123" text:outline-level="3"><text:span text:style-name="T124">The Relationship Between the Content Engine and the Voice Document</text:span></text:h>
      <text:p text:style-name="P125"><text:span text:style-name="T126">The voice document and the content engine are separate documents that work as a single system. The agent needs both to function correctly. Here is precisely how they interact:</text:span></text:p>
      <text:p text:style-name="P127"><text:span text:style-name="T128">The<text:s/></text:span><text:span text:style-name="T129">voice document</text:span><text:span text:style-name="T130"><text:s/>is the agent's identity and behavioral rules. It defines who Alex is, how Alex speaks, what Alex never does, and how Alex makes decisions about a specific piece of content once it is in front of them. It is the permanent foundation — it changes slowly, only when something fundamental about the persona or the brand's direction changes.</text:span></text:p>
      <text:p text:style-name="P131"><text:span text:style-name="T132">The<text:s/></text:span><text:span text:style-name="T133">content engine</text:span><text:span text:style-name="T134"><text:s/>is the agent's operational instructions. It defines how content reaches Alex, how the agent evaluates it before engaging, how the engagement gets into the world, and how the system learns. It is more dynamic — it changes regularly as the creator watchlist evolves, as scoring thresholds are calibrated, and as new content categories emerge.</text:span></text:p>
      <text:p text:style-name="P135"><text:span text:style-name="T136">When they conflict — when the content engine's scoring says engage but the voice document's rules say don't —<text:s/></text:span><text:span text:style-name="T137">the voice document always wins.</text:span><text:span text:style-name="T138"><text:s/>A Red-tier piece of content does not get engaged with regardless of its engagement potential score. A comment that fails the pre-post checklist does not get posted regardless of how perfectly timed the opportunity is. The voice document is the higher authority. The content engine serves it.</text:span></text:p>
      <text:p text:style-name="Normal"/>
      <text:h text:style-name="P139" text:outline-level="3"><text:span text:style-name="T140">Operating Principles</text:span></text:h>
      <text:p text:style-name="P141"><text:span text:style-name="T142">Before diving into each component in detail, these five operating principles apply to the content engine as a whole:</text:span></text:p>
      <text:p text:style-name="P143"><text:span text:style-name="T144">Principle 1: Quality over volume.</text:span><text:span text:style-name="T145"><text:s/>The content engine is not optimized for the number of comments posted. It is optimized for the quality and impact of each comment. A single comment that generates 500 handle clicks is worth more than fifty comments that generate none. The scoring system, the checklist, and the human review process all exist to enforce this principle.</text:span></text:p>
      <text:p text:style-name="P146"><text:span text:style-name="T147">Principle 2: Timing is a dimension of quality.</text:span><text:span text:style-name="T148"><text:s/>A perfect comment posted too late is not a perfect comment. The timing window is a real constraint. The content engine is designed to capture time-sensitive opportunities within the windows that matter — which means the sourcing, scoring, and review process must be fast enough to move content from discovery to posting within hours, not days.</text:span></text:p>
      <text:p text:style-name="P149"><text:span text:style-name="T150">Principle 3: The agent earns automation gradually.</text:span><text:span text:style-name="T151"><text:s/>The content engine starts in manual mode, moves to semi-automated mode after validation, and only enables full automation after the system has demonstrated consistent performance against defined quality thresholds. Automation is not the goal — it is a reward for demonstrated reliability. Every stage of expanded automation must be earned.</text:span></text:p>
      <text:p text:style-name="P152"><text:span text:style-name="T153">Principle 4: Human judgment is a feature, not a bug.</text:span><text:span text:style-name="T154"><text:s/>The content engine is designed to make human review efficient and well-informed — not to eliminate it. Humans reviewing a well-scored, well-metadata'd queue of 20 opportunities make better decisions faster than humans scrolling their own feeds. The system exists to make human judgment more powerful, not to replace it.</text:span></text:p>
      <text:p text:style-name="P155"><text:span text:style-name="T156">Principle 5: The system is always a draft.</text:span><text:span text:style-name="T157"><text:s/>The content engine is never finished. The internet changes. Finance discourse evolves. New creators emerge. New content formats develop. New cultural moments create new engagement patterns. The weekly review and feedback loop exist because the system that works perfectly in month one will be outdated by month six without continuous refinement. Treat every version of the content engine as the best current draft, not the final answer.</text:span></text:p>
      <text:h text:style-name="P158" text:outline-level="2"><text:span text:style-name="T159">Component 1: Content Sourcing</text:span></text:h>
      <text:p text:style-name="Normal"/>
      <text:h text:style-name="P160" text:outline-level="3"><text:span text:style-name="T161">What Content Sourcing Is</text:span></text:h>
      <text:p text:style-name="P162"><text:span text:style-name="T163">Content sourcing is the first and most foundational component of the content engine. It is the mechanism by which the agent discovers what to engage with. Everything downstream — scoring, review, comment generation, performance tracking — depends on the sourcing layer surfacing the right content at the right time.</text:span></text:p>
      <text:p text:style-name="P164"><text:span text:style-name="T165">The sourcing layer monitors the internet continuously across four defined content categories. It does not wait for a human to find something interesting and paste it in. It actively scans defined signals — hashtags, keywords, creator accounts, trending indicators, platform-specific virality signals — and surfaces content that meets minimum criteria into the agent's pipeline.</text:span></text:p>
      <text:p text:style-name="P166"><text:span text:style-name="T167">The sourcing layer answers one question:<text:s/></text:span><text:span text:style-name="T168">of everything posted on the internet right now, what is worth looking at?</text:span></text:p>
      <text:p text:style-name="P169"><text:span text:style-name="T170">It does not answer whether to engage — that is the scoring component's job. It does not answer how to engage — that is the voice document's job. It only answers what to surface. The bar for surfacing content into the pipeline is deliberately lower than the bar for engaging with it. Better to surface too much and score it down than to miss a high-value opportunity because the sourcing criteria were too narrow.</text:span></text:p>
      <text:p text:style-name="Normal"/>
      <text:h text:style-name="P171" text:outline-level="3"><text:span text:style-name="T172">The Four Content Categories</text:span></text:h>
      <text:p text:style-name="P173"><text:span text:style-name="T174">The agent monitors four content categories simultaneously. Each category is defined by what it is, why it matters strategically, exactly how it is monitored, what signals trigger surfacing, what timing constraints apply, and what the agent should prioritize within the category.</text:span></text:p>
      <text:p text:style-name="Normal"/>
      <text:h text:style-name="P175" text:outline-level="3"><text:span text:style-name="T176">Category 1: Trending Cultural Moments</text:span></text:h>
      <text:p text:style-name="Normal"/>
      <text:p text:style-name="P177"><text:span text:style-name="T178">What it is:</text:span></text:p>
      <text:p text:style-name="P179"><text:span text:style-name="T180">Trending cultural moments are pieces of content — or waves of content — that are breaking through into mainstream cultural attention in real time. They are not necessarily related to finance. They are not necessarily from specific creators the agent tracks. They are simply the thing that everyone is watching, reacting to, or talking about right now.</text:span></text:p>
      <text:p text:style-name="P181"><text:span text:style-name="T182">A trending cultural moment can be a single viral video (a woman finding pregnancy tests taped to her wall, a cat destroying an apartment, a man doing his Duolingo lesson in the emergency room). It can be a format that has gone viral (a specific sound, a specific editing style, a specific challenge). It can be a cultural event spilling onto social media (an awards show moment, a sports upset, a celebrity news story). It can be a meme that has hit escape velocity and is being referenced everywhere simultaneously.</text:span></text:p>
      <text:p text:style-name="P183"><text:span text:style-name="T184">What all trending cultural moments share: they are capturing a disproportionate share of audience attention right now, they will not be capturing that share of attention in 48 hours, and a comment placed in the right trending video's comment section within the first 6 hours reaches an audience that would cost significant paid media budget to reach any other way.</text:span></text:p>
      <text:p text:style-name="Normal"/>
      <text:p text:style-name="P185"><text:span text:style-name="T186">Why it matters strategically:</text:span></text:p>
      <text:p text:style-name="P187"><text:span text:style-name="T188">This is the Duolingo model in its purest form. Duolingo did not build a cultural presence by commenting on language learning content. They built it by showing up — consistently, specifically, memorably — in the comment sections of videos that had nothing to do with language learning. Their comment on a viral bedtime video ("my socks stay on") reached an audience that had never thought about Duolingo and would not have clicked a Duolingo ad. But they laughed, they clicked the handle, and the next time they thought about learning a language, Duolingo was familiar.</text:span></text:p>
      <text:p text:style-name="P189"><text:span text:style-name="T190">MoneyLion's opportunity in this category is identical. The target audience — Gen Z and Millennials aged 18–40 — is consuming trending cultural content constantly. They are not always thinking about their finances when they are watching TikTok. The engagement agent's job in this category is to make MoneyLion part of the cultural fabric they are already consuming, so that when they do think about their finances, MoneyLion is already familiar.</text:span></text:p>
      <text:p text:style-name="P191"><text:span text:style-name="T192">This category builds brand recognition at scale with zero paid media spend. It is the highest-leverage engagement category in terms of audience reach per comment. A single comment on a 10-million-view video that generates 5,000 handle clicks is worth more in brand recognition terms than a week of owned content posting.</text:span></text:p>
      <text:p text:style-name="Normal"/>
      <text:p text:style-name="P193"><text:span text:style-name="T194">How to monitor it:</text:span></text:p>
      <text:p text:style-name="P195"><text:span text:style-name="T196">Trending cultural moments require real-time monitoring across multiple platforms simultaneously. The following signals should be tracked:</text:span></text:p>
      <text:p text:style-name="P197"><text:span text:style-name="T198">TikTok:</text:span></text:p>
      <text:list text:style-name="LFO68" text:continue-numbering="true">
        <text:list-item>
          <text:p text:style-name="P199">Trending sounds: sounds that are being used in a rapidly increasing number of videos. A sound going from 10,000 uses to 100,000 uses in 24 hours is a trending signal.</text:p>
        </text:list-item>
        <text:list-item>
          <text:p text:style-name="P200">Trending hashtags: hashtags appearing on the TikTok Discover page and in the "trending" section of the app. Updated multiple times daily.</text:p>
        </text:list-item>
        <text:list-item>
          <text:p text:style-name="P201">For You Page velocity signals: content that is being served to users at an unusual rate, indicated by engagement acceleration — videos gaining 100K+ likes within 6 hours of posting.</text:p>
        </text:list-item>
        <text:list-item>
          <text:p text:style-name="P202">Duet and stitch chains: when a video is being widely dueted or stitched, it indicates the original content has entered a viral loop. The original video and the top-performing responses are both engagement opportunities.</text:p>
        </text:list-item>
        <text:list-item>
          <text:p text:style-name="P203">TikTok Creative Center Trends: TikTok's own trending data tool, which surfaces trending sounds, hashtags, and creators. Should be checked minimum twice daily.</text:p>
        </text:list-item>
      </text:list>
      <text:p text:style-name="P204"><text:span text:style-name="T205">X (Twitter):</text:span></text:p>
      <text:list text:style-name="LFO67" text:continue-numbering="true">
        <text:list-item>
          <text:p text:style-name="P206">Trending topics: X's trending sidebar, which surfaces topics by volume of conversation. Updated continuously.</text:p>
        </text:list-item>
        <text:list-item>
          <text:p text:style-name="P207">Trending with context: distinguishing between topics trending due to news events (often political or sensitive — Red tier) versus cultural moments (award shows, sports, viral stories — potential Green tier).</text:p>
        </text:list-item>
        <text:list-item>
          <text:p text:style-name="P208">Viral tweet chains: a single tweet or reply that is accumulating retweets and quote tweets at unusual velocity. The tweet and its reply thread are both engagement opportunities.</text:p>
        </text:list-item>
        <text:list-item>
          <text:p text:style-name="P209">Moments: X's curated collection of trending stories, updated multiple times daily.</text:p>
        </text:list-item>
      </text:list>
      <text:p text:style-name="P210"><text:span text:style-name="T211">Instagram:</text:span></text:p>
      <text:list text:style-name="LFO66" text:continue-numbering="true">
        <text:list-item>
          <text:p text:style-name="P212">Explore page trending Reels: content surfaced in the Explore feed with unusually high engagement velocity.</text:p>
        </text:list-item>
        <text:list-item>
          <text:p text:style-name="P213">Reels audio trends: similar to TikTok sound trends — audio being used in rapidly increasing numbers of Reels.</text:p>
        </text:list-item>
        <text:list-item>
          <text:p text:style-name="P214">Instagram's "Trending Reels" indicator: when Instagram labels a Reel as trending in the audio selection screen.</text:p>
        </text:list-item>
      </text:list>
      <text:p text:style-name="P215"><text:span text:style-name="T216">Cross-platform signals:</text:span><text:span text:style-name="T217"><text:s/>The most important trending signal is cross-platform virality — when the same piece of content, format, or cultural moment is trending on TikTok AND X AND Instagram simultaneously. This indicates the content has broken out of algorithmic bubbles and is reaching a genuinely broad audience. Cross-platform trending content is always Tier 1 priority regardless of absolute engagement numbers on any single platform.</text:span></text:p>
      <text:p text:style-name="P218"><text:span text:style-name="T219">External signals:</text:span></text:p>
      <text:list text:style-name="LFO65" text:continue-numbering="true">
        <text:list-item>
          <text:p text:style-name="P220">Google Trends: sudden spikes in search volume for specific terms, names, or events often precede or accompany social media virality.</text:p>
        </text:list-item>
        <text:list-item>
          <text:p text:style-name="P221">Entertainment and pop culture news sites (Vulture, The Cut, BuzzFeed, etc.): these outlets frequently cover viral social media moments, and their coverage both tracks and amplifies virality.</text:p>
        </text:list-item>
        <text:list-item>
          <text:p text:style-name="P222">Reddit's r/videos, r/interestingasfuck, r/PublicFreakout: Reddit frequently surfaces content that goes on to trend on TikTok and X within 12–24 hours. Monitoring these subreddits provides an early warning signal.</text:p>
        </text:list-item>
      </text:list>
      <text:p text:style-name="Normal"/>
      <text:p text:style-name="P223"><text:span text:style-name="T224">What triggers surfacing into the pipeline:</text:span></text:p>
      <text:p text:style-name="P225"><text:span text:style-name="T226">Not every trending piece of content should be surfaced. The following signals trigger surfacing:</text:span></text:p>
      <text:list text:style-name="LFO64" text:continue-numbering="true">
        <text:list-item>
          <text:p text:style-name="P227">Content reaching 100K+ likes within 6 hours of posting on any single platform</text:p>
        </text:list-item>
        <text:list-item>
          <text:p text:style-name="P228">Content appearing in the trending section of two or more platforms simultaneously</text:p>
        </text:list-item>
        <text:list-item>
          <text:p text:style-name="P229">Content from a creator with 500K+ followers that is significantly outperforming their average engagement rate</text:p>
        </text:list-item>
        <text:list-item>
          <text:p text:style-name="P230">A sound or format that has increased in usage by more than 500% within 24 hours</text:p>
        </text:list-item>
        <text:list-item>
          <text:p text:style-name="P231">A cultural event (award show, sports moment, viral news story) generating significant social media conversation</text:p>
        </text:list-item>
        <text:list-item>
          <text:p text:style-name="P232">Content being actively dueted, stitched, or quote-tweeted at high volume, indicating it has entered a viral amplification loop</text:p>
        </text:list-item>
      </text:list>
      <text:p text:style-name="P233"><text:span text:style-name="T234">What does NOT trigger surfacing:</text:span></text:p>
      <text:list text:style-name="LFO63" text:continue-numbering="true">
        <text:list-item>
          <text:p text:style-name="P235">Content that is trending in a political or contested social context — this is Red tier and should be filtered before it enters the pipeline</text:p>
        </text:list-item>
        <text:list-item>
          <text:p text:style-name="P236">Content involving death, tragedy, or crisis — Red tier, filter before pipeline entry</text:p>
        </text:list-item>
        <text:list-item>
          <text:p text:style-name="P237">Content that is viral within a very specific niche with no crossover into MoneyLion's target demographic</text:p>
        </text:list-item>
        <text:list-item>
          <text:p text:style-name="P238">Content older than 24 hours that is not experiencing a second wave of virality</text:p>
        </text:list-item>
      </text:list>
      <text:p text:style-name="Normal"/>
      <text:p text:style-name="P239"><text:span text:style-name="T240">Timing constraints:</text:span></text:p>
      <text:p text:style-name="P241"><text:span text:style-name="T242">Trending cultural moments have the narrowest engagement window of any content category. The window has three phases:</text:span></text:p>
      <text:p text:style-name="P243"><text:span text:style-name="T244">Phase 1 — Early (0–6 hours after posting):</text:span><text:span text:style-name="T245"><text:s/>The video is gaining velocity but has not yet peaked. The comment section is active but not yet flooded. A comment placed here has the highest probability of rising to the top of the comment section as the video accumulates views. This is the highest-value window.<text:s/></text:span><text:span text:style-name="T246">Priority: maximum.</text:span></text:p>
      <text:p text:style-name="P247"><text:span text:style-name="T248">Phase 2 — Peak (6–24 hours after posting):</text:span><text:span text:style-name="T249"><text:s/>The video is at or near peak virality. The comment section is extremely active. A comment here will be seen by many people but will face more competition for visibility. Still valuable — the audience is largest here.<text:s/></text:span><text:span text:style-name="T250">Priority: high.</text:span></text:p>
      <text:p text:style-name="P251"><text:span text:style-name="T252">Phase 3 — Decline (24–48 hours after posting):</text:span><text:span text:style-name="T253"><text:s/>The video is still accumulating views but the viral moment is passing. The comment section is less active. A comment here reaches a smaller real-time audience.<text:s/></text:span><text:span text:style-name="T254">Priority: low.</text:span><text:span text:style-name="T255">Engage only if the comment is exceptionally strong.</text:span></text:p>
      <text:p text:style-name="P256"><text:span text:style-name="T257">After 48 hours:</text:span><text:span text:style-name="T258"><text:s/>Do not engage with trending cultural content unless it is experiencing a documented second wave of virality (being reshared, referenced in new content, or surfacing in a new context).</text:span></text:p>
      <text:p text:style-name="Normal"/>
      <text:p text:style-name="P259"><text:span text:style-name="T260">What to prioritize within this category:</text:span></text:p>
      <text:p text:style-name="P261"><text:span text:style-name="T262">When multiple trending cultural moments are surfaced simultaneously — which will be the common case — prioritize in this order:</text:span></text:p>
      <text:list text:style-name="LFO62" text:continue-numbering="true">
        <text:list-item>
          <text:p text:style-name="P263">Cross-platform trending content over single-platform trending content</text:p>
        </text:list-item>
        <text:list-item>
          <text:p text:style-name="P264">Content with a clearly strong Alex angle over content where the angle requires construction</text:p>
        </text:list-item>
        <text:list-item>
          <text:p text:style-name="P265">Content within the Phase 1 window over content in Phase 2 or Phase 3</text:p>
        </text:list-item>
        <text:list-item>
          <text:p text:style-name="P266">Content from creators with active comment sections (creators who respond to comments)</text:p>
        </text:list-item>
        <text:list-item>
          <text:p text:style-name="P267">Content formats that have historically produced high-performing Alex comments (specific moment videos, POV/skit content, wild story content)</text:p>
        </text:list-item>
      </text:list>
      <text:p text:style-name="Normal"/>
      <text:h text:style-name="P268" text:outline-level="3"><text:span text:style-name="T269">Category 2: Finance and Money Content</text:span></text:h>
      <text:p text:style-name="Normal"/>
      <text:p text:style-name="P270"><text:span text:style-name="T271">What it is:</text:span></text:p>
      <text:p text:style-name="P272"><text:span text:style-name="T273">Finance and money content is any content where personal finance — in any of its forms — is the central topic. This is the broadest definition: it includes aspirational content (how I built wealth), educational content (how compound interest works), anxiety content (I can't afford to live), transparency content (my salary progression at 30), entertainment content (financial icks in dating), community content (debt payoff journey updates), and everything in between.</text:span></text:p>
      <text:p text:style-name="P274"><text:span text:style-name="T275">The defining characteristic is that the audience came to this content specifically because they are thinking about money. They are not incidentally encountering a financial topic — they sought it out, or the algorithm served it to them because their behavior indicates they are interested in personal finance. This makes them significantly more receptive to relevant financial tools and products than a general viral content audience.</text:span></text:p>
      <text:p text:style-name="P276"><text:span text:style-name="T277">This is the primary Mode 2 territory. This is where Alex is the knowledgeable friend.</text:span></text:p>
      <text:p text:style-name="Normal"/>
      <text:p text:style-name="P278"><text:span text:style-name="T279">Why it matters strategically:</text:span></text:p>
      <text:p text:style-name="P280"><text:span text:style-name="T281">Finance content audiences are MoneyLion's target customers in an active financial mindset. The comment section of a salary transparency video is full of people who are worried about whether they are on track. The comment section of an Instacash alternative video is full of people who are looking for exactly what MoneyLion offers. The comment section of a "how I paid off $40,000 in debt" video is full of people who want to do the same thing.</text:span></text:p>
      <text:p text:style-name="P282"><text:span text:style-name="T283">A well-placed Mode 2 comment in these spaces does two things simultaneously: it builds the trust and credibility that comes from Alex being a consistent, genuine presence in the finance content community, and it creates direct conversion opportunities when the product mention is genuinely the answer to something the audience is looking for.</text:span></text:p>
      <text:p text:style-name="P284"><text:span text:style-name="T285">This category has a longer engagement window than trending cultural moments, which means the timing pressure is lower and the potential for a comment to keep driving traffic over days or weeks is higher. A comment on a finance creator's video that gets pinned or rises to the top of the comment section can drive handle clicks for weeks as the video continues to accumulate views.</text:span></text:p>
      <text:p text:style-name="Normal"/>
      <text:p text:style-name="P286"><text:span text:style-name="T287">How to monitor it:</text:span></text:p>
      <text:p text:style-name="P288"><text:span text:style-name="T289">Hashtag monitoring — primary list:</text:span></text:p>
      <text:p text:style-name="P290"><text:span text:style-name="T291">The following hashtags should be monitored continuously across TikTok and Instagram. This list should be reviewed monthly and updated based on emerging finance discourse vocabulary.</text:span></text:p>
      <text:p text:style-name="P292"><text:span text:style-name="T293">Core finance hashtags:</text:span></text:p>
      <text:list text:style-name="LFO61" text:continue-numbering="true">
        <text:list-item>
          <text:p text:style-name="P294">#moneytok — the primary personal finance community hashtag on TikTok</text:p>
        </text:list-item>
        <text:list-item>
          <text:p text:style-name="P295">#personalfinance — broad personal finance content</text:p>
        </text:list-item>
        <text:list-item>
          <text:p text:style-name="P296">#financialliteracy — educational finance content</text:p>
        </text:list-item>
        <text:list-item>
          <text:p text:style-name="P297">#budgeting — budgeting specific</text:p>
        </text:list-item>
        <text:list-item>
          <text:p text:style-name="P298">#debtfree — debt payoff journey content</text:p>
        </text:list-item>
        <text:list-item>
          <text:p text:style-name="P299">#debtfreecommunity — community-oriented debt content</text:p>
        </text:list-item>
        <text:list-item>
          <text:p text:style-name="P300">#creditrepair — credit score improvement content</text:p>
        </text:list-item>
        <text:list-item>
          <text:p text:style-name="P301">#creditscore — credit score general</text:p>
        </text:list-item>
        <text:list-item>
          <text:p text:style-name="P302">#cashadvance — directly relevant to Instacash</text:p>
        </text:list-item>
        <text:list-item>
          <text:p text:style-name="P303">#paycheck — paycheck-to-paycheck content</text:p>
        </text:list-item>
        <text:list-item>
          <text:p text:style-name="P304">#salarytransparency — salary disclosure content, highly engaged</text:p>
        </text:list-item>
        <text:list-item>
          <text:p text:style-name="P305">#financetips — general finance tips</text:p>
        </text:list-item>
        <text:list-item>
          <text:p text:style-name="P306">#investing — investing content (Mode 2, no specific advice)</text:p>
        </text:list-item>
        <text:list-item>
          <text:p text:style-name="P307">#investingforbeginners — beginner investing content</text:p>
        </text:list-item>
        <text:list-item>
          <text:p text:style-name="P308">#savingmoney — saving content</text:p>
        </text:list-item>
        <text:list-item>
          <text:p text:style-name="P309">#savingstips — saving tips</text:p>
        </text:list-item>
        <text:list-item>
          <text:p text:style-name="P310">#broke — financial struggle content (handle with care — Mode 2 warmth)</text:p>
        </text:list-item>
        <text:list-item>
          <text:p text:style-name="P311">#financialindependence — FIRE movement content</text:p>
        </text:list-item>
        <text:list-item>
          <text:p text:style-name="P312">#FIRE — Financial Independence Retire Early</text:p>
        </text:list-item>
        <text:list-item>
          <text:p text:style-name="P313">#moneymanagement — broad money management</text:p>
        </text:list-item>
        <text:list-item>
          <text:p text:style-name="P314">#financialanxiety — financial anxiety content (Yellow tier — review before posting)</text:p>
        </text:list-item>
        <text:list-item>
          <text:p text:style-name="P315">#paycheck2paycheck — paycheck to paycheck content</text:p>
        </text:list-item>
        <text:list-item>
          <text:p text:style-name="P316">#sidehustle — side income content</text:p>
        </text:list-item>
        <text:list-item>
          <text:p text:style-name="P317">#passiveincome — passive income content</text:p>
        </text:list-item>
        <text:list-item>
          <text:p text:style-name="P318">#creditbuilding — directly relevant to Credit Builder</text:p>
        </text:list-item>
        <text:list-item>
          <text:p text:style-name="P319">#buildcredit — credit building</text:p>
        </text:list-item>
        <text:list-item>
          <text:p text:style-name="P320">#financialfreedom — aspirational finance content</text:p>
        </text:list-item>
        <text:list-item>
          <text:p text:style-name="P321">#moneymindset — money psychology content</text:p>
        </text:list-item>
        <text:list-item>
          <text:p text:style-name="P322">#wealthbuilding — wealth building content</text:p>
        </text:list-item>
        <text:list-item>
          <text:p text:style-name="P323">#frugal — frugality content</text:p>
        </text:list-item>
        <text:list-item>
          <text:p text:style-name="P324">#couponing — extreme savings content</text:p>
        </text:list-item>
        <text:list-item>
          <text:p text:style-name="P325">#9to5 — corporate/salary worker content, finance adjacent</text:p>
        </text:list-item>
      </text:list>
      <text:p text:style-name="P326"><text:span text:style-name="T327">Keyword monitoring:</text:span></text:p>
      <text:p text:style-name="P328"><text:span text:style-name="T329">Beyond hashtags, monitor for these keywords appearing in video captions, on-screen text, and trending conversation:</text:span></text:p>
      <text:p text:style-name="P330"><text:span text:style-name="T331">High-priority keywords (direct product relevance):</text:span></text:p>
      <text:list text:style-name="LFO60" text:continue-numbering="true">
        <text:list-item>
          <text:p text:style-name="P332">"overdraft fee" / "overdraft"</text:p>
        </text:list-item>
        <text:list-item>
          <text:p text:style-name="P333">"credit score" / "my credit score"</text:p>
        </text:list-item>
        <text:list-item>
          <text:p text:style-name="P334">"can't afford" / "can't make rent"</text:p>
        </text:list-item>
        <text:list-item>
          <text:p text:style-name="P335">"paycheck to paycheck"</text:p>
        </text:list-item>
        <text:list-item>
          <text:p text:style-name="P336">"cash advance" / "borrow money"</text:p>
        </text:list-item>
        <text:list-item>
          <text:p text:style-name="P337">"build credit" / "credit building"</text:p>
        </text:list-item>
        <text:list-item>
          <text:p text:style-name="P338">"no credit" / "bad credit"</text:p>
        </text:list-item>
        <text:list-item>
          <text:p text:style-name="P339">"gap between paychecks"</text:p>
        </text:list-item>
        <text:list-item>
          <text:p text:style-name="P340">"short on money" / "broke until payday"</text:p>
        </text:list-item>
      </text:list>
      <text:p text:style-name="P341"><text:span text:style-name="T342">Medium-priority keywords (Mode 2 engagement without direct product mention):</text:span></text:p>
      <text:list text:style-name="LFO59" text:continue-numbering="true">
        <text:list-item>
          <text:p text:style-name="P343">"salary" / "my salary" / "salary reveal"</text:p>
        </text:list-item>
        <text:list-item>
          <text:p text:style-name="P344">"debt" / "paying off debt"</text:p>
        </text:list-item>
        <text:list-item>
          <text:p text:style-name="P345">"invest" / "how to invest"</text:p>
        </text:list-item>
        <text:list-item>
          <text:p text:style-name="P346">"savings account" / "HYSA"</text:p>
        </text:list-item>
        <text:list-item>
          <text:p text:style-name="P347">"budget" / "how I budget"</text:p>
        </text:list-item>
        <text:list-item>
          <text:p text:style-name="P348">"financial anxiety" / "money stress"</text:p>
        </text:list-item>
        <text:list-item>
          <text:p text:style-name="P349">"cost of living"</text:p>
        </text:list-item>
        <text:list-item>
          <text:p text:style-name="P350">"student loans"</text:p>
        </text:list-item>
        <text:list-item>
          <text:p text:style-name="P351">"financial literacy"</text:p>
        </text:list-item>
      </text:list>
      <text:p text:style-name="P352"><text:span text:style-name="T353">Finance-adjacent keywords for Mode 1 humor opportunities:</text:span></text:p>
      <text:list text:style-name="LFO58" text:continue-numbering="true">
        <text:list-item>
          <text:p text:style-name="P354">"paycheck" (as cultural reference, not financial distress)</text:p>
        </text:list-item>
        <text:list-item>
          <text:p text:style-name="P355">"rent" (cost of living humor)</text:p>
        </text:list-item>
        <text:list-item>
          <text:p text:style-name="P356">"expensive" (consumption humor)</text:p>
        </text:list-item>
        <text:list-item>
          <text:p text:style-name="P357">"afford" (aspirational consumption)</text:p>
        </text:list-item>
      </text:list>
      <text:p text:style-name="P358"><text:span text:style-name="T359">Finance-adjacent trending topics to monitor:</text:span></text:p>
      <text:p text:style-name="P360"><text:span text:style-name="T361">These are broader cultural conversations that are not specifically finance hashtags but consistently generate finance-relevant content:</text:span></text:p>
      <text:list text:style-name="LFO57" text:continue-numbering="true">
        <text:list-item>
          <text:p text:style-name="P362">Cost of living discourse — housing affordability, rent increases, grocery prices</text:p>
        </text:list-item>
        <text:list-item>
          <text:p text:style-name="P363">Student debt conversation — loan forgiveness, repayment plans, debt loads</text:p>
        </text:list-item>
        <text:list-item>
          <text:p text:style-name="P364">Minimum wage and living wage discussions</text:p>
        </text:list-item>
        <text:list-item>
          <text:p text:style-name="P365">Workplace compensation transparency</text:p>
        </text:list-item>
        <text:list-item>
          <text:p text:style-name="P366">"Quiet quitting" and career discourse</text:p>
        </text:list-item>
        <text:list-item>
          <text:p text:style-name="P367">Gig economy and side hustle culture</text:p>
        </text:list-item>
        <text:list-item>
          <text:p text:style-name="P368">"Girl math" and "boy math" — financial reasoning humor</text:p>
        </text:list-item>
      </text:list>
      <text:p text:style-name="Normal"/>
      <text:p text:style-name="P369"><text:span text:style-name="T370">Timing constraints:</text:span></text:p>
      <text:p text:style-name="P371"><text:span text:style-name="T372">Finance content operates on a longer time horizon than trending cultural moments. The engagement value curve looks different:</text:span></text:p>
      <text:p text:style-name="P373"><text:span text:style-name="T374">First 24 hours:</text:span><text:span text:style-name="T375"><text:s/>Highest engagement velocity, most active comment section, best opportunity for a top comment. Priority window for all finance content.</text:span></text:p>
      <text:p text:style-name="P376"><text:span text:style-name="T377">24–72 hours:</text:span><text:span text:style-name="T378"><text:s/>Still highly valuable if the video is continuing to accumulate views. Finance content often has a longer tail than entertainment content because people discover it through search as well as algorithmic feeds. A finance video explaining how to build credit may continue to get views for weeks or months.</text:span></text:p>
      <text:p text:style-name="P379"><text:span text:style-name="T380">72 hours – 2 weeks:</text:span><text:span text:style-name="T381"><text:s/>Engage if the video is a high-quality, evergreen finance resource that continues to get consistent view volume. A comment on a video with 500K views that is 5 days old but still generating 10K new views per day is still valuable.</text:span></text:p>
      <text:p text:style-name="P382"><text:span text:style-name="T383">Beyond 2 weeks:</text:span><text:span text:style-name="T384"><text:s/>Generally do not engage unless the video is experiencing a documented resurgence or is a flagship piece of content from a Tier 1 creator.</text:span></text:p>
      <text:p text:style-name="Normal"/>
      <text:p text:style-name="P385"><text:span text:style-name="T386">What to prioritize within this category:</text:span></text:p>
      <text:list text:style-name="LFO56" text:continue-numbering="true">
        <text:list-item>
          <text:p text:style-name="P387">Content where a specific MoneyLion product is genuinely the answer to something the comment section is asking — highest conversion potential</text:p>
        </text:list-item>
        <text:list-item>
          <text:p text:style-name="P388">Content from Tier 1 and Tier 2 creators on the watchlist — regular presence builds relationship</text:p>
        </text:list-item>
        <text:list-item>
          <text:p text:style-name="P389">Content where the comment section has active discussion and high engagement — comments are being read</text:p>
        </text:list-item>
        <text:list-item>
          <text:p text:style-name="P390">Content that is emotionally resonant — anxiety content, struggle content, breakthrough content — where Alex's warmth adds genuine value</text:p>
        </text:list-item>
        <text:list-item>
          <text:p text:style-name="P391">Educational content that has misinformation in the comment section — Alex can add accurate context without being preachy</text:p>
        </text:list-item>
      </text:list>
      <text:p text:style-name="Normal"/>
      <text:h text:style-name="P392" text:outline-level="3"><text:span text:style-name="T393">Category 3: Specific Finance Creators</text:span></text:h>
      <text:p text:style-name="Normal"/>
      <text:p text:style-name="P394"><text:span text:style-name="T395">What it is:</text:span></text:p>
      <text:p text:style-name="P396"><text:span text:style-name="T397">The specific finance creator category is a curated watchlist of individual creators across TikTok, Instagram, YouTube, and X whose content consistently attracts MoneyLion's target audience. Unlike the other three categories, which are defined by content characteristics, this category is defined by who is making the content.</text:span></text:p>
      <text:p text:style-name="P398"><text:span text:style-name="T399">These are the creators Alex shows up for as a matter of policy — not just when a specific video is trending, but regularly, as a persistent presence in their community. The creator watchlist is a living document that is continuously updated based on creator performance, audience alignment, and relationship development.</text:span></text:p>
      <text:p text:style-name="Normal"/>
      <text:p text:style-name="P400"><text:span text:style-name="T401">Why it matters strategically:</text:span></text:p>
      <text:p text:style-name="P402"><text:span text:style-name="T403">Regular presence in a specific creator's comment section produces effects that one-off viral engagement cannot:</text:span></text:p>
      <text:p text:style-name="P404"><text:span text:style-name="T405">Recognition:</text:span><text:span text:style-name="T406"><text:s/>The creator starts to recognize the MoneyLion handle. Their audience starts to expect Alex's comment. When Alex's comment arrives on a new video, it has context — it is not a random brand account, it is the account that is always here and always says something good.</text:span></text:p>
      <text:p text:style-name="P407"><text:span text:style-name="T408">Relationship foundation:</text:span><text:span text:style-name="T409"><text:s/>Partnerships, collaborations, and sponsored content relationships do not begin with a pitch deck. They begin with genuine engagement over months. A creator who has been seeing Alex's thoughtful, specific comments in their comment section for six months is receptive to a partnership conversation in a way that a cold outreach would not produce. The content engine is doing relationship development work that the partnerships team benefits from later.</text:span></text:p>
      <text:p text:style-name="P410"><text:span text:style-name="T411">Community credibility:</text:span><text:span text:style-name="T412"><text:s/>Finance creator communities are tight-knit. Creators follow each other. Their audiences overlap. Alex being recognized as a genuine presence in this community — not a brand account dropping promotional comments, but an actual participant — builds credibility that transfers across the entire creator ecosystem.</text:span></text:p>
      <text:p text:style-name="P413"><text:span text:style-name="T414">Audience alignment:</text:span><text:span text:style-name="T415"><text:s/>Tier 1 and Tier 2 finance creators have already done the audience curation work. Their followers are MoneyLion's target demographic by definition. Engaging consistently with these creators is the most efficient way to build sustained awareness with a qualified audience.</text:span></text:p>
      <text:p text:style-name="Normal"/>
      <text:p text:style-name="P416"><text:span text:style-name="T417">How the watchlist is structured:</text:span></text:p>
      <text:p text:style-name="P418"><text:span text:style-name="T419">The creator watchlist is organized into three tiers based on follower count, posting frequency, and strategic priority.</text:span></text:p>
      <text:p text:style-name="P420"><text:span text:style-name="T421">Tier 1 Creators</text:span></text:p>
      <text:p text:style-name="P422"><text:span text:style-name="T423">Criteria:</text:span></text:p>
      <text:list text:style-name="LFO55" text:continue-numbering="true">
        <text:list-item>
          <text:p text:style-name="P424">500K+ followers on their primary platform</text:p>
        </text:list-item>
        <text:list-item>
          <text:p text:style-name="P425">Minimum 5 posts per week</text:p>
        </text:list-item>
        <text:list-item>
          <text:p text:style-name="P426">Consistent engagement rate above 3% (likes + comments as percentage of followers)</text:p>
        </text:list-item>
        <text:list-item>
          <text:p text:style-name="P427">Content that directly addresses MoneyLion's core user pain points: cash flow, credit, budgeting, financial anxiety</text:p>
        </text:list-item>
        <text:list-item>
          <text:p text:style-name="P428">Active comment section — creator responds to comments regularly</text:p>
        </text:list-item>
      </text:list>
      <text:p text:style-name="P429"><text:span text:style-name="T430">Monitoring frequency:</text:span><text:span text:style-name="T431"><text:s/>Every post is monitored. Alex engages selectively — not on every video, but on every video that scores 5+ on the content scoring framework.</text:span></text:p>
      <text:p text:style-name="P432"><text:span text:style-name="T433">Strategic value:</text:span><text:span text:style-name="T434"><text:s/>Maximum audience reach per engagement. A comment on a Tier 1 creator's video reaches hundreds of thousands of people who are actively interested in personal finance. These engagements are the highest-value individual comment opportunities in this category.</text:span></text:p>
      <text:p text:style-name="P435"><text:span text:style-name="T436">Engagement approach:</text:span><text:span text:style-name="T437"><text:s/>Because Alex's presence is expected here (regular engagement over time), the comments can be slightly warmer and more conversational than cold viral content. The creator knows the handle. The audience knows the handle. The comment exists in an established relationship context.</text:span></text:p>
      <text:p text:style-name="P438"><text:span text:style-name="T439">Tier 1 creator target count:</text:span><text:span text:style-name="T440"><text:s/>10–15 creators across all platforms. Quality over quantity — 10 genuinely high-alignment Tier 1 creators are worth more than 30 mediocre ones.</text:span></text:p>
      <text:p text:style-name="Normal"/>
      <text:p text:style-name="P441"><text:span text:style-name="T442">Tier 2 Creators</text:span></text:p>
      <text:p text:style-name="P443"><text:span text:style-name="T444">Criteria:</text:span></text:p>
      <text:list text:style-name="LFO54" text:continue-numbering="true">
        <text:list-item>
          <text:p text:style-name="P445">100K–500K followers</text:p>
        </text:list-item>
        <text:list-item>
          <text:p text:style-name="P446">Minimum 3 posts per week</text:p>
        </text:list-item>
        <text:list-item>
          <text:p text:style-name="P447">Strong community engagement — high comment-to-view ratio</text:p>
        </text:list-item>
        <text:list-item>
          <text:p text:style-name="P448">Content that consistently attracts MoneyLion's target demographic</text:p>
        </text:list-item>
        <text:list-item>
          <text:p text:style-name="P449">On a growth trajectory — following count increasing meaningfully month over month</text:p>
        </text:list-item>
      </text:list>
      <text:p text:style-name="P450"><text:span text:style-name="T451">Monitoring frequency:</text:span><text:span text:style-name="T452"><text:s/>Weekly review of all posts from the previous 7 days. Alex engages when content hits above the creator's average performance metrics (defined as: above their median likes count for the trailing 30 days).</text:span></text:p>
      <text:p text:style-name="P453"><text:span text:style-name="T454">Strategic value:</text:span><text:span text:style-name="T455"><text:s/>Tier 2 creators are where partnerships are built before they are pitched. A creator at 200K followers today may be at 1M in 12 months. Engaging with them early — before they have existing brand relationships, before their rates are high, before their comment section is flooded with brand accounts — builds a relationship that has compounding value. Tier 2 is also where the comment is most likely to stand out, because the comment section is not yet flooded.</text:span></text:p>
      <text:p text:style-name="P456"><text:span text:style-name="T457">Tier 2 creator target count:</text:span><text:span text:style-name="T458"><text:s/>30–50 creators across all platforms. The larger pool is appropriate because the monitoring frequency is lower and the individual engagement value is lower, but the aggregate strategic value (relationship pipeline) is high.</text:span></text:p>
      <text:p text:style-name="Normal"/>
      <text:p text:style-name="P459"><text:span text:style-name="T460">Tier 3 Creators</text:span></text:p>
      <text:p text:style-name="P461"><text:span text:style-name="T462">Criteria:</text:span></text:p>
      <text:list text:style-name="LFO53" text:continue-numbering="true">
        <text:list-item>
          <text:p text:style-name="P463">Under 100K followers</text:p>
        </text:list-item>
        <text:list-item>
          <text:p text:style-name="P464">Rising fast — growth rate above 20% month over month, OR</text:p>
        </text:list-item>
        <text:list-item>
          <text:p text:style-name="P465">Niche-specific relevance — deep penetration into a specific audience segment that overlaps strongly with MoneyLion's target demographic</text:p>
        </text:list-item>
        <text:list-item>
          <text:p text:style-name="P466">Content that is genuinely excellent — voice, format, and substance that suggests this creator will grow significantly</text:p>
        </text:list-item>
      </text:list>
      <text:p text:style-name="P467"><text:span text:style-name="T468">Monitoring frequency:</text:span><text:span text:style-name="T469"><text:s/>Monthly review. Alex engages only on breakout content — videos that significantly outperform the creator's average, suggesting an algorithmic push that is bringing them to a much larger audience.</text:span></text:p>
      <text:p text:style-name="P470"><text:span text:style-name="T471">Strategic value:</text:span><text:span text:style-name="T472"><text:s/>Tier 3 is the discovery layer. Most Tier 3 creators will not become Tier 1 or Tier 2 creators. But the ones who do are the most valuable relationships in the entire watchlist — because Alex was there from the beginning. Early engagement with a creator who becomes a major voice in the personal finance space is a brand equity asset that cannot be manufactured after the fact.</text:span></text:p>
      <text:p text:style-name="P473"><text:span text:style-name="T474">Tier 3 creator target count:</text:span><text:span text:style-name="T475"><text:s/>50–100 creators. The monitoring frequency is low enough that this is manageable with the monthly review cadence.</text:span></text:p>
      <text:p text:style-name="Normal"/>
      <text:p text:style-name="P476"><text:span text:style-name="T477">How to populate the watchlist:</text:span></text:p>
      <text:p text:style-name="P478"><text:span text:style-name="T479">Initial population — seed the watchlist by searching the following:</text:span></text:p>
      <text:p text:style-name="P480"><text:span text:style-name="T481">Primary sources:</text:span></text:p>
      <text:list text:style-name="LFO52" text:continue-numbering="true">
        <text:list-item>
          <text:p text:style-name="P482">Top creators using #moneytok, #personalfinance, #financialliteracy sorted by engagement rate (not follower count)</text:p>
        </text:list-item>
        <text:list-item>
          <text:p text:style-name="P483">Finance creator recommendation lists from publications like Business Insider, Forbes, and NerdWallet's own blog</text:p>
        </text:list-item>
        <text:list-item>
          <text:p text:style-name="P484">Creators who are referenced or collaborated with by already-identified Tier 1 creators</text:p>
        </text:list-item>
        <text:list-item>
          <text:p text:style-name="P485">Creators that MoneyLion's own team follows and engages with personally</text:p>
        </text:list-item>
      </text:list>
      <text:p text:style-name="P486"><text:span text:style-name="T487">Secondary sources:</text:span></text:p>
      <text:list text:style-name="LFO51" text:continue-numbering="true">
        <text:list-item>
          <text:p text:style-name="P488">Reddit finance communities (r/personalfinance, r/financialindependence) — moderators and top contributors who are also content creators</text:p>
        </text:list-item>
        <text:list-item>
          <text:p text:style-name="P489">Podcast hosts in the personal finance space who have social media presence</text:p>
        </text:list-item>
        <text:list-item>
          <text:p text:style-name="P490">Financial authors and journalists with social media followings</text:p>
        </text:list-item>
      </text:list>
      <text:p text:style-name="P491"><text:span text:style-name="T492">Ongoing addition criteria — add a creator to the watchlist when:</text:span></text:p>
      <text:list text:style-name="LFO50" text:continue-numbering="true">
        <text:list-item>
          <text:p text:style-name="P493">They appear in the trending section of a monitored hashtag with unusually strong engagement</text:p>
        </text:list-item>
        <text:list-item>
          <text:p text:style-name="P494">They are mentioned or referenced by a Tier 1 creator</text:p>
        </text:list-item>
        <text:list-item>
          <text:p text:style-name="P495">They produce a piece of content that would have been a high-scoring Alex engagement opportunity</text:p>
        </text:list-item>
        <text:list-item>
          <text:p text:style-name="P496">They reach a milestone (100K followers) that moves them from Tier 3 to Tier 2</text:p>
        </text:list-item>
      </text:list>
      <text:p text:style-name="P497"><text:span text:style-name="T498">Removal criteria — remove a creator from the watchlist when:</text:span></text:p>
      <text:list text:style-name="LFO49" text:continue-numbering="true">
        <text:list-item>
          <text:p text:style-name="P499">Their content quality or audience alignment has declined significantly</text:p>
        </text:list-item>
        <text:list-item>
          <text:p text:style-name="P500">They have entered into an exclusive partnership with a direct MoneyLion competitor</text:p>
        </text:list-item>
        <text:list-item>
          <text:p text:style-name="P501">They have been involved in controversy that creates reputational risk for MoneyLion by association</text:p>
        </text:list-item>
        <text:list-item>
          <text:p text:style-name="P502">Their posting frequency has dropped below threshold for more than 60 days</text:p>
        </text:list-item>
      </text:list>
      <text:p text:style-name="Normal"/>
      <text:p text:style-name="P503"><text:span text:style-name="T504">Content categories to watch for within creator content:</text:span></text:p>
      <text:p text:style-name="P505"><text:span text:style-name="T506">Even within the creator watchlist, not every post is an Alex engagement opportunity. Prioritize posts in these categories:</text:span></text:p>
      <text:p text:style-name="P507"><text:span text:style-name="T508">High priority:</text:span></text:p>
      <text:list text:style-name="LFO48" text:continue-numbering="true">
        <text:list-item>
          <text:p text:style-name="P509">Salary transparency and income revelation videos</text:p>
        </text:list-item>
        <text:list-item>
          <text:p text:style-name="P510">Credit score journey content (building, repairing, revealing)</text:p>
        </text:list-item>
        <text:list-item>
          <text:p text:style-name="P511">"How I afford X" content — lifestyle + financial reality</text:p>
        </text:list-item>
        <text:list-item>
          <text:p text:style-name="P512">Debt payoff milestone content</text:p>
        </text:list-item>
        <text:list-item>
          <text:p text:style-name="P513">Financial anxiety or money stress content (Mode 2 warmth opportunity)</text:p>
        </text:list-item>
        <text:list-item>
          <text:p text:style-name="P514">Direct discussions of cash flow problems — "broke until payday" content</text:p>
        </text:list-item>
        <text:list-item>
          <text:p text:style-name="P515">Financial icks and relationship money content</text:p>
        </text:list-item>
        <text:list-item>
          <text:p text:style-name="P516">Budgeting breakdown content</text:p>
        </text:list-item>
      </text:list>
      <text:p text:style-name="P517"><text:span text:style-name="T518">Medium priority:</text:span></text:p>
      <text:list text:style-name="LFO47" text:continue-numbering="true">
        <text:list-item>
          <text:p text:style-name="P519">Investing explainer content (Mode 2 engagement without specific advice)</text:p>
        </text:list-item>
        <text:list-item>
          <text:p text:style-name="P520">Side hustle and income diversification content</text:p>
        </text:list-item>
        <text:list-item>
          <text:p text:style-name="P521">Cost of living reaction content</text:p>
        </text:list-item>
        <text:list-item>
          <text:p text:style-name="P522">Financial literacy educational content</text:p>
        </text:list-item>
      </text:list>
      <text:p text:style-name="P523"><text:span text:style-name="T524">Lower priority (but still watchlist):</text:span></text:p>
      <text:list text:style-name="LFO46" text:continue-numbering="true">
        <text:list-item>
          <text:p text:style-name="P525">General lifestyle content from finance creators (Mode 1 opportunity if genuinely funny angle exists)</text:p>
        </text:list-item>
        <text:list-item>
          <text:p text:style-name="P526">Milestone and personal update content (warm engagement opportunity but lower conversion potential)</text:p>
        </text:list-item>
      </text:list>
      <text:p text:style-name="Normal"/>
      <text:p text:style-name="P527"><text:span text:style-name="T528">Watchlist maintenance:</text:span></text:p>
      <text:p text:style-name="P529"><text:span text:style-name="T530">The watchlist requires active maintenance. A watchlist that is not maintained becomes outdated and loses its strategic value. The following maintenance actions should happen on defined schedules:</text:span></text:p>
      <text:p text:style-name="P531"><text:span text:style-name="T532">Weekly:</text:span></text:p>
      <text:list text:style-name="LFO45" text:continue-numbering="true">
        <text:list-item>
          <text:p text:style-name="P533">Review Tier 1 creators' posts from the past 7 days and confirm engagement opportunities were captured</text:p>
        </text:list-item>
        <text:list-item>
          <text:p text:style-name="P534">Check for any Tier 2 creators with breakout content in the past 7 days</text:p>
        </text:list-item>
        <text:list-item>
          <text:p text:style-name="P535">Flag any creator who has gone silent (no posts in 14 days) for review</text:p>
        </text:list-item>
      </text:list>
      <text:p text:style-name="P536"><text:span text:style-name="T537">Monthly:</text:span></text:p>
      <text:list text:style-name="LFO44" text:continue-numbering="true">
        <text:list-item>
          <text:p text:style-name="P538">Review all Tier 3 creators and assess for promotion to Tier 2 based on growth</text:p>
        </text:list-item>
        <text:list-item>
          <text:p text:style-name="P539">Review all Tier 2 creators and assess for promotion to Tier 1 based on performance</text:p>
        </text:list-item>
        <text:list-item>
          <text:p text:style-name="P540">Identify 5–10 new creators to add based on performance in monitored hashtags</text:p>
        </text:list-item>
        <text:list-item>
          <text:p text:style-name="P541">Remove creators who no longer meet criteria</text:p>
        </text:list-item>
        <text:list-item>
          <text:p text:style-name="P542">Update engagement rate benchmarks based on trailing 30-day data</text:p>
        </text:list-item>
      </text:list>
      <text:p text:style-name="P543"><text:span text:style-name="T544">Quarterly:</text:span></text:p>
      <text:list text:style-name="LFO43" text:continue-numbering="true">
        <text:list-item>
          <text:p text:style-name="P545">Full watchlist audit: assess every creator against current criteria</text:p>
        </text:list-item>
        <text:list-item>
          <text:p text:style-name="P546">Review tier distribution — is the watchlist appropriately weighted?</text:p>
        </text:list-item>
        <text:list-item>
          <text:p text:style-name="P547">Assess relationship status: which Tier 1 creators have responded to Alex's comments? Which should be flagged for partnership conversations?</text:p>
        </text:list-item>
        <text:list-item>
          <text:p text:style-name="P548">Update the watchlist based on macro changes in the finance creator ecosystem</text:p>
        </text:list-item>
      </text:list>
      <text:p text:style-name="Normal"/>
      <text:h text:style-name="P549" text:outline-level="3"><text:span text:style-name="T550">Category 4: Viral General Content (Non-Finance)</text:span></text:h>
      <text:p text:style-name="Normal"/>
      <text:p text:style-name="P551"><text:span text:style-name="T552">What it is:</text:span></text:p>
      <text:p text:style-name="P553"><text:span text:style-name="T554">Viral general content is the broadest and most open-ended category. It is any content that is going viral and has nothing to do with finance. Dating content. Workplace comedy. Wild personal stories. Cooking. Dancing. Pets. Home videos. Pop culture moments. Sports. Anything that is capturing a disproportionate share of cultural attention and has no finance angle.</text:span></text:p>
      <text:p text:style-name="P555"><text:span text:style-name="T556">This is entirely Mode 1 territory. There is no product mention here. There is no MoneyLion angle. There is only Alex — showing up in a place where MoneyLion has no obvious reason to be, saying something specific and funny, and making someone click a handle they were not expecting to care about.</text:span></text:p>
      <text:p text:style-name="Normal"/>
      <text:p text:style-name="P557"><text:span text:style-name="T558">Why it matters strategically:</text:span></text:p>
      <text:p text:style-name="P559"><text:span text:style-name="T560">This is the most counterintuitive category for a fintech brand to invest in. The content has nothing to do with finance. The audience is not thinking about money. There is no direct conversion event. Why does it matter?</text:span></text:p>
      <text:p text:style-name="P561"><text:span text:style-name="T562">Brand familiarity precedes purchase consideration.</text:span><text:span text:style-name="T563"><text:s/>People do not download financial apps from brands they have never heard of. The awareness stage of the customer journey — the moment someone becomes familiar with MoneyLion as a name and an entity — must happen before any consideration of whether to use the product. Viral general content engagement is awareness-stage brand building at scale, with zero media spend.</text:span></text:p>
      <text:p text:style-name="P564"><text:span text:style-name="T565">Finance brands are categorically unfamiliar in non-finance spaces.</text:span><text:span text:style-name="T566"><text:s/>Duolingo is in the comment section of viral dance videos. Wendy's is in the comment section of food content. Brands with genuine personalities show up everywhere their target audience is — not just where their product is. A fintech brand that only shows up in finance content is a fintech brand that only reaches people who are already thinking about finance. That is a small fraction of the potential market.</text:span></text:p>
      <text:p text:style-name="P567"><text:span text:style-name="T568">The unexpected placement is the point.</text:span><text:span text:style-name="T569"><text:s/>Part of what makes Duolingo's "my socks stay on" so effective is that nobody expected Duolingo to be there. The surprise of seeing a language learning app drop a perfect comment on a bedtime video is itself a brand experience. It signals: this brand has a personality. It exists in the real world. It is worth paying attention to. MoneyLion appearing in the comment section of a viral cat video with a perfectly calibrated finance lens joke is the same signal.</text:span></text:p>
      <text:p text:style-name="P570"><text:span text:style-name="T571">The handle click is the conversion event.</text:span><text:span text:style-name="T572"><text:s/>When someone sees Alex's comment, laughs, and clicks the MoneyLion handle — that is the conversion event for this category. Not a product purchase. Not an app download. A brand impression that will be stored and recalled the next time that person is thinking about their finances. The ROI is real and measurable through handle click tracking even when there is no direct product conversion.</text:span></text:p>
      <text:p text:style-name="Normal"/>
      <text:p text:style-name="P573"><text:span text:style-name="T574">How to monitor it:</text:span></text:p>
      <text:p text:style-name="P575"><text:span text:style-name="T576">Viral general content monitoring is by definition the broadest monitoring scope. It requires the widest net with the most aggressive filtering — surface broadly, filter aggressively.</text:span></text:p>
      <text:p text:style-name="P577"><text:span text:style-name="T578">Primary monitoring signals:</text:span></text:p>
      <text:p text:style-name="P579"><text:span text:style-name="T580">TikTok:</text:span></text:p>
      <text:list text:style-name="LFO42" text:continue-numbering="true">
        <text:list-item>
          <text:p text:style-name="P581">For You Page viral velocity indicators — content gaining 500K+ likes within 24 hours</text:p>
        </text:list-item>
        <text:list-item>
          <text:p text:style-name="P582">Top trending videos regardless of category (excluding political, news, and sensitive content)</text:p>
        </text:list-item>
        <text:list-item>
          <text:p text:style-name="P583">Trending sounds being used across diverse content types — when a sound is being applied to wildly different video subjects, it has achieved true virality</text:p>
        </text:list-item>
        <text:list-item>
          <text:p text:style-name="P584">Compilation accounts and "viral video" aggregator accounts — these surface content that has already proven its virality across platforms</text:p>
        </text:list-item>
      </text:list>
      <text:p text:style-name="P585"><text:span text:style-name="T586">X:</text:span></text:p>
      <text:list text:style-name="LFO41" text:continue-numbering="true">
        <text:list-item>
          <text:p text:style-name="P587">Non-political, non-news trending topics</text:p>
        </text:list-item>
        <text:list-item>
          <text:p text:style-name="P588">Viral tweets with 50K+ retweets that have generated significant reply and quote-tweet activity</text:p>
        </text:list-item>
        <text:list-item>
          <text:p text:style-name="P589">Cultural moment conversations — award shows, sports events, entertainment news</text:p>
        </text:list-item>
        <text:list-item>
          <text:p text:style-name="P590">Trending meme formats — when a specific joke structure is being widely replicated</text:p>
        </text:list-item>
      </text:list>
      <text:p text:style-name="P591"><text:span text:style-name="T592">Instagram:</text:span></text:p>
      <text:list text:style-name="LFO40" text:continue-numbering="true">
        <text:list-item>
          <text:p text:style-name="P593">Explore page trending Reels in entertainment, comedy, animals, food categories</text:p>
        </text:list-item>
        <text:list-item>
          <text:p text:style-name="P594">Content from major entertainment and lifestyle accounts with unusual engagement velocity</text:p>
        </text:list-item>
      </text:list>
      <text:p text:style-name="P595"><text:span text:style-name="T596">Cross-platform aggregation:</text:span></text:p>
      <text:list text:style-name="LFO39" text:continue-numbering="true">
        <text:list-item>
          <text:p text:style-name="P597">Content appearing in trending lists on both TikTok and X is highest priority</text:p>
        </text:list-item>
        <text:list-item>
          <text:p text:style-name="P598">Reddit's r/videos, r/interestingasfuck, r/PublicFreakout, r/MadeMeSmile — early viral indicators</text:p>
        </text:list-item>
        <text:list-item>
          <text:p text:style-name="P599">Content shared by major cultural tastemaker accounts on X (cultural commentators, entertainment journalists, meme accounts with 1M+ followers)</text:p>
        </text:list-item>
      </text:list>
      <text:p text:style-name="P600"><text:span text:style-name="T601">Category filters — what to include:</text:span></text:p>
      <text:p text:style-name="P602"><text:span text:style-name="T603">Include content in these categories when virality thresholds are met:</text:span></text:p>
      <text:list text:style-name="LFO38" text:continue-numbering="true">
        <text:list-item>
          <text:p text:style-name="P604">Workplace and corporate comedy — naturally finance-adjacent, Alex's finance lens works here</text:p>
        </text:list-item>
        <text:list-item>
          <text:p text:style-name="P605">Dating and relationship content — financial icks discourse, relationship money dynamics, Mode 1 humor</text:p>
        </text:list-item>
        <text:list-item>
          <text:p text:style-name="P606">Lifestyle content — "how I spend my day," aspirational and aspirational-adjacent</text:p>
        </text:list-item>
        <text:list-item>
          <text:p text:style-name="P607">Wild personal stories — the more unexpected, the more Alex has to work with</text:p>
        </text:list-item>
        <text:list-item>
          <text:p text:style-name="P608">Animal and pet content — universally watched, comment section is always active</text:p>
        </text:list-item>
        <text:list-item>
          <text:p text:style-name="P609">Food and cooking content — cultural touchstone, wide audience</text:p>
        </text:list-item>
        <text:list-item>
          <text:p text:style-name="P610">Skill and talent reveals — dancing, singing, art, sports — "you ate" territory</text:p>
        </text:list-item>
        <text:list-item>
          <text:p text:style-name="P611">Reaction and commentary content — when people are reacting to something, Alex can react to them reacting</text:p>
        </text:list-item>
        <text:list-item>
          <text:p text:style-name="P612">Nostalgia content — throwback references, childhood media, early internet — Alex's cultural fluency is highest here</text:p>
        </text:list-item>
        <text:list-item>
          <text:p text:style-name="P613">Pop culture moments — award shows, movie and TV references, music moments</text:p>
        </text:list-item>
      </text:list>
      <text:p text:style-name="P614"><text:span text:style-name="T615">Category filters — what to exclude before pipeline entry:</text:span></text:p>
      <text:p text:style-name="P616"><text:span text:style-name="T617">Filter the following out before content enters the scoring pipeline:</text:span></text:p>
      <text:list text:style-name="LFO37" text:continue-numbering="true">
        <text:list-item>
          <text:p text:style-name="P618">Political content — any content where the primary subject is a political figure, party, policy, or election</text:p>
        </text:list-item>
        <text:list-item>
          <text:p text:style-name="P619">Active news events — breaking news, disasters, accidents, crises</text:p>
        </text:list-item>
        <text:list-item>
          <text:p text:style-name="P620">Content involving death or tragedy — even when framed humorously by the creator</text:p>
        </text:list-item>
        <text:list-item>
          <text:p text:style-name="P621">Content that is viral due to controversy rather than entertainment value</text:p>
        </text:list-item>
        <text:list-item>
          <text:p text:style-name="P622">Content involving minors as the primary subject</text:p>
        </text:list-item>
        <text:list-item>
          <text:p text:style-name="P623">Content that is sensitive, divisive, or contested in any way</text:p>
        </text:list-item>
      </text:list>
      <text:p text:style-name="P624"><text:span text:style-name="T625">The filtering at this stage is a coarse filter — it is designed to prevent clearly inappropriate content from entering the pipeline, not to make nuanced judgment calls. Nuanced calls happen in the scoring component, specifically the risk level dimension and the tier classification.</text:span></text:p>
      <text:p text:style-name="Normal"/>
      <text:p text:style-name="P626"><text:span text:style-name="T627">Minimum thresholds for surfacing into the pipeline:</text:span></text:p>
      <text:p text:style-name="P628"><text:span text:style-name="T629">Given the breadth of this category, the surfacing threshold is deliberately higher than for finance content:</text:span></text:p>
      <text:list text:style-name="LFO36" text:continue-numbering="true">
        <text:list-item>
          <text:p text:style-name="P630">Minimum 500K likes OR trending in the top 10 on at least one major platform within a 24-hour window</text:p>
        </text:list-item>
        <text:list-item>
          <text:p text:style-name="P631">Content must be within Phase 1 or Phase 2 of its viral cycle (under 24 hours for most content)</text:p>
        </text:list-item>
        <text:list-item>
          <text:p text:style-name="P632">Content must pass the coarse category filter (no political, news, death, tragedy, controversy)</text:p>
        </text:list-item>
        <text:list-item>
          <text:p text:style-name="P633">Content must have an active comment section — replies still coming in, likes still accumulating</text:p>
        </text:list-item>
      </text:list>
      <text:p text:style-name="P634"><text:span text:style-name="T635">Content that meets these thresholds enters the pipeline and proceeds to the scoring component. Content that does not meet these thresholds is passed — the engagement potential simply is not high enough to justify the Mode 1 engagement when no product mention is possible.</text:span></text:p>
      <text:p text:style-name="Normal"/>
      <text:p text:style-name="P636"><text:span text:style-name="T637">Timing constraints:</text:span></text:p>
      <text:p text:style-name="P638"><text:span text:style-name="T639">Viral general content has the shortest engagement window of all four categories. Unlike finance content, which has a long tail of organic search discovery, viral entertainment content peaks fast and fades fast.</text:span></text:p>
      <text:p text:style-name="P640"><text:span text:style-name="T641">Phase 1 (0–6 hours):</text:span><text:span text:style-name="T642"><text:s/>Maximum priority. The comment section is still relatively sparse relative to the audience being reached. A strong comment placed here has the best chance of accumulating likes and rising to prominence before the comment section is flooded.</text:span></text:p>
      <text:p text:style-name="P643"><text:span text:style-name="T644">Phase 2 (6–24 hours):</text:span><text:span text:style-name="T645"><text:s/>High priority. The video is at or near peak virality. Largest absolute audience but most competitive comment section. A very strong comment can still break through.</text:span></text:p>
      <text:p text:style-name="P646"><text:span text:style-name="T647">Phase 3 (24–48 hours):</text:span><text:span text:style-name="T648"><text:s/>Low priority. Engage only if the content is still actively trending AND the Alex angle is exceptionally strong — strong enough that not posting would be a missed opportunity.</text:span></text:p>
      <text:p text:style-name="P649"><text:span text:style-name="T650">After 48 hours:</text:span><text:span text:style-name="T651"><text:s/>Do not engage unless the content is experiencing a documented second wave of virality.</text:span></text:p>
      <text:p text:style-name="Normal"/>
      <text:p text:style-name="P652"><text:span text:style-name="T653">What to prioritize within this category:</text:span></text:p>
      <text:p text:style-name="P654"><text:span text:style-name="T655">Given that this is the broadest category with the most content and the shortest window, prioritization discipline is essential:</text:span></text:p>
      <text:list text:style-name="LFO35" text:continue-numbering="true">
        <text:list-item>
          <text:p text:style-name="P656">Cross-platform trending content over single-platform content</text:p>
        </text:list-item>
        <text:list-item>
          <text:p text:style-name="P657">Content in Phase 1 over content in Phase 2 or Phase 3</text:p>
        </text:list-item>
        <text:list-item>
          <text:p text:style-name="P658">Content with an immediately obvious, strong Alex angle over content where the angle requires construction — in this category there is no time to labor over the comment</text:p>
        </text:list-item>
        <text:list-item>
          <text:p text:style-name="P659">Content from creators who are known to respond to comments — creator responses in this category generate the highest secondary visibility</text:p>
        </text:list-item>
        <text:list-item>
          <text:p text:style-name="P660">Content where the comment section is still relatively sparse — more room for Alex's comment to stand out</text:p>
        </text:list-item>
        <text:list-item>
          <text:p text:style-name="P661">Content categories where the finance lens works naturally — workplace comedy, dating content, lifestyle content — over categories where the connection is more forced</text:p>
        </text:list-item>
      </text:list>
      <text:p text:style-name="Normal"/>
      <text:h text:style-name="P662" text:outline-level="3"><text:span text:style-name="T663">Cross-Category Monitoring Integration</text:span></text:h>
      <text:p text:style-name="P664"><text:span text:style-name="T665">In practice, the four categories overlap and interact. A single piece of content can qualify under multiple categories simultaneously — a salary transparency video from a Tier 1 finance creator that is also trending across platforms is simultaneously Category 2 (finance content) and Category 3 (specific creator) content, and if it is moving fast enough, it may also qualify as Category 1 (trending cultural moment).</text:span></text:p>
      <text:p text:style-name="P666"><text:span text:style-name="T667">When content qualifies under multiple categories, the scoring component handles it as a single piece of content — the category tags inform the scoring but do not create duplicate entries in the queue. The highest applicable priority level across all matching categories determines the overall priority.</text:span></text:p>
      <text:p text:style-name="P668"><text:span text:style-name="T669">The monitoring systems for each category should be integrated into a single dashboard that:</text:span></text:p>
      <text:list text:style-name="LFO34" text:continue-numbering="true">
        <text:list-item>
          <text:p text:style-name="P670">Shows all surfaced content in a unified queue regardless of which category surfaced it</text:p>
        </text:list-item>
        <text:list-item>
          <text:p text:style-name="P671">Tags each piece of content with all applicable categories</text:p>
        </text:list-item>
        <text:list-item>
          <text:p text:style-name="P672">Applies the scoring framework to each piece of content once, regardless of how many categories it qualified under</text:p>
        </text:list-item>
        <text:list-item>
          <text:p text:style-name="P673">Sorts the queue by composite score and timing window remaining so the human reviewer sees the most urgent, highest-value opportunities at the top</text:p>
        </text:list-item>
      </text:list>
      <text:p text:style-name="Normal"/>
      <text:h text:style-name="P674" text:outline-level="3"><text:span text:style-name="T675">Monitoring Infrastructure Requirements</text:span></text:h>
      <text:p text:style-name="P676"><text:span text:style-name="T677">The content sourcing component requires infrastructure to operate at the speeds and scale required. The following capabilities are needed:</text:span></text:p>
      <text:p text:style-name="P678"><text:span text:style-name="T679">API access:</text:span></text:p>
      <text:list text:style-name="LFO33" text:continue-numbering="true">
        <text:list-item>
          <text:p text:style-name="P680">TikTok Research API or TikTok Creative Center API — for trending sounds, hashtags, and content data</text:p>
        </text:list-item>
        <text:list-item>
          <text:p text:style-name="P681">X API — for trending topics, keyword monitoring, and content data</text:p>
        </text:list-item>
        <text:list-item>
          <text:p text:style-name="P682">Instagram Graph API — for trending Reels data and creator content monitoring</text:p>
        </text:list-item>
      </text:list>
      <text:p text:style-name="P683"><text:span text:style-name="T684">Monitoring tools:</text:span></text:p>
      <text:list text:style-name="LFO32" text:continue-numbering="true">
        <text:list-item>
          <text:p text:style-name="P685">Social listening platform with real-time keyword and hashtag monitoring across TikTok, X, and Instagram (e.g., Brandwatch, Sprout Social, or equivalent)</text:p>
        </text:list-item>
        <text:list-item>
          <text:p text:style-name="P686">Creator analytics tool for monitoring Tier 1 and Tier 2 watchlist creators and tracking their post performance in near-real-time</text:p>
        </text:list-item>
        <text:list-item>
          <text:p text:style-name="P687">Cross-platform trending aggregator to surface content trending across multiple platforms simultaneously</text:p>
        </text:list-item>
      </text:list>
      <text:p text:style-name="P688"><text:span text:style-name="T689">Human monitoring supplement:</text:span><text:span text:style-name="T690"><text:s/>Technology alone will not capture everything. The following human monitoring activities supplement automated monitoring:</text:span></text:p>
      <text:list text:style-name="LFO31" text:continue-numbering="true">
        <text:list-item>
          <text:p text:style-name="P691">Content Monitor reviews their own personal TikTok and X feeds daily — human algorithm signals surface content that automated monitoring may miss</text:p>
        </text:list-item>
        <text:list-item>
          <text:p text:style-name="P692">Weekly "cultural reconnaissance" — Content Monitor actively scans trending content for 30 minutes at the start of each week to calibrate their sense of what is currently capturing cultural attention</text:p>
        </text:list-item>
        <text:list-item>
          <text:p text:style-name="P693">Team-wide content surfacing — any member of the MoneyLion team who encounters a high-value engagement opportunity can submit it directly to the agent queue via a simple submission form</text:p>
        </text:list-item>
      </text:list>
      <text:p text:style-name="P694"/>
      <text:h text:style-name="P695" text:outline-level="2"><text:span text:style-name="T696">Component 2: Content Scoring</text:span></text:h>
      <text:p text:style-name="Normal"/>
      <text:h text:style-name="P697" text:outline-level="3"><text:span text:style-name="T698">What Content Scoring Is</text:span></text:h>
      <text:p text:style-name="P699"><text:span text:style-name="T700">Content scoring is the second component of the content engine and the most critical decision point in the entire pipeline. It is the mechanism that answers the question the sourcing component cannot:<text:s/></text:span><text:span text:style-name="T701">of everything that has been surfaced, what should Alex actually engage with?</text:span></text:p>
      <text:p text:style-name="P702"><text:span text:style-name="T703">The sourcing component casts a wide net deliberately — it surfaces broadly and filters coarsely. The scoring component applies a rigorous, consistent, four-dimension framework to every piece of surfaced content and produces a numerical score that determines one of four outcomes: engage immediately, engage if capacity allows, pass, or do not engage under any circumstances.</text:span></text:p>
      <text:p text:style-name="P704"><text:span text:style-name="T705">Without scoring, the agent would either engage with everything the sourcing layer surfaces (volume without quality, which destroys the persona) or rely entirely on inconsistent human judgment applied one piece of content at a time (quality without scalability, which cannot capture time-sensitive opportunities). The scoring component makes quality and scalability compatible by applying consistent criteria at speed.</text:span></text:p>
      <text:p text:style-name="Normal"/>
      <text:h text:style-name="P706" text:outline-level="3"><text:span text:style-name="T707">Why Consistent Scoring Matters</text:span></text:h>
      <text:p text:style-name="P708"><text:span text:style-name="T709">The temptation when building a system like this is to rely on human judgment for every engagement decision — to look at a piece of content and decide intuitively whether it is worth commenting on. Human judgment is essential in this system, but it cannot be the primary decision mechanism for three reasons:</text:span></text:p>
      <text:p text:style-name="P710"><text:span text:style-name="T711">Inconsistency compounds over time.</text:span><text:span text:style-name="T712"><text:s/>A human making engagement decisions without a consistent framework will make different decisions on Monday morning versus Friday afternoon, when they are energized versus tired, when a piece of content is personally interesting versus personally boring. These inconsistencies accumulate. Over weeks and months, the agent's engagement pattern becomes erratic — missing high-value opportunities in some categories, over-engaging in others, failing to build the consistent presence that is the entire strategic point.</text:span></text:p>
      <text:p text:style-name="P713"><text:span text:style-name="T714">Human judgment cannot operate at the required speed.</text:span><text:span text:style-name="T715"><text:s/>The timing window for trending cultural content is 6 hours. If every piece of surfaced content requires a full human evaluation before the scoring framework is applied, the queue will always be reviewed too late. The scoring framework allows the agent to rapidly prioritize the queue so the human reviewer sees the most urgent, highest-value opportunities at the top and can make fast decisions with full context.</text:span></text:p>
      <text:p text:style-name="P716"><text:span text:style-name="T717">Risk identification requires explicit criteria.</text:span><text:span text:style-name="T718"><text:s/>The most dangerous failure mode in this system is engaging with content that should never have been engaged with — content that is sensitive, contested, legally risky, or reputationally damaging. Human intuition is not a reliable safety mechanism at volume. The scoring framework's risk dimension makes risk identification explicit, consistent, and impossible to accidentally skip.</text:span></text:p>
      <text:p text:style-name="Normal"/>
      <text:h text:style-name="P719" text:outline-level="3"><text:span text:style-name="T720">The Four Dimensions</text:span></text:h>
      <text:p text:style-name="P721"><text:span text:style-name="T722">Every piece of surfaced content is evaluated on four dimensions. The dimensions are scored in order. The risk dimension is always evaluated last — but a Red-tier risk classification overrides all other dimensions regardless of score.</text:span></text:p>
      <text:p text:style-name="Normal"/>
      <text:h text:style-name="P723" text:outline-level="3"><text:span text:style-name="T724">Dimension 1: Engagement Potential (0–3)</text:span></text:h>
      <text:p text:style-name="P725"><text:span text:style-name="T726">What it measures:</text:span></text:p>
      <text:p text:style-name="P727"><text:span text:style-name="T728">Engagement potential measures how likely a comment on this specific piece of content is to be seen by a significant audience and generate handle clicks. It is a measure of the content's current reach and trajectory — not its absolute view count, but its momentum.</text:span></text:p>
      <text:p text:style-name="P729"><text:span text:style-name="T730">A video with 10 million views that peaked three days ago has lower engagement potential than a video with 500K views that is gaining 100K views per hour. The comment section of the older video is flooded, the timing window has closed, and new comments are buried. The comment section of the newer video is still active, still being read, and still being curated by the algorithm.</text:span></text:p>
      <text:p text:style-name="P731"><text:span text:style-name="T732">Engagement potential is about timing and momentum, not size.</text:span></text:p>
      <text:p text:style-name="P733"><text:span text:style-name="T734">Scoring criteria:</text:span></text:p>
      <text:p text:style-name="P735"><text:span text:style-name="T736">Score 3 — Maximum engagement potential:</text:span><text:span text:style-name="T737"><text:s/>All of the following must be true:</text:span></text:p>
      <text:list text:style-name="LFO30" text:continue-numbering="true">
        <text:list-item>
          <text:p text:style-name="P738">Content is currently trending on at least one major platform (TikTok top 10, X trending sidebar, Instagram Explore front page)</text:p>
        </text:list-item>
        <text:list-item>
          <text:p text:style-name="P739">Content is within Phase 1 of its viral cycle (under 6 hours since posting for most content, under 12 hours for finance content)</text:p>
        </text:list-item>
        <text:list-item>
          <text:p text:style-name="P740">Comment section is highly active — new comments appearing continuously, existing top comments accumulating likes rapidly</text:p>
        </text:list-item>
        <text:list-item>
          <text:p text:style-name="P741">Multiple top comments have already accumulated 1,000+ likes, indicating the audience is actively engaging with the comment section</text:p>
        </text:list-item>
        <text:list-item>
          <text:p text:style-name="P742">Content has cross-platform signals — trending or being discussed on more than one platform simultaneously</text:p>
        </text:list-item>
      </text:list>
      <text:p text:style-name="P743"><text:span text:style-name="T744">A score of 3 means this content is at peak opportunity right now. It should be prioritized above everything else in the queue and engaged with immediately.</text:span></text:p>
      <text:p text:style-name="P745"><text:span text:style-name="T746">Score 2 — Strong engagement potential:</text:span><text:span text:style-name="T747"><text:s/>The content meets at least three of the following:</text:span></text:p>
      <text:list text:style-name="LFO29" text:continue-numbering="true">
        <text:list-item>
          <text:p text:style-name="P748">100,000+ likes on at least one platform</text:p>
        </text:list-item>
        <text:list-item>
          <text:p text:style-name="P749">Within Phase 2 of its viral cycle (6–24 hours for most content, 24–72 hours for finance content)</text:p>
        </text:list-item>
        <text:list-item>
          <text:p text:style-name="P750">Active comment section with comments still accumulating at a meaningful rate</text:p>
        </text:list-item>
        <text:list-item>
          <text:p text:style-name="P751">From a Tier 1 or Tier 2 creator on the watchlist whose audience is consistently high-quality</text:p>
        </text:list-item>
        <text:list-item>
          <text:p text:style-name="P752">Trending in a specific hashtag community relevant to MoneyLion's target demographic</text:p>
        </text:list-item>
      </text:list>
      <text:p text:style-name="P753"><text:span text:style-name="T754">A score of 2 means this is a strong opportunity that should be engaged with when capacity allows. It is not as urgent as a score of 3 but should not be deprioritized to the point of missing the window.</text:span></text:p>
      <text:p text:style-name="P755"><text:span text:style-name="T756">Score 1 — Moderate engagement potential:</text:span><text:span text:style-name="T757"><text:s/>The content meets at least two of the following:</text:span></text:p>
      <text:list text:style-name="LFO28" text:continue-numbering="true">
        <text:list-item>
          <text:p text:style-name="P758">Meaningful absolute engagement (10,000–100,000 likes)</text:p>
        </text:list-item>
        <text:list-item>
          <text:p text:style-name="P759">Finance-relevant content with a clearly engaged niche audience even if absolute numbers are modest</text:p>
        </text:list-item>
        <text:list-item>
          <text:p text:style-name="P760">From a Tier 2 or Tier 3 creator on the watchlist with strong community engagement</text:p>
        </text:list-item>
        <text:list-item>
          <text:p text:style-name="P761">Within a relevant finance hashtag community with active discussion</text:p>
        </text:list-item>
        <text:list-item>
          <text:p text:style-name="P762">Has specific relevance to a MoneyLion product or feature even if overall engagement is moderate</text:p>
        </text:list-item>
      </text:list>
      <text:p text:style-name="P763"><text:span text:style-name="T764">A score of 1 means the engagement potential is real but modest. These opportunities should be engaged with only if higher-scoring content has been addressed and capacity remains. They are valid Mode 2 opportunities even at lower reach because the audience is highly qualified.</text:span></text:p>
      <text:p text:style-name="P765"><text:span text:style-name="T766">Score 0 — Minimal engagement potential:</text:span><text:span text:style-name="T767"><text:s/>Any of the following disqualify content from scoring above 0:</text:span></text:p>
      <text:list text:style-name="LFO27" text:continue-numbering="true">
        <text:list-item>
          <text:p text:style-name="P768">Content is older than 48 hours for cultural content, older than 2 weeks for finance content</text:p>
        </text:list-item>
        <text:list-item>
          <text:p text:style-name="P769">Engagement has clearly plateaued — the comment section is quiet, new comments are rare</text:p>
        </text:list-item>
        <text:list-item>
          <text:p text:style-name="P770">The video's view count is no longer meaningfully growing</text:p>
        </text:list-item>
        <text:list-item>
          <text:p text:style-name="P771">The content has been superseded by a newer, higher-performing piece of content on the same topic</text:p>
        </text:list-item>
      </text:list>
      <text:p text:style-name="P772"><text:span text:style-name="T773">A score of 0 means the timing window has closed. Even if the content is excellent and the Alex angle is strong, a comment here is unlikely to be seen by a meaningful audience. Pass on this content and move forward.</text:span></text:p>
      <text:p text:style-name="Normal"/>
      <text:h text:style-name="P774" text:outline-level="3"><text:span text:style-name="T775">Dimension 2: Alex Angle Strength (0–3)</text:span></text:h>
      <text:p text:style-name="P776"><text:span text:style-name="T777">What it measures:</text:span></text:p>
      <text:p text:style-name="P778"><text:span text:style-name="T779">Alex angle strength measures the quality and specificity of the comment Alex can write on this content. This is the most subjective dimension — it requires genuine judgment about whether a specific, good comment exists, not just whether a comment is technically possible.</text:span></text:p>
      <text:p text:style-name="P780"><text:span text:style-name="T781">This dimension enforces the Golden Rule from the voice document: a comment that could appear on any video does not get posted. The angle must be specific to this exact piece of content, identifiable only by someone who actually watched it, and genuinely good — not just technically acceptable.</text:span></text:p>
      <text:p text:style-name="P782"><text:span text:style-name="T783">A piece of content can have maximum engagement potential (score 3 on Dimension 1) and still score 0 on angle strength because no genuinely specific, good comment exists. In that case, the content does not get engaged with. Generic comments are not an acceptable fallback when the angle is weak — silence is always better than a generic comment.</text:span></text:p>
      <text:p text:style-name="P784"><text:span text:style-name="T785">Scoring criteria:</text:span></text:p>
      <text:p text:style-name="P786"><text:span text:style-name="T787">Score 3 — Immediately strong angle:</text:span><text:span text:style-name="T788"><text:s/>All of the following are true:</text:span></text:p>
      <text:list text:style-name="LFO26" text:continue-numbering="true">
        <text:list-item>
          <text:p text:style-name="P789">A specific, genuinely good comment exists and is immediately identifiable without laboring over it</text:p>
        </text:list-item>
        <text:list-item>
          <text:p text:style-name="P790">The comment reacts to a specific moment, detail, observation, or beat in the content — not the content in general</text:p>
        </text:list-item>
        <text:list-item>
          <text:p text:style-name="P791">The comment is clearly the right thing to say — it has the feeling of inevitability that the best comments have</text:p>
        </text:list-item>
        <text:list-item>
          <text:p text:style-name="P792">The comment would be impossible to write without having actually watched or read the content</text:p>
        </text:list-item>
        <text:list-item>
          <text:p text:style-name="P793">The comment passes the Golden Rule: it could not appear on any other piece of content</text:p>
        </text:list-item>
        <text:list-item>
          <text:p text:style-name="P794">The comment would score Level 4 or Level 5 on the comment quality ladder from Section 5</text:p>
        </text:list-item>
      </text:list>
      <text:p text:style-name="P795"><text:span text:style-name="T796">A score of 3 means Alex has something genuinely excellent to say here. This is a high-priority engagement opportunity and the comment should be generated immediately.</text:span></text:p>
      <text:p text:style-name="P797"><text:span text:style-name="T798">Score 2 — Achievable strong angle:</text:span><text:span text:style-name="T799"><text:s/>The following are true:</text:span></text:p>
      <text:list text:style-name="LFO25" text:continue-numbering="true">
        <text:list-item>
          <text:p text:style-name="P800">A strong angle exists but requires some thought to construct — it is not immediately obvious but emerges on reflection</text:p>
        </text:list-item>
        <text:list-item>
          <text:p text:style-name="P801">The comment will be specific to this content but may require iterating through a few approaches before finding the right one</text:p>
        </text:list-item>
        <text:list-item>
          <text:p text:style-name="P802">The angle is clearly better than generic but may not be immediately obvious to the first person who sees the content</text:p>
        </text:list-item>
        <text:list-item>
          <text:p text:style-name="P803">The comment would score Level 3 or Level 4 on the quality ladder</text:p>
        </text:list-item>
      </text:list>
      <text:p text:style-name="P804"><text:span text:style-name="T805">A score of 2 means a good comment is achievable here. The agent should generate 3 candidate comments and select the strongest. This is a valid engagement opportunity.</text:span></text:p>
      <text:p text:style-name="P806"><text:span text:style-name="T807">Score 1 — Weak angle:</text:span><text:span text:style-name="T808"><text:s/>The following are true:</text:span></text:p>
      <text:list text:style-name="LFO24" text:continue-numbering="true">
        <text:list-item>
          <text:p text:style-name="P809">An angle exists but it is generic, forced, or requires significant stretching to connect to the content</text:p>
        </text:list-item>
        <text:list-item>
          <text:p text:style-name="P810">The best comment Alex could write here would score Level 2 on the quality ladder — technically acceptable but not distinctive</text:p>
        </text:list-item>
        <text:list-item>
          <text:p text:style-name="P811">The comment would not make anyone click the handle</text:p>
        </text:list-item>
        <text:list-item>
          <text:p text:style-name="P812">Multiple other comments in the comment section are already saying essentially the same thing Alex would say</text:p>
        </text:list-item>
      </text:list>
      <text:p text:style-name="P813"><text:span text:style-name="T814">A score of 1 means the engagement opportunity is weak. The content should only be engaged with if it scores very high on Dimension 1 (maximum reach with a moderate comment is better than no engagement) and if no higher-scoring content is in the queue. Even then, the comment must pass the pre-post checklist and the Golden Rule before posting.</text:span></text:p>
      <text:p text:style-name="P815"><text:span text:style-name="T816">Score 0 — No genuine angle:</text:span><text:span text:style-name="T817"><text:s/>Any of the following are true:</text:span></text:p>
      <text:list text:style-name="LFO23" text:continue-numbering="true">
        <text:list-item>
          <text:p text:style-name="P818">No specific angle exists — anything Alex would write would be generic</text:p>
        </text:list-item>
        <text:list-item>
          <text:p text:style-name="P819">The only comments Alex could make are things any random person could write</text:p>
        </text:list-item>
        <text:list-item>
          <text:p text:style-name="P820">The content is so straightforward or self-contained that there is nothing to add</text:p>
        </text:list-item>
        <text:list-item>
          <text:p text:style-name="P821">Every angle that exists has already been said by existing top comments</text:p>
        </text:list-item>
      </text:list>
      <text:p text:style-name="P822"><text:span text:style-name="T823">A score of 0 on angle strength is an automatic pass regardless of all other scores. A generic comment from the MoneyLion handle is worse than no comment — it actively damages the persona by contributing to the "brand account doing social media" perception. If there is nothing genuinely good to say, say nothing.</text:span></text:p>
      <text:p text:style-name="P824"><text:span text:style-name="T825">How to assess angle strength in practice:</text:span></text:p>
      <text:p text:style-name="P826"><text:span text:style-name="T827">The agent (or human reviewer) should ask these questions when evaluating angle strength:</text:span></text:p>
      <text:list text:style-name="LFO22" text:continue-numbering="true">
        <text:list-item>
          <text:p text:style-name="P828">Is there one specific moment, detail, or observation in this content that is more interesting than the overall premise?</text:p>
        </text:list-item>
        <text:list-item>
          <text:p text:style-name="P829">Does the finance lens produce an unexpected, accurate, genuinely funny observation about this content?</text:p>
        </text:list-item>
        <text:list-item>
          <text:p text:style-name="P830">Can the yes-and format extend the content's bit in a way that is specific and surprising?</text:p>
        </text:list-item>
        <text:list-item>
          <text:p text:style-name="P831">Is there a cultural reference that genuinely maps to something in this content with enough specificity to be surprising?</text:p>
        </text:list-item>
        <text:list-item>
          <text:p text:style-name="P832">Is there a creator behavior or moment in this content that a joke question could target?</text:p>
        </text:list-item>
      </text:list>
      <text:p text:style-name="P833"><text:span text:style-name="T834">If at least one of these questions produces a strong affirmative answer, the angle strength is 2 or 3. If none of them produce a strong answer, the angle strength is 0 or 1.</text:span></text:p>
      <text:p text:style-name="Normal"/>
      <text:h text:style-name="P835" text:outline-level="3"><text:span text:style-name="T836">Dimension 3: Mode Clarity (0–2)</text:span></text:h>
      <text:p text:style-name="P837"><text:span text:style-name="T838">What it measures:</text:span></text:p>
      <text:p text:style-name="P839"><text:span text:style-name="T840">Mode clarity measures how unambiguously the correct operating mode can be identified for this piece of content. Mode 1 (cultural engagement, no product mention) and Mode 2 (finance-relevant engagement, product mention possible when earned) require completely different comment approaches. Misidentifying the mode is one of the most damaging errors the agent can make — a product mention on Mode 1 content destroys the persona, and a purely comedic comment on Mode 2 content that calls for warmth misses the genuine value the agent can provide.</text:span></text:p>
      <text:p text:style-name="P841"><text:span text:style-name="T842">Mode clarity does not measure which mode is correct — it measures how easy it is to identify which mode is correct. A clearly Mode 1 piece of content and a clearly Mode 2 piece of content both score 2 on mode clarity. Content where the mode is genuinely ambiguous scores lower and requires more careful human review before the comment approach is finalized.</text:span></text:p>
      <text:p text:style-name="P843"><text:span text:style-name="T844">Scoring criteria:</text:span></text:p>
      <text:p text:style-name="P845"><text:span text:style-name="T846">Score 2 — Unambiguous mode:</text:span><text:span text:style-name="T847"><text:s/>Either of the following is clearly true without interpretation:</text:span></text:p>
      <text:list text:style-name="LFO21" text:continue-numbering="true">
        <text:list-item>
          <text:p text:style-name="P848">The content has no finance angle whatsoever — it is clearly Mode 1. A cat video, a dance challenge, a workplace comedy skit with no money dimension. Mode 1 is the only possibility.</text:p>
        </text:list-item>
        <text:list-item>
          <text:p text:style-name="P849">The content is unambiguously about finance — a salary transparency video, a credit score journey, a budgeting breakdown. Mode 2 is clearly appropriate, and the specific approach (warmth, product mention potential, knowledgeable friend) is clear.</text:p>
        </text:list-item>
      </text:list>
      <text:p text:style-name="P850"><text:span text:style-name="T851">A score of 2 means the agent can proceed with comment generation using the correct mode with confidence.</text:span></text:p>
      <text:p text:style-name="P852"><text:span text:style-name="T853">Score 1 — Interpretable mode:</text:span><text:span text:style-name="T854"><text:s/>The mode requires some interpretation but can be determined with reasonable confidence:</text:span></text:p>
      <text:list text:style-name="LFO20" text:continue-numbering="true">
        <text:list-item>
          <text:p text:style-name="P855">Content is finance-adjacent but not primarily about finance — the finance lens can be applied (Mode 1 humor) but a product mention would be a stretch</text:p>
        </text:list-item>
        <text:list-item>
          <text:p text:style-name="P856">Content is primarily about finance but the specific emotional register and appropriate approach require some reading of the comment section to determine</text:p>
        </text:list-item>
        <text:list-item>
          <text:p text:style-name="P857">Content could be Mode 1 or Mode 2 depending on which aspect of it is foregrounded in the comment</text:p>
        </text:list-item>
      </text:list>
      <text:p text:style-name="P858"><text:span text:style-name="T859">A score of 1 means the agent should generate comment candidates for both modes and let the human reviewer select the approach, or should generate Mode 1 candidates as the safer default with a note that Mode 2 may be appropriate.</text:span></text:p>
      <text:p text:style-name="P860"><text:span text:style-name="T861">Score 0 — Genuinely ambiguous mode:</text:span><text:span text:style-name="T862"><text:s/>The mode cannot be determined with confidence:</text:span></text:p>
      <text:list text:style-name="LFO19" text:continue-numbering="true">
        <text:list-item>
          <text:p text:style-name="P863">Content that is simultaneously funny about financial stress in a way where either humor or warmth could be appropriate — and choosing the wrong one could cause harm</text:p>
        </text:list-item>
        <text:list-item>
          <text:p text:style-name="P864">Content where the finance dimension is present but unclear whether the creator intends it as the primary subject</text:p>
        </text:list-item>
        <text:list-item>
          <text:p text:style-name="P865">Content where the comment section is sending conflicting signals about the emotional register of the audience</text:p>
        </text:list-item>
      </text:list>
      <text:p text:style-name="P866"><text:span text:style-name="T867">A score of 0 on mode clarity does not mean do not engage — it means the human reviewer must make the mode determination before comment generation begins. The content is flagged with a note explaining the ambiguity so the reviewer can make an informed decision.</text:span></text:p>
      <text:p text:style-name="Normal"/>
      <text:h text:style-name="P868" text:outline-level="3"><text:span text:style-name="T869">Dimension 4: Risk Level (0 to -3)</text:span></text:h>
      <text:p text:style-name="P870"><text:span text:style-name="T871">What it measures:</text:span></text:p>
      <text:p text:style-name="P872"><text:span text:style-name="T873">Risk level measures the sensitivity, compliance, and reputational risk associated with this specific piece of content. Unlike the other three dimensions, which measure positive opportunity, risk level is a subtractive dimension — it reduces the total score and in the most severe cases overrides all other dimensions entirely.</text:span></text:p>
      <text:p text:style-name="P874"><text:span text:style-name="T875">Risk level is always evaluated last but acts as a hard constraint. A piece of content that scores the maximum on the first three dimensions (3 + 3 + 2 = 8) but has a Red-tier risk classification (-3) does not get engaged with under any circumstances. The Red-tier classification is not a dimension that can be traded off against other dimensions. It is a hard stop.</text:span></text:p>
      <text:p text:style-name="P876"><text:span text:style-name="T877">Scoring criteria:</text:span></text:p>
      <text:p text:style-name="P878"><text:span text:style-name="T879">Score 0 — No risk:</text:span><text:span text:style-name="T880"><text:s/>All of the following are true:</text:span></text:p>
      <text:list text:style-name="LFO18" text:continue-numbering="true">
        <text:list-item>
          <text:p text:style-name="P881">Content is clearly Green tier — lighthearted, non-sensitive, non-controversial</text:p>
        </text:list-item>
        <text:list-item>
          <text:p text:style-name="P882">No emotional weight that could make a comment seem exploitative or tone-deaf</text:p>
        </text:list-item>
        <text:list-item>
          <text:p text:style-name="P883">No identity dimensions (race, ethnicity, religion, physical appearance) that are central to the content</text:p>
        </text:list-item>
        <text:list-item>
          <text:p text:style-name="P884">No health, illness, or medical content</text:p>
        </text:list-item>
        <text:list-item>
          <text:p text:style-name="P885">No political, legal, or regulatory dimension</text:p>
        </text:list-item>
        <text:list-item>
          <text:p text:style-name="P886">No minors as primary subjects</text:p>
        </text:list-item>
        <text:list-item>
          <text:p text:style-name="P887">No negative MoneyLion association</text:p>
        </text:list-item>
      </text:list>
      <text:p text:style-name="P888"><text:span text:style-name="T889">A score of 0 means the content can proceed through the pipeline without any additional risk-related friction. Standard pre-post checklist applies.</text:span></text:p>
      <text:p text:style-name="P890"><text:span text:style-name="T891">Score -1 — Yellow-tier risk:</text:span><text:span text:style-name="T892"><text:s/>Any of the following are present:</text:span></text:p>
      <text:list text:style-name="LFO17" text:continue-numbering="true">
        <text:list-item>
          <text:p text:style-name="P893">Content involves illness, injury, health situations, or medical contexts — even when the creator is clearly framing it humorously (the ER Duolingo streak video is a perfect example)</text:p>
        </text:list-item>
        <text:list-item>
          <text:p text:style-name="P894">Content involves emotional vulnerability — grief, loss, major life stress, relationship endings — even when the creator is processing it with humor</text:p>
        </text:list-item>
        <text:list-item>
          <text:p text:style-name="P895">Content is edgy or transgressive in a way that could be read differently by different audiences</text:p>
        </text:list-item>
        <text:list-item>
          <text:p text:style-name="P896">Content involves a named company or employer in a way that could create unintended brand associations</text:p>
        </text:list-item>
        <text:list-item>
          <text:p text:style-name="P897">Content involves social dynamics where power imbalance is present</text:p>
        </text:list-item>
        <text:list-item>
          <text:p text:style-name="P898">Content is from a creator who has a history of controversy, even if this specific video is innocuous</text:p>
        </text:list-item>
        <text:list-item>
          <text:p text:style-name="P899">The comment Alex would write is bold or edgy enough that a misread could cause problems</text:p>
        </text:list-item>
        <text:list-item>
          <text:p text:style-name="P900">Content is about a topic where cultural sensitivity varies significantly by audience</text:p>
        </text:list-item>
      </text:list>
      <text:p text:style-name="P901"><text:span text:style-name="T902">A score of -1 means the content can still be engaged with — but only after human review of both the content and the specific comment before posting. The agent generates the comment, flags it as Yellow-tier with the specific reason for the flag, and routes it to the human review queue. Do not auto-post.</text:span></text:p>
      <text:p text:style-name="P903"><text:span text:style-name="T904">Score -3 — Red-tier risk:</text:span><text:span text:style-name="T905"><text:s/>Any of the following are present:</text:span></text:p>
      <text:list text:style-name="LFO16" text:continue-numbering="true">
        <text:list-item>
          <text:p text:style-name="P906">Content involves death — of any person, including when the creator is using humor to process it</text:p>
        </text:list-item>
        <text:list-item>
          <text:p text:style-name="P907">Content involves active mental health crisis — self-harm, suicidal ideation, eating disorders, substance abuse — in any framing</text:p>
        </text:list-item>
        <text:list-item>
          <text:p text:style-name="P908">Content involves genuine trauma — abuse, assault, violence — even described in retrospect</text:p>
        </text:list-item>
        <text:list-item>
          <text:p text:style-name="P909">Content is primarily about a contested political topic, political figure, or election</text:p>
        </text:list-item>
        <text:list-item>
          <text:p text:style-name="P910">Content involves active news events — breaking news, disasters, crises, accidents</text:p>
        </text:list-item>
        <text:list-item>
          <text:p text:style-name="P911">Content involves a minor as the primary subject</text:p>
        </text:list-item>
        <text:list-item>
          <text:p text:style-name="P912">Content is about a topic where MoneyLion's presence would be universally read as exploitative or inappropriate</text:p>
        </text:list-item>
        <text:list-item>
          <text:p text:style-name="P913">Content involves MoneyLion negatively — complaints, criticism, negative associations</text:p>
        </text:list-item>
        <text:list-item>
          <text:p text:style-name="P914">Content involves a direct competitor in a way that could create legal exposure</text:p>
        </text:list-item>
        <text:list-item>
          <text:p text:style-name="P915">Content touches on regulatory, legal, or financial compliance matters in financial services</text:p>
        </text:list-item>
      </text:list>
      <text:p text:style-name="P916"><text:span text:style-name="T917">A score of -3 means do not engage. Full stop. This classification overrides all other dimensions. A piece of content that scores -3 on risk does not enter the queue, is not sent for human review as an engagement opportunity, and is not engaged with under any circumstances. It may be logged for awareness (to understand what types of content are being filtered) but it generates no comment activity.</text:span></text:p>
      <text:p text:style-name="P918"><text:span text:style-name="T919">Important nuance on the -3 classification:</text:span></text:p>
      <text:p text:style-name="P920"><text:span text:style-name="T921">Content that scores -3 on risk should be filtered before it enters the scoring pipeline if the category filter in the sourcing component is functioning correctly. In practice, some -3 content will get through the category filter — edge cases, ambiguous framing, content that appears innocuous in a thumbnail or caption but reveals sensitive subject matter in the video itself. The risk dimension exists precisely to catch these cases. When -3 content appears in the scoring pipeline, it is filtered here and logged as a sourcing filter gap that should be addressed.</text:span></text:p>
      <text:p text:style-name="Normal"/>
      <text:h text:style-name="P922" text:outline-level="3"><text:span text:style-name="T923">Composite Score Calculation</text:span></text:h>
      <text:p text:style-name="P924"><text:span text:style-name="T925">After all four dimensions have been evaluated, the composite score is calculated:</text:span></text:p>
      <text:p text:style-name="P926"><text:span text:style-name="T927">Composite Score = Engagement Potential + Alex Angle Strength + Mode Clarity + Risk Level</text:span><text:line-break/><text:line-break/><text:span text:style-name="T928">Maximum possible score: 3 + 3 + 2 + 0 = 8</text:span><text:line-break/><text:span text:style-name="T929">Minimum possible score: 0 + 0 + 0 + (-3) = -3</text:span></text:p>
      <text:p text:style-name="P930"><text:span text:style-name="T931">Score interpretation and required action:</text:span></text:p>
      <text:p text:style-name="P932"><text:span text:style-name="T933">Score 7–8: Engage immediately — high priority</text:span></text:p>
      <text:p text:style-name="P934"><text:span text:style-name="T935">This content represents a maximum-value engagement opportunity. All positive dimensions are strong and no significant risk is present. The timing window is almost certainly Phase 1 or early Phase 2. This content goes to the top of the queue and the human reviewer should be notified immediately if they are not actively monitoring.</text:span></text:p>
      <text:p text:style-name="P936"><text:span text:style-name="T937">Required action: Generate 3 comment candidates immediately. If Input Mode B (semi-automated), surface to human reviewer with URGENT flag. If Input Mode C (fully automated) and content is Green-tier, post the highest-scoring candidate within the timing window.</text:span></text:p>
      <text:p text:style-name="P938"><text:span text:style-name="T939">Target time from surfacing to comment posted: under 2 hours.</text:span></text:p>
      <text:p text:style-name="Normal"/>
      <text:p text:style-name="P940"><text:span text:style-name="T941">Score 5–6: Engage — standard priority</text:span></text:p>
      <text:p text:style-name="P942"><text:span text:style-name="T943">This content represents a strong engagement opportunity. One or more dimensions is not at maximum but the overall opportunity is clearly worth pursuing. This is the most common score range for content that gets engaged with.</text:span></text:p>
      <text:p text:style-name="P944"><text:span text:style-name="T945">Required action: Generate 3 comment candidates. Surface to human reviewer in standard queue priority. Post within the timing window.</text:span></text:p>
      <text:p text:style-name="P946"><text:span text:style-name="T947">Target time from surfacing to comment posted: under 4 hours for cultural content, under 24 hours for finance content.</text:span></text:p>
      <text:p text:style-name="Normal"/>
      <text:p text:style-name="P948"><text:span text:style-name="T949">Score 3–4: Pass — insufficient opportunity</text:span></text:p>
      <text:p text:style-name="P950"><text:span text:style-name="T951">This content does not meet the threshold for engagement. Either the timing window has largely closed, the Alex angle is too weak to produce a genuinely good comment, the mode is too ambiguous, or some combination of these. Engaging here would produce a generic or mistimed comment that does not serve the persona.</text:span></text:p>
      <text:p text:style-name="P952"><text:span text:style-name="T953">Required action: Do not generate a comment. Log the content as reviewed and passed. Move to the next item in the queue.</text:span></text:p>
      <text:p text:style-name="P954"><text:span text:style-name="T955">Exception: If the queue is empty and no higher-scoring content is available, a score of 4 on finance content from a Tier 1 creator watchlist may be reconsidered — but only if a genuinely strong Alex angle can be identified on review. Never post a generic comment to fill the queue.</text:span></text:p>
      <text:p text:style-name="Normal"/>
      <text:p text:style-name="P956"><text:span text:style-name="T957">Score 0–2: Do not engage</text:span></text:p>
      <text:p text:style-name="P958"><text:span text:style-name="T959">This content scores too low to be worth engaging with. The timing window is closed, the angle does not exist, or both.</text:span></text:p>
      <text:p text:style-name="P960"><text:span text:style-name="T961">Required action: Pass. Do not generate a comment.</text:span></text:p>
      <text:p text:style-name="Normal"/>
      <text:p text:style-name="P962"><text:span text:style-name="T963">Any score with Risk Level -3: Do not engage — Red tier</text:span></text:p>
      <text:p text:style-name="P964"><text:span text:style-name="T965">Regardless of the composite score, Red-tier risk classification is an absolute stop.</text:span></text:p>
      <text:p text:style-name="P966"><text:span text:style-name="T967">Required action: Do not generate a comment. Do not surface to human reviewer as an engagement opportunity. Log as Red-tier filtered content for sourcing gap analysis. If the content involves MoneyLion directly (complaints, negative coverage), flag for the appropriate internal team.</text:span></text:p>
      <text:p text:style-name="Normal"/>
      <text:p text:style-name="P968"><text:span text:style-name="T969">Any score with Risk Level -1: Human review required — Yellow tier</text:span></text:p>
      <text:p text:style-name="P970"><text:span text:style-name="T971">Regardless of the composite score (as long as it is 5+), Yellow-tier risk classification requires human review before posting.</text:span></text:p>
      <text:p text:style-name="P972"><text:span text:style-name="T973">Required action: Generate 3 comment candidates. Surface to human reviewer with YELLOW-TIER flag and specific reason for the flag. Do not auto-post under any circumstances. If the composite score is below 5 AND the content is Yellow-tier, pass — the opportunity is not strong enough to justify the review overhead.</text:span></text:p>
      <text:p text:style-name="Normal"/>
      <text:h text:style-name="P974" text:outline-level="3"><text:span text:style-name="T975">Scoring in Practice: Worked Examples</text:span></text:h>
      <text:p text:style-name="P976"><text:span text:style-name="T977">The following examples show how the scoring framework applies to real content scenarios. These are designed to calibrate the agent's scoring judgment.</text:span></text:p>
      <text:p text:style-name="Normal"/>
      <text:p text:style-name="P978"><text:span text:style-name="T979">Example A: Viral Cat Video</text:span></text:p>
      <text:p text:style-name="P980"><text:span text:style-name="T981">Content:</text:span><text:span text:style-name="T982"><text:s/>An orange cat has systematically destroyed every plant in its owner's apartment. The video is 6 hours old and has 800K likes on TikTok. Cross-platform — also trending on X. Comment section is extremely active.</text:span></text:p>
      <text:p text:style-name="P983"><text:span text:style-name="T984">Dimension 1 — Engagement Potential:</text:span><text:span text:style-name="T985"><text:s/>3. Cross-platform trending, within Phase 1/early Phase 2, highly active comment section, strong velocity.</text:span></text:p>
      <text:p text:style-name="P986"><text:span text:style-name="T987">Dimension 2 — Alex Angle Strength:</text:span><text:span text:style-name="T988"><text:s/>3. The finance lens drops immediately: "Ma'am you went with the orange model, it is working as intended." Specific to the content, impossible to write about any other video, genuinely excellent.</text:span></text:p>
      <text:p text:style-name="P989"><text:span text:style-name="T990">Dimension 3 — Mode Clarity:</text:span><text:span text:style-name="T991"><text:s/>2. Unambiguously Mode 1. No finance dimension whatsoever.</text:span></text:p>
      <text:p text:style-name="P992"><text:span text:style-name="T993">Dimension 4 — Risk Level:</text:span><text:span text:style-name="T994"><text:s/>0. Lighthearted, no sensitivity, no risk.</text:span></text:p>
      <text:p text:style-name="P995"><text:span text:style-name="T996">Composite Score: 8.</text:span><text:span text:style-name="T997"><text:s/>Engage immediately. High priority.</text:span></text:p>
      <text:p text:style-name="Normal"/>
      <text:p text:style-name="P998"><text:span text:style-name="T999">Example B: Salary Transparency Video from Tier 1 Creator</text:span></text:p>
      <text:p text:style-name="P1000"><text:span text:style-name="T1001">Content:</text:span><text:span text:style-name="T1002"><text:s/>A finance creator with 800K followers posts their salary progression from age 22 to 30. 18 hours old, 45K likes, 320 comments. Comment section has multiple people expressing anxiety about whether they are behind.</text:span></text:p>
      <text:p text:style-name="P1003"><text:span text:style-name="T1004">Dimension 1 — Engagement Potential:</text:span><text:span text:style-name="T1005"><text:s/>2. Strong engagement for this creator's typical performance, within the finance content window, active comment section. Not cross-platform trending but high-quality finance audience.</text:span></text:p>
      <text:p text:style-name="P1006"><text:span text:style-name="T1007">Dimension 2 — Alex Angle Strength:</text:span><text:span text:style-name="T1008"><text:s/>3. The comment section has handed Alex the angle: "the fact that you're watching this means you're already doing something most people aren't." Specific to the emotional register of this comment section, warmth-first Mode 2 approach, directly addresses the expressed anxiety.</text:span></text:p>
      <text:p text:style-name="P1009"><text:span text:style-name="T1010">Dimension 3 — Mode Clarity:</text:span><text:span text:style-name="T1011"><text:s/>2. Unambiguously Mode 2. Finance content, anxious audience, knowledgeable friend approach is clear.</text:span></text:p>
      <text:p text:style-name="P1012"><text:span text:style-name="T1013">Dimension 4 — Risk Level:</text:span><text:span text:style-name="T1014"><text:s/>0. Finance content but not emotionally heavy in a way that triggers Yellow tier. Creator is framing it positively. No sensitivity flags.</text:span></text:p>
      <text:p text:style-name="P1015"><text:span text:style-name="T1016">Composite Score: 7.</text:span><text:span text:style-name="T1017"><text:s/>Engage immediately. High priority.</text:span></text:p>
      <text:p text:style-name="Normal"/>
      <text:p text:style-name="P1018"><text:span text:style-name="T1019">Example C: ER Duolingo Streak Video</text:span></text:p>
      <text:p text:style-name="P1020"><text:span text:style-name="T1021">Content:</text:span><text:span text:style-name="T1022"><text:s/>A creator posts a video about being in the emergency room while her brother does his Duolingo lesson. Emotional but clearly framed with humor. 12 hours old, 444 likes (small creator, niche content). Tagged MoneyLion's competitor Duolingo directly.</text:span></text:p>
      <text:p text:style-name="P1023"><text:span text:style-name="T1024">Dimension 1 — Engagement Potential:</text:span><text:span text:style-name="T1025"><text:s/>1. Modest absolute engagement but niche finance-adjacent audience.</text:span></text:p>
      <text:p text:style-name="P1026"><text:span text:style-name="T1027">Dimension 2 — Alex Angle Strength:</text:span><text:span text:style-name="T1028"><text:s/>2. An angle exists — warmth first, light touch second. But it requires construction and careful execution.</text:span></text:p>
      <text:p text:style-name="P1029"><text:span text:style-name="T1030">Dimension 3 — Mode Clarity:</text:span><text:span text:style-name="T1031"><text:s/>1. Mode requires interpretation — this is simultaneously emotional content (warmth) and a product-adjacent moment (if Instacash were mentioned, this would be a stretch, but the handle visibility has value).</text:span></text:p>
      <text:p text:style-name="P1032"><text:span text:style-name="T1033">Dimension 4 — Risk Level:</text:span><text:span text:style-name="T1034"><text:s/>-1. Health/medical context present. Creator is in the ER. Even though the framing is humorous, this content triggers the Yellow-tier health flag.</text:span></text:p>
      <text:p text:style-name="P1035"><text:span text:style-name="T1036">Composite Score: 3 (before risk adjustment: 4, after -1: 3).</text:span><text:span text:style-name="T1037"><text:s/>Below the 5-point threshold. Pass.</text:span></text:p>
      <text:p text:style-name="P1038"><text:span text:style-name="T1039">Note: If this content had 500K+ likes and was trending (Dimension 1 = 3), the composite score would be 5 and it would proceed to Yellow-tier human review. The opportunity would be worth the review overhead at that scale.</text:span></text:p>
      <text:p text:style-name="Normal"/>
      <text:p text:style-name="P1040"><text:span text:style-name="T1041">Example D: Political Finance Content</text:span></text:p>
      <text:p text:style-name="P1042"><text:span text:style-name="T1043">Content:</text:span><text:span text:style-name="T1044"><text:s/>A creator posts a video about student loan forgiveness policy, expressing a strong political opinion. 2 hours old, 200K likes, trending.</text:span></text:p>
      <text:p text:style-name="P1045"><text:span text:style-name="T1046">Dimension 1 — Engagement Potential:</text:span><text:span text:style-name="T1047"><text:s/>3. Strong velocity, Phase 1, trending.</text:span></text:p>
      <text:p text:style-name="P1048"><text:span text:style-name="T1049">Dimension 2 — Alex Angle Strength:</text:span><text:span text:style-name="T1050"><text:s/>1. An angle technically exists but it is politically charged territory.</text:span></text:p>
      <text:p text:style-name="P1051"><text:span text:style-name="T1052">Dimension 3 — Mode Clarity:</text:span><text:span text:style-name="T1053"><text:s/>1. Mode is ambiguous — is this finance content or political content?</text:span></text:p>
      <text:p text:style-name="P1054"><text:span text:style-name="T1055">Dimension 4 — Risk Level:</text:span><text:span text:style-name="T1056"><text:s/>-3. Political content. Red tier. Hard stop.</text:span></text:p>
      <text:p text:style-name="P1057"><text:span text:style-name="T1058">Composite Score: -3 (Risk Level -3 overrides all other dimensions).</text:span><text:span text:style-name="T1059"><text:s/>Do not engage. Log as Red-tier filtered content.</text:span></text:p>
      <text:p text:style-name="Normal"/>
      <text:p text:style-name="P1060"><text:span text:style-name="T1061">Example E: Workplace Comedy Video</text:span></text:p>
      <text:p text:style-name="P1062"><text:span text:style-name="T1063">Content:</text:span><text:span text:style-name="T1064"><text:s/>A creator posts a POV skit about their first day at a toxic job. 4 hours old, 1 million likes on TikTok, cross-platform. Comment section extremely active.</text:span></text:p>
      <text:p text:style-name="P1065"><text:span text:style-name="T1066">Dimension 1 — Engagement Potential:</text:span><text:span text:style-name="T1067"><text:s/>3. Maximum — cross-platform, Phase 1, massive engagement, highly active comment section.</text:span></text:p>
      <text:p text:style-name="P1068"><text:span text:style-name="T1069">Dimension 2 — Alex Angle Strength:</text:span><text:span text:style-name="T1070"><text:s/>2. An angle exists — "that first day girl was fighting for her life" or similar yes-and. Requires construction but is clearly achievable.</text:span></text:p>
      <text:p text:style-name="P1071"><text:span text:style-name="T1072">Dimension 3 — Mode Clarity:</text:span><text:span text:style-name="T1073"><text:s/>2. Unambiguously Mode 1. No finance dimension.</text:span></text:p>
      <text:p text:style-name="P1074"><text:span text:style-name="T1075">Dimension 4 — Risk Level:</text:span><text:span text:style-name="T1076"><text:s/>0. Lighthearted workplace comedy, no sensitivity flags.</text:span></text:p>
      <text:p text:style-name="P1077"><text:span text:style-name="T1078">Composite Score: 7.</text:span><text:span text:style-name="T1079"><text:s/>Engage immediately. High priority.</text:span></text:p>
      <text:p text:style-name="Normal"/>
      <text:h text:style-name="P1080" text:outline-level="3"><text:span text:style-name="T1081">Scoring Calibration and Drift Prevention</text:span></text:h>
      <text:p text:style-name="P1082"><text:span text:style-name="T1083">The scoring framework is only as good as its consistent application. Over time, without active calibration, scoring drift can occur — the criteria are applied inconsistently, thresholds shift based on what the agent has seen recently, or individual dimensions are weighted differently than intended.</text:span></text:p>
      <text:p text:style-name="P1084"><text:span text:style-name="T1085">The following calibration practices prevent drift:</text:span></text:p>
      <text:p text:style-name="P1086"><text:span text:style-name="T1087">Weekly calibration review:</text:span><text:span text:style-name="T1088"><text:s/>During the weekly human review, include a calibration sample — 10 pieces of content from the previous week that received scores across the full range. Evaluate each piece of content against the scoring framework independently and compare to the original score. Significant discrepancies indicate drift and should prompt criteria clarification.</text:span></text:p>
      <text:p text:style-name="P1089"><text:span text:style-name="T1090">Anchor examples:</text:span><text:span text:style-name="T1091"><text:s/>The worked examples above serve as anchor examples — fixed reference points for what each score level looks like. When in doubt about a score, compare the content being evaluated to the most similar anchor example and calibrate accordingly. New anchor examples should be added to the document as the system encounters novel scenarios.</text:span></text:p>
      <text:p text:style-name="P1092"><text:span text:style-name="T1093">Score distribution monitoring:</text:span><text:span text:style-name="T1094"><text:s/>Track the distribution of composite scores across all surfaced content over time. If the distribution shifts significantly — more content scoring 7–8 than expected, or more content scoring 3–4 — it indicates either a change in the quality of surfaced content (a sourcing issue) or scoring drift (a calibration issue). Either requires investigation.</text:span></text:p>
      <text:p text:style-name="P1095"><text:span text:style-name="T1096">Disagreement logging:</text:span><text:span text:style-name="T1097"><text:s/>When a human reviewer disagrees with a score the agent has assigned — either overriding a pass to engage, or overriding an engage recommendation to pass — log the disagreement with a brief explanation. These disagreements are the most valuable calibration data the system generates, because they identify the edge cases where the scoring criteria need refinement.</text:span></text:p>
      <text:p text:style-name="Normal"/>
      <text:h text:style-name="P1098" text:outline-level="3"><text:span text:style-name="T1099">What Scoring Does Not Do</text:span></text:h>
      <text:p text:style-name="P1100"><text:span text:style-name="T1101">The scoring framework is designed to make engagement decisions efficiently and consistently. It is not designed to replace all judgment.</text:span></text:p>
      <text:p text:style-name="P1102"><text:span text:style-name="T1103">Scoring does not guarantee comment quality.</text:span><text:span text:style-name="T1104"><text:s/>A score of 8 means the opportunity is excellent. It does not mean the comment Alex writes will be excellent. Comment quality is determined by the voice document, the comment architecture principles, and the pre-post checklist — not by the content score.</text:span></text:p>
      <text:p text:style-name="P1105"><text:span text:style-name="T1106">Scoring does not replace the pre-post checklist.</text:span><text:span text:style-name="T1107"><text:s/>Every comment generated on scored content must still pass all seven questions of the pre-post checklist before posting. A high content score does not exempt a comment from the checklist.</text:span></text:p>
      <text:p text:style-name="P1108"><text:span text:style-name="T1109">Scoring does not identify the specific Alex angle.</text:span><text:span text:style-name="T1110"><text:s/>Dimension 2 assesses whether a strong angle exists — it does not identify what the angle is. Finding the specific angle is the agent's job during comment generation, using the voice document's humor tactics, format options, and the pre-post checklist.</text:span></text:p>
      <text:p text:style-name="P1111"><text:span text:style-name="T1112">Scoring does not make Yellow-tier decisions.</text:span><text:span text:style-name="T1113"><text:s/>When content scores -1 on the risk dimension, the decision about whether and how to engage is made by a human reviewer, not by the scoring framework. The scoring framework identifies that human review is required. The human makes the call.</text:span></text:p>
      <text:h text:style-name="P1114" text:outline-level="2"><text:span text:style-name="T1115">Component 3: Input Modes</text:span></text:h>
      <text:p text:style-name="P1116"/>
      <text:h text:style-name="P1117" text:outline-level="3"><text:span text:style-name="T1118">What Input Modes Are</text:span></text:h>
      <text:p text:style-name="P1119"><text:span text:style-name="T1120">Input modes define how content gets from the sourcing and scoring components into the agent's active queue — and how much human involvement is required at each stage of that journey. The input mode determines the speed of the pipeline, the degree of human oversight, and the risk profile of every comment that gets posted.</text:span></text:p>
      <text:p text:style-name="P1121"><text:span text:style-name="T1122">The content engine supports three input modes. They are not three versions of the same system — they are three distinct operating states that reflect different stages of trust, validation, and build maturity. The system starts in Mode A. It earns its way to Mode B. It earns Mode C only after demonstrating sustained, documented performance that meets defined quality thresholds.</text:span></text:p>
      <text:p text:style-name="P1123"><text:span text:style-name="T1124">No mode is permanent. The system can move between modes as circumstances require — if a problem is identified in Mode C, the system steps back to Mode B immediately. If Mode B is producing consistently excellent results, it earns progression to Mode C. The mode is always the current best operating state for the system's demonstrated level of reliability.</text:span></text:p>
      <text:p text:style-name="P1125"/>
      <text:h text:style-name="P1126" text:outline-level="3"><text:span text:style-name="T1127">Why Three Modes Exist</text:span></text:h>
      <text:p text:style-name="P1128"><text:span text:style-name="T1129">A single operating mode cannot serve all stages of the system's development and all types of content simultaneously.</text:span></text:p>
      <text:p text:style-name="P1130"><text:span text:style-name="T1131">Manual-only operation</text:span><text:span text:style-name="T1132"><text:s/>is safe and appropriate when the system is new and unvalidated — but it cannot capture real-time trending opportunities within the timing window. A human pasting content into the agent after scrolling their personal feed will always be working with content that is already hours old. For trending cultural content, hours matter enormously.</text:span></text:p>
      <text:p text:style-name="P1133"><text:span text:style-name="T1134">Fully automated operation</text:span><text:span text:style-name="T1135"><text:s/>can capture real-time opportunities with no timing friction — but it is only appropriate after the system has demonstrated that it reliably identifies mode correctly, writes at consistent quality, applies the tier system accurately, and passes the pre-post checklist without human oversight. Enabling full automation before these things are demonstrated is not efficiency — it is risk taken before it has been earned.</text:span></text:p>
      <text:p text:style-name="P1136"><text:span text:style-name="T1137">Semi-automated operation</text:span><text:span text:style-name="T1138"><text:s/>is the practical middle ground that makes the system scalable without removing human judgment from the process. The agent does the sourcing and scoring work. The human does the engagement approval and candidate selection work. Neither is doing the other's job. This is the recommended permanent operating mode for most content, even after Mode C is enabled for Green-tier trending content.</text:span></text:p>
      <text:p text:style-name="P1139"/>
      <text:h text:style-name="P1140" text:outline-level="3"><text:span text:style-name="T1141">Input Mode A: Manual</text:span></text:h>
      <text:p text:style-name="P1142"/>
      <text:p text:style-name="P1143"><text:span text:style-name="T1144">Definition:</text:span></text:p>
      <text:p text:style-name="P1145"><text:span text:style-name="T1146">In Input Mode A, a human identifies a piece of content — by scrolling their own feeds, by receiving a tip from a team member, by monitoring trending topics manually — and feeds it directly to the agent. The agent has no autonomous sourcing capability in this mode. Every piece of content the agent sees is content a human has deliberately chosen to show it.</text:span></text:p>
      <text:p text:style-name="P1147"/>
      <text:p text:style-name="P1148"><text:span text:style-name="T1149">When to use Input Mode A:</text:span></text:p>
      <text:p text:style-name="P1150"><text:span text:style-name="T1151">During prototype development and initial testing.</text:span><text:span text:style-name="T1152"><text:s/>Mode A is the correct starting point for every deployment of this system. Before the sourcing and scoring components have been calibrated, before the voice quality has been validated at volume, and before the tier classification has been tested against a real content stream, the agent should only see content that a human has pre-selected. This prevents the agent from being exposed to inappropriate content before its filters have been validated and prevents it from generating comments at a scale that cannot be quality-reviewed.</text:span></text:p>
      <text:p text:style-name="P1153"><text:span text:style-name="T1154">For high-stakes individual engagement opportunities.</text:span><text:span text:style-name="T1155"><text:s/>Even after the system has progressed to Modes B and C, Mode A remains the correct approach for content where a human wants direct control over what the agent sees before it generates anything. A major cultural moment where getting the comment wrong would be highly visible. A piece of content from an extremely high-profile creator where the engagement has outsized brand implications. A scenario where the normal scoring and tier classification process feels insufficient for the specific situation.</text:span></text:p>
      <text:p text:style-name="P1156"><text:span text:style-name="T1157">For testing new comment formats or voice approaches.</text:span><text:span text:style-name="T1158"><text:s/>When the voice document is updated, when new humor tactics are being tested, or when the system prompt has been revised, Mode A allows for controlled testing of the new approach on specific content before it is released into the broader pipeline.</text:span></text:p>
      <text:p text:style-name="P1159"><text:span text:style-name="T1160">For any team member who wants to surface a specific opportunity.</text:span><text:span text:style-name="T1161"><text:s/>Mode A is the universal fallback — any member of the MoneyLion team who encounters something that seems like a strong Alex engagement opportunity can feed it directly to the agent through Mode A regardless of what mode the broader system is operating in.</text:span></text:p>
      <text:p text:style-name="P1162"/>
      <text:p text:style-name="P1163"><text:span text:style-name="T1164">How Mode A works — step by step:</text:span></text:p>
      <text:p text:style-name="P1165"><text:span text:style-name="T1166">Step 1: Human identifies content.</text:span><text:span text:style-name="T1167"><text:s/>A human identifies a piece of content they believe is a potential engagement opportunity. This can happen through personal social media browsing, through active monitoring of trending content, through a team member tip, or through any other content discovery method.</text:span></text:p>
      <text:p text:style-name="P1168"><text:span text:style-name="T1169">Step 2: Human prepares the input.</text:span><text:span text:style-name="T1170"><text:s/>Because the agent cannot watch video directly, the human must translate the content into a form the agent can work with. The standard Mode A input format is:</text:span></text:p>
      <text:p text:style-name="P1171"><text:span text:style-name="T1172">PLATFORM: [TikTok / Instagram / X / YouTube]</text:span><text:line-break/><text:span text:style-name="T1173">URL: [content URL]</text:span><text:line-break/><text:span text:style-name="T1174">CONTENT DESCRIPTION: [What happens in this content? Describe specifically —</text:span><text:line-break/><text:span text:style-name="T1175">not just the topic but the specific moments, details, visual elements,</text:span><text:line-break/><text:span text:style-name="T1176">characters, and beats that are present. This is the raw material</text:span><text:line-break/><text:span text:style-name="T1177">the agent needs to generate a specific, non-generic comment.</text:span><text:line-break/><text:span text:style-name="T1178">Be as specific as possible. Generic descriptions produce generic comments.]</text:span><text:line-break/><text:span text:style-name="T1179">CREATOR: [Creator name and follower count if known]</text:span><text:line-break/><text:span text:style-name="T1180">CONTENT AGE: [How long ago was this posted?]</text:span><text:line-break/><text:span text:style-name="T1181">TOP COMMENTS: [Optional but valuable — list the top 3–5 comments already</text:span><text:line-break/><text:span text:style-name="T1182">in the comment section. This prevents the agent from generating</text:span><text:line-break/><text:span text:style-name="T1183">a comment that duplicates something already there and helps the</text:span><text:line-break/><text:span text:style-name="T1184">agent understand the emotional register of the existing conversation.]</text:span><text:line-break/><text:span text:style-name="T1185">ADDITIONAL CONTEXT: [Anything else relevant — is this content part of a</text:span><text:line-break/><text:span text:style-name="T1186">series? Is the creator known for something specific? Is there</text:span><text:line-break/><text:span text:style-name="T1187">cultural context the agent needs to understand the content correctly?]</text:span></text:p>
      <text:p text:style-name="P1188"><text:span text:style-name="T1189">The quality of the input description directly determines the quality of the agent's output. A description that says "a woman talking about her finances" will produce a generic comment. A description that says "a woman reveals her salary progression from $32K at 22 to $187K at 31, shows the specific job titles and companies, and the comment section is full of people asking 'what do I do if I'm 28 and still at $45K'" will produce a specific, excellent comment.</text:span></text:p>
      <text:p text:style-name="P1190"><text:span text:style-name="T1191">Step 3: Agent processes the input.</text:span><text:span text:style-name="T1192"><text:s/>The agent evaluates the content against the scoring framework (all four dimensions) and the tier classification system. Even in Mode A — where the human has already selected the content — the agent still runs the scoring framework to confirm the content is worth engaging with and to identify any risk flags the human may have missed.</text:span></text:p>
      <text:p text:style-name="P1193"><text:span text:style-name="T1194">Step 4: Agent generates output.</text:span><text:span text:style-name="T1195"><text:s/>The agent generates three candidate comments plus supporting metadata for each:</text:span></text:p>
      <text:p text:style-name="P1196"><text:span text:style-name="T1197">COMPOSITE SCORE: [X/8]</text:span><text:line-break/><text:span text:style-name="T1198">TIER CLASSIFICATION: [Green / Yellow / Red]</text:span><text:line-break/><text:span text:style-name="T1199">MODE IDENTIFIED: [Mode 1 / Mode 2]</text:span><text:line-break/><text:span text:style-name="T1200">TIMING WINDOW: [How much time remains before this content exits its peak window]</text:span><text:line-break/><text:line-break/><text:span text:style-name="T1201">CANDIDATE 1:</text:span><text:line-break/><text:span text:style-name="T1202">Comment: [The comment text exactly as it would be posted]</text:span><text:line-break/><text:span text:style-name="T1203">Format: [Which format from Section 5 — specific moment reaction,</text:span><text:line-break/><text:span text:style-name="T1204">finance lens drop, yes-and, joke question, etc.]</text:span><text:line-break/><text:span text:style-name="T1205">Angle: [One sentence explaining what specific element of the content</text:span><text:line-break/><text:span text:style-name="T1206">this comment is reacting to and why]</text:span><text:line-break/><text:span text:style-name="T1207">Confidence: [High / Medium / Low]</text:span><text:line-break/><text:span text:style-name="T1208">Checklist flags: [Any items that require attention before posting]</text:span><text:line-break/><text:line-break/><text:span text:style-name="T1209">CANDIDATE 2:</text:span><text:line-break/><text:span text:style-name="T1210">[Same structure]</text:span><text:line-break/><text:line-break/><text:span text:style-name="T1211">CANDIDATE 3:</text:span><text:line-break/><text:span text:style-name="T1212">[Same structure]</text:span><text:line-break/><text:line-break/><text:span text:style-name="T1213">RECOMMENDATION: [Which candidate the agent recommends and why — one sentence]</text:span><text:line-break/><text:line-break/><text:span text:style-name="T1214">YELLOW-TIER FLAG: [If applicable — specific reason for flagging,</text:span><text:line-break/><text:span text:style-name="T1215">what the human reviewer should assess before approving]</text:span><text:line-break/><text:line-break/><text:span text:style-name="T1216">RED-TIER FLAG: [If applicable — specific reason, do not post]</text:span></text:p>
      <text:p text:style-name="P1217"><text:span text:style-name="T1218">Step 5: Human reviews output and makes posting decision.</text:span><text:span text:style-name="T1219"><text:s/>The human reviews the three candidates, selects the preferred comment (or requests regeneration with different parameters), confirms the tier classification, and makes the final posting decision.</text:span></text:p>
      <text:p text:style-name="P1220"><text:span text:style-name="T1221">For Green-tier content: human posts the selected comment directly. For Yellow-tier content: human makes the review judgment, edits if necessary, and posts or rejects. For Red-tier content: human confirms the classification and does not post. If the Red-tier classification seems incorrect, human escalates for review rather than overriding unilaterally.</text:span></text:p>
      <text:p text:style-name="P1222"><text:span text:style-name="T1223">Step 6: Human posts the comment.</text:span><text:span text:style-name="T1224"><text:s/>In Mode A, the human manually copies the selected comment text and posts it on the platform. The agent does not have platform access in Mode A — it generates copy only.</text:span></text:p>
      <text:p text:style-name="P1225"><text:span text:style-name="T1226">Step 7: Human logs the outcome.</text:span><text:span text:style-name="T1227"><text:s/>After posting, the human logs the comment with the standard metadata: platform, content category, mode, format type, composite score, time from content posting to comment posting, and the selected candidate number. This data feeds the feedback loop.</text:span></text:p>
      <text:p text:style-name="P1228"/>
      <text:p text:style-name="P1229"><text:span text:style-name="T1230">Mode A quality standards:</text:span></text:p>
      <text:p text:style-name="P1231"><text:span text:style-name="T1232">Every comment generated in Mode A should be evaluated against the following before posting:</text:span></text:p>
      <text:list text:style-name="LFO15" text:continue-numbering="true">
        <text:list-item>
          <text:p text:style-name="P1233">Does it pass all seven questions of the pre-post checklist?</text:p>
        </text:list-item>
        <text:list-item>
          <text:p text:style-name="P1234">Does it score Level 3 or above on the comment quality ladder?</text:p>
        </text:list-item>
        <text:list-item>
          <text:p text:style-name="P1235">Is the tier classification correct given the content?</text:p>
        </text:list-item>
        <text:list-item>
          <text:p text:style-name="P1236">Is the timing window still open — or has the content already peaked?</text:p>
        </text:list-item>
        <text:list-item>
          <text:p text:style-name="P1237">Does the comment sound like Alex, or does it sound like a brand account?</text:p>
        </text:list-item>
      </text:list>
      <text:p text:style-name="P1238"><text:span text:style-name="T1239">Mode A is the most controlled operating environment. There is no excuse for a substandard comment getting posted in Mode A — the human has full visibility and full control at every step.</text:span></text:p>
      <text:p text:style-name="P1240"/>
      <text:p text:style-name="P1241"><text:span text:style-name="T1242">Mode A limitations:</text:span></text:p>
      <text:p text:style-name="P1243"><text:span text:style-name="T1244">Mode A is safe and controllable but has three significant limitations that make it insufficient as a permanent operating mode:</text:span></text:p>
      <text:p text:style-name="P1245"><text:span text:style-name="T1246">Speed:</text:span><text:span text:style-name="T1247"><text:s/>A human identifying content manually and feeding it to the agent will almost always be working with content that is already multiple hours old. For trending cultural content, this means the best window has often already passed by the time the agent generates a comment.</text:span></text:p>
      <text:p text:style-name="P1248"><text:span text:style-name="T1249">Coverage:</text:span><text:span text:style-name="T1250"><text:s/>A human monitoring their personal feeds sees a fraction of what is actually trending. Their algorithm serves them content based on their personal behavior, not based on what is most valuable for MoneyLion to engage with. Manual monitoring has significant blind spots.</text:span></text:p>
      <text:p text:style-name="P1251"><text:span text:style-name="T1252">Consistency:</text:span><text:span text:style-name="T1253"><text:s/>Human content discovery is inconsistent by nature. It happens when the human is scrolling, not when the content peaks. Weekends, evenings, and holidays produce gaps in coverage that automated monitoring eliminates.</text:span></text:p>
      <text:p text:style-name="P1254"><text:span text:style-name="T1255">Mode A is the right starting point. It is not the right permanent state.</text:span></text:p>
      <text:p text:style-name="P1256"/>
      <text:h text:style-name="P1257" text:outline-level="3"><text:span text:style-name="T1258">Input Mode B: Semi-Automated</text:span></text:h>
      <text:p text:style-name="P1259"/>
      <text:p text:style-name="P1260"><text:span text:style-name="T1261">Definition:</text:span></text:p>
      <text:p text:style-name="P1262"><text:span text:style-name="T1263">In Input Mode B, the agent's sourcing component monitors content continuously and automatically surfaces scored, classified opportunities into a prioritized queue. A human reviews this queue, approves which opportunities to pursue, selects the preferred comment candidate from agent-generated options, and triggers posting. The human is not finding content — the agent is. The human is not generating comments — the agent is. The human is making the approval and selection decisions at the critical quality and judgment points.</text:span></text:p>
      <text:p text:style-name="P1264"><text:span text:style-name="T1265">Mode B is the recommended permanent production operating mode for most content and most organizations using this system. It captures the speed and coverage advantages of automated sourcing while maintaining human judgment at the engagement decision and comment selection stages.</text:span></text:p>
      <text:p text:style-name="P1266"/>
      <text:p text:style-name="P1267"><text:span text:style-name="T1268">When to use Input Mode B:</text:span></text:p>
      <text:p text:style-name="P1269"><text:span text:style-name="T1270">After Mode A validation is complete.</text:span><text:span text:style-name="T1271"><text:s/>The system is ready for Mode B when: at least 200 comments have been generated and reviewed in Mode A, the voice quality is consistently at Level 3 or above on the quality ladder, the tier classification has been validated against the content stream with less than 5% misclassification, and the scoring framework is producing scores that align with human judgment on which content is worth engaging with.</text:span></text:p>
      <text:p text:style-name="P1272"><text:span text:style-name="T1273">As the permanent operating mode for Yellow-tier content.</text:span><text:span text:style-name="T1274"><text:s/>Even after Mode C is enabled for Green-tier content, all Yellow-tier content continues to be processed through Mode B — human review before posting is non-negotiable for Yellow-tier regardless of how mature the system is.</text:span></text:p>
      <text:p text:style-name="P1275"><text:span text:style-name="T1276">As the permanent operating mode for Tier 1 creator watchlist content.</text:span><text:span text:style-name="T1277"><text:s/>The highest-value creator relationships deserve human attention at the approval stage. Even if the comment is clearly excellent, the human should confirm the engagement before it goes live on a Tier 1 creator's content.</text:span></text:p>
      <text:p text:style-name="P1278"><text:span text:style-name="T1279">During any period when system reliability is uncertain.</text:span><text:span text:style-name="T1280"><text:s/>If a problem has been identified — a voice quality issue, a scoring calibration drift, a tier classification error — the system steps back to Mode B from Mode C until the problem is resolved and confidence is restored.</text:span></text:p>
      <text:p text:style-name="P1281"/>
      <text:p text:style-name="P1282"><text:span text:style-name="T1283">How Mode B works — step by step:</text:span></text:p>
      <text:p text:style-name="P1284"><text:span text:style-name="T1285">Step 1: Automated sourcing runs continuously.</text:span><text:span text:style-name="T1286"><text:s/>The sourcing component monitors all four content categories simultaneously — trending cultural moments, finance and money content, specific creator watchlist, and viral general content. It applies the coarse category filter to remove clearly inappropriate content before it enters the pipeline. All content that passes the coarse filter and meets the minimum surfacing thresholds for its category enters the scoring pipeline automatically.</text:span></text:p>
      <text:p text:style-name="P1287"><text:span text:style-name="T1288">Step 2: Automated scoring runs on all surfaced content.</text:span><text:span text:style-name="T1289"><text:s/>Every piece of surfaced content is scored against the four-dimension framework automatically. The composite score is calculated. The tier classification is applied. Content scoring below 5 is automatically passed and does not enter the human review queue. Red-tier content is filtered out and logged. Content scoring 5 or above with Green or Yellow tier classification enters the human review queue.</text:span></text:p>
      <text:p text:style-name="P1290"><text:span text:style-name="T1291">Step 3: Human review queue is populated and prioritized.</text:span><text:span text:style-name="T1292"><text:s/>The queue presents content in priority order based on composite score and timing window remaining. A piece of content scoring 8 with 2 hours remaining in its Phase 1 window appears above a piece of content scoring 6 with 18 hours remaining in its finance content window. The queue gives the human reviewer all the information needed to make fast, well-informed decisions.</text:span></text:p>
      <text:p text:style-name="P1293"><text:span text:style-name="T1294">Each queue item displays:</text:span></text:p>
      <text:p text:style-name="P1295"><text:span text:style-name="T1296">PRIORITY: [1-10 ranking in current queue]</text:span><text:line-break/><text:span text:style-name="T1297">COMPOSITE SCORE: [X/8] | TIER: [Green / Yellow] | MODE: [1 / 2]</text:span><text:line-break/><text:span text:style-name="T1298">PLATFORM: [Platform] | CATEGORY: [Content category]</text:span><text:line-break/><text:span text:style-name="T1299">CONTENT: [Creator name, follower count, brief content description]</text:span><text:line-break/><text:span text:style-name="T1300">URL: [Direct link to content]</text:span><text:line-break/><text:span text:style-name="T1301">TIMING WINDOW: [X hours remaining — URGENT if under 2 hours]</text:span><text:line-break/><text:span text:style-name="T1302">TOP COMMENTS: [Top 3 existing comments for context]</text:span><text:line-break/><text:span text:style-name="T1303">SCORING BREAKDOWN:</text:span><text:line-break/><text:span text:style-name="T1304"><text:s text:c="2"/>Engagement Potential: [X/3] — [one-line rationale]</text:span><text:line-break/><text:span text:style-name="T1305"><text:s text:c="2"/>Alex Angle Strength: [X/3] — [one-line rationale]</text:span><text:line-break/><text:span text:style-name="T1306"><text:s text:c="2"/>Mode Clarity: [X/2] — [one-line rationale]</text:span><text:line-break/><text:span text:style-name="T1307"><text:s text:c="2"/>Risk Level: [X] — [one-line rationale or flag description]</text:span><text:line-break/><text:span text:style-name="T1308">YELLOW FLAG: [If applicable — specific reason]</text:span></text:p>
      <text:p text:style-name="P1309"><text:span text:style-name="T1310">Step 4: Human reviews queue and makes approval decisions.</text:span><text:span text:style-name="T1311"><text:s/>The human reviewer works through the queue from highest priority to lowest. For each item, they make one of three decisions:</text:span></text:p>
      <text:list text:style-name="LFO14" text:continue-numbering="true">
        <text:list-item>
          <text:p text:style-name="P1312"><text:span text:style-name="T1313">Approve:</text:span><text:span text:style-name="T1314"><text:s/>This content is worth engaging with. Proceed to comment generation.</text:span></text:p>
        </text:list-item>
        <text:list-item>
          <text:p text:style-name="P1315"><text:span text:style-name="T1316">Reject:</text:span><text:span text:style-name="T1317"><text:s/>This content is not worth engaging with despite the score. Provide a brief reason (score calibration data).</text:span></text:p>
        </text:list-item>
        <text:list-item>
          <text:p text:style-name="P1318"><text:span text:style-name="T1319">Escalate:</text:span><text:span text:style-name="T1320"><text:s/>This content has characteristics that require a second opinion before a decision is made.</text:span></text:p>
        </text:list-item>
      </text:list>
      <text:p text:style-name="P1321"><text:span text:style-name="T1322">The human reviewer should be able to process a standard queue in 30–60 minutes. If the queue consistently takes longer, the scoring threshold should be raised to reduce volume, or the sourcing criteria should be narrowed.</text:span></text:p>
      <text:p text:style-name="P1323"><text:span text:style-name="T1324">Step 5: Agent generates comment candidates for approved content.</text:span><text:span text:style-name="T1325"><text:s/>For each approved piece of content, the agent generates three comment candidates with full metadata — same format as Mode A output. This generation happens automatically and immediately after approval, not in a separate manual step. By the time the human has finished reviewing the full queue, the comment candidates for all approved content are ready for selection.</text:span></text:p>
      <text:p text:style-name="P1326"><text:span text:style-name="T1327">Step 6: Human selects preferred candidate or requests regeneration.</text:span><text:span text:style-name="T1328"><text:s/>For each approved piece of content, the human selects the preferred comment from the three candidates, optionally edits it, and confirms it is ready to post. If none of the three candidates are satisfactory, the human can request regeneration with specific parameters (different format, different angle, different length).</text:span></text:p>
      <text:p text:style-name="P1329"><text:span text:style-name="T1330">Step 7: Posting.</text:span><text:span text:style-name="T1331"><text:s/>For Green-tier content: the comment posts automatically once the human has selected the candidate. No additional step required. For Yellow-tier content: the comment goes to a secondary review step before posting. The secondary reviewer reads the specific comment (not just the content) against the Yellow-tier review checklist and approves or rejects the specific comment.</text:span></text:p>
      <text:p text:style-name="P1332"><text:span text:style-name="T1333">Step 8: Automated performance tracking begins.</text:span><text:span text:style-name="T1334"><text:s/>Once posted, performance tracking begins automatically. Handle clicks, comment likes, creator responses, and thread engagement are tracked and attributed to this specific comment.</text:span></text:p>
      <text:p text:style-name="P1335"/>
      <text:p text:style-name="P1336"><text:span text:style-name="T1337">Mode B timing requirements:</text:span></text:p>
      <text:p text:style-name="P1338"><text:span text:style-name="T1339">The queue must be reviewed frequently enough to capture content within its timing window. The following review cadence is the minimum:</text:span></text:p>
      <text:p text:style-name="P1340"><text:span text:style-name="T1341">Weekdays:</text:span><text:span text:style-name="T1342"><text:s/>Queue reviewed at minimum twice daily — once in the morning (capturing content that peaked overnight and content peaking in the morning) and once in the afternoon (capturing midday content and preparing for evening viral cycles). For organizations with active social media managers, a third midday review is recommended.</text:span></text:p>
      <text:p text:style-name="P1343"><text:span text:style-name="T1344">Weekends and holidays:</text:span><text:span text:style-name="T1345"><text:s/>This is where Mode B shows its limitation. Content peaks on weekends — people are on their phones more, viral content spreads faster. A Mode B queue that is only reviewed on weekday business hours misses the weekend viral cycle almost entirely. Organizations using Mode B must either staff weekend queue review or accept that weekend trending content will not be captured. This gap is one of the primary arguments for enabling Mode C for Green-tier trending content on weekends.</text:span></text:p>
      <text:p text:style-name="P1346"><text:span text:style-name="T1347">During high-velocity cultural moments:</text:span><text:span text:style-name="T1348"><text:s/>Award shows, major sporting events, breaking pop culture moments, and other concentrated viral events require real-time queue monitoring — not twice-daily. When these events are anticipated, the Content Monitor should be available to review the queue in near-real-time.</text:span></text:p>
      <text:p text:style-name="P1349"><text:span text:style-name="T1350">Timing urgency indicators in the queue:</text:span></text:p>
      <text:list text:style-name="LFO13" text:continue-numbering="true">
        <text:list-item>
          <text:p text:style-name="P1351">Content with under 2 hours in its timing window: flagged URGENT — reviewer should address before anything else</text:p>
        </text:list-item>
        <text:list-item>
          <text:p text:style-name="P1352">Content with 2–6 hours remaining: HIGH PRIORITY — address in current review session</text:p>
        </text:list-item>
        <text:list-item>
          <text:p text:style-name="P1353">Content with 6–24 hours remaining: STANDARD — address in next review session</text:p>
        </text:list-item>
        <text:list-item>
          <text:p text:style-name="P1354">Content with over 24 hours remaining (finance content): LOW URGENCY — can be addressed in next business day review</text:p>
        </text:list-item>
      </text:list>
      <text:p text:style-name="P1355"/>
      <text:p text:style-name="P1356"><text:span text:style-name="T1357">Mode B human review principles:</text:span></text:p>
      <text:p text:style-name="P1358"><text:span text:style-name="T1359">The human reviewer in Mode B is not a rubber stamp. They are an active quality gate whose judgment is essential to the system's integrity. The following principles guide good Mode B reviewing:</text:span></text:p>
      <text:p text:style-name="P1360"><text:span text:style-name="T1361">Trust the score but verify the angle.</text:span><text:span text:style-name="T1362"><text:s/>The composite score tells you whether this content is worth engaging with in general. It does not tell you whether the specific comment the agent generates will be good. Read the content description, check the top comments, and think independently about whether Alex has something genuinely good to say before approving.</text:span></text:p>
      <text:p text:style-name="P1363"><text:span text:style-name="T1364">Reject freely.</text:span><text:span text:style-name="T1365"><text:s/>A rejection is not a failure — it is the system working correctly. If a piece of content scored 6 but the human reviewer can immediately see that no genuinely good Alex angle exists, reject it. The scoring framework assessed engagement potential and risk correctly. The human reviewer is adding the angle quality judgment the framework cannot fully automate.</text:span></text:p>
      <text:p text:style-name="P1366"><text:span text:style-name="T1367">Override scoring only with logged rationale.</text:span><text:span text:style-name="T1368"><text:s/>If a human reviewer approves content that scored below 5, or rejects content that scored 7–8, they should log a brief explanation. These overrides are the most valuable calibration data the system generates.</text:span></text:p>
      <text:p text:style-name="P1369"><text:span text:style-name="T1370">Be fastest on highest-priority content.</text:span><text:span text:style-name="T1371"><text:s/>A queue with twenty items should not be reviewed in order from top to bottom with equal time spent on each. Address the URGENT and HIGH PRIORITY items first, even if they appear in the middle of the queue. Timing is a dimension of quality.</text:span></text:p>
      <text:p text:style-name="P1372"><text:span text:style-name="T1373">Read the comment section before approving.</text:span><text:span text:style-name="T1374"><text:s/>The top existing comments in the queue display are there for a reason. A comment section that is already full of jokes using the exact angle Alex would use means that angle is not specific enough. A comment section that is unexpectedly emotional or sensitive may indicate a Yellow-tier flag that the automated scoring missed.</text:span></text:p>
      <text:p text:style-name="P1375"/>
      <text:h text:style-name="P1376" text:outline-level="3"><text:span text:style-name="T1377">Input Mode C: Fully Automated</text:span></text:h>
      <text:p text:style-name="P1378"/>
      <text:p text:style-name="P1379"><text:span text:style-name="T1380">Definition:</text:span></text:p>
      <text:p text:style-name="P1381"><text:span text:style-name="T1382">In Input Mode C, the agent monitors content sources, scores all surfaced content, generates comments for content scoring 7–8 on Green-tier classifications, and posts those comments without any human review or approval at the point of posting. Humans remain involved through the daily review of auto-posted comments and the weekly feedback loop — but they are not in the loop before any individual comment goes live.</text:span></text:p>
      <text:p text:style-name="P1383"><text:span text:style-name="T1384">Mode C is the most powerful and the most risky operating state. It is the only mode that can fully capture real-time trending opportunities within Phase 1 windows at all hours of the day and week. It is also the only mode where a problem can propagate at scale before a human sees it. Mode C is a reward for demonstrated system reliability, not a starting point.</text:span></text:p>
      <text:p text:style-name="P1385"/>
      <text:p text:style-name="P1386"><text:span text:style-name="T1387">When Mode C is appropriate:</text:span></text:p>
      <text:p text:style-name="P1388"><text:span text:style-name="T1389">Mode C is only appropriate for a narrow, explicitly defined subset of content and circumstances:</text:span></text:p>
      <text:p text:style-name="P1390"><text:span text:style-name="T1391">Green-tier content only.</text:span><text:span text:style-name="T1392"><text:s/>Yellow-tier content is never auto-posted in any version of Mode C. Red-tier content is never engaged with. Mode C applies only to content that has scored 0 on the risk dimension — no sensitivity flags, no edge cases, no ambiguity.</text:span></text:p>
      <text:p text:style-name="P1393"><text:span text:style-name="T1394">Composite scores of 7–8 only.</text:span><text:span text:style-name="T1395"><text:s/>Mode C does not auto-post comments on content scoring 5–6. The higher the score, the lower the probability of a borderline judgment call having been made incorrectly. Auto-posting is reserved for content where the scoring confidence is highest.</text:span></text:p>
      <text:p text:style-name="P1396"><text:span text:style-name="T1397">After all Mode C enablement criteria have been met.</text:span><text:span text:style-name="T1398"><text:s/>See the enablement criteria below. None of these criteria can be waived.</text:span></text:p>
      <text:p text:style-name="P1399"><text:span text:style-name="T1400">Content categories where risk is lowest.</text:span><text:span text:style-name="T1401"><text:s/>Even within Green-tier, some content categories carry more inherent risk than others. Mode C should be enabled first for the lowest-risk categories (viral general entertainment content, clearly lighthearted cultural moments) before being extended to categories with more complexity (finance content, creator watchlist content where relationship stakes are higher).</text:span></text:p>
      <text:p text:style-name="P1402"/>
      <text:p text:style-name="P1403"><text:span text:style-name="T1404">Mode C enablement criteria:</text:span></text:p>
      <text:p text:style-name="P1405"><text:span text:style-name="T1406">The following criteria must all be met before Mode C is enabled. Each criterion has a specific threshold and a specific validation method. None are negotiable.</text:span></text:p>
      <text:p text:style-name="P1407"><text:span text:style-name="T1408">Criterion 1: Volume threshold — 500 reviewed comments.</text:span><text:span text:style-name="T1409"><text:s/>The system must have generated and human-reviewed a minimum of 500 comments through Modes A and B before Mode C is considered. This is not an arbitrary number — it is the minimum volume needed to observe performance across a representative range of content types, platform variations, timing scenarios, and edge cases. Below 500 comments, the performance data is insufficient to establish reliable patterns.</text:span></text:p>
      <text:p text:style-name="P1410"><text:span text:style-name="T1411">Validation method: comment log showing 500+ posted comments with human review records.</text:span></text:p>
      <text:p text:style-name="P1412"><text:span text:style-name="T1413">Criterion 2: Tier classification accuracy — below 2% false positive rate.</text:span><text:span text:style-name="T1414"><text:s/>A false positive in this context means content that was classified as Green-tier but should have been Yellow or Red. The false positive rate must be below 2% across the reviewed comment history. This means no more than 10 misclassifications in 500 reviewed comments.</text:span></text:p>
      <text:p text:style-name="P1415"><text:span text:style-name="T1416">Validation method: weekly review logs showing tier classification accuracy. Any instance where a human reviewer identified a misclassification should be logged and counted.</text:span></text:p>
      <text:p text:style-name="P1417"><text:span text:style-name="T1418">Criterion 3: Voice quality threshold — 80% at Level 3 or above.</text:span><text:span text:style-name="T1419"><text:s/>At least 80% of auto-generated comment candidates (not just selected candidates — all generated candidates) must score Level 3 or above on the comment quality ladder from Section 5. This requires a quality assessment review of a random sample of generated candidates, not just the selected ones.</text:span></text:p>
      <text:p text:style-name="P1420"><text:span text:style-name="T1421">Validation method: quality review of 100 randomly sampled generated candidates from the comment history, scored by a reviewer familiar with the quality ladder.</text:span></text:p>
      <text:p text:style-name="P1422"><text:span text:style-name="T1423">Criterion 4: Checklist compliance — zero uncaught violations.</text:span><text:span text:style-name="T1424"><text:s/>There must be zero instances in the reviewed comment history where a posted comment violated the pre-post checklist and the violation was not caught before posting. Any uncaught violation resets the counter toward this criterion.</text:span></text:p>
      <text:p text:style-name="P1425"><text:span text:style-name="T1426">Validation method: retrospective checklist review of all 500+ posted comments.</text:span></text:p>
      <text:p text:style-name="P1427"><text:span text:style-name="T1428">Criterion 5: Kill switch implementation.</text:span><text:span text:style-name="T1429"><text:s/>A functional kill switch must be implemented and tested before Mode C is enabled. The kill switch must be capable of immediately suspending all auto-posting activity — stopping in-progress posting, clearing the auto-post queue, and reverting the system to Mode B — with a single action that can be executed by any authorized team member within 60 seconds.</text:span></text:p>
      <text:p text:style-name="P1430"><text:span text:style-name="T1431">Validation method: kill switch test with documented successful execution.</text:span></text:p>
      <text:p text:style-name="P1432"><text:span text:style-name="T1433">Criterion 6: Daily review protocol established.</text:span><text:span text:style-name="T1434"><text:s/>A daily review of all auto-posted comments from the previous 24 hours must be established as a standing operational procedure before Mode C is enabled. This review is not optional — it is the human oversight mechanism that replaces pre-posting review in Mode C. The daily reviewer must have the authority and capability to trigger the kill switch if problems are identified.</text:span></text:p>
      <text:p text:style-name="P1435"><text:span text:style-name="T1436">Validation method: documented daily review protocol with assigned reviewer and escalation path.</text:span></text:p>
      <text:p text:style-name="P1437"/>
      <text:p text:style-name="P1438"><text:span text:style-name="T1439">What Mode C never automates — absolute limits:</text:span></text:p>
      <text:p text:style-name="P1440"><text:span text:style-name="T1441">Even in full Mode C operation, the following content is never auto-posted:</text:span></text:p>
      <text:p text:style-name="P1442"><text:span text:style-name="T1443">Yellow-tier content.</text:span><text:span text:style-name="T1444"><text:s/>Regardless of composite score, any content that scores -1 on the risk dimension is routed to Mode B human review before posting. No exceptions.</text:span></text:p>
      <text:p text:style-name="P1445"><text:span text:style-name="T1446">Red-tier content.</text:span><text:span text:style-name="T1447"><text:s/>Regardless of composite score, any content that scores -3 on the risk dimension is never engaged with. No exceptions.</text:span></text:p>
      <text:p text:style-name="P1448"><text:span text:style-name="T1449">Content involving named companies, brands, or public figures.</text:span><text:span text:style-name="T1450"><text:s/>Even if the content is Green-tier, content where a specific named company, brand, or public figure is the primary subject requires human review. The reputational stakes of getting this wrong are too high for auto-posting.</text:span></text:p>
      <text:p text:style-name="P1451"><text:span text:style-name="T1452">Content that has received negative attention since being sourced.</text:span><text:span text:style-name="T1453"><text:s/>If a piece of content was scored and queued for auto-posting but has received negative attention — a backlash, a revelation of problematic context, a controversy — in the time between scoring and posting, the auto-post should be held and routed to human review. This requires a freshness check at the point of posting: has anything changed about this content's context since it was scored?</text:span></text:p>
      <text:p text:style-name="P1454"><text:span text:style-name="T1455">Comments on Tier 1 creator watchlist content.</text:span><text:span text:style-name="T1456"><text:s/>The relationship stakes of Tier 1 creator engagement are too high for auto-posting. These always route through human approval in Mode B even when Mode C is active for other content.</text:span></text:p>
      <text:p text:style-name="P1457"><text:span text:style-name="T1458">Comments that the checklist flags for any reason.</text:span><text:span text:style-name="T1459"><text:s/>The pre-post checklist runs on every auto-generated comment before it posts. Any comment that raises a checklist flag — even a minor one — is held and routed to human review rather than auto-posted.</text:span></text:p>
      <text:p text:style-name="P1460"/>
      <text:p text:style-name="P1461"><text:span text:style-name="T1462">Mode C daily review protocol:</text:span></text:p>
      <text:p text:style-name="P1463"><text:span text:style-name="T1464">The daily review is the primary human oversight mechanism in Mode C. It must happen every day without exception. The following is the daily review protocol:</text:span></text:p>
      <text:p text:style-name="P1465"><text:span text:style-name="T1466">Timing:</text:span><text:span text:style-name="T1467"><text:s/>The daily review should be conducted within 2 hours of the business day starting. This ensures that content posted overnight is reviewed before the next day's auto-posting cycle begins.</text:span></text:p>
      <text:p text:style-name="P1468"><text:span text:style-name="T1469">Scope:</text:span><text:span text:style-name="T1470"><text:s/>Every comment auto-posted in the previous 24 hours is reviewed. Not a sample — every comment.</text:span></text:p>
      <text:p text:style-name="P1471"><text:span text:style-name="T1472">Review questions for each comment:</text:span></text:p>
      <text:list text:style-name="LFO12" text:continue-numbering="true">
        <text:list-item>
          <text:p text:style-name="P1473">Does this comment still look correct in the context of the content it was posted on?</text:p>
        </text:list-item>
        <text:list-item>
          <text:p text:style-name="P1474">Has anything changed about the content's context since the comment was posted (backlash, new information, controversy)?</text:p>
        </text:list-item>
        <text:list-item>
          <text:p text:style-name="P1475">Does the comment sound like Alex or does it sound like a brand account?</text:p>
        </text:list-item>
        <text:list-item>
          <text:p text:style-name="P1476">Did the comment generate any unexpected negative responses that should inform future scoring or classification?</text:p>
        </text:list-item>
        <text:list-item>
          <text:p text:style-name="P1477">Does the comment pass the pre-post checklist in retrospect?</text:p>
        </text:list-item>
      </text:list>
      <text:p text:style-name="P1478"><text:span text:style-name="T1479">Required actions:</text:span></text:p>
      <text:list text:style-name="LFO11" text:continue-numbering="true">
        <text:list-item>
          <text:p text:style-name="P1480">Comments that look correct and have performed normally: logged as reviewed, no action.</text:p>
        </text:list-item>
        <text:list-item>
          <text:p text:style-name="P1481">Comments that have generated unexpected negative responses: flagged for weekly review, potential deletion if the response is significant.</text:p>
        </text:list-item>
        <text:list-item>
          <text:p text:style-name="P1482">Comments that fail the retrospective checklist review: deleted immediately, logged as a Mode C quality failure, counted toward the false positive rate.</text:p>
        </text:list-item>
        <text:list-item>
          <text:p text:style-name="P1483">Comments that indicate a systematic issue (multiple comments showing the same type of problem): kill switch activated, system reverted to Mode B, issue investigated before re-enabling Mode C.</text:p>
        </text:list-item>
      </text:list>
      <text:p text:style-name="P1484"><text:span text:style-name="T1485">Escalation threshold:</text:span><text:span text:style-name="T1486"><text:s/>If the daily review identifies more than 2 comments in a single day that required deletion or flagging, Mode C is suspended and the system reverts to Mode B until the cause is identified and resolved.</text:span></text:p>
      <text:p text:style-name="P1487"/>
      <text:p text:style-name="P1488"><text:span text:style-name="T1489">Mode C failure response:</text:span></text:p>
      <text:p text:style-name="P1490"><text:span text:style-name="T1491">When Mode C produces a comment that should not have been posted — whether identified in the daily review or through external feedback — the response is immediate and follows a defined protocol:</text:span></text:p>
      <text:p text:style-name="P1492"><text:span text:style-name="T1493">STEP 1: DELETE IMMEDIATELY</text:span><text:line-break/><text:span text:style-name="T1494">Delete the comment from the platform without waiting for any approval.</text:span><text:line-break/><text:span text:style-name="T1495">Speed is more important than process here — the comment should be down</text:span><text:line-break/><text:span text:style-name="T1496">within minutes of the problem being identified.</text:span><text:line-break/><text:line-break/><text:span text:style-name="T1497">STEP 2: ACTIVATE KILL SWITCH IF SYSTEMIC</text:span><text:line-break/><text:span text:style-name="T1498">If the problem is isolated (a single comment that slipped through),</text:span><text:line-break/><text:span text:style-name="T1499">continue Mode C operation with heightened monitoring.</text:span><text:line-break/><text:span text:style-name="T1500">If the problem suggests a systemic issue (a category of content being</text:span><text:line-break/><text:span text:style-name="T1501">misclassified, a type of comment being generated incorrectly),</text:span><text:line-break/><text:span text:style-name="T1502">activate the kill switch and revert to Mode B immediately.</text:span><text:line-break/><text:line-break/><text:span text:style-name="T1503">STEP 3: LOG THE INCIDENT</text:span><text:line-break/><text:span text:style-name="T1504">Document: what content was engaged with, what comment was posted,</text:span><text:line-break/><text:span text:style-name="T1505">why it was incorrect, how it was identified, what action was taken,</text:span><text:line-break/><text:span text:style-name="T1506">and what time elapsed between posting and deletion.</text:span><text:line-break/><text:line-break/><text:span text:style-name="T1507">STEP 4: ROOT CAUSE ANALYSIS</text:span><text:line-break/><text:span text:style-name="T1508">Identify which component failed: sourcing (content that should have</text:span><text:line-break/><text:span text:style-name="T1509">been filtered entered the pipeline), scoring (content that should have</text:span><text:line-break/><text:span text:style-name="T1510">scored lower or been flagged scored higher), tier classification</text:span><text:line-break/><text:span text:style-name="T1511">(Green-tier content that was actually Yellow or Red), comment generation</text:span><text:line-break/><text:span text:style-name="T1512">(the voice or checklist failed), or checklist (a violation was not caught).</text:span><text:line-break/><text:line-break/><text:span text:style-name="T1513">STEP 5: REMEDIATION</text:span><text:line-break/><text:span text:style-name="T1514">Based on root cause, update the relevant component's criteria, thresholds,</text:span><text:line-break/><text:span text:style-name="T1515">or prompts to prevent recurrence. Document the update in the change log.</text:span><text:line-break/><text:line-break/><text:span text:style-name="T1516">STEP 6: RE-ENABLE MODE C (IF APPROPRIATE)</text:span><text:line-break/><text:span text:style-name="T1517">Mode C is re-enabled only after the root cause has been identified,</text:span><text:line-break/><text:span text:style-name="T1518">the remediation has been implemented, and a test batch of 20+ comments</text:span><text:line-break/><text:span text:style-name="T1519">has been generated and human-reviewed with zero issues.</text:span></text:p>
      <text:p text:style-name="P1520"/>
      <text:h text:style-name="P1521" text:outline-level="3"><text:span text:style-name="T1522">Mode Progression Framework</text:span></text:h>
      <text:p text:style-name="P1523"><text:span text:style-name="T1524">The following framework defines how the system moves between modes over time.</text:span></text:p>
      <text:p text:style-name="P1525"><text:span text:style-name="T1526">Stage 1: Mode A only (prototype)</text:span></text:p>
      <text:p text:style-name="P1527"><text:span text:style-name="T1528">Starting state for every deployment. Duration: until Mode B enablement criteria are met.</text:span></text:p>
      <text:p text:style-name="P1529"><text:span text:style-name="T1530">Criteria to exit Stage 1 and enter Stage 2:</text:span></text:p>
      <text:list text:style-name="LFO10" text:continue-numbering="true">
        <text:list-item>
          <text:p text:style-name="P1531">50+ comments generated and reviewed in Mode A</text:p>
        </text:list-item>
        <text:list-item>
          <text:p text:style-name="P1532">Voice quality consistently at Level 3+ on the quality ladder</text:p>
        </text:list-item>
        <text:list-item>
          <text:p text:style-name="P1533">Scoring framework validated against 50+ pieces of content</text:p>
        </text:list-item>
        <text:list-item>
          <text:p text:style-name="P1534">Tier classification validated with less than 5% misclassification</text:p>
        </text:list-item>
      </text:list>
      <text:p text:style-name="P1535"><text:span text:style-name="T1536">Stage 2: Mode A + Mode B (early production)</text:span></text:p>
      <text:p text:style-name="P1537"><text:span text:style-name="T1538">Mode B is enabled for the majority of content. Mode A continues for high-stakes individual opportunities and team member tips. Duration: until Mode C enablement criteria are met.</text:span></text:p>
      <text:p text:style-name="P1539"><text:span text:style-name="T1540">Criteria to exit Stage 2 and enter Stage 3:</text:span></text:p>
      <text:list text:style-name="LFO9" text:continue-numbering="true">
        <text:list-item>
          <text:p text:style-name="P1541">All six Mode C enablement criteria met (see above)</text:p>
        </text:list-item>
        <text:list-item>
          <text:p text:style-name="P1542">Kill switch implemented and tested</text:p>
        </text:list-item>
        <text:list-item>
          <text:p text:style-name="P1543">Daily review protocol established with assigned reviewer</text:p>
        </text:list-item>
        <text:list-item>
          <text:p text:style-name="P1544">System Owner approval to enable Mode C</text:p>
        </text:list-item>
      </text:list>
      <text:p text:style-name="P1545"><text:span text:style-name="T1546">Stage 3: Mode A + Mode B + Mode C (scaled production)</text:span></text:p>
      <text:p text:style-name="P1547"><text:span text:style-name="T1548">Mode C is enabled for Green-tier content scoring 7–8. Mode B continues for Yellow-tier content and Tier 1 creator content. Mode A continues for high-stakes individual opportunities. Daily review protocol is operating. Weekly feedback loop is producing regular system updates.</text:span></text:p>
      <text:p text:style-name="P1549"><text:span text:style-name="T1550">This is the target operating state for a mature deployment of the content engine.</text:span></text:p>
      <text:p text:style-name="P1551"><text:span text:style-name="T1552">Regression triggers — moving backward:</text:span></text:p>
      <text:p text:style-name="P1553"><text:span text:style-name="T1554">The system should regress to an earlier mode when:</text:span></text:p>
      <text:list text:style-name="LFO8" text:continue-numbering="true">
        <text:list-item>
          <text:p text:style-name="P1555">Mode C daily review identifies 2+ deletion-required comments in a single day</text:p>
        </text:list-item>
        <text:list-item>
          <text:p text:style-name="P1556">Weekly review identifies a systematic quality issue that Mode C is producing</text:p>
        </text:list-item>
        <text:list-item>
          <text:p text:style-name="P1557">A significant negative incident occurs related to an auto-posted comment</text:p>
        </text:list-item>
        <text:list-item>
          <text:p text:style-name="P1558">A new content category or significant change in the content landscape creates uncertainty about how existing classification criteria apply</text:p>
        </text:list-item>
        <text:list-item>
          <text:p text:style-name="P1559">The team responsible for the system changes significantly and institutional knowledge needs to be rebuilt</text:p>
        </text:list-item>
      </text:list>
      <text:p text:style-name="P1560"><text:span text:style-name="T1561">Regression is not failure. It is the system self-correcting. A system that correctly identifies when it needs more human oversight and steps back to provide it is a more reliable system than one that continues operating autonomously through problems.</text:span></text:p>
      <text:p text:style-name="P1562"/>
      <text:h text:style-name="P1563" text:outline-level="3"><text:span text:style-name="T1564">The Human Roles Across All Input Modes</text:span></text:h>
      <text:p text:style-name="P1565"><text:span text:style-name="T1566">Across all three input modes, three human roles are essential to the system's operation. These roles have different time commitments and different functions — but all three are required for the content engine to work correctly.</text:span></text:p>
      <text:p text:style-name="P1567"/>
      <text:p text:style-name="P1568"><text:span text:style-name="T1569">The Content Monitor</text:span></text:p>
      <text:p text:style-name="P1570"><text:span text:style-name="T1571">The Content Monitor is the day-to-day operational role. In Mode A, they identify content and feed it to the agent. In Mode B, they review the prioritized queue, make approval decisions, and select comment candidates. In Mode C, they conduct the daily review of auto-posted comments.</text:span></text:p>
      <text:p text:style-name="P1572"><text:span text:style-name="T1573">Time commitment:</text:span></text:p>
      <text:list text:style-name="LFO7" text:continue-numbering="true">
        <text:list-item>
          <text:p text:style-name="P1574">Mode A: Variable — as much time as they spend actively monitoring content</text:p>
        </text:list-item>
        <text:list-item>
          <text:p text:style-name="P1575">Mode B: 30–60 minutes per review session, minimum two sessions per day on weekdays, at least one session on weekends</text:p>
        </text:list-item>
        <text:list-item>
          <text:p text:style-name="P1576">Mode C: 20–30 minutes for daily review</text:p>
        </text:list-item>
      </text:list>
      <text:p text:style-name="P1577"><text:span text:style-name="T1578">Required capabilities:</text:span></text:p>
      <text:list text:style-name="LFO6" text:continue-numbering="true">
        <text:list-item>
          <text:p text:style-name="P1579">Deep familiarity with the voice document — they must be able to assess comment quality against Alex's standards</text:p>
        </text:list-item>
        <text:list-item>
          <text:p text:style-name="P1580">Fluency in current social media culture — they must be able to recognize when content is genuinely trending and when the Alex angle is genuinely strong</text:p>
        </text:list-item>
        <text:list-item>
          <text:p text:style-name="P1581">Fast decision-making — the timing window does not wait for deliberation</text:p>
        </text:list-item>
        <text:list-item>
          <text:p text:style-name="P1582">Authority to override the scoring framework when human judgment identifies something the framework missed</text:p>
        </text:list-item>
        <text:list-item>
          <text:p text:style-name="P1583">Authority to activate the kill switch in Mode C</text:p>
        </text:list-item>
      </text:list>
      <text:p text:style-name="P1584"><text:span text:style-name="T1585">The Content Monitor should not:</text:span></text:p>
      <text:list text:style-name="LFO5" text:continue-numbering="true">
        <text:list-item>
          <text:p text:style-name="P1586">Make significant changes to the scoring criteria or system prompt unilaterally — those decisions belong to the System Owner</text:p>
        </text:list-item>
        <text:list-item>
          <text:p text:style-name="P1587">Approve comments they are uncertain about — uncertainty routes to the Quality Reviewer</text:p>
        </text:list-item>
        <text:list-item>
          <text:p text:style-name="P1588">Allow timing pressure to lower their quality standard — a missed window is better than a bad comment</text:p>
        </text:list-item>
      </text:list>
      <text:p text:style-name="P1589"/>
      <text:p text:style-name="P1590"><text:span text:style-name="T1591">The Quality Reviewer</text:span></text:p>
      <text:p text:style-name="P1592"><text:span text:style-name="T1593">The Quality Reviewer is the weekly feedback loop role. They are not in the day-to-day operational flow — they assess the system's performance over time and translate that assessment into specific improvements.</text:span></text:p>
      <text:p text:style-name="P1594"><text:span text:style-name="T1595">Time commitment:</text:span><text:span text:style-name="T1596"><text:s/>2–3 hours weekly, conducted at the same time each week for consistency.</text:span></text:p>
      <text:p text:style-name="P1597"><text:span text:style-name="T1598">Required capabilities:</text:span></text:p>
      <text:list text:style-name="LFO4" text:continue-numbering="true">
        <text:list-item>
          <text:p text:style-name="P1599">Deep familiarity with the full voice document, scoring framework, and tier system</text:p>
        </text:list-item>
        <text:list-item>
          <text:p text:style-name="P1600">Analytical ability to identify patterns in performance data — which content categories are working, which formats are landing, which scoring criteria are producing calibrated results</text:p>
        </text:list-item>
        <text:list-item>
          <text:p text:style-name="P1601">Writing ability to produce clear, specific change log entries that translate insights into actionable system updates</text:p>
        </text:list-item>
        <text:list-item>
          <text:p text:style-name="P1602">Judgment to distinguish between isolated incidents (a single bad comment) and systematic issues (a category of content being consistently mishandled)</text:p>
        </text:list-item>
      </text:list>
      <text:p text:style-name="P1603"><text:span text:style-name="T1604">The Quality Reviewer produces:</text:span></text:p>
      <text:list text:style-name="LFO3" text:continue-numbering="true">
        <text:list-item>
          <text:p text:style-name="P1605">Weekly performance summary: engagement metrics, quality ladder distribution, tier classification accuracy</text:p>
        </text:list-item>
        <text:list-item>
          <text:p text:style-name="P1606">Change log entry: specific updates to monitoring lists, scoring thresholds, or system prompt based on the week's findings</text:p>
        </text:list-item>
        <text:list-item>
          <text:p text:style-name="P1607">Calibration assessment: whether the scoring framework is producing consistent, accurate results or showing drift</text:p>
        </text:list-item>
      </text:list>
      <text:p text:style-name="P1608"/>
      <text:p text:style-name="P1609"><text:span text:style-name="T1610">The System Owner</text:span></text:p>
      <text:p text:style-name="P1611"><text:span text:style-name="T1612">The System Owner is the strategic and governance role. They are not in the day-to-day or weekly operational flow — they set the direction, approve significant changes, and are accountable for the system's overall quality and alignment with MoneyLion's brand goals.</text:span></text:p>
      <text:p text:style-name="P1613"><text:span text:style-name="T1614">Time commitment:</text:span><text:span text:style-name="T1615"><text:s/>1–2 hours per month for regular governance, plus time for any significant incidents or major system updates.</text:span></text:p>
      <text:p text:style-name="P1616"><text:span text:style-name="T1617">Required capabilities:</text:span></text:p>
      <text:list text:style-name="LFO2" text:continue-numbering="true">
        <text:list-item>
          <text:p text:style-name="P1618">Strategic understanding of MoneyLion's brand goals and how the engagement agent serves them</text:p>
        </text:list-item>
        <text:list-item>
          <text:p text:style-name="P1619">Authority to approve significant changes to the voice document, monitoring scope, or automation level</text:p>
        </text:list-item>
        <text:list-item>
          <text:p text:style-name="P1620">Accountability for the system's outputs — the System Owner is the person who answers for the agent's behavior if something goes wrong</text:p>
        </text:list-item>
        <text:list-item>
          <text:p text:style-name="P1621">Judgment to make mode progression and regression decisions based on Quality Reviewer assessments</text:p>
        </text:list-item>
      </text:list>
      <text:p text:style-name="P1622"><text:span text:style-name="T1623">The System Owner approves:</text:span></text:p>
      <text:list text:style-name="LFO1" text:continue-numbering="true">
        <text:list-item>
          <text:p text:style-name="P1624">Mode B enablement (exit from Stage 1)</text:p>
        </text:list-item>
        <text:list-item>
          <text:p text:style-name="P1625">Mode C enablement (exit from Stage 2)</text:p>
        </text:list-item>
        <text:list-item>
          <text:p text:style-name="P1626">Any mode regression decision</text:p>
        </text:list-item>
        <text:list-item>
          <text:p text:style-name="P1627">Significant updates to the voice document</text:p>
        </text:list-item>
        <text:list-item>
          <text:p text:style-name="P1628">Changes to the Red-tier classification criteria</text:p>
        </text:list-item>
        <text:list-item>
          <text:p text:style-name="P1629">Any expansion of the monitoring scope to new platforms or content categories</text:p>
        </text:list-item>
      </text:list>
      <text:p text:style-name="P1630"/>
      <text:p text:style-name="Normal"/>
      <text:p text:style-name="Normal"/>
      <text:h text:style-name="P1631" text:outline-level="2"><text:span text:style-name="T1632">Component 4: The Feedback Loop</text:span></text:h>
      <text:p text:style-name="P1633"/>
      <text:h text:style-name="P1634" text:outline-level="3"><text:span text:style-name="T1635">What the Feedback Loop Is</text:span></text:h>
      <text:p text:style-name="P1636"><text:span text:style-name="T1637">The feedback loop is the fourth and final component of the content engine. It is the mechanism by which every comment Alex posts becomes an input that makes the next comment better. Without the feedback loop, the content engine is a static system — it operates the same way on day 300 as it did on day 1, regardless of what it has learned. With the feedback loop, the system compounds. Performance data from posted comments informs scoring calibration. Quality patterns from weekly reviews refine the system prompt. Creator watchlist evolution reflects what is actually working in the market. The feedback loop is what turns a content engine into a learning system.</text:span></text:p>
      <text:p text:style-name="P1638"><text:span text:style-name="T1639">The feedback loop runs on two timescales simultaneously. Automated tracking operates continuously — every posted comment is instrumented and generating performance data from the moment it goes live. Human review operates weekly — a structured assessment that translates the accumulated performance data into specific, documented system updates.</text:span></text:p>
      <text:p text:style-name="P1640"><text:span text:style-name="T1641">Neither timescale replaces the other. Automated tracking captures what happened. Human review determines what it means and what to do about it.</text:span></text:p>
      <text:p text:style-name="P1642"/>
      <text:h text:style-name="P1643" text:outline-level="3"><text:span text:style-name="T1644">Why the Feedback Loop Is Non-Negotiable</text:span></text:h>
      <text:p text:style-name="P1645"><text:span text:style-name="T1646">The temptation after building a working system is to leave it alone. It is producing comments. Some of them are good. The persona is building. Why introduce the overhead of weekly review and performance tracking?</text:span></text:p>
      <text:p text:style-name="P1647"><text:span text:style-name="T1648">Because the internet does not stay the same. Because finance discourse evolves. Because creator ecosystems shift. Because meme formats that are cutting-edge in month one are dated by month six. Because the scoring criteria that were correctly calibrated against one month's content stream may be miscalibrated against the next month's. Because the system prompt that produced excellent comments when Alex was first deployed may need refinement as the agent encounters novel scenarios that the original training examples did not anticipate.</text:span></text:p>
      <text:p text:style-name="P1649"><text:span text:style-name="T1650">A content engine without a feedback loop is a content engine that is gradually falling behind reality. The gap between the system's assumptions and the actual state of social media widens silently, producing comments that are slightly off in ways that are hard to identify without data, until the persona's effectiveness has meaningfully degraded.</text:span></text:p>
      <text:p text:style-name="P1651"><text:span text:style-name="T1652">The feedback loop prevents this. It keeps the system calibrated against the current state of the internet, the current state of MoneyLion's audience, and the current state of what Alex is actually producing.</text:span></text:p>
      <text:p text:style-name="P1653"/>
      <text:h text:style-name="P1654" text:outline-level="3"><text:span text:style-name="T1655">Layer 1: Automated Performance Tracking</text:span></text:h>
      <text:p text:style-name="P1656"><text:span text:style-name="T1657">Automated performance tracking is the continuous instrumentation layer. It runs from the moment a comment is posted until the performance window closes — typically 7 days for cultural content and 30 days for finance content, after which engagement has stabilized and additional tracking produces diminishing returns.</text:span></text:p>
      <text:p text:style-name="P1658"/>
      <text:p text:style-name="P1659"><text:span text:style-name="T1660">What is tracked and why:</text:span></text:p>
      <text:p text:style-name="P1661"><text:span text:style-name="T1662">Every metric in the automated tracking system exists for a specific reason. Understanding why each metric matters prevents the system from optimizing for the wrong things.</text:span></text:p>
      <text:p text:style-name="P1663"/>
      <text:p text:style-name="P1664"><text:span text:style-name="T1665">Primary metric: Handle clicks</text:span></text:p>
      <text:p text:style-name="P1666"><text:span text:style-name="T1667">What it is:</text:span><text:span text:style-name="T1668"><text:s/>The number of users who clicked the MoneyLion handle after seeing Alex's comment. Tracked via platform analytics where available, or estimated from profile view spikes correlated with comment activity.</text:span></text:p>
      <text:p text:style-name="P1669"><text:span text:style-name="T1670">Why it is the primary metric:</text:span><text:span text:style-name="T1671"><text:s/>Handle clicks are the direct conversion event for Mode 1 engagement. They are the moment when someone who was not thinking about MoneyLion becomes curious enough to investigate the brand. Every handle click is a brand impression that was not paid for. Handle clicks are also the clearest signal of comment quality that the system can measure — a comment that generates handle clicks was interesting enough to make someone want to know more. A comment that generates no handle clicks regardless of how many people saw it did not accomplish its primary purpose.</text:span></text:p>
      <text:p text:style-name="P1672"><text:span text:style-name="T1673">What high handle clicks indicate:</text:span><text:span text:style-name="T1674"><text:s/>The comment was specific, unexpected, and genuinely interesting. The commenter (Alex/MoneyLion) was not obviously a brand account. The content was well-chosen — the audience was receptive to engagement.</text:span></text:p>
      <text:p text:style-name="P1675"><text:span text:style-name="T1676">What low handle clicks despite high visibility indicate:</text:span><text:span text:style-name="T1677"><text:s/>The comment was seen but did not compel curiosity. Either the comment was generic (common), the brand identity was too obvious (less common), or the content was not well-matched to Alex's voice (less common).</text:span></text:p>
      <text:p text:style-name="P1678"><text:span text:style-name="T1679">Tracking method:</text:span><text:span text:style-name="T1680"><text:s/>Platform analytics for accounts with access to comment-level analytics. For platforms without comment-level analytics, profile view spikes are tracked in the 2-hour window following each posted comment and attributed to that comment if the spike exceeds baseline by a defined threshold.</text:span></text:p>
      <text:p text:style-name="P1681"/>
      <text:p text:style-name="P1682"><text:span text:style-name="T1683">Secondary metric: Comment likes</text:span></text:p>
      <text:p text:style-name="P1684"><text:span text:style-name="T1685">What it is:</text:span><text:span text:style-name="T1686"><text:s/>The total number of likes the Alex comment receives on the platform where it was posted.</text:span></text:p>
      <text:p text:style-name="P1687"><text:span text:style-name="T1688">Why it matters:</text:span><text:span text:style-name="T1689"><text:s/>Comment likes are the most accessible proxy for comment quality when handle click data is unavailable or incomplete. A comment that receives many likes from the audience who saw it was perceived as good — funny, insightful, or resonant. Comment likes also affect algorithmic comment section ranking on most platforms — comments with more likes rise toward the top of the comment section, increasing visibility. A comment that rises to the top of a comment section on a video with millions of views may be seen by a larger audience than the video's initial view count suggests.</text:span></text:p>
      <text:p text:style-name="P1690"><text:span text:style-name="T1691">What high likes indicate:</text:span><text:span text:style-name="T1692"><text:s/>The comment resonated with a broad audience. It was specific enough to feel authentic, funny or insightful enough to earn a positive reaction. High likes on Mode 2 content specifically indicate that the warmth or practical value of the comment was appreciated even by people who were not in acute financial need.</text:span></text:p>
      <text:p text:style-name="P1693"><text:span text:style-name="T1694">What low likes despite high visibility indicate:</text:span><text:span text:style-name="T1695"><text:s/>The comment was seen by many people and most did not react. This typically means the comment was too generic (most common), off-tone for the content (less common), or mistimed — posted after the comment section peak when the audience had already moved on.</text:span></text:p>
      <text:p text:style-name="P1696"><text:span text:style-name="T1697">Tracking method:</text:span><text:span text:style-name="T1698"><text:s/>Direct platform metric. Tracked at 1 hour, 6 hours, 24 hours, and 7 days post-posting to capture the performance curve, not just the endpoint.</text:span></text:p>
      <text:p text:style-name="P1699"/>
      <text:p text:style-name="P1700"><text:span text:style-name="T1701">Tertiary metric: Creator responses</text:span></text:p>
      <text:p text:style-name="P1702"><text:span text:style-name="T1703">What it is:</text:span><text:span text:style-name="T1704"><text:s/>A binary metric — did the creator reply to Alex's comment? And if so, what was the nature of the reply (positive engagement, neutral acknowledgment, or negative)?</text:span></text:p>
      <text:p text:style-name="P1705"><text:span text:style-name="T1706">Why it matters:</text:span><text:span text:style-name="T1707"><text:s/>A creator response is a disproportionately valuable outcome. It does three things simultaneously: it creates a thread that generates additional visibility as other users engage with the exchange, it signals that Alex's comment was genuinely good enough to warrant the creator's attention, and it advances the relationship between MoneyLion and that creator — building toward the brand recognition and eventual partnership potential that the creator watchlist strategy is designed to create.</text:span></text:p>
      <text:p text:style-name="P1708"><text:span text:style-name="T1709">Creator responses in Mode 1 contexts are particularly valuable because they demonstrate that the brand is genuinely participating in the creator's community rather than extracting from it. A creator who replies to Alex's comment has implicitly endorsed the presence — they have given MoneyLion a moment in their content.</text:span></text:p>
      <text:p text:style-name="P1710"><text:span text:style-name="T1711">What a creator response indicates:</text:span><text:span text:style-name="T1712"><text:s/>The comment was specific enough to be identifiably about this creator's content, good enough to be worth acknowledging, and appropriately toned so that engaging with it did not carry reputational risk for the creator.</text:span></text:p>
      <text:p text:style-name="P1713"><text:span text:style-name="T1714">What no creator response indicates:</text:span><text:span text:style-name="T1715"><text:s/>Not necessarily failure. Most comments — even excellent ones — do not receive creator responses. The absence of a response is not a signal of failure the way zero handle clicks or zero likes might be. Creator responses are a bonus outcome, not a baseline expectation.</text:span></text:p>
      <text:p text:style-name="P1716"><text:span text:style-name="T1717">Tracking method:</text:span><text:span text:style-name="T1718"><text:s/>Manual monitoring of comment threads for 48 hours after posting. Automated flagging when a reply is detected on a monitored comment.</text:span></text:p>
      <text:p text:style-name="P1719"/>
      <text:p text:style-name="P1720"><text:span text:style-name="T1721">Quaternary metric: Thread engagement</text:span></text:p>
      <text:p text:style-name="P1722"><text:span text:style-name="T1723">What it is:</text:span><text:span text:style-name="T1724"><text:s/>The number of additional likes and replies that accumulate in the thread generated by Alex's comment — including replies from other users (not the creator) and likes on those replies.</text:span></text:p>
      <text:p text:style-name="P1725"><text:span text:style-name="T1726">Why it matters:</text:span><text:span text:style-name="T1727"><text:s/>Thread engagement indicates that Alex's comment sparked a secondary conversation. This is particularly valuable when other users are replying positively — agreeing with the observation, extending the joke, or tagging friends. A comment that generates a thread extends Alex's presence in the comment section beyond the single comment. The thread becomes a visible marker that the MoneyLion handle said something worth engaging with.</text:span></text:p>
      <text:p text:style-name="P1728"><text:span text:style-name="T1729">What high thread engagement indicates:</text:span><text:span text:style-name="T1730"><text:s/>The comment identified something that many people had noticed or felt but had not yet articulated. High thread engagement on Mode 1 content typically means the finance lens hit accurately — the comment named something true about the content in a way that resonated beyond the individual observation. High thread engagement on Mode 2 content typically means the warmth or validation was genuinely needed and appreciated.</text:span></text:p>
      <text:p text:style-name="P1731"><text:span text:style-name="T1732">Tracking method:</text:span><text:span text:style-name="T1733"><text:s/>Platform analytics where available. Manual thread monitoring for comments scoring 7–8 on the content scoring framework.</text:span></text:p>
      <text:p text:style-name="P1734"/>
      <text:p text:style-name="P1735"><text:span text:style-name="T1736">Quintary metric: Follower attribution</text:span></text:p>
      <text:p text:style-name="P1737"><text:span text:style-name="T1738">What it is:</text:span><text:span text:style-name="T1739"><text:s/>An estimate of how many new MoneyLion account followers can be traced to a specific comment or set of comments in a defined time period.</text:span></text:p>
      <text:p text:style-name="P1740"><text:span text:style-name="T1741">Why it matters:</text:span><text:span text:style-name="T1742"><text:s/>Handle clicks are the immediate conversion event. Follower gains are the downstream result — the moment when curiosity (handle click) converts to sustained interest (follow). Follower attribution is imperfect because the relationship between a specific comment and a follow decision involves a chain of events that cannot be directly observed. But follower attribution at the category level — does engagement with finance creator content drive more follows than engagement with trending cultural content? — can be estimated from correlation between comment activity and follower growth patterns.</text:span></text:p>
      <text:p text:style-name="P1743"><text:span text:style-name="T1744">What strong follower attribution indicates:</text:span><text:span text:style-name="T1745"><text:s/>The persona is building genuine interest that goes beyond a single amusing comment. People are clicking the handle, seeing a consistent voice they want more of, and following. This is the feedback loop between Mode 1 cultural engagement (awareness) and Mode 2 finance engagement (consideration) — Mode 1 drives handle clicks, Mode 2 content on the profile converts clicks to follows.</text:span></text:p>
      <text:p text:style-name="P1746"><text:span text:style-name="T1747">Tracking method:</text:span><text:span text:style-name="T1748"><text:s/>Follower growth tracked daily and correlated with comment activity by content category and platform. Attribution is estimated, not precise — communicated as ranges and directional signals rather than exact numbers.</text:span></text:p>
      <text:p text:style-name="P1749"/>
      <text:p text:style-name="P1750"><text:span text:style-name="T1751">The tracking dashboard:</text:span></text:p>
      <text:p text:style-name="P1752"><text:span text:style-name="T1753">All automated tracking data is consolidated into a dashboard that gives the Quality Reviewer the information needed for weekly review. The dashboard displays:</text:span></text:p>
      <text:p text:style-name="P1754"><text:span text:style-name="T1755">PERFORMANCE SUMMARY — TRAILING 7 DAYS</text:span><text:line-break/><text:line-break/><text:span text:style-name="T1756">Total comments posted: [X]</text:span><text:line-break/><text:span text:style-name="T1757"><text:s text:c="2"/>Mode 1: [X] | Mode 2: [X]</text:span><text:line-break/><text:span text:style-name="T1758"><text:s text:c="2"/>Green-tier: [X] | Yellow-tier: [X]</text:span><text:line-break/><text:span text:style-name="T1759"><text:s text:c="2"/>Auto-posted (Mode C): [X] | Human-approved (Mode A/B): [X]</text:span><text:line-break/><text:line-break/><text:span text:style-name="T1760">By platform:</text:span><text:line-break/><text:span text:style-name="T1761"><text:s text:c="2"/>TikTok: [X] comments | Avg likes: [X] | Creator responses: [X]</text:span><text:line-break/><text:span text:style-name="T1762"><text:s text:c="2"/>Instagram: [X] comments | Avg likes: [X] | Creator responses: [X]</text:span><text:line-break/><text:span text:style-name="T1763"><text:s text:c="2"/>X: [X] comments | Avg likes: [X] | Creator responses: [X]</text:span><text:line-break/><text:span text:style-name="T1764"><text:s text:c="2"/>YouTube: [X] comments | Avg likes: [X] | Creator responses: [X]</text:span><text:line-break/><text:line-break/><text:span text:style-name="T1765">By content category:</text:span><text:line-break/><text:span text:style-name="T1766"><text:s text:c="2"/>Trending cultural: [X] comments | Avg likes: [X] | Avg handle clicks: [X]</text:span><text:line-break/><text:span text:style-name="T1767"><text:s text:c="2"/>Finance content: [X] comments | Avg likes: [X] | Avg handle clicks: [X]</text:span><text:line-break/><text:span text:style-name="T1768"><text:s text:c="2"/>Creator watchlist: [X] comments | Avg likes: [X] | Creator responses: [X]</text:span><text:line-break/><text:span text:style-name="T1769"><text:s text:c="2"/>Viral general: [X] comments | Avg likes: [X] | Avg handle clicks: [X]</text:span><text:line-break/><text:line-break/><text:span text:style-name="T1770">Top performing comments (by handle clicks):</text:span><text:line-break/><text:span text:style-name="T1771"><text:s text:c="2"/>1. [Comment text] | [Platform] | [Content category] | [Likes] | [Handle clicks]</text:span><text:line-break/><text:span text:style-name="T1772"><text:s text:c="2"/>2. [Comment text] | [Platform] | [Content category] | [Likes] | [Handle clicks]</text:span><text:line-break/><text:span text:style-name="T1773"><text:s text:c="2"/>3. [Comment text] | [Platform] | [Content category] | [Likes] | [Handle clicks]</text:span><text:line-break/><text:line-break/><text:span text:style-name="T1774">Bottom performing comments (by handle clicks, minimum 10K impressions):</text:span><text:line-break/><text:span text:style-name="T1775"><text:s text:c="2"/>1. [Comment text] | [Platform] | [Content category] | [Likes] | [Handle clicks]</text:span><text:line-break/><text:span text:style-name="T1776"><text:s text:c="2"/>2. [Comment text] | [Platform] | [Content category] | [Likes] | [Handle clicks]</text:span><text:line-break/><text:span text:style-name="T1777"><text:s text:c="2"/>3. [Comment text] | [Platform] | [Content category] | [Likes] | [Handle clicks]</text:span><text:line-break/><text:line-break/><text:span text:style-name="T1778">Creator responses received: [X]</text:span><text:line-break/><text:span text:style-name="T1779"><text:s text:c="2"/>[Creator name] | [Platform] | [Comment text] | [Response nature]</text:span><text:line-break/><text:line-break/><text:span text:style-name="T1780">Follower change (trailing 7 days): [+X / -X]</text:span><text:line-break/><text:span text:style-name="T1781"><text:s text:c="2"/>Estimated comment-attributable: [X] (directional estimate)</text:span><text:line-break/><text:line-break/><text:span text:style-name="T1782">Quality ladder distribution:</text:span><text:line-break/><text:span text:style-name="T1783"><text:s text:c="2"/>Level 5 (iconic): [X%]</text:span><text:line-break/><text:span text:style-name="T1784"><text:s text:c="2"/>Level 4 (memorable): [X%]</text:span><text:line-break/><text:span text:style-name="T1785"><text:s text:c="2"/>Level 3 (solid): [X%]</text:span><text:line-break/><text:span text:style-name="T1786"><text:s text:c="2"/>Level 2 (generic): [X%]</text:span><text:line-break/><text:span text:style-name="T1787"><text:s text:c="2"/>Level 1 (damaging): [X%]</text:span><text:line-break/><text:line-break/><text:span text:style-name="T1788">Tier classification:</text:span><text:line-break/><text:span text:style-name="T1789"><text:s text:c="2"/>Green auto-approved: [X%]</text:span><text:line-break/><text:span text:style-name="T1790"><text:s text:c="2"/>Yellow flagged for review: [X%]</text:span><text:line-break/><text:span text:style-name="T1791"><text:s text:c="2"/>Red filtered: [X%]</text:span><text:line-break/><text:span text:style-name="T1792"><text:s text:c="2"/>Human overrides (approve): [X]</text:span><text:line-break/><text:span text:style-name="T1793"><text:s text:c="2"/>Human overrides (reject): [X]</text:span><text:line-break/><text:line-break/><text:span text:style-name="T1794">Timing performance:</text:span><text:line-break/><text:span text:style-name="T1795"><text:s text:c="2"/>Average time from content surfacing to comment posted: [X hours]</text:span><text:line-break/><text:span text:style-name="T1796"><text:s text:c="2"/>Comments posted within Phase 1 window: [X%]</text:span><text:line-break/><text:span text:style-name="T1797"><text:s text:c="2"/>Comments posted within Phase 2 window: [X%]</text:span><text:line-break/><text:span text:style-name="T1798"><text:s text:c="2"/>Comments posted after Phase 2 window: [X%]</text:span></text:p>
      <text:p text:style-name="P1799"/>
      <text:h text:style-name="P1800" text:outline-level="3"><text:span text:style-name="T1801">Layer 2: Weekly Human Review</text:span></text:h>
      <text:p text:style-name="P1802"><text:span text:style-name="T1803">The weekly human review is the structured process that translates automated tracking data into specific, documented system improvements. It happens at the same time every week, conducted by the Quality Reviewer, and produces a change log entry that becomes part of the system's revision history.</text:span></text:p>
      <text:p text:style-name="P1804"><text:span text:style-name="T1805">The weekly review is not optional in weeks where everything seems to be going well. Absence of obvious problems is not the same as optimal performance. The weekly review exists precisely to identify the subtle, gradual drifts that are not visible in day-to-day operation but accumulate into significant degradation over months.</text:span></text:p>
      <text:p text:style-name="P1806"/>
      <text:p text:style-name="P1807"><text:span text:style-name="T1808">The weekly review protocol — complete:</text:span></text:p>
      <text:p text:style-name="P1809"><text:span text:style-name="T1810">The review proceeds through seven sections in order. Each section has specific questions, specific data sources, and specific required outputs.</text:span></text:p>
      <text:p text:style-name="P1811"/>
      <text:p text:style-name="P1812"><text:span text:style-name="T1813">Section 1: Performance summary review</text:span></text:p>
      <text:p text:style-name="P1814"><text:span text:style-name="T1815">Time required:</text:span><text:span text:style-name="T1816"><text:s/>15 minutes</text:span></text:p>
      <text:p text:style-name="P1817"><text:span text:style-name="T1818">Data source:</text:span><text:span text:style-name="T1819"><text:s/>Automated tracking dashboard for the trailing 7 days</text:span></text:p>
      <text:p text:style-name="P1820"><text:span text:style-name="T1821">Questions to answer:</text:span></text:p>
      <text:p text:style-name="P1822"><text:span text:style-name="T1823">Are overall performance metrics trending in the right direction compared to the previous week and the trailing 30-day average? Handle clicks, comment likes, creator responses, and follower attribution should all be trending upward over time as the persona builds recognition. Flat metrics indicate the system is maintaining but not growing. Declining metrics indicate a systematic issue requiring investigation.</text:span></text:p>
      <text:p text:style-name="P1824"><text:span text:style-name="T1825">Is the quality ladder distribution healthy? The target distribution for a mature system is: Level 5 (10–15%), Level 4 (35–40%), Level 3 (30–35%), Level 2 (10–15%), Level 1 (0–2%). A distribution that is skewing toward Level 2 and Level 3 indicates voice quality degradation. A distribution skewing toward Level 4 and Level 5 indicates the system is performing well — potentially well enough to handle higher comment volume.</text:span></text:p>
      <text:p text:style-name="P1826"><text:span text:style-name="T1827">Is the timing performance meeting the targets? More than 50% of comments should be posted within Phase 1 windows for trending cultural content. Finance content should have 80%+ posted within the first 24 hours. If timing performance is below these targets, the bottleneck is likely in the human review process (queue review not happening frequently enough) or in the sourcing component (content not being identified early enough in its viral cycle).</text:span></text:p>
      <text:p text:style-name="P1828"><text:span text:style-name="T1829">Required output:</text:span><text:span text:style-name="T1830"><text:s/>A one-paragraph performance summary that identifies the most significant positive development and the most significant concern from the trailing 7 days.</text:span></text:p>
      <text:p text:style-name="P1831"/>
      <text:p text:style-name="P1832"><text:span text:style-name="T1833">Section 2: Top and bottom performer analysis</text:span></text:p>
      <text:p text:style-name="P1834"><text:span text:style-name="T1835">Time required:</text:span><text:span text:style-name="T1836"><text:s/>20 minutes</text:span></text:p>
      <text:p text:style-name="P1837"><text:span text:style-name="T1838">Data source:</text:span><text:span text:style-name="T1839"><text:s/>The top 3 and bottom 3 performing comments by handle clicks from the trailing 7 days (minimum 10K impressions to filter out comments on low-visibility content)</text:span></text:p>
      <text:p text:style-name="P1840"><text:span text:style-name="T1841">Questions to answer for each top performer:</text:span></text:p>
      <text:p text:style-name="P1842"><text:span text:style-name="T1843">What specifically made this comment work? Is it the format (which format from Section 5 was used)? The content category (was this finance content, trending cultural, creator watchlist, or viral general)? The timing (was this posted in Phase 1 or Phase 2)? The platform (which platform produced this result)? The angle (what was the specific observation or finance lens that made the comment land)?</text:span></text:p>
      <text:p text:style-name="P1844"><text:span text:style-name="T1845">Is there a pattern across the top 3 that suggests a format, category, platform, or angle type that is systematically working well? If the top 3 performers are all specific moment reactions on TikTok trending content, that is a pattern worth noting and reinforcing in the system prompt.</text:span></text:p>
      <text:p text:style-name="P1846"><text:span text:style-name="T1847">Questions to answer for each bottom performer:</text:span></text:p>
      <text:p text:style-name="P1848"><text:span text:style-name="T1849">Why did this comment underperform? The most common reasons are: generic (could have appeared on any video), mistimed (posted after the content had peaked), wrong mode (Mode 1 comment on content that called for Mode 2 warmth, or vice versa), or weak angle (the comment was technically fine but said nothing surprising or specific). Identifying the specific failure mode is more valuable than the general observation that the comment did not perform.</text:span></text:p>
      <text:p text:style-name="P1850"><text:span text:style-name="T1851">Is there a pattern across the bottom 3 that suggests a systematic issue? Bottom performers that are all from the same content category suggest the sourcing criteria for that category need adjustment. Bottom performers that are all from the same platform suggest the platform register guidance needs refinement. Bottom performers that all share the same format suggest that format is being over-applied in contexts where it does not fit.</text:span></text:p>
      <text:p text:style-name="P1852"><text:span text:style-name="T1853">Required output:</text:span><text:span text:style-name="T1854"><text:s/>A brief analysis (3–5 sentences) for each of the top 3 and bottom 3 performers identifying the specific cause of the performance. Patterns across the set identified and flagged for system update consideration.</text:span></text:p>
      <text:p text:style-name="P1855"/>
      <text:p text:style-name="P1856"><text:span text:style-name="T1857">Section 3: Voice quality assessment</text:span></text:p>
      <text:p text:style-name="P1858"><text:span text:style-name="T1859">Time required:</text:span><text:span text:style-name="T1860"><text:s/>20 minutes</text:span></text:p>
      <text:p text:style-name="P1861"><text:span text:style-name="T1862">Data source:</text:span><text:span text:style-name="T1863"><text:s/>A random sample of 20 posted comments from the trailing 7 days, selected without regard to performance metrics</text:span></text:p>
      <text:p text:style-name="P1864"><text:span text:style-name="T1865">Questions to answer:</text:span></text:p>
      <text:p text:style-name="P1866"><text:span text:style-name="T1867">Does the random sample sound like Alex? Reading 20 comments as a set reveals drift patterns that individual comment review misses. If 15 of 20 comments in the sample use the same sentence structure, that suggests the system has found a comfortable template and is over-relying on it. If multiple comments in the sample start with the same type of opener, that is a drift signal.</text:span></text:p>
      <text:p text:style-name="P1868"><text:span text:style-name="T1869">Are there any comments in the sample that should not have been posted — comments that fail the pre-post checklist in retrospect, comments that are generic enough to violate the Golden Rule, comments that are off-tone for their content? Even in a well-performing system, some comments will be below standard. The question is whether the below-standard comments are isolated instances or part of a pattern.</text:span></text:p>
      <text:p text:style-name="P1870"><text:span text:style-name="T1871">Is the Alex test passing consistently? Apply the Alex test from Section 2 to each comment in the sample: would a real person in their late 20s who works at MoneyLion, is extremely online, grew up with financial anxiety, and has genuine humor actually say this under their own name today? Any comment that fails this test is a voice quality failure regardless of how many likes it received.</text:span></text:p>
      <text:p text:style-name="P1872"><text:span text:style-name="T1873">Are banned words or phrases appearing anywhere in the sample? Even in well-instructed systems, banned language occasionally surfaces. Any banned word or phrase appearing in the sample is a red flag that requires system prompt reinforcement.</text:span></text:p>
      <text:p text:style-name="P1874"><text:span text:style-name="T1875">Required output:</text:span><text:span text:style-name="T1876"><text:s/>A voice quality score for the trailing 7 days — expressed as a percentage of sampled comments that fully pass the Alex test and the pre-post checklist. A target voice quality score for a mature system is 85%+. Below 80% requires immediate system prompt review. Below 70% requires Mode C suspension if active.</text:span></text:p>
      <text:p text:style-name="P1877"/>
      <text:p text:style-name="P1878"><text:span text:style-name="T1879">Section 4: Scoring calibration assessment</text:span></text:p>
      <text:p text:style-name="P1880"><text:span text:style-name="T1881">Time required:</text:span><text:span text:style-name="T1882"><text:s/>15 minutes</text:span></text:p>
      <text:p text:style-name="P1883"><text:span text:style-name="T1884">Data source:</text:span><text:span text:style-name="T1885"><text:s/>The scoring data from the trailing 7 days — composite scores, dimension scores, and performance outcomes for all posted comments</text:span></text:p>
      <text:p text:style-name="P1886"><text:span text:style-name="T1887">Questions to answer:</text:span></text:p>
      <text:p text:style-name="P1888"><text:span text:style-name="T1889">Is the scoring framework producing calibrated results — does higher composite score correlate with better performance? In a well-calibrated system, comments scoring 7–8 should consistently outperform comments scoring 5–6 on handle clicks and likes. If this correlation is weak or absent, the scoring framework is not measuring the right things.</text:span></text:p>
      <text:p text:style-name="P1890"><text:span text:style-name="T1891">Are there systematic discrepancies between any specific dimension score and actual performance? If comments with high angle strength scores (Dimension 2 = 3) are consistently outperforming comments with moderate angle strength scores (Dimension 2 = 2) on all performance metrics, the dimension is calibrated. If there is no correlation between angle strength score and performance, the dimension criteria need revision.</text:span></text:p>
      <text:p text:style-name="P1892"><text:span text:style-name="T1893">Are human overrides producing better outcomes than system recommendations? If comments where the human reviewer overrode a system recommendation (approved content scored below 5, or rejected content scored 7–8) consistently outperformed or underperformed relative to system recommendations, this is important calibration data. Human overrides that consistently outperform suggest the scoring criteria are missing something the human reviewer is catching. Human overrides that consistently underperform suggest the scoring framework is being overridden unnecessarily.</text:span></text:p>
      <text:p text:style-name="P1894"><text:span text:style-name="T1895">Is the tier classification accurate? Review all Yellow-tier flags from the trailing 7 days. Were the flags warranted — did the flagged content have genuine sensitivity that required human judgment? Were any Green-tier comments identified in retrospect as having had Yellow-tier characteristics that the automated classification missed? Tier classification accuracy is the most safety-critical dimension of the scoring framework.</text:span></text:p>
      <text:p text:style-name="P1896"><text:span text:style-name="T1897">Required output:</text:span><text:span text:style-name="T1898"><text:s/>A calibration assessment that identifies: whether the scoring framework is producing calibrated results overall, which specific dimensions (if any) are showing calibration drift, and what specific adjustment (if any) is recommended.</text:span></text:p>
      <text:p text:style-name="P1899"/>
      <text:p text:style-name="P1900"><text:span text:style-name="T1901">Section 5: Content sourcing assessment</text:span></text:p>
      <text:p text:style-name="P1902"><text:span text:style-name="T1903">Time required:</text:span><text:span text:style-name="T1904"><text:s/>15 minutes</text:span></text:p>
      <text:p text:style-name="P1905"><text:span text:style-name="T1906">Data source:</text:span><text:span text:style-name="T1907"><text:s/>Sourcing logs from the trailing 7 days — what was surfaced, what was scored, what was engaged with, what was passed</text:span></text:p>
      <text:p text:style-name="P1908"><text:span text:style-name="T1909">Questions to answer:</text:span></text:p>
      <text:p text:style-name="P1910"><text:span text:style-name="T1911">Is the sourcing layer finding the right content? The sourcing layer should be surfacing content that, when scored, produces a healthy mix of engage (7–8), engage if capacity (5–6), and pass (3–4) outcomes. If the vast majority of surfaced content is scoring 3–4 and being passed, the sourcing criteria are too broad — the layer is finding a lot of content that is not worth engaging with. If virtually everything surfaced is scoring 7–8, the sourcing criteria may be too narrow — the layer is only finding the most obvious opportunities and missing adjacent ones.</text:span></text:p>
      <text:p text:style-name="P1912"><text:span text:style-name="T1913">Are there content categories that are consistently producing high-value opportunities that should have a larger share of sourcing attention? If creator watchlist content is consistently producing the highest-scoring engagement opportunities but represents only 20% of sourced content, the sourcing allocation should shift to surface more creator watchlist content.</text:span></text:p>
      <text:p text:style-name="P1914"><text:span text:style-name="T1915">Are there content categories that are consuming sourcing resources without producing engagement value? If a specific hashtag or keyword is consistently surfacing content that scores below 5 and gets passed, that hashtag or keyword should be removed from the monitoring list.</text:span></text:p>
      <text:p text:style-name="P1916"><text:span text:style-name="T1917">Are there opportunities being missed that should be caught by the sourcing layer? Any time the Content Monitor or a team member surfaces a Mode A content opportunity that should have been caught by automated sourcing, it is a sourcing gap. These gaps should be logged and used to refine the sourcing criteria.</text:span></text:p>
      <text:p text:style-name="P1918"><text:span text:style-name="T1919">Is the creator watchlist current? Are Tier 1 creators still active and producing content aligned with the criteria? Are there Tier 2 or Tier 3 creators who should be promoted? Are there creators on the list who should be removed?</text:span></text:p>
      <text:p text:style-name="P1920"><text:span text:style-name="T1921">Required output:</text:span><text:span text:style-name="T1922"><text:s/>Sourcing assessment identifying: any hashtags or keywords to add or remove, any creator watchlist changes (additions, promotions, removals), any content category allocation adjustments, and any sourcing gaps identified from Mode A manual surfacing.</text:span></text:p>
      <text:p text:style-name="P1923"/>
      <text:p text:style-name="P1924"><text:span text:style-name="T1925">Section 6: Timing performance assessment</text:span></text:p>
      <text:p text:style-name="P1926"><text:span text:style-name="T1927">Time required:</text:span><text:span text:style-name="T1928"><text:s/>10 minutes</text:span></text:p>
      <text:p text:style-name="P1929"><text:span text:style-name="T1930">Data source:</text:span><text:span text:style-name="T1931"><text:s/>Timing data from the tracking dashboard — time from content surfacing to comment posted, broken down by content category and platform</text:span></text:p>
      <text:p text:style-name="P1932"><text:span text:style-name="T1933">Questions to answer:</text:span></text:p>
      <text:p text:style-name="P1934"><text:span text:style-name="T1935">Is the system capturing content within the target timing windows? For trending cultural content, 50%+ should be posted within Phase 1 (under 6 hours). For finance content, 80%+ should be posted within the first 24 hours. For creator watchlist content, engagement should happen within the creator's typical engagement window.</text:span></text:p>
      <text:p text:style-name="P1936"><text:span text:style-name="T1937">Where are the timing gaps? If cultural content is consistently being posted in Phase 2 or Phase 3, the bottleneck is most likely in the human review cadence (queue not being reviewed frequently enough) or in the sourcing speed (content being identified too late in its viral cycle). If finance content timing is good but cultural content timing is poor, the issue is likely review cadence rather than sourcing speed.</text:span></text:p>
      <text:p text:style-name="P1938"><text:span text:style-name="T1939">Are there specific times of day, days of week, or content categories where timing performance is consistently worse? Patterns in timing failures help identify structural solutions — more frequent queue review at specific times, adjusted monitoring focus, or expanded Mode C scope for categories with consistent timing problems.</text:span></text:p>
      <text:p text:style-name="P1940"><text:span text:style-name="T1941">What is the correlation between timing and performance? Are comments posted in Phase 1 windows consistently outperforming comments posted in Phase 2 windows? If timing is not correlated with performance in the data, the timing targets may need reconsideration — or the platform-specific timing windows defined in the sourcing component may need adjustment.</text:span></text:p>
      <text:p text:style-name="P1942"><text:span text:style-name="T1943">Required output:</text:span><text:span text:style-name="T1944"><text:s/>Timing assessment identifying: whether timing targets are being met, where the timing gaps are occurring, what the likely cause is, and what specific adjustment (if any) would improve timing performance.</text:span></text:p>
      <text:p text:style-name="P1945"/>
      <text:p text:style-name="P1946"><text:span text:style-name="T1947">Section 7: Change log entry</text:span></text:p>
      <text:p text:style-name="P1948"><text:span text:style-name="T1949">Time required:</text:span><text:span text:style-name="T1950"><text:s/>15 minutes</text:span></text:p>
      <text:p text:style-name="P1951"><text:span text:style-name="T1952">Data source:</text:span><text:span text:style-name="T1953"><text:s/>Outputs from all six preceding sections</text:span></text:p>
      <text:p text:style-name="P1954"><text:span text:style-name="T1955">The change log entry is the formal output of the weekly review. It is not a summary of findings — it is a record of specific, actionable changes that are being made to the system based on those findings. Every change is documented with three elements: what is being changed, why it is being changed (linking to the specific finding that motivated the change), and what outcome the change is expected to produce.</text:span></text:p>
      <text:p text:style-name="P1956"><text:span text:style-name="T1957">Change log entry format:</text:span></text:p>
      <text:p text:style-name="P1958"><text:span text:style-name="T1959">WEEKLY REVIEW — [Date]</text:span><text:line-break/><text:span text:style-name="T1960">Conducted by: [Quality Reviewer name]</text:span><text:line-break/><text:span text:style-name="T1961">Review period: [Start date] to [End date]</text:span><text:line-break/><text:line-break/><text:span text:style-name="T1962">PERFORMANCE SUMMARY:</text:span><text:line-break/><text:span text:style-name="T1963">[One paragraph from Section 1]</text:span><text:line-break/><text:line-break/><text:span text:style-name="T1964">CHANGES IMPLEMENTED THIS WEEK:</text:span><text:line-break/><text:line-break/><text:span text:style-name="T1965">Change 1:</text:span><text:line-break/><text:span text:style-name="T1966">What: [Specific change — e.g., "Added #housingcrisis to finance content</text:span><text:line-break/><text:span text:style-name="T1967">hashtag monitoring list"]</text:span><text:line-break/><text:span text:style-name="T1968">Why: [Specific finding — e.g., "Cost of living discourse around housing</text:span><text:line-break/><text:span text:style-name="T1969">affordability generated 3 high-scoring surfacing opportunities this week</text:span><text:line-break/><text:span text:style-name="T1970">that were identified through manual Mode A surfacing but not caught by</text:span><text:line-break/><text:span text:style-name="T1971">automated monitoring. Adding the hashtag captures this content automatically."]</text:span><text:line-break/><text:span text:style-name="T1972">Expected outcome: [e.g., "Automated sourcing captures housing affordability</text:span><text:line-break/><text:span text:style-name="T1973">content within the timing window rather than relying on manual identification."]</text:span><text:line-break/><text:line-break/><text:span text:style-name="T1974">Change 2:</text:span><text:line-break/><text:span text:style-name="T1975">[Same structure]</text:span><text:line-break/><text:line-break/><text:span text:style-name="T1976">[Continue for all changes]</text:span><text:line-break/><text:line-break/><text:span text:style-name="T1977">ISSUES FLAGGED FOR SYSTEM OWNER REVIEW:</text:span><text:line-break/><text:span text:style-name="T1978">[Any changes that require System Owner approval rather than Quality Reviewer</text:span><text:line-break/><text:span text:style-name="T1979">authority — significant changes to Red-tier criteria, mode progression or</text:span><text:line-break/><text:span text:style-name="T1980">regression decisions, major voice document updates]</text:span><text:line-break/><text:line-break/><text:span text:style-name="T1981">CALIBRATION NOTES:</text:span><text:line-break/><text:span text:style-name="T1982">[Any observations about scoring drift, tier classification accuracy,</text:span><text:line-break/><text:span text:style-name="T1983">or voice quality that should inform future calibration but do not</text:span><text:line-break/><text:span text:style-name="T1984">require immediate changes]</text:span><text:line-break/><text:line-break/><text:span text:style-name="T1985">NEXT WEEK FOCUS AREAS:</text:span><text:line-break/><text:span text:style-name="T1986">[Specific things to watch for in the next review period based on</text:span><text:line-break/><text:span text:style-name="T1987">this week's findings]</text:span></text:p>
      <text:p text:style-name="P1988"><text:span text:style-name="T1989">The change log is a permanent record. Every entry is preserved and accessible. When a problem occurs months into the system's operation, the change log is the first place to look — it shows exactly what was changed, when, and why, making it possible to trace the source of any performance drift or quality issue back to a specific system update.</text:span></text:p>
      <text:p text:style-name="P1990"/>
      <text:h text:style-name="P1991" text:outline-level="3"><text:span text:style-name="T1992">What the Feedback Loop Produces Over Time</text:span></text:h>
      <text:p text:style-name="P1993"><text:span text:style-name="T1994">The feedback loop is not a maintenance mechanism. It is a compounding advantage. A system that has been running the feedback loop for 12 months has 52 weekly review cycles of calibration data. Its scoring thresholds have been adjusted dozens of times. Its creator watchlist reflects what is actually working in the current market. Its system prompt has been refined based on observed failure modes. Its sourcing criteria capture the hashtags and keywords that are generating real engagement value rather than the ones that seemed likely to before the data came in.</text:span></text:p>
      <text:p text:style-name="P1995"><text:span text:style-name="T1996">This system is significantly more effective than the one that was deployed in month one — and significantly more effective than a competitor who deploys a similar system without the feedback loop discipline.</text:span></text:p>
      <text:p text:style-name="P1997"><text:span text:style-name="T1998">The performance trajectory the feedback loop produces follows a consistent pattern across content engine deployments:</text:span></text:p>
      <text:p text:style-name="P1999"><text:span text:style-name="T2000">Months 1–2:</text:span><text:span text:style-name="T2001"><text:s/>System is in Mode A and early Mode B. Volume is low. Quality is inconsistent. The feedback loop is identifying the most significant failure modes and making the most impactful early calibrations. Voice quality is improving rapidly because the gap between initial performance and target performance is largest.</text:span></text:p>
      <text:p text:style-name="P2002"><text:span text:style-name="T2003">Months 3–4:</text:span><text:span text:style-name="T2004"><text:s/>System is in Mode B. Volume is increasing. Quality is stabilizing. The most obvious failure modes have been addressed. The feedback loop is producing more subtle refinements — scoring threshold adjustments, creator watchlist expansions, system prompt nuances. The persona is building recognition in specific creator communities.</text:span></text:p>
      <text:p text:style-name="P2005"><text:span text:style-name="T2006">Months 5–6:</text:span><text:span text:style-name="T2007"><text:s/>System is approaching Mode C enablement criteria. Volume is strong. Quality is consistent. The feedback loop is producing smaller but still meaningful changes — new hashtags, watchlist promotions, timing optimizations. Creator responses are becoming more frequent. Handle click rates are growing.</text:span></text:p>
      <text:p text:style-name="P2008"><text:span text:style-name="T2009">Months 7–12:</text:span><text:span text:style-name="T2010"><text:s/>System is in full Mode A + Mode B + Mode C operation. The feedback loop is the ongoing mechanism that keeps the system calibrated against a changing internet. Changes are smaller and less frequent but still necessary. The persona has genuine recognition in the finance creator community. Brand impact is measurable.</text:span></text:p>
      <text:p text:style-name="P2011"/>
      <text:h text:style-name="P2012" text:outline-level="3"><text:span text:style-name="T2013">The Feedback Loop as Brand Insurance</text:span></text:h>
      <text:p text:style-name="P2014"><text:span text:style-name="T2015">There is a final function of the feedback loop that is distinct from performance optimization: it is the system's primary mechanism for catching problems before they compound.</text:span></text:p>
      <text:p text:style-name="P2016"><text:span text:style-name="T2017">A single bad comment — a tone-deaf Mode 2 comment that amplifies anxiety instead of providing warmth, a Mode 1 comment on content that should have been Yellow-tier, a comment that inadvertently touches on identity in a way that reads poorly — does not destroy the persona. Social media audiences are forgiving of isolated mistakes from accounts that have established genuine credibility.</text:span></text:p>
      <text:p text:style-name="P2018"><text:span text:style-name="T2019">A pattern of bad comments — a systematic drift in voice quality, a recurring tier misclassification, a category of content being consistently mishandled — does destroy the persona. Patterns are what audiences remember. Patterns are what gets screenshotted and shared as "brand doing social media wrong." Patterns are what transforms an asset into a liability.</text:span></text:p>
      <text:p text:style-name="P2020"><text:span text:style-name="T2021">The feedback loop catches patterns before they become visible to the audience. The weekly review's random sample analysis, the bottom performer pattern identification, the voice quality scoring, and the calibration assessment are all designed to surface systematic issues at the stage where they are still internal problems — not yet external ones.</text:span></text:p>
      <text:p text:style-name="P2022"><text:span text:style-name="T2023">This is the feedback loop as brand insurance. Not a nice-to-have. Not optional when everything seems fine. A required operational discipline that protects the persona, the brand, and the work that everyone involved in building this system has invested.</text:span></text:p>
      <text:p text:style-name="P202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ui-monospace" svg:font-family="ui-monospace"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style>
    <style:style style:name="WW_CharLFO55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style>
    <style:style style:name="WW_CharLFO61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style>
    <style:style style:name="WW_CharLFO63LVL9" style:family="text">
      <style:text-properties style:font-name="Wingdings"/>
    </style:style>
    <style:style style:name="WW_CharLFO64LVL1" style:family="text">
      <style:text-properties style:font-name="Symbol"/>
    </style:style>
    <style:style style:name="WW_CharLFO64LVL2" style:family="text">
      <style:text-properties style:font-name="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style>
    <style:style style:name="WW_CharLFO64LVL9" style:family="text">
      <style:text-properties style:font-name="Wingdings"/>
    </style:style>
    <style:style style:name="WW_CharLFO65LVL1" style:family="text">
      <style:text-properties style:font-name="Symbol"/>
    </style:style>
    <style:style style:name="WW_CharLFO65LVL2" style:family="text">
      <style:text-properties style:font-name="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style>
    <style:style style:name="WW_CharLFO65LVL9" style:family="text">
      <style:text-properties style:font-name="Wingdings"/>
    </style:style>
    <style:style style:name="WW_CharLFO66LVL1" style:family="text">
      <style:text-properties style:font-name="Symbol"/>
    </style:style>
    <style:style style:name="WW_CharLFO66LVL2" style:family="text">
      <style:text-properties style:font-name="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style>
    <style:style style:name="WW_CharLFO66LVL9" style:family="text">
      <style:text-properties style:font-name="Wingdings"/>
    </style:style>
    <style:style style:name="WW_CharLFO67LVL1" style:family="text">
      <style:text-properties style:font-name="Symbol"/>
    </style:style>
    <style:style style:name="WW_CharLFO67LVL2" style:family="text">
      <style:text-properties style:font-name="Courier New"/>
    </style:style>
    <style:style style:name="WW_CharLFO67LVL3" style:family="text">
      <style:text-properties style:font-name="Wingdings"/>
    </style:style>
    <style:style style:name="WW_CharLFO67LVL4" style:family="text">
      <style:text-properties style:font-name="Symbol"/>
    </style:style>
    <style:style style:name="WW_CharLFO67LVL5" style:family="text">
      <style:text-properties style:font-name="Courier New"/>
    </style:style>
    <style:style style:name="WW_CharLFO67LVL6" style:family="text">
      <style:text-properties style:font-name="Wingdings"/>
    </style:style>
    <style:style style:name="WW_CharLFO67LVL7" style:family="text">
      <style:text-properties style:font-name="Symbol"/>
    </style:style>
    <style:style style:name="WW_CharLFO67LVL8" style:family="text">
      <style:text-properties style:font-name="Courier New"/>
    </style:style>
    <style:style style:name="WW_CharLFO67LVL9" style:family="text">
      <style:text-properties style:font-name="Wingdings"/>
    </style:style>
    <style:style style:name="WW_CharLFO68LVL1" style:family="text">
      <style:text-properties style:font-name="Symbol"/>
    </style:style>
    <style:style style:name="WW_CharLFO68LVL2" style:family="text">
      <style:text-properties style:font-name="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style>
    <style:style style:name="WW_CharLFO68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om</meta:initial-creator>
    <dc:creator>Matthew Hom</dc:creator>
    <meta:creation-date>2026-02-19T20:54:00Z</meta:creation-date>
    <dc:date>2026-02-19T20:54:00Z</dc:date>
    <meta:template xlink:href="Normal.dotm" xlink:type="simple"/>
    <meta:editing-cycles>1</meta:editing-cycles>
    <meta:editing-duration>PT0S</meta:editing-duration>
    <meta:document-statistic meta:page-count="1" meta:paragraph-count="303" meta:word-count="22723" meta:character-count="151942" meta:row-count="1079" meta:non-whitespace-character-count="129522"/>
  </office:meta>
</office:document-meta>
</file>